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99" fo:wrap-option="no-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f99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1" table:number-columns-repeated="99" table:default-cell-style-name="Default"/>
        <table:table-row table:style-name="ro1">
          <table:table-cell table:formula="of:=ROUND((RAND() - 0.5) * 2000)" office:value-type="float" office:value="230" calcext:value-type="float">
            <text:p>230</text:p>
          </table:table-cell>
          <table:table-cell table:style-name="ce1" table:formula="of:=ROUND((RAND() - 0.5) * 2000)" office:value-type="float" office:value="-665" calcext:value-type="float">
            <text:p>-665</text:p>
          </table:table-cell>
          <table:table-cell table:style-name="ce1" table:formula="of:=ROUND((RAND() - 0.5) * 2000)" office:value-type="float" office:value="169" calcext:value-type="float">
            <text:p>169</text:p>
          </table:table-cell>
          <table:table-cell table:style-name="ce1" table:formula="of:=ROUND((RAND() - 0.5) * 2000)" office:value-type="float" office:value="-599" calcext:value-type="float">
            <text:p>-599</text:p>
          </table:table-cell>
          <table:table-cell table:style-name="ce1" table:formula="of:=ROUND((RAND() - 0.5) * 2000)" office:value-type="float" office:value="-966" calcext:value-type="float">
            <text:p>-966</text:p>
          </table:table-cell>
          <table:table-cell table:style-name="ce1" table:formula="of:=ROUND((RAND() - 0.5) * 2000)" office:value-type="float" office:value="774" calcext:value-type="float">
            <text:p>774</text:p>
          </table:table-cell>
          <table:table-cell table:style-name="ce1" table:formula="of:=ROUND((RAND() - 0.5) * 2000)" office:value-type="float" office:value="211" calcext:value-type="float">
            <text:p>211</text:p>
          </table:table-cell>
          <table:table-cell table:style-name="ce1" table:formula="of:=ROUND((RAND() - 0.5) * 2000)" office:value-type="float" office:value="898" calcext:value-type="float">
            <text:p>898</text:p>
          </table:table-cell>
          <table:table-cell table:style-name="ce1" table:formula="of:=ROUND((RAND() - 0.5) * 2000)" office:value-type="float" office:value="-352" calcext:value-type="float">
            <text:p>-352</text:p>
          </table:table-cell>
          <table:table-cell table:style-name="ce1" table:formula="of:=ROUND((RAND() - 0.5) * 2000)" office:value-type="float" office:value="-121" calcext:value-type="float">
            <text:p>-121</text:p>
          </table:table-cell>
          <table:table-cell table:style-name="ce1" table:formula="of:=ROUND((RAND() - 0.5) * 2000)" office:value-type="float" office:value="899" calcext:value-type="float">
            <text:p>899</text:p>
          </table:table-cell>
          <table:table-cell table:style-name="ce1" table:formula="of:=ROUND((RAND() - 0.5) * 2000)" office:value-type="float" office:value="-257" calcext:value-type="float">
            <text:p>-257</text:p>
          </table:table-cell>
          <table:table-cell table:style-name="ce1" table:formula="of:=ROUND((RAND() - 0.5) * 2000)" office:value-type="float" office:value="-960" calcext:value-type="float">
            <text:p>-960</text:p>
          </table:table-cell>
          <table:table-cell table:style-name="ce1" table:formula="of:=ROUND((RAND() - 0.5) * 2000)" office:value-type="float" office:value="-297" calcext:value-type="float">
            <text:p>-297</text:p>
          </table:table-cell>
          <table:table-cell table:style-name="ce1" table:formula="of:=ROUND((RAND() - 0.5) * 2000)" office:value-type="float" office:value="-194" calcext:value-type="float">
            <text:p>-194</text:p>
          </table:table-cell>
          <table:table-cell table:style-name="ce1" table:formula="of:=ROUND((RAND() - 0.5) * 2000)" office:value-type="float" office:value="261" calcext:value-type="float">
            <text:p>261</text:p>
          </table:table-cell>
          <table:table-cell table:style-name="ce1" table:formula="of:=ROUND((RAND() - 0.5) * 2000)" office:value-type="float" office:value="-271" calcext:value-type="float">
            <text:p>-271</text:p>
          </table:table-cell>
          <table:table-cell table:style-name="ce1" table:formula="of:=ROUND((RAND() - 0.5) * 2000)" office:value-type="float" office:value="-637" calcext:value-type="float">
            <text:p>-637</text:p>
          </table:table-cell>
          <table:table-cell table:style-name="ce1" table:formula="of:=ROUND((RAND() - 0.5) * 2000)" office:value-type="float" office:value="872" calcext:value-type="float">
            <text:p>872</text:p>
          </table:table-cell>
          <table:table-cell table:style-name="ce1" table:formula="of:=ROUND((RAND() - 0.5) * 2000)" office:value-type="float" office:value="-359" calcext:value-type="float">
            <text:p>-359</text:p>
          </table:table-cell>
          <table:table-cell table:style-name="ce1" table:formula="of:=ROUND((RAND() - 0.5) * 2000)" office:value-type="float" office:value="566" calcext:value-type="float">
            <text:p>566</text:p>
          </table:table-cell>
          <table:table-cell table:style-name="ce1" table:formula="of:=ROUND((RAND() - 0.5) * 2000)" office:value-type="float" office:value="340" calcext:value-type="float">
            <text:p>340</text:p>
          </table:table-cell>
          <table:table-cell table:style-name="ce1" table:formula="of:=ROUND((RAND() - 0.5) * 2000)" office:value-type="float" office:value="-309" calcext:value-type="float">
            <text:p>-309</text:p>
          </table:table-cell>
          <table:table-cell table:style-name="ce1" table:formula="of:=ROUND((RAND() - 0.5) * 2000)" office:value-type="float" office:value="-802" calcext:value-type="float">
            <text:p>-802</text:p>
          </table:table-cell>
          <table:table-cell table:style-name="ce1" table:formula="of:=ROUND((RAND() - 0.5) * 2000)" office:value-type="float" office:value="696" calcext:value-type="float">
            <text:p>696</text:p>
          </table:table-cell>
          <table:table-cell table:style-name="ce1" table:formula="of:=ROUND((RAND() - 0.5) * 2000)" office:value-type="float" office:value="841" calcext:value-type="float">
            <text:p>841</text:p>
          </table:table-cell>
          <table:table-cell table:style-name="ce1" table:formula="of:=ROUND((RAND() - 0.5) * 2000)" office:value-type="float" office:value="189" calcext:value-type="float">
            <text:p>189</text:p>
          </table:table-cell>
          <table:table-cell table:number-columns-repeated="73"/>
        </table:table-row>
        <table:table-row table:style-name="ro1">
          <table:table-cell/>
          <table:table-cell table:style-name="ce1" table:formula="of:=SUM([.A$1:.B$1])" office:value-type="float" office:value="-435" calcext:value-type="float">
            <text:p>-435</text:p>
          </table:table-cell>
          <table:table-cell table:style-name="ce1" table:formula="of:=SUM([.B$1:.C$1])" office:value-type="float" office:value="-496" calcext:value-type="float">
            <text:p>-496</text:p>
          </table:table-cell>
          <table:table-cell table:style-name="ce1" table:formula="of:=SUM([.C$1:.D$1])" office:value-type="float" office:value="-430" calcext:value-type="float">
            <text:p>-430</text:p>
          </table:table-cell>
          <table:table-cell table:style-name="ce1" table:formula="of:=SUM([.D$1:.E$1])" office:value-type="float" office:value="-1565" calcext:value-type="float">
            <text:p>-1565</text:p>
          </table:table-cell>
          <table:table-cell table:style-name="ce1" table:formula="of:=SUM([.E$1:.F$1])" office:value-type="float" office:value="-192" calcext:value-type="float">
            <text:p>-192</text:p>
          </table:table-cell>
          <table:table-cell table:style-name="ce1" table:formula="of:=SUM([.F$1:.G$1])" office:value-type="float" office:value="985" calcext:value-type="float">
            <text:p>985</text:p>
          </table:table-cell>
          <table:table-cell table:style-name="ce1" table:formula="of:=SUM([.G$1:.H$1])" office:value-type="float" office:value="1109" calcext:value-type="float">
            <text:p>1109</text:p>
          </table:table-cell>
          <table:table-cell table:style-name="ce1" table:formula="of:=SUM([.H$1:.I$1])" office:value-type="float" office:value="546" calcext:value-type="float">
            <text:p>546</text:p>
          </table:table-cell>
          <table:table-cell table:style-name="ce1" table:formula="of:=SUM([.I$1:.J$1])" office:value-type="float" office:value="-473" calcext:value-type="float">
            <text:p>-473</text:p>
          </table:table-cell>
          <table:table-cell table:style-name="ce1" table:formula="of:=SUM([.J$1:.K$1])" office:value-type="float" office:value="778" calcext:value-type="float">
            <text:p>778</text:p>
          </table:table-cell>
          <table:table-cell table:style-name="ce1" table:formula="of:=SUM([.K$1:.L$1])" office:value-type="float" office:value="642" calcext:value-type="float">
            <text:p>642</text:p>
          </table:table-cell>
          <table:table-cell table:style-name="ce1" table:formula="of:=SUM([.L$1:.M$1])" office:value-type="float" office:value="-1217" calcext:value-type="float">
            <text:p>-1217</text:p>
          </table:table-cell>
          <table:table-cell table:style-name="ce1" table:formula="of:=SUM([.M$1:.N$1])" office:value-type="float" office:value="-1257" calcext:value-type="float">
            <text:p>-1257</text:p>
          </table:table-cell>
          <table:table-cell table:style-name="ce1" table:formula="of:=SUM([.N$1:.O$1])" office:value-type="float" office:value="-491" calcext:value-type="float">
            <text:p>-491</text:p>
          </table:table-cell>
          <table:table-cell table:style-name="ce1" table:formula="of:=SUM([.O$1:.P$1])" office:value-type="float" office:value="67" calcext:value-type="float">
            <text:p>67</text:p>
          </table:table-cell>
          <table:table-cell table:style-name="ce1" table:formula="of:=SUM([.P$1:.Q$1])" office:value-type="float" office:value="-10" calcext:value-type="float">
            <text:p>-10</text:p>
          </table:table-cell>
          <table:table-cell table:style-name="ce1" table:formula="of:=SUM([.Q$1:.R$1])" office:value-type="float" office:value="-908" calcext:value-type="float">
            <text:p>-908</text:p>
          </table:table-cell>
          <table:table-cell table:style-name="ce1" table:formula="of:=SUM([.R$1:.S$1])" office:value-type="float" office:value="235" calcext:value-type="float">
            <text:p>235</text:p>
          </table:table-cell>
          <table:table-cell table:style-name="ce1" table:formula="of:=SUM([.S$1:.T$1])" office:value-type="float" office:value="513" calcext:value-type="float">
            <text:p>513</text:p>
          </table:table-cell>
          <table:table-cell table:style-name="ce1" table:formula="of:=SUM([.T$1:.U$1])" office:value-type="float" office:value="207" calcext:value-type="float">
            <text:p>207</text:p>
          </table:table-cell>
          <table:table-cell table:style-name="ce1" table:formula="of:=SUM([.U$1:.V$1])" office:value-type="float" office:value="906" calcext:value-type="float">
            <text:p>906</text:p>
          </table:table-cell>
          <table:table-cell table:style-name="ce1" table:formula="of:=SUM([.V$1:.W$1])" office:value-type="float" office:value="31" calcext:value-type="float">
            <text:p>31</text:p>
          </table:table-cell>
          <table:table-cell table:style-name="ce1" table:formula="of:=SUM([.W$1:.X$1])" office:value-type="float" office:value="-1111" calcext:value-type="float">
            <text:p>-1111</text:p>
          </table:table-cell>
          <table:table-cell table:style-name="ce1" table:formula="of:=SUM([.X$1:.Y$1])" office:value-type="float" office:value="-106" calcext:value-type="float">
            <text:p>-106</text:p>
          </table:table-cell>
          <table:table-cell table:style-name="ce1" table:formula="of:=SUM([.Y$1:.Z$1])" office:value-type="float" office:value="1537" calcext:value-type="float">
            <text:p>1537</text:p>
          </table:table-cell>
          <table:table-cell table:style-name="ce1" table:formula="of:=SUM([.Z$1:.AA$1])" office:value-type="float" office:value="1030" calcext:value-type="float">
            <text:p>1030</text:p>
          </table:table-cell>
          <table:table-cell table:number-columns-repeated="73"/>
        </table:table-row>
        <table:table-row table:style-name="ro1">
          <table:table-cell/>
          <table:table-cell table:style-name="ce1"/>
          <table:table-cell table:style-name="ce1" table:formula="of:=SUM([.A$1:.C$1])" office:value-type="float" office:value="-266" calcext:value-type="float">
            <text:p>-266</text:p>
          </table:table-cell>
          <table:table-cell table:style-name="ce1" table:formula="of:=SUM([.B$1:.D$1])" office:value-type="float" office:value="-1095" calcext:value-type="float">
            <text:p>-1095</text:p>
          </table:table-cell>
          <table:table-cell table:style-name="ce1" table:formula="of:=SUM([.C$1:.E$1])" office:value-type="float" office:value="-1396" calcext:value-type="float">
            <text:p>-1396</text:p>
          </table:table-cell>
          <table:table-cell table:style-name="ce1" table:formula="of:=SUM([.D$1:.F$1])" office:value-type="float" office:value="-791" calcext:value-type="float">
            <text:p>-791</text:p>
          </table:table-cell>
          <table:table-cell table:style-name="ce1" table:formula="of:=SUM([.E$1:.G$1])" office:value-type="float" office:value="19" calcext:value-type="float">
            <text:p>19</text:p>
          </table:table-cell>
          <table:table-cell table:style-name="ce1" table:formula="of:=SUM([.F$1:.H$1])" office:value-type="float" office:value="1883" calcext:value-type="float">
            <text:p>1883</text:p>
          </table:table-cell>
          <table:table-cell table:style-name="ce1" table:formula="of:=SUM([.G$1:.I$1])" office:value-type="float" office:value="757" calcext:value-type="float">
            <text:p>757</text:p>
          </table:table-cell>
          <table:table-cell table:style-name="ce1" table:formula="of:=SUM([.H$1:.J$1])" office:value-type="float" office:value="425" calcext:value-type="float">
            <text:p>425</text:p>
          </table:table-cell>
          <table:table-cell table:style-name="ce1" table:formula="of:=SUM([.I$1:.K$1])" office:value-type="float" office:value="426" calcext:value-type="float">
            <text:p>426</text:p>
          </table:table-cell>
          <table:table-cell table:style-name="ce1" table:formula="of:=SUM([.J$1:.L$1])" office:value-type="float" office:value="521" calcext:value-type="float">
            <text:p>521</text:p>
          </table:table-cell>
          <table:table-cell table:style-name="ce1" table:formula="of:=SUM([.K$1:.M$1])" office:value-type="float" office:value="-318" calcext:value-type="float">
            <text:p>-318</text:p>
          </table:table-cell>
          <table:table-cell table:style-name="ce1" table:formula="of:=SUM([.L$1:.N$1])" office:value-type="float" office:value="-1514" calcext:value-type="float">
            <text:p>-1514</text:p>
          </table:table-cell>
          <table:table-cell table:style-name="ce1" table:formula="of:=SUM([.M$1:.O$1])" office:value-type="float" office:value="-1451" calcext:value-type="float">
            <text:p>-1451</text:p>
          </table:table-cell>
          <table:table-cell table:style-name="ce1" table:formula="of:=SUM([.N$1:.P$1])" office:value-type="float" office:value="-230" calcext:value-type="float">
            <text:p>-230</text:p>
          </table:table-cell>
          <table:table-cell table:style-name="ce1" table:formula="of:=SUM([.O$1:.Q$1])" office:value-type="float" office:value="-204" calcext:value-type="float">
            <text:p>-204</text:p>
          </table:table-cell>
          <table:table-cell table:style-name="ce1" table:formula="of:=SUM([.P$1:.R$1])" office:value-type="float" office:value="-647" calcext:value-type="float">
            <text:p>-647</text:p>
          </table:table-cell>
          <table:table-cell table:style-name="ce1" table:formula="of:=SUM([.Q$1:.S$1])" office:value-type="float" office:value="-36" calcext:value-type="float">
            <text:p>-36</text:p>
          </table:table-cell>
          <table:table-cell table:style-name="ce1" table:formula="of:=SUM([.R$1:.T$1])" office:value-type="float" office:value="-124" calcext:value-type="float">
            <text:p>-124</text:p>
          </table:table-cell>
          <table:table-cell table:style-name="ce1" table:formula="of:=SUM([.S$1:.U$1])" office:value-type="float" office:value="1079" calcext:value-type="float">
            <text:p>1079</text:p>
          </table:table-cell>
          <table:table-cell table:style-name="ce1" table:formula="of:=SUM([.T$1:.V$1])" office:value-type="float" office:value="547" calcext:value-type="float">
            <text:p>547</text:p>
          </table:table-cell>
          <table:table-cell table:style-name="ce1" table:formula="of:=SUM([.U$1:.W$1])" office:value-type="float" office:value="597" calcext:value-type="float">
            <text:p>597</text:p>
          </table:table-cell>
          <table:table-cell table:style-name="ce1" table:formula="of:=SUM([.V$1:.X$1])" office:value-type="float" office:value="-771" calcext:value-type="float">
            <text:p>-771</text:p>
          </table:table-cell>
          <table:table-cell table:style-name="ce1" table:formula="of:=SUM([.W$1:.Y$1])" office:value-type="float" office:value="-415" calcext:value-type="float">
            <text:p>-415</text:p>
          </table:table-cell>
          <table:table-cell table:style-name="ce1" table:formula="of:=SUM([.X$1:.Z$1])" office:value-type="float" office:value="735" calcext:value-type="float">
            <text:p>735</text:p>
          </table:table-cell>
          <table:table-cell table:style-name="ce1" table:formula="of:=SUM([.Y$1:.AA$1])" office:value-type="float" office:value="1726" calcext:value-type="float">
            <text:p>1726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2"/>
          <table:table-cell table:style-name="ce1" table:formula="of:=SUM([.A$1:.D$1])" office:value-type="float" office:value="-865" calcext:value-type="float">
            <text:p>-865</text:p>
          </table:table-cell>
          <table:table-cell table:style-name="ce1" table:formula="of:=SUM([.B$1:.E$1])" office:value-type="float" office:value="-2061" calcext:value-type="float">
            <text:p>-2061</text:p>
          </table:table-cell>
          <table:table-cell table:style-name="ce1" table:formula="of:=SUM([.C$1:.F$1])" office:value-type="float" office:value="-622" calcext:value-type="float">
            <text:p>-622</text:p>
          </table:table-cell>
          <table:table-cell table:style-name="ce1" table:formula="of:=SUM([.D$1:.G$1])" office:value-type="float" office:value="-580" calcext:value-type="float">
            <text:p>-580</text:p>
          </table:table-cell>
          <table:table-cell table:style-name="ce1" table:formula="of:=SUM([.E$1:.H$1])" office:value-type="float" office:value="917" calcext:value-type="float">
            <text:p>917</text:p>
          </table:table-cell>
          <table:table-cell table:style-name="ce1" table:formula="of:=SUM([.F$1:.I$1])" office:value-type="float" office:value="1531" calcext:value-type="float">
            <text:p>1531</text:p>
          </table:table-cell>
          <table:table-cell table:style-name="ce1" table:formula="of:=SUM([.G$1:.J$1])" office:value-type="float" office:value="636" calcext:value-type="float">
            <text:p>636</text:p>
          </table:table-cell>
          <table:table-cell table:style-name="ce1" table:formula="of:=SUM([.H$1:.K$1])" office:value-type="float" office:value="1324" calcext:value-type="float">
            <text:p>1324</text:p>
          </table:table-cell>
          <table:table-cell table:style-name="ce1" table:formula="of:=SUM([.I$1:.L$1])" office:value-type="float" office:value="169" calcext:value-type="float">
            <text:p>169</text:p>
          </table:table-cell>
          <table:table-cell table:style-name="ce1" table:formula="of:=SUM([.J$1:.M$1])" office:value-type="float" office:value="-439" calcext:value-type="float">
            <text:p>-439</text:p>
          </table:table-cell>
          <table:table-cell table:style-name="ce1" table:formula="of:=SUM([.K$1:.N$1])" office:value-type="float" office:value="-615" calcext:value-type="float">
            <text:p>-615</text:p>
          </table:table-cell>
          <table:table-cell table:style-name="ce1" table:formula="of:=SUM([.L$1:.O$1])" office:value-type="float" office:value="-1708" calcext:value-type="float">
            <text:p>-1708</text:p>
          </table:table-cell>
          <table:table-cell table:style-name="ce1" table:formula="of:=SUM([.M$1:.P$1])" office:value-type="float" office:value="-1190" calcext:value-type="float">
            <text:p>-1190</text:p>
          </table:table-cell>
          <table:table-cell table:style-name="ce1" table:formula="of:=SUM([.N$1:.Q$1])" office:value-type="float" office:value="-501" calcext:value-type="float">
            <text:p>-501</text:p>
          </table:table-cell>
          <table:table-cell table:style-name="ce1" table:formula="of:=SUM([.O$1:.R$1])" office:value-type="float" office:value="-841" calcext:value-type="float">
            <text:p>-841</text:p>
          </table:table-cell>
          <table:table-cell table:style-name="ce1" table:formula="of:=SUM([.P$1:.S$1])" office:value-type="float" office:value="225" calcext:value-type="float">
            <text:p>225</text:p>
          </table:table-cell>
          <table:table-cell table:style-name="ce1" table:formula="of:=SUM([.Q$1:.T$1])" office:value-type="float" office:value="-395" calcext:value-type="float">
            <text:p>-395</text:p>
          </table:table-cell>
          <table:table-cell table:style-name="ce1" table:formula="of:=SUM([.R$1:.U$1])" office:value-type="float" office:value="442" calcext:value-type="float">
            <text:p>442</text:p>
          </table:table-cell>
          <table:table-cell table:style-name="ce1" table:formula="of:=SUM([.S$1:.V$1])" office:value-type="float" office:value="1419" calcext:value-type="float">
            <text:p>1419</text:p>
          </table:table-cell>
          <table:table-cell table:style-name="ce1" table:formula="of:=SUM([.T$1:.W$1])" office:value-type="float" office:value="238" calcext:value-type="float">
            <text:p>238</text:p>
          </table:table-cell>
          <table:table-cell table:style-name="ce1" table:formula="of:=SUM([.U$1:.X$1])" office:value-type="float" office:value="-205" calcext:value-type="float">
            <text:p>-205</text:p>
          </table:table-cell>
          <table:table-cell table:style-name="ce1" table:formula="of:=SUM([.V$1:.Y$1])" office:value-type="float" office:value="-75" calcext:value-type="float">
            <text:p>-75</text:p>
          </table:table-cell>
          <table:table-cell table:style-name="ce1" table:formula="of:=SUM([.W$1:.Z$1])" office:value-type="float" office:value="426" calcext:value-type="float">
            <text:p>426</text:p>
          </table:table-cell>
          <table:table-cell table:style-name="ce1" table:formula="of:=SUM([.X$1:.AA$1])" office:value-type="float" office:value="924" calcext:value-type="float">
            <text:p>924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3"/>
          <table:table-cell table:style-name="ce1" table:formula="of:=SUM([.A$1:.E$1])" office:value-type="float" office:value="-1831" calcext:value-type="float">
            <text:p>-1831</text:p>
          </table:table-cell>
          <table:table-cell table:style-name="ce1" table:formula="of:=SUM([.B$1:.F$1])" office:value-type="float" office:value="-1287" calcext:value-type="float">
            <text:p>-1287</text:p>
          </table:table-cell>
          <table:table-cell table:style-name="ce1" table:formula="of:=SUM([.C$1:.G$1])" office:value-type="float" office:value="-411" calcext:value-type="float">
            <text:p>-411</text:p>
          </table:table-cell>
          <table:table-cell table:style-name="ce1" table:formula="of:=SUM([.D$1:.H$1])" office:value-type="float" office:value="318" calcext:value-type="float">
            <text:p>318</text:p>
          </table:table-cell>
          <table:table-cell table:style-name="ce1" table:formula="of:=SUM([.E$1:.I$1])" office:value-type="float" office:value="565" calcext:value-type="float">
            <text:p>565</text:p>
          </table:table-cell>
          <table:table-cell table:style-name="ce1" table:formula="of:=SUM([.F$1:.J$1])" office:value-type="float" office:value="1410" calcext:value-type="float">
            <text:p>1410</text:p>
          </table:table-cell>
          <table:table-cell table:style-name="ce1" table:formula="of:=SUM([.G$1:.K$1])" office:value-type="float" office:value="1535" calcext:value-type="float">
            <text:p>1535</text:p>
          </table:table-cell>
          <table:table-cell table:style-name="ce1" table:formula="of:=SUM([.H$1:.L$1])" office:value-type="float" office:value="1067" calcext:value-type="float">
            <text:p>1067</text:p>
          </table:table-cell>
          <table:table-cell table:style-name="ce1" table:formula="of:=SUM([.I$1:.M$1])" office:value-type="float" office:value="-791" calcext:value-type="float">
            <text:p>-791</text:p>
          </table:table-cell>
          <table:table-cell table:style-name="ce1" table:formula="of:=SUM([.J$1:.N$1])" office:value-type="float" office:value="-736" calcext:value-type="float">
            <text:p>-736</text:p>
          </table:table-cell>
          <table:table-cell table:style-name="ce1" table:formula="of:=SUM([.K$1:.O$1])" office:value-type="float" office:value="-809" calcext:value-type="float">
            <text:p>-809</text:p>
          </table:table-cell>
          <table:table-cell table:style-name="ce1" table:formula="of:=SUM([.L$1:.P$1])" office:value-type="float" office:value="-1447" calcext:value-type="float">
            <text:p>-1447</text:p>
          </table:table-cell>
          <table:table-cell table:style-name="ce1" table:formula="of:=SUM([.M$1:.Q$1])" office:value-type="float" office:value="-1461" calcext:value-type="float">
            <text:p>-1461</text:p>
          </table:table-cell>
          <table:table-cell table:style-name="ce1" table:formula="of:=SUM([.N$1:.R$1])" office:value-type="float" office:value="-1138" calcext:value-type="float">
            <text:p>-1138</text:p>
          </table:table-cell>
          <table:table-cell table:style-name="ce1" table:formula="of:=SUM([.O$1:.S$1])" office:value-type="float" office:value="31" calcext:value-type="float">
            <text:p>31</text:p>
          </table:table-cell>
          <table:table-cell table:style-name="ce1" table:formula="of:=SUM([.P$1:.T$1])" office:value-type="float" office:value="-134" calcext:value-type="float">
            <text:p>-134</text:p>
          </table:table-cell>
          <table:table-cell table:style-name="ce1" table:formula="of:=SUM([.Q$1:.U$1])" office:value-type="float" office:value="171" calcext:value-type="float">
            <text:p>171</text:p>
          </table:table-cell>
          <table:table-cell table:style-name="ce1" table:formula="of:=SUM([.R$1:.V$1])" office:value-type="float" office:value="782" calcext:value-type="float">
            <text:p>782</text:p>
          </table:table-cell>
          <table:table-cell table:style-name="ce1" table:formula="of:=SUM([.S$1:.W$1])" office:value-type="float" office:value="1110" calcext:value-type="float">
            <text:p>1110</text:p>
          </table:table-cell>
          <table:table-cell table:style-name="ce1" table:formula="of:=SUM([.T$1:.X$1])" office:value-type="float" office:value="-564" calcext:value-type="float">
            <text:p>-564</text:p>
          </table:table-cell>
          <table:table-cell table:style-name="ce1" table:formula="of:=SUM([.U$1:.Y$1])" office:value-type="float" office:value="491" calcext:value-type="float">
            <text:p>491</text:p>
          </table:table-cell>
          <table:table-cell table:style-name="ce1" table:formula="of:=SUM([.V$1:.Z$1])" office:value-type="float" office:value="766" calcext:value-type="float">
            <text:p>766</text:p>
          </table:table-cell>
          <table:table-cell table:style-name="ce1" table:formula="of:=SUM([.W$1:.AA$1])" office:value-type="float" office:value="615" calcext:value-type="float">
            <text:p>615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4"/>
          <table:table-cell table:style-name="ce1" table:formula="of:=SUM([.A$1:.F$1])" office:value-type="float" office:value="-1057" calcext:value-type="float">
            <text:p>-1057</text:p>
          </table:table-cell>
          <table:table-cell table:style-name="ce1" table:formula="of:=SUM([.B$1:.G$1])" office:value-type="float" office:value="-1076" calcext:value-type="float">
            <text:p>-1076</text:p>
          </table:table-cell>
          <table:table-cell table:style-name="ce1" table:formula="of:=SUM([.C$1:.H$1])" office:value-type="float" office:value="487" calcext:value-type="float">
            <text:p>487</text:p>
          </table:table-cell>
          <table:table-cell table:style-name="ce1" table:formula="of:=SUM([.D$1:.I$1])" office:value-type="float" office:value="-34" calcext:value-type="float">
            <text:p>-34</text:p>
          </table:table-cell>
          <table:table-cell table:style-name="ce1" table:formula="of:=SUM([.E$1:.J$1])" office:value-type="float" office:value="444" calcext:value-type="float">
            <text:p>444</text:p>
          </table:table-cell>
          <table:table-cell table:style-name="ce1" table:formula="of:=SUM([.F$1:.K$1])" office:value-type="float" office:value="2309" calcext:value-type="float">
            <text:p>2309</text:p>
          </table:table-cell>
          <table:table-cell table:style-name="ce1" table:formula="of:=SUM([.G$1:.L$1])" office:value-type="float" office:value="1278" calcext:value-type="float">
            <text:p>1278</text:p>
          </table:table-cell>
          <table:table-cell table:style-name="ce1" table:formula="of:=SUM([.H$1:.M$1])" office:value-type="float" office:value="107" calcext:value-type="float">
            <text:p>107</text:p>
          </table:table-cell>
          <table:table-cell table:style-name="ce1" table:formula="of:=SUM([.I$1:.N$1])" office:value-type="float" office:value="-1088" calcext:value-type="float">
            <text:p>-1088</text:p>
          </table:table-cell>
          <table:table-cell table:style-name="ce1" table:formula="of:=SUM([.J$1:.O$1])" office:value-type="float" office:value="-930" calcext:value-type="float">
            <text:p>-930</text:p>
          </table:table-cell>
          <table:table-cell table:style-name="ce1" table:formula="of:=SUM([.K$1:.P$1])" office:value-type="float" office:value="-548" calcext:value-type="float">
            <text:p>-548</text:p>
          </table:table-cell>
          <table:table-cell table:style-name="ce1" table:formula="of:=SUM([.L$1:.Q$1])" office:value-type="float" office:value="-1718" calcext:value-type="float">
            <text:p>-1718</text:p>
          </table:table-cell>
          <table:table-cell table:style-name="ce1" table:formula="of:=SUM([.M$1:.R$1])" office:value-type="float" office:value="-2098" calcext:value-type="float">
            <text:p>-2098</text:p>
          </table:table-cell>
          <table:table-cell table:style-name="ce1" table:formula="of:=SUM([.N$1:.S$1])" office:value-type="float" office:value="-266" calcext:value-type="float">
            <text:p>-266</text:p>
          </table:table-cell>
          <table:table-cell table:style-name="ce1" table:formula="of:=SUM([.O$1:.T$1])" office:value-type="float" office:value="-328" calcext:value-type="float">
            <text:p>-328</text:p>
          </table:table-cell>
          <table:table-cell table:style-name="ce1" table:formula="of:=SUM([.P$1:.U$1])" office:value-type="float" office:value="432" calcext:value-type="float">
            <text:p>432</text:p>
          </table:table-cell>
          <table:table-cell table:style-name="ce1" table:formula="of:=SUM([.Q$1:.V$1])" office:value-type="float" office:value="511" calcext:value-type="float">
            <text:p>511</text:p>
          </table:table-cell>
          <table:table-cell table:style-name="ce1" table:formula="of:=SUM([.R$1:.W$1])" office:value-type="float" office:value="473" calcext:value-type="float">
            <text:p>473</text:p>
          </table:table-cell>
          <table:table-cell table:style-name="ce1" table:formula="of:=SUM([.S$1:.X$1])" office:value-type="float" office:value="308" calcext:value-type="float">
            <text:p>308</text:p>
          </table:table-cell>
          <table:table-cell table:style-name="ce1" table:formula="of:=SUM([.T$1:.Y$1])" office:value-type="float" office:value="132" calcext:value-type="float">
            <text:p>132</text:p>
          </table:table-cell>
          <table:table-cell table:style-name="ce1" table:formula="of:=SUM([.U$1:.Z$1])" office:value-type="float" office:value="1332" calcext:value-type="float">
            <text:p>1332</text:p>
          </table:table-cell>
          <table:table-cell table:style-name="ce1" table:formula="of:=SUM([.V$1:.AA$1])" office:value-type="float" office:value="955" calcext:value-type="float">
            <text:p>955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5"/>
          <table:table-cell table:style-name="ce1" table:formula="of:=SUM([.A$1:.G$1])" office:value-type="float" office:value="-846" calcext:value-type="float">
            <text:p>-846</text:p>
          </table:table-cell>
          <table:table-cell table:style-name="ce1" table:formula="of:=SUM([.B$1:.H$1])" office:value-type="float" office:value="-178" calcext:value-type="float">
            <text:p>-178</text:p>
          </table:table-cell>
          <table:table-cell table:style-name="ce1" table:formula="of:=SUM([.C$1:.I$1])" office:value-type="float" office:value="135" calcext:value-type="float">
            <text:p>135</text:p>
          </table:table-cell>
          <table:table-cell table:style-name="ce1" table:formula="of:=SUM([.D$1:.J$1])" office:value-type="float" office:value="-155" calcext:value-type="float">
            <text:p>-155</text:p>
          </table:table-cell>
          <table:table-cell table:style-name="ce1" table:formula="of:=SUM([.E$1:.K$1])" office:value-type="float" office:value="1343" calcext:value-type="float">
            <text:p>1343</text:p>
          </table:table-cell>
          <table:table-cell table:style-name="ce1" table:formula="of:=SUM([.F$1:.L$1])" office:value-type="float" office:value="2052" calcext:value-type="float">
            <text:p>2052</text:p>
          </table:table-cell>
          <table:table-cell table:style-name="ce1" table:formula="of:=SUM([.G$1:.M$1])" office:value-type="float" office:value="318" calcext:value-type="float">
            <text:p>318</text:p>
          </table:table-cell>
          <table:table-cell table:style-name="ce1" table:formula="of:=SUM([.H$1:.N$1])" office:value-type="float" office:value="-190" calcext:value-type="float">
            <text:p>-190</text:p>
          </table:table-cell>
          <table:table-cell table:style-name="ce1" table:formula="of:=SUM([.I$1:.O$1])" office:value-type="float" office:value="-1282" calcext:value-type="float">
            <text:p>-1282</text:p>
          </table:table-cell>
          <table:table-cell table:style-name="ce1" table:formula="of:=SUM([.J$1:.P$1])" office:value-type="float" office:value="-669" calcext:value-type="float">
            <text:p>-669</text:p>
          </table:table-cell>
          <table:table-cell table:style-name="ce1" table:formula="of:=SUM([.K$1:.Q$1])" office:value-type="float" office:value="-819" calcext:value-type="float">
            <text:p>-819</text:p>
          </table:table-cell>
          <table:table-cell table:style-name="ce1" table:formula="of:=SUM([.L$1:.R$1])" office:value-type="float" office:value="-2355" calcext:value-type="float">
            <text:p>-2355</text:p>
          </table:table-cell>
          <table:table-cell table:style-name="ce1" table:formula="of:=SUM([.M$1:.S$1])" office:value-type="float" office:value="-1226" calcext:value-type="float">
            <text:p>-1226</text:p>
          </table:table-cell>
          <table:table-cell table:style-name="ce1" table:formula="of:=SUM([.N$1:.T$1])" office:value-type="float" office:value="-625" calcext:value-type="float">
            <text:p>-625</text:p>
          </table:table-cell>
          <table:table-cell table:style-name="ce1" table:formula="of:=SUM([.O$1:.U$1])" office:value-type="float" office:value="238" calcext:value-type="float">
            <text:p>238</text:p>
          </table:table-cell>
          <table:table-cell table:style-name="ce1" table:formula="of:=SUM([.P$1:.V$1])" office:value-type="float" office:value="772" calcext:value-type="float">
            <text:p>772</text:p>
          </table:table-cell>
          <table:table-cell table:style-name="ce1" table:formula="of:=SUM([.Q$1:.W$1])" office:value-type="float" office:value="202" calcext:value-type="float">
            <text:p>202</text:p>
          </table:table-cell>
          <table:table-cell table:style-name="ce1" table:formula="of:=SUM([.R$1:.X$1])" office:value-type="float" office:value="-329" calcext:value-type="float">
            <text:p>-329</text:p>
          </table:table-cell>
          <table:table-cell table:style-name="ce1" table:formula="of:=SUM([.S$1:.Y$1])" office:value-type="float" office:value="1004" calcext:value-type="float">
            <text:p>1004</text:p>
          </table:table-cell>
          <table:table-cell table:style-name="ce1" table:formula="of:=SUM([.T$1:.Z$1])" office:value-type="float" office:value="973" calcext:value-type="float">
            <text:p>973</text:p>
          </table:table-cell>
          <table:table-cell table:style-name="ce1" table:formula="of:=SUM([.U$1:.AA$1])" office:value-type="float" office:value="1521" calcext:value-type="float">
            <text:p>1521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6"/>
          <table:table-cell table:style-name="ce1" table:formula="of:=SUM([.A$1:.H$1])" office:value-type="float" office:value="52" calcext:value-type="float">
            <text:p>52</text:p>
          </table:table-cell>
          <table:table-cell table:style-name="ce1" table:formula="of:=SUM([.B$1:.I$1])" office:value-type="float" office:value="-530" calcext:value-type="float">
            <text:p>-530</text:p>
          </table:table-cell>
          <table:table-cell table:style-name="ce1" table:formula="of:=SUM([.C$1:.J$1])" office:value-type="float" office:value="14" calcext:value-type="float">
            <text:p>14</text:p>
          </table:table-cell>
          <table:table-cell table:style-name="ce1" table:formula="of:=SUM([.D$1:.K$1])" office:value-type="float" office:value="744" calcext:value-type="float">
            <text:p>744</text:p>
          </table:table-cell>
          <table:table-cell table:style-name="ce1" table:formula="of:=SUM([.E$1:.L$1])" office:value-type="float" office:value="1086" calcext:value-type="float">
            <text:p>1086</text:p>
          </table:table-cell>
          <table:table-cell table:style-name="ce1" table:formula="of:=SUM([.F$1:.M$1])" office:value-type="float" office:value="1092" calcext:value-type="float">
            <text:p>1092</text:p>
          </table:table-cell>
          <table:table-cell table:style-name="ce1" table:formula="of:=SUM([.G$1:.N$1])" office:value-type="float" office:value="21" calcext:value-type="float">
            <text:p>21</text:p>
          </table:table-cell>
          <table:table-cell table:style-name="ce1" table:formula="of:=SUM([.H$1:.O$1])" office:value-type="float" office:value="-384" calcext:value-type="float">
            <text:p>-384</text:p>
          </table:table-cell>
          <table:table-cell table:style-name="ce1" table:formula="of:=SUM([.I$1:.P$1])" office:value-type="float" office:value="-1021" calcext:value-type="float">
            <text:p>-1021</text:p>
          </table:table-cell>
          <table:table-cell table:style-name="ce1" table:formula="of:=SUM([.J$1:.Q$1])" office:value-type="float" office:value="-940" calcext:value-type="float">
            <text:p>-940</text:p>
          </table:table-cell>
          <table:table-cell table:style-name="ce1" table:formula="of:=SUM([.K$1:.R$1])" office:value-type="float" office:value="-1456" calcext:value-type="float">
            <text:p>-1456</text:p>
          </table:table-cell>
          <table:table-cell table:style-name="ce1" table:formula="of:=SUM([.L$1:.S$1])" office:value-type="float" office:value="-1483" calcext:value-type="float">
            <text:p>-1483</text:p>
          </table:table-cell>
          <table:table-cell table:style-name="ce1" table:formula="of:=SUM([.M$1:.T$1])" office:value-type="float" office:value="-1585" calcext:value-type="float">
            <text:p>-1585</text:p>
          </table:table-cell>
          <table:table-cell table:style-name="ce1" table:formula="of:=SUM([.N$1:.U$1])" office:value-type="float" office:value="-59" calcext:value-type="float">
            <text:p>-59</text:p>
          </table:table-cell>
          <table:table-cell table:style-name="ce1" table:formula="of:=SUM([.O$1:.V$1])" office:value-type="float" office:value="578" calcext:value-type="float">
            <text:p>578</text:p>
          </table:table-cell>
          <table:table-cell table:style-name="ce1" table:formula="of:=SUM([.P$1:.W$1])" office:value-type="float" office:value="463" calcext:value-type="float">
            <text:p>463</text:p>
          </table:table-cell>
          <table:table-cell table:style-name="ce1" table:formula="of:=SUM([.Q$1:.X$1])" office:value-type="float" office:value="-600" calcext:value-type="float">
            <text:p>-600</text:p>
          </table:table-cell>
          <table:table-cell table:style-name="ce1" table:formula="of:=SUM([.R$1:.Y$1])" office:value-type="float" office:value="367" calcext:value-type="float">
            <text:p>367</text:p>
          </table:table-cell>
          <table:table-cell table:style-name="ce1" table:formula="of:=SUM([.S$1:.Z$1])" office:value-type="float" office:value="1845" calcext:value-type="float">
            <text:p>1845</text:p>
          </table:table-cell>
          <table:table-cell table:style-name="ce1" table:formula="of:=SUM([.T$1:.AA$1])" office:value-type="float" office:value="1162" calcext:value-type="float">
            <text:p>1162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7"/>
          <table:table-cell table:style-name="ce1" table:formula="of:=SUM([.A$1:.I$1])" office:value-type="float" office:value="-300" calcext:value-type="float">
            <text:p>-300</text:p>
          </table:table-cell>
          <table:table-cell table:style-name="ce1" table:formula="of:=SUM([.B$1:.J$1])" office:value-type="float" office:value="-651" calcext:value-type="float">
            <text:p>-651</text:p>
          </table:table-cell>
          <table:table-cell table:style-name="ce1" table:formula="of:=SUM([.C$1:.K$1])" office:value-type="float" office:value="913" calcext:value-type="float">
            <text:p>913</text:p>
          </table:table-cell>
          <table:table-cell table:style-name="ce1" table:formula="of:=SUM([.D$1:.L$1])" office:value-type="float" office:value="487" calcext:value-type="float">
            <text:p>487</text:p>
          </table:table-cell>
          <table:table-cell table:style-name="ce1" table:formula="of:=SUM([.E$1:.M$1])" office:value-type="float" office:value="126" calcext:value-type="float">
            <text:p>126</text:p>
          </table:table-cell>
          <table:table-cell table:style-name="ce1" table:formula="of:=SUM([.F$1:.N$1])" office:value-type="float" office:value="795" calcext:value-type="float">
            <text:p>795</text:p>
          </table:table-cell>
          <table:table-cell table:style-name="ce1" table:formula="of:=SUM([.G$1:.O$1])" office:value-type="float" office:value="-173" calcext:value-type="float">
            <text:p>-173</text:p>
          </table:table-cell>
          <table:table-cell table:style-name="ce1" table:formula="of:=SUM([.H$1:.P$1])" office:value-type="float" office:value="-123" calcext:value-type="float">
            <text:p>-123</text:p>
          </table:table-cell>
          <table:table-cell table:style-name="ce1" table:formula="of:=SUM([.I$1:.Q$1])" office:value-type="float" office:value="-1292" calcext:value-type="float">
            <text:p>-1292</text:p>
          </table:table-cell>
          <table:table-cell table:style-name="ce1" table:formula="of:=SUM([.J$1:.R$1])" office:value-type="float" office:value="-1577" calcext:value-type="float">
            <text:p>-1577</text:p>
          </table:table-cell>
          <table:table-cell table:style-name="ce1" table:formula="of:=SUM([.K$1:.S$1])" office:value-type="float" office:value="-584" calcext:value-type="float">
            <text:p>-584</text:p>
          </table:table-cell>
          <table:table-cell table:style-name="ce1" table:formula="of:=SUM([.L$1:.T$1])" office:value-type="float" office:value="-1842" calcext:value-type="float">
            <text:p>-1842</text:p>
          </table:table-cell>
          <table:table-cell table:style-name="ce1" table:formula="of:=SUM([.M$1:.U$1])" office:value-type="float" office:value="-1019" calcext:value-type="float">
            <text:p>-1019</text:p>
          </table:table-cell>
          <table:table-cell table:style-name="ce1" table:formula="of:=SUM([.N$1:.V$1])" office:value-type="float" office:value="281" calcext:value-type="float">
            <text:p>281</text:p>
          </table:table-cell>
          <table:table-cell table:style-name="ce1" table:formula="of:=SUM([.O$1:.W$1])" office:value-type="float" office:value="269" calcext:value-type="float">
            <text:p>269</text:p>
          </table:table-cell>
          <table:table-cell table:style-name="ce1" table:formula="of:=SUM([.P$1:.X$1])" office:value-type="float" office:value="-339" calcext:value-type="float">
            <text:p>-339</text:p>
          </table:table-cell>
          <table:table-cell table:style-name="ce1" table:formula="of:=SUM([.Q$1:.Y$1])" office:value-type="float" office:value="96" calcext:value-type="float">
            <text:p>96</text:p>
          </table:table-cell>
          <table:table-cell table:style-name="ce1" table:formula="of:=SUM([.R$1:.Z$1])" office:value-type="float" office:value="1208" calcext:value-type="float">
            <text:p>1208</text:p>
          </table:table-cell>
          <table:table-cell table:style-name="ce1" table:formula="of:=SUM([.S$1:.AA$1])" office:value-type="float" office:value="2034" calcext:value-type="float">
            <text:p>2034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8"/>
          <table:table-cell table:style-name="ce1" table:formula="of:=SUM([.A$1:.J$1])" office:value-type="float" office:value="-421" calcext:value-type="float">
            <text:p>-421</text:p>
          </table:table-cell>
          <table:table-cell table:style-name="ce1" table:formula="of:=SUM([.B$1:.K$1])" office:value-type="float" office:value="248" calcext:value-type="float">
            <text:p>248</text:p>
          </table:table-cell>
          <table:table-cell table:style-name="ce1" table:formula="of:=SUM([.C$1:.L$1])" office:value-type="float" office:value="656" calcext:value-type="float">
            <text:p>656</text:p>
          </table:table-cell>
          <table:table-cell table:style-name="ce1" table:formula="of:=SUM([.D$1:.M$1])" office:value-type="float" office:value="-473" calcext:value-type="float">
            <text:p>-473</text:p>
          </table:table-cell>
          <table:table-cell table:style-name="ce1" table:formula="of:=SUM([.E$1:.N$1])" office:value-type="float" office:value="-171" calcext:value-type="float">
            <text:p>-171</text:p>
          </table:table-cell>
          <table:table-cell table:style-name="ce1" table:formula="of:=SUM([.F$1:.O$1])" office:value-type="float" office:value="601" calcext:value-type="float">
            <text:p>601</text:p>
          </table:table-cell>
          <table:table-cell table:style-name="ce1" table:formula="of:=SUM([.G$1:.P$1])" office:value-type="float" office:value="88" calcext:value-type="float">
            <text:p>88</text:p>
          </table:table-cell>
          <table:table-cell table:style-name="ce1" table:formula="of:=SUM([.H$1:.Q$1])" office:value-type="float" office:value="-394" calcext:value-type="float">
            <text:p>-394</text:p>
          </table:table-cell>
          <table:table-cell table:style-name="ce1" table:formula="of:=SUM([.I$1:.R$1])" office:value-type="float" office:value="-1929" calcext:value-type="float">
            <text:p>-1929</text:p>
          </table:table-cell>
          <table:table-cell table:style-name="ce1" table:formula="of:=SUM([.J$1:.S$1])" office:value-type="float" office:value="-705" calcext:value-type="float">
            <text:p>-705</text:p>
          </table:table-cell>
          <table:table-cell table:style-name="ce1" table:formula="of:=SUM([.K$1:.T$1])" office:value-type="float" office:value="-943" calcext:value-type="float">
            <text:p>-943</text:p>
          </table:table-cell>
          <table:table-cell table:style-name="ce1" table:formula="of:=SUM([.L$1:.U$1])" office:value-type="float" office:value="-1276" calcext:value-type="float">
            <text:p>-1276</text:p>
          </table:table-cell>
          <table:table-cell table:style-name="ce1" table:formula="of:=SUM([.M$1:.V$1])" office:value-type="float" office:value="-679" calcext:value-type="float">
            <text:p>-679</text:p>
          </table:table-cell>
          <table:table-cell table:style-name="ce1" table:formula="of:=SUM([.N$1:.W$1])" office:value-type="float" office:value="-28" calcext:value-type="float">
            <text:p>-28</text:p>
          </table:table-cell>
          <table:table-cell table:style-name="ce1" table:formula="of:=SUM([.O$1:.X$1])" office:value-type="float" office:value="-533" calcext:value-type="float">
            <text:p>-533</text:p>
          </table:table-cell>
          <table:table-cell table:style-name="ce1" table:formula="of:=SUM([.P$1:.Y$1])" office:value-type="float" office:value="357" calcext:value-type="float">
            <text:p>357</text:p>
          </table:table-cell>
          <table:table-cell table:style-name="ce1" table:formula="of:=SUM([.Q$1:.Z$1])" office:value-type="float" office:value="937" calcext:value-type="float">
            <text:p>937</text:p>
          </table:table-cell>
          <table:table-cell table:style-name="ce1" table:formula="of:=SUM([.R$1:.AA$1])" office:value-type="float" office:value="1397" calcext:value-type="float">
            <text:p>1397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9"/>
          <table:table-cell table:style-name="ce1" table:formula="of:=SUM([.A$1:.K$1])" office:value-type="float" office:value="478" calcext:value-type="float">
            <text:p>478</text:p>
          </table:table-cell>
          <table:table-cell table:style-name="ce1" table:formula="of:=SUM([.B$1:.L$1])" office:value-type="float" office:value="-9" calcext:value-type="float">
            <text:p>-9</text:p>
          </table:table-cell>
          <table:table-cell table:style-name="ce1" table:formula="of:=SUM([.C$1:.M$1])" office:value-type="float" office:value="-304" calcext:value-type="float">
            <text:p>-304</text:p>
          </table:table-cell>
          <table:table-cell table:style-name="ce1" table:formula="of:=SUM([.D$1:.N$1])" office:value-type="float" office:value="-770" calcext:value-type="float">
            <text:p>-770</text:p>
          </table:table-cell>
          <table:table-cell table:style-name="ce1" table:formula="of:=SUM([.E$1:.O$1])" office:value-type="float" office:value="-365" calcext:value-type="float">
            <text:p>-365</text:p>
          </table:table-cell>
          <table:table-cell table:style-name="ce1" table:formula="of:=SUM([.F$1:.P$1])" office:value-type="float" office:value="862" calcext:value-type="float">
            <text:p>862</text:p>
          </table:table-cell>
          <table:table-cell table:style-name="ce1" table:formula="of:=SUM([.G$1:.Q$1])" office:value-type="float" office:value="-183" calcext:value-type="float">
            <text:p>-183</text:p>
          </table:table-cell>
          <table:table-cell table:style-name="ce1" table:formula="of:=SUM([.H$1:.R$1])" office:value-type="float" office:value="-1031" calcext:value-type="float">
            <text:p>-1031</text:p>
          </table:table-cell>
          <table:table-cell table:style-name="ce1" table:formula="of:=SUM([.I$1:.S$1])" office:value-type="float" office:value="-1057" calcext:value-type="float">
            <text:p>-1057</text:p>
          </table:table-cell>
          <table:table-cell table:style-name="ce1" table:formula="of:=SUM([.J$1:.T$1])" office:value-type="float" office:value="-1064" calcext:value-type="float">
            <text:p>-1064</text:p>
          </table:table-cell>
          <table:table-cell table:style-name="ce1" table:formula="of:=SUM([.K$1:.U$1])" office:value-type="float" office:value="-377" calcext:value-type="float">
            <text:p>-377</text:p>
          </table:table-cell>
          <table:table-cell table:style-name="ce1" table:formula="of:=SUM([.L$1:.V$1])" office:value-type="float" office:value="-936" calcext:value-type="float">
            <text:p>-936</text:p>
          </table:table-cell>
          <table:table-cell table:style-name="ce1" table:formula="of:=SUM([.M$1:.W$1])" office:value-type="float" office:value="-988" calcext:value-type="float">
            <text:p>-988</text:p>
          </table:table-cell>
          <table:table-cell table:style-name="ce1" table:formula="of:=SUM([.N$1:.X$1])" office:value-type="float" office:value="-830" calcext:value-type="float">
            <text:p>-830</text:p>
          </table:table-cell>
          <table:table-cell table:style-name="ce1" table:formula="of:=SUM([.O$1:.Y$1])" office:value-type="float" office:value="163" calcext:value-type="float">
            <text:p>163</text:p>
          </table:table-cell>
          <table:table-cell table:style-name="ce1" table:formula="of:=SUM([.P$1:.Z$1])" office:value-type="float" office:value="1198" calcext:value-type="float">
            <text:p>1198</text:p>
          </table:table-cell>
          <table:table-cell table:style-name="ce1" table:formula="of:=SUM([.Q$1:.AA$1])" office:value-type="float" office:value="1126" calcext:value-type="float">
            <text:p>1126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10"/>
          <table:table-cell table:style-name="ce1" table:formula="of:=SUM([.A$1:.L$1])" office:value-type="float" office:value="221" calcext:value-type="float">
            <text:p>221</text:p>
          </table:table-cell>
          <table:table-cell table:style-name="ce1" table:formula="of:=SUM([.B$1:.M$1])" office:value-type="float" office:value="-969" calcext:value-type="float">
            <text:p>-969</text:p>
          </table:table-cell>
          <table:table-cell table:style-name="ce1" table:formula="of:=SUM([.C$1:.N$1])" office:value-type="float" office:value="-601" calcext:value-type="float">
            <text:p>-601</text:p>
          </table:table-cell>
          <table:table-cell table:style-name="ce1" table:formula="of:=SUM([.D$1:.O$1])" office:value-type="float" office:value="-964" calcext:value-type="float">
            <text:p>-964</text:p>
          </table:table-cell>
          <table:table-cell table:style-name="ce1" table:formula="of:=SUM([.E$1:.P$1])" office:value-type="float" office:value="-104" calcext:value-type="float">
            <text:p>-104</text:p>
          </table:table-cell>
          <table:table-cell table:style-name="ce1" table:formula="of:=SUM([.F$1:.Q$1])" office:value-type="float" office:value="591" calcext:value-type="float">
            <text:p>591</text:p>
          </table:table-cell>
          <table:table-cell table:style-name="ce1" table:formula="of:=SUM([.G$1:.R$1])" office:value-type="float" office:value="-820" calcext:value-type="float">
            <text:p>-820</text:p>
          </table:table-cell>
          <table:table-cell table:style-name="ce1" table:formula="of:=SUM([.H$1:.S$1])" office:value-type="float" office:value="-159" calcext:value-type="float">
            <text:p>-159</text:p>
          </table:table-cell>
          <table:table-cell table:style-name="ce1" table:formula="of:=SUM([.I$1:.T$1])" office:value-type="float" office:value="-1416" calcext:value-type="float">
            <text:p>-1416</text:p>
          </table:table-cell>
          <table:table-cell table:style-name="ce1" table:formula="of:=SUM([.J$1:.U$1])" office:value-type="float" office:value="-498" calcext:value-type="float">
            <text:p>-498</text:p>
          </table:table-cell>
          <table:table-cell table:style-name="ce1" table:formula="of:=SUM([.K$1:.V$1])" office:value-type="float" office:value="-37" calcext:value-type="float">
            <text:p>-37</text:p>
          </table:table-cell>
          <table:table-cell table:style-name="ce1" table:formula="of:=SUM([.L$1:.W$1])" office:value-type="float" office:value="-1245" calcext:value-type="float">
            <text:p>-1245</text:p>
          </table:table-cell>
          <table:table-cell table:style-name="ce1" table:formula="of:=SUM([.M$1:.X$1])" office:value-type="float" office:value="-1790" calcext:value-type="float">
            <text:p>-1790</text:p>
          </table:table-cell>
          <table:table-cell table:style-name="ce1" table:formula="of:=SUM([.N$1:.Y$1])" office:value-type="float" office:value="-134" calcext:value-type="float">
            <text:p>-134</text:p>
          </table:table-cell>
          <table:table-cell table:style-name="ce1" table:formula="of:=SUM([.O$1:.Z$1])" office:value-type="float" office:value="1004" calcext:value-type="float">
            <text:p>1004</text:p>
          </table:table-cell>
          <table:table-cell table:style-name="ce1" table:formula="of:=SUM([.P$1:.AA$1])" office:value-type="float" office:value="1387" calcext:value-type="float">
            <text:p>1387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11"/>
          <table:table-cell table:style-name="ce1" table:formula="of:=SUM([.A$1:.M$1])" office:value-type="float" office:value="-739" calcext:value-type="float">
            <text:p>-739</text:p>
          </table:table-cell>
          <table:table-cell table:style-name="ce1" table:formula="of:=SUM([.B$1:.N$1])" office:value-type="float" office:value="-1266" calcext:value-type="float">
            <text:p>-1266</text:p>
          </table:table-cell>
          <table:table-cell table:style-name="ce1" table:formula="of:=SUM([.C$1:.O$1])" office:value-type="float" office:value="-795" calcext:value-type="float">
            <text:p>-795</text:p>
          </table:table-cell>
          <table:table-cell table:style-name="ce1" table:formula="of:=SUM([.D$1:.P$1])" office:value-type="float" office:value="-703" calcext:value-type="float">
            <text:p>-703</text:p>
          </table:table-cell>
          <table:table-cell table:style-name="ce1" table:formula="of:=SUM([.E$1:.Q$1])" office:value-type="float" office:value="-375" calcext:value-type="float">
            <text:p>-375</text:p>
          </table:table-cell>
          <table:table-cell table:style-name="ce1" table:formula="of:=SUM([.F$1:.R$1])" office:value-type="float" office:value="-46" calcext:value-type="float">
            <text:p>-46</text:p>
          </table:table-cell>
          <table:table-cell table:style-name="ce1" table:formula="of:=SUM([.G$1:.S$1])" office:value-type="float" office:value="52" calcext:value-type="float">
            <text:p>52</text:p>
          </table:table-cell>
          <table:table-cell table:style-name="ce1" table:formula="of:=SUM([.H$1:.T$1])" office:value-type="float" office:value="-518" calcext:value-type="float">
            <text:p>-518</text:p>
          </table:table-cell>
          <table:table-cell table:style-name="ce1" table:formula="of:=SUM([.I$1:.U$1])" office:value-type="float" office:value="-850" calcext:value-type="float">
            <text:p>-850</text:p>
          </table:table-cell>
          <table:table-cell table:style-name="ce1" table:formula="of:=SUM([.J$1:.V$1])" office:value-type="float" office:value="-158" calcext:value-type="float">
            <text:p>-158</text:p>
          </table:table-cell>
          <table:table-cell table:style-name="ce1" table:formula="of:=SUM([.K$1:.W$1])" office:value-type="float" office:value="-346" calcext:value-type="float">
            <text:p>-346</text:p>
          </table:table-cell>
          <table:table-cell table:style-name="ce1" table:formula="of:=SUM([.L$1:.X$1])" office:value-type="float" office:value="-2047" calcext:value-type="float">
            <text:p>-2047</text:p>
          </table:table-cell>
          <table:table-cell table:style-name="ce1" table:formula="of:=SUM([.M$1:.Y$1])" office:value-type="float" office:value="-1094" calcext:value-type="float">
            <text:p>-1094</text:p>
          </table:table-cell>
          <table:table-cell table:style-name="ce1" table:formula="of:=SUM([.N$1:.Z$1])" office:value-type="float" office:value="707" calcext:value-type="float">
            <text:p>707</text:p>
          </table:table-cell>
          <table:table-cell table:style-name="ce1" table:formula="of:=SUM([.O$1:.AA$1])" office:value-type="float" office:value="1193" calcext:value-type="float">
            <text:p>1193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12"/>
          <table:table-cell table:style-name="ce1" table:formula="of:=SUM([.A$1:.N$1])" office:value-type="float" office:value="-1036" calcext:value-type="float">
            <text:p>-1036</text:p>
          </table:table-cell>
          <table:table-cell table:style-name="ce1" table:formula="of:=SUM([.B$1:.O$1])" office:value-type="float" office:value="-1460" calcext:value-type="float">
            <text:p>-1460</text:p>
          </table:table-cell>
          <table:table-cell table:style-name="ce1" table:formula="of:=SUM([.C$1:.P$1])" office:value-type="float" office:value="-534" calcext:value-type="float">
            <text:p>-534</text:p>
          </table:table-cell>
          <table:table-cell table:style-name="ce1" table:formula="of:=SUM([.D$1:.Q$1])" office:value-type="float" office:value="-974" calcext:value-type="float">
            <text:p>-974</text:p>
          </table:table-cell>
          <table:table-cell table:style-name="ce1" table:formula="of:=SUM([.E$1:.R$1])" office:value-type="float" office:value="-1012" calcext:value-type="float">
            <text:p>-1012</text:p>
          </table:table-cell>
          <table:table-cell table:style-name="ce1" table:formula="of:=SUM([.F$1:.S$1])" office:value-type="float" office:value="826" calcext:value-type="float">
            <text:p>826</text:p>
          </table:table-cell>
          <table:table-cell table:style-name="ce1" table:formula="of:=SUM([.G$1:.T$1])" office:value-type="float" office:value="-307" calcext:value-type="float">
            <text:p>-307</text:p>
          </table:table-cell>
          <table:table-cell table:style-name="ce1" table:formula="of:=SUM([.H$1:.U$1])" office:value-type="float" office:value="48" calcext:value-type="float">
            <text:p>48</text:p>
          </table:table-cell>
          <table:table-cell table:style-name="ce1" table:formula="of:=SUM([.I$1:.V$1])" office:value-type="float" office:value="-510" calcext:value-type="float">
            <text:p>-510</text:p>
          </table:table-cell>
          <table:table-cell table:style-name="ce1" table:formula="of:=SUM([.J$1:.W$1])" office:value-type="float" office:value="-467" calcext:value-type="float">
            <text:p>-467</text:p>
          </table:table-cell>
          <table:table-cell table:style-name="ce1" table:formula="of:=SUM([.K$1:.X$1])" office:value-type="float" office:value="-1148" calcext:value-type="float">
            <text:p>-1148</text:p>
          </table:table-cell>
          <table:table-cell table:style-name="ce1" table:formula="of:=SUM([.L$1:.Y$1])" office:value-type="float" office:value="-1351" calcext:value-type="float">
            <text:p>-1351</text:p>
          </table:table-cell>
          <table:table-cell table:style-name="ce1" table:formula="of:=SUM([.M$1:.Z$1])" office:value-type="float" office:value="-253" calcext:value-type="float">
            <text:p>-253</text:p>
          </table:table-cell>
          <table:table-cell table:style-name="ce1" table:formula="of:=SUM([.N$1:.AA$1])" office:value-type="float" office:value="896" calcext:value-type="float">
            <text:p>896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13"/>
          <table:table-cell table:style-name="ce1" table:formula="of:=SUM([.A$1:.O$1])" office:value-type="float" office:value="-1230" calcext:value-type="float">
            <text:p>-1230</text:p>
          </table:table-cell>
          <table:table-cell table:style-name="ce1" table:formula="of:=SUM([.B$1:.P$1])" office:value-type="float" office:value="-1199" calcext:value-type="float">
            <text:p>-1199</text:p>
          </table:table-cell>
          <table:table-cell table:style-name="ce1" table:formula="of:=SUM([.C$1:.Q$1])" office:value-type="float" office:value="-805" calcext:value-type="float">
            <text:p>-805</text:p>
          </table:table-cell>
          <table:table-cell table:style-name="ce1" table:formula="of:=SUM([.D$1:.R$1])" office:value-type="float" office:value="-1611" calcext:value-type="float">
            <text:p>-1611</text:p>
          </table:table-cell>
          <table:table-cell table:style-name="ce1" table:formula="of:=SUM([.E$1:.S$1])" office:value-type="float" office:value="-140" calcext:value-type="float">
            <text:p>-140</text:p>
          </table:table-cell>
          <table:table-cell table:style-name="ce1" table:formula="of:=SUM([.F$1:.T$1])" office:value-type="float" office:value="467" calcext:value-type="float">
            <text:p>467</text:p>
          </table:table-cell>
          <table:table-cell table:style-name="ce1" table:formula="of:=SUM([.G$1:.U$1])" office:value-type="float" office:value="259" calcext:value-type="float">
            <text:p>259</text:p>
          </table:table-cell>
          <table:table-cell table:style-name="ce1" table:formula="of:=SUM([.H$1:.V$1])" office:value-type="float" office:value="388" calcext:value-type="float">
            <text:p>388</text:p>
          </table:table-cell>
          <table:table-cell table:style-name="ce1" table:formula="of:=SUM([.I$1:.W$1])" office:value-type="float" office:value="-819" calcext:value-type="float">
            <text:p>-819</text:p>
          </table:table-cell>
          <table:table-cell table:style-name="ce1" table:formula="of:=SUM([.J$1:.X$1])" office:value-type="float" office:value="-1269" calcext:value-type="float">
            <text:p>-1269</text:p>
          </table:table-cell>
          <table:table-cell table:style-name="ce1" table:formula="of:=SUM([.K$1:.Y$1])" office:value-type="float" office:value="-452" calcext:value-type="float">
            <text:p>-452</text:p>
          </table:table-cell>
          <table:table-cell table:style-name="ce1" table:formula="of:=SUM([.L$1:.Z$1])" office:value-type="float" office:value="-510" calcext:value-type="float">
            <text:p>-510</text:p>
          </table:table-cell>
          <table:table-cell table:style-name="ce1" table:formula="of:=SUM([.M$1:.AA$1])" office:value-type="float" office:value="-64" calcext:value-type="float">
            <text:p>-64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14"/>
          <table:table-cell table:style-name="ce1" table:formula="of:=SUM([.A$1:.P$1])" office:value-type="float" office:value="-969" calcext:value-type="float">
            <text:p>-969</text:p>
          </table:table-cell>
          <table:table-cell table:style-name="ce1" table:formula="of:=SUM([.B$1:.Q$1])" office:value-type="float" office:value="-1470" calcext:value-type="float">
            <text:p>-1470</text:p>
          </table:table-cell>
          <table:table-cell table:style-name="ce1" table:formula="of:=SUM([.C$1:.R$1])" office:value-type="float" office:value="-1442" calcext:value-type="float">
            <text:p>-1442</text:p>
          </table:table-cell>
          <table:table-cell table:style-name="ce1" table:formula="of:=SUM([.D$1:.S$1])" office:value-type="float" office:value="-739" calcext:value-type="float">
            <text:p>-739</text:p>
          </table:table-cell>
          <table:table-cell table:style-name="ce1" table:formula="of:=SUM([.E$1:.T$1])" office:value-type="float" office:value="-499" calcext:value-type="float">
            <text:p>-499</text:p>
          </table:table-cell>
          <table:table-cell table:style-name="ce1" table:formula="of:=SUM([.F$1:.U$1])" office:value-type="float" office:value="1033" calcext:value-type="float">
            <text:p>1033</text:p>
          </table:table-cell>
          <table:table-cell table:style-name="ce1" table:formula="of:=SUM([.G$1:.V$1])" office:value-type="float" office:value="599" calcext:value-type="float">
            <text:p>599</text:p>
          </table:table-cell>
          <table:table-cell table:style-name="ce1" table:formula="of:=SUM([.H$1:.W$1])" office:value-type="float" office:value="79" calcext:value-type="float">
            <text:p>79</text:p>
          </table:table-cell>
          <table:table-cell table:style-name="ce1" table:formula="of:=SUM([.I$1:.X$1])" office:value-type="float" office:value="-1621" calcext:value-type="float">
            <text:p>-1621</text:p>
          </table:table-cell>
          <table:table-cell table:style-name="ce1" table:formula="of:=SUM([.J$1:.Y$1])" office:value-type="float" office:value="-573" calcext:value-type="float">
            <text:p>-573</text:p>
          </table:table-cell>
          <table:table-cell table:style-name="ce1" table:formula="of:=SUM([.K$1:.Z$1])" office:value-type="float" office:value="389" calcext:value-type="float">
            <text:p>389</text:p>
          </table:table-cell>
          <table:table-cell table:style-name="ce1" table:formula="of:=SUM([.L$1:.AA$1])" office:value-type="float" office:value="-321" calcext:value-type="float">
            <text:p>-321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15"/>
          <table:table-cell table:style-name="ce1" table:formula="of:=SUM([.A$1:.Q$1])" office:value-type="float" office:value="-1240" calcext:value-type="float">
            <text:p>-1240</text:p>
          </table:table-cell>
          <table:table-cell table:style-name="ce1" table:formula="of:=SUM([.B$1:.R$1])" office:value-type="float" office:value="-2107" calcext:value-type="float">
            <text:p>-2107</text:p>
          </table:table-cell>
          <table:table-cell table:style-name="ce1" table:formula="of:=SUM([.C$1:.S$1])" office:value-type="float" office:value="-570" calcext:value-type="float">
            <text:p>-570</text:p>
          </table:table-cell>
          <table:table-cell table:style-name="ce1" table:formula="of:=SUM([.D$1:.T$1])" office:value-type="float" office:value="-1098" calcext:value-type="float">
            <text:p>-1098</text:p>
          </table:table-cell>
          <table:table-cell table:style-name="ce1" table:formula="of:=SUM([.E$1:.U$1])" office:value-type="float" office:value="67" calcext:value-type="float">
            <text:p>67</text:p>
          </table:table-cell>
          <table:table-cell table:style-name="ce1" table:formula="of:=SUM([.F$1:.V$1])" office:value-type="float" office:value="1373" calcext:value-type="float">
            <text:p>1373</text:p>
          </table:table-cell>
          <table:table-cell table:style-name="ce1" table:formula="of:=SUM([.G$1:.W$1])" office:value-type="float" office:value="290" calcext:value-type="float">
            <text:p>290</text:p>
          </table:table-cell>
          <table:table-cell table:style-name="ce1" table:formula="of:=SUM([.H$1:.X$1])" office:value-type="float" office:value="-723" calcext:value-type="float">
            <text:p>-723</text:p>
          </table:table-cell>
          <table:table-cell table:style-name="ce1" table:formula="of:=SUM([.I$1:.Y$1])" office:value-type="float" office:value="-925" calcext:value-type="float">
            <text:p>-925</text:p>
          </table:table-cell>
          <table:table-cell table:style-name="ce1" table:formula="of:=SUM([.J$1:.Z$1])" office:value-type="float" office:value="268" calcext:value-type="float">
            <text:p>268</text:p>
          </table:table-cell>
          <table:table-cell table:style-name="ce1" table:formula="of:=SUM([.K$1:.AA$1])" office:value-type="float" office:value="578" calcext:value-type="float">
            <text:p>578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16"/>
          <table:table-cell table:style-name="ce1" table:formula="of:=SUM([.A$1:.R$1])" office:value-type="float" office:value="-1877" calcext:value-type="float">
            <text:p>-1877</text:p>
          </table:table-cell>
          <table:table-cell table:style-name="ce1" table:formula="of:=SUM([.B$1:.S$1])" office:value-type="float" office:value="-1235" calcext:value-type="float">
            <text:p>-1235</text:p>
          </table:table-cell>
          <table:table-cell table:style-name="ce1" table:formula="of:=SUM([.C$1:.T$1])" office:value-type="float" office:value="-929" calcext:value-type="float">
            <text:p>-929</text:p>
          </table:table-cell>
          <table:table-cell table:style-name="ce1" table:formula="of:=SUM([.D$1:.U$1])" office:value-type="float" office:value="-532" calcext:value-type="float">
            <text:p>-532</text:p>
          </table:table-cell>
          <table:table-cell table:style-name="ce1" table:formula="of:=SUM([.E$1:.V$1])" office:value-type="float" office:value="407" calcext:value-type="float">
            <text:p>407</text:p>
          </table:table-cell>
          <table:table-cell table:style-name="ce1" table:formula="of:=SUM([.F$1:.W$1])" office:value-type="float" office:value="1064" calcext:value-type="float">
            <text:p>1064</text:p>
          </table:table-cell>
          <table:table-cell table:style-name="ce1" table:formula="of:=SUM([.G$1:.X$1])" office:value-type="float" office:value="-512" calcext:value-type="float">
            <text:p>-512</text:p>
          </table:table-cell>
          <table:table-cell table:style-name="ce1" table:formula="of:=SUM([.H$1:.Y$1])" office:value-type="float" office:value="-27" calcext:value-type="float">
            <text:p>-27</text:p>
          </table:table-cell>
          <table:table-cell table:style-name="ce1" table:formula="of:=SUM([.I$1:.Z$1])" office:value-type="float" office:value="-84" calcext:value-type="float">
            <text:p>-84</text:p>
          </table:table-cell>
          <table:table-cell table:style-name="ce1" table:formula="of:=SUM([.J$1:.AA$1])" office:value-type="float" office:value="457" calcext:value-type="float">
            <text:p>457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17"/>
          <table:table-cell table:style-name="ce1" table:formula="of:=SUM([.A$1:.S$1])" office:value-type="float" office:value="-1005" calcext:value-type="float">
            <text:p>-1005</text:p>
          </table:table-cell>
          <table:table-cell table:style-name="ce1" table:formula="of:=SUM([.B$1:.T$1])" office:value-type="float" office:value="-1594" calcext:value-type="float">
            <text:p>-1594</text:p>
          </table:table-cell>
          <table:table-cell table:style-name="ce1" table:formula="of:=SUM([.C$1:.U$1])" office:value-type="float" office:value="-363" calcext:value-type="float">
            <text:p>-363</text:p>
          </table:table-cell>
          <table:table-cell table:style-name="ce1" table:formula="of:=SUM([.D$1:.V$1])" office:value-type="float" office:value="-192" calcext:value-type="float">
            <text:p>-192</text:p>
          </table:table-cell>
          <table:table-cell table:style-name="ce1" table:formula="of:=SUM([.E$1:.W$1])" office:value-type="float" office:value="98" calcext:value-type="float">
            <text:p>98</text:p>
          </table:table-cell>
          <table:table-cell table:style-name="ce1" table:formula="of:=SUM([.F$1:.X$1])" office:value-type="float" office:value="262" calcext:value-type="float">
            <text:p>262</text:p>
          </table:table-cell>
          <table:table-cell table:style-name="ce1" table:formula="of:=SUM([.G$1:.Y$1])" office:value-type="float" office:value="184" calcext:value-type="float">
            <text:p>184</text:p>
          </table:table-cell>
          <table:table-cell table:style-name="ce1" table:formula="of:=SUM([.H$1:.Z$1])" office:value-type="float" office:value="814" calcext:value-type="float">
            <text:p>814</text:p>
          </table:table-cell>
          <table:table-cell table:style-name="ce1" table:formula="of:=SUM([.I$1:.AA$1])" office:value-type="float" office:value="105" calcext:value-type="float">
            <text:p>105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18"/>
          <table:table-cell table:style-name="ce1" table:formula="of:=SUM([.A$1:.T$1])" office:value-type="float" office:value="-1364" calcext:value-type="float">
            <text:p>-1364</text:p>
          </table:table-cell>
          <table:table-cell table:style-name="ce1" table:formula="of:=SUM([.B$1:.U$1])" office:value-type="float" office:value="-1028" calcext:value-type="float">
            <text:p>-1028</text:p>
          </table:table-cell>
          <table:table-cell table:style-name="ce1" table:formula="of:=SUM([.C$1:.V$1])" office:value-type="float" office:value="-23" calcext:value-type="float">
            <text:p>-23</text:p>
          </table:table-cell>
          <table:table-cell table:style-name="ce1" table:formula="of:=SUM([.D$1:.W$1])" office:value-type="float" office:value="-501" calcext:value-type="float">
            <text:p>-501</text:p>
          </table:table-cell>
          <table:table-cell table:style-name="ce1" table:formula="of:=SUM([.E$1:.X$1])" office:value-type="float" office:value="-704" calcext:value-type="float">
            <text:p>-704</text:p>
          </table:table-cell>
          <table:table-cell table:style-name="ce1" table:formula="of:=SUM([.F$1:.Y$1])" office:value-type="float" office:value="958" calcext:value-type="float">
            <text:p>958</text:p>
          </table:table-cell>
          <table:table-cell table:style-name="ce1" table:formula="of:=SUM([.G$1:.Z$1])" office:value-type="float" office:value="1025" calcext:value-type="float">
            <text:p>1025</text:p>
          </table:table-cell>
          <table:table-cell table:style-name="ce1" table:formula="of:=SUM([.H$1:.AA$1])" office:value-type="float" office:value="1003" calcext:value-type="float">
            <text:p>1003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19"/>
          <table:table-cell table:style-name="ce1" table:formula="of:=SUM([.A$1:.U$1])" office:value-type="float" office:value="-798" calcext:value-type="float">
            <text:p>-798</text:p>
          </table:table-cell>
          <table:table-cell table:style-name="ce1" table:formula="of:=SUM([.B$1:.V$1])" office:value-type="float" office:value="-688" calcext:value-type="float">
            <text:p>-688</text:p>
          </table:table-cell>
          <table:table-cell table:style-name="ce1" table:formula="of:=SUM([.C$1:.W$1])" office:value-type="float" office:value="-332" calcext:value-type="float">
            <text:p>-332</text:p>
          </table:table-cell>
          <table:table-cell table:style-name="ce1" table:formula="of:=SUM([.D$1:.X$1])" office:value-type="float" office:value="-1303" calcext:value-type="float">
            <text:p>-1303</text:p>
          </table:table-cell>
          <table:table-cell table:style-name="ce1" table:formula="of:=SUM([.E$1:.Y$1])" office:value-type="float" office:value="-8" calcext:value-type="float">
            <text:p>-8</text:p>
          </table:table-cell>
          <table:table-cell table:style-name="ce1" table:formula="of:=SUM([.F$1:.Z$1])" office:value-type="float" office:value="1799" calcext:value-type="float">
            <text:p>1799</text:p>
          </table:table-cell>
          <table:table-cell table:style-name="ce1" table:formula="of:=SUM([.G$1:.AA$1])" office:value-type="float" office:value="1214" calcext:value-type="float">
            <text:p>1214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20"/>
          <table:table-cell table:style-name="ce1" table:formula="of:=SUM([.A$1:.V$1])" office:value-type="float" office:value="-458" calcext:value-type="float">
            <text:p>-458</text:p>
          </table:table-cell>
          <table:table-cell table:style-name="ce1" table:formula="of:=SUM([.B$1:.W$1])" office:value-type="float" office:value="-997" calcext:value-type="float">
            <text:p>-997</text:p>
          </table:table-cell>
          <table:table-cell table:style-name="ce1" table:formula="of:=SUM([.C$1:.X$1])" office:value-type="float" office:value="-1134" calcext:value-type="float">
            <text:p>-1134</text:p>
          </table:table-cell>
          <table:table-cell table:style-name="ce1" table:formula="of:=SUM([.D$1:.Y$1])" office:value-type="float" office:value="-607" calcext:value-type="float">
            <text:p>-607</text:p>
          </table:table-cell>
          <table:table-cell table:style-name="ce1" table:formula="of:=SUM([.E$1:.Z$1])" office:value-type="float" office:value="833" calcext:value-type="float">
            <text:p>833</text:p>
          </table:table-cell>
          <table:table-cell table:style-name="ce1" table:formula="of:=SUM([.F$1:.AA$1])" office:value-type="float" office:value="1988" calcext:value-type="float">
            <text:p>1988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21"/>
          <table:table-cell table:style-name="ce1" table:formula="of:=SUM([.A$1:.W$1])" office:value-type="float" office:value="-767" calcext:value-type="float">
            <text:p>-767</text:p>
          </table:table-cell>
          <table:table-cell table:style-name="ce1" table:formula="of:=SUM([.B$1:.X$1])" office:value-type="float" office:value="-1799" calcext:value-type="float">
            <text:p>-1799</text:p>
          </table:table-cell>
          <table:table-cell table:style-name="ce1" table:formula="of:=SUM([.C$1:.Y$1])" office:value-type="float" office:value="-438" calcext:value-type="float">
            <text:p>-438</text:p>
          </table:table-cell>
          <table:table-cell table:style-name="ce1" table:formula="of:=SUM([.D$1:.Z$1])" office:value-type="float" office:value="234" calcext:value-type="float">
            <text:p>234</text:p>
          </table:table-cell>
          <table:table-cell table:style-name="ce1" table:formula="of:=SUM([.E$1:.AA$1])" office:value-type="float" office:value="1022" calcext:value-type="float">
            <text:p>1022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22"/>
          <table:table-cell table:style-name="ce1" table:formula="of:=SUM([.A$1:.X$1])" office:value-type="float" office:value="-1569" calcext:value-type="float">
            <text:p>-1569</text:p>
          </table:table-cell>
          <table:table-cell table:style-name="ce1" table:formula="of:=SUM([.B$1:.Y$1])" office:value-type="float" office:value="-1103" calcext:value-type="float">
            <text:p>-1103</text:p>
          </table:table-cell>
          <table:table-cell table:style-name="ce1" table:formula="of:=SUM([.C$1:.Z$1])" office:value-type="float" office:value="403" calcext:value-type="float">
            <text:p>403</text:p>
          </table:table-cell>
          <table:table-cell table:style-name="ce1" table:formula="of:=SUM([.D$1:.AA$1])" office:value-type="float" office:value="423" calcext:value-type="float">
            <text:p>423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23"/>
          <table:table-cell table:style-name="ce1" table:formula="of:=SUM([.A$1:.Y$1])" office:value-type="float" office:value="-873" calcext:value-type="float">
            <text:p>-873</text:p>
          </table:table-cell>
          <table:table-cell table:style-name="ce1" table:formula="of:=SUM([.B$1:.Z$1])" office:value-type="float" office:value="-262" calcext:value-type="float">
            <text:p>-262</text:p>
          </table:table-cell>
          <table:table-cell table:style-name="ce1" table:formula="of:=SUM([.C$1:.AA$1])" office:value-type="float" office:value="592" calcext:value-type="float">
            <text:p>592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24"/>
          <table:table-cell table:style-name="ce1" table:formula="of:=SUM([.A$1:.Z$1])" office:value-type="float" office:value="-32" calcext:value-type="float">
            <text:p>-32</text:p>
          </table:table-cell>
          <table:table-cell table:style-name="ce1" table:formula="of:=SUM([.B$1:.AA$1])" office:value-type="float" office:value="-73" calcext:value-type="float">
            <text:p>-73</text:p>
          </table:table-cell>
          <table:table-cell table:number-columns-repeated="73"/>
        </table:table-row>
        <table:table-row table:style-name="ro1">
          <table:table-cell/>
          <table:table-cell table:style-name="ce1" table:number-columns-repeated="25"/>
          <table:table-cell table:style-name="ce1" table:formula="of:=SUM([.A$1:.AA$1])" office:value-type="float" office:value="157" calcext:value-type="float">
            <text:p>157</text:p>
          </table:table-cell>
          <table:table-cell table:number-columns-repeated="73"/>
        </table:table-row>
        <table:table-row table:style-name="ro1">
          <table:table-cell table:style-name="ce2"/>
          <table:table-cell table:style-name="ce5" office:value-type="string" calcext:value-type="string">
            <text:p>Kadane Algorithmus</text:p>
          </table:table-cell>
          <table:table-cell table:style-name="ce2" table:number-columns-repeated="3"/>
          <table:table-cell table:style-name="ce2" table:formula="of:=MAX([.A32:.AA32])" office:value-type="float" office:value="2309" calcext:value-type="float">
            <text:p>2309</text:p>
          </table:table-cell>
          <table:table-cell table:style-name="ce2" table:number-columns-repeated="21"/>
          <table:table-cell table:number-columns-repeated="73"/>
        </table:table-row>
        <table:table-row table:style-name="ro1">
          <table:table-cell table:style-name="ce2"/>
          <table:table-cell table:style-name="ce6" office:value-type="string" calcext:value-type="string">
            <text:p>max_ending_here:</text:p>
          </table:table-cell>
          <table:table-cell table:style-name="ce2" table:number-columns-repeated="2"/>
          <table:table-cell table:style-name="ce2" office:value-type="string" calcext:value-type="string">
            <text:p>set to 0</text:p>
          </table:table-cell>
          <table:table-cell table:style-name="ce2" table:number-columns-repeated="22"/>
          <table:table-cell table:number-columns-repeated="73"/>
        </table:table-row>
        <table:table-row table:style-name="ro1">
          <table:table-cell table:style-name="ce2" table:formula="of:=[.A1]" office:value-type="float" office:value="230" calcext:value-type="float">
            <text:p>230</text:p>
          </table:table-cell>
          <table:table-cell table:style-name="ce6" table:formula="of:=IF([.A30]+[.B1]&lt;0;0;[.A30]+[.B1])" office:value-type="float" office:value="0" calcext:value-type="float">
            <text:p>0</text:p>
          </table:table-cell>
          <table:table-cell table:style-name="ce6" table:formula="of:=IF([.B30]+[.C1]&lt;0;0;[.B30]+[.C1])" office:value-type="float" office:value="169" calcext:value-type="float">
            <text:p>169</text:p>
          </table:table-cell>
          <table:table-cell table:style-name="ce6" table:formula="of:=IF([.C30]+[.D1]&lt;0;0;[.C30]+[.D1])" office:value-type="float" office:value="0" calcext:value-type="float">
            <text:p>0</text:p>
          </table:table-cell>
          <table:table-cell table:style-name="ce6" table:formula="of:=IF([.D30]+[.E1]&lt;0;0;[.D30]+[.E1])" office:value-type="float" office:value="0" calcext:value-type="float">
            <text:p>0</text:p>
          </table:table-cell>
          <table:table-cell table:style-name="ce6" table:formula="of:=IF([.E30]+[.F1]&lt;0;0;[.E30]+[.F1])" office:value-type="float" office:value="774" calcext:value-type="float">
            <text:p>774</text:p>
          </table:table-cell>
          <table:table-cell table:style-name="ce6" table:formula="of:=IF([.F30]+[.G1]&lt;0;0;[.F30]+[.G1])" office:value-type="float" office:value="985" calcext:value-type="float">
            <text:p>985</text:p>
          </table:table-cell>
          <table:table-cell table:style-name="ce6" table:formula="of:=IF([.G30]+[.H1]&lt;0;0;[.G30]+[.H1])" office:value-type="float" office:value="1883" calcext:value-type="float">
            <text:p>1883</text:p>
          </table:table-cell>
          <table:table-cell table:style-name="ce6" table:formula="of:=IF([.H30]+[.I1]&lt;0;0;[.H30]+[.I1])" office:value-type="float" office:value="1531" calcext:value-type="float">
            <text:p>1531</text:p>
          </table:table-cell>
          <table:table-cell table:style-name="ce6" table:formula="of:=IF([.I30]+[.J1]&lt;0;0;[.I30]+[.J1])" office:value-type="float" office:value="1410" calcext:value-type="float">
            <text:p>1410</text:p>
          </table:table-cell>
          <table:table-cell table:style-name="ce6" table:formula="of:=IF([.J30]+[.K1]&lt;0;0;[.J30]+[.K1])" office:value-type="float" office:value="2309" calcext:value-type="float">
            <text:p>2309</text:p>
          </table:table-cell>
          <table:table-cell table:style-name="ce6" table:formula="of:=IF([.K30]+[.L1]&lt;0;0;[.K30]+[.L1])" office:value-type="float" office:value="2052" calcext:value-type="float">
            <text:p>2052</text:p>
          </table:table-cell>
          <table:table-cell table:style-name="ce6" table:formula="of:=IF([.L30]+[.M1]&lt;0;0;[.L30]+[.M1])" office:value-type="float" office:value="1092" calcext:value-type="float">
            <text:p>1092</text:p>
          </table:table-cell>
          <table:table-cell table:style-name="ce6" table:formula="of:=IF([.M30]+[.N1]&lt;0;0;[.M30]+[.N1])" office:value-type="float" office:value="795" calcext:value-type="float">
            <text:p>795</text:p>
          </table:table-cell>
          <table:table-cell table:style-name="ce6" table:formula="of:=IF([.N30]+[.O1]&lt;0;0;[.N30]+[.O1])" office:value-type="float" office:value="601" calcext:value-type="float">
            <text:p>601</text:p>
          </table:table-cell>
          <table:table-cell table:style-name="ce6" table:formula="of:=IF([.O30]+[.P1]&lt;0;0;[.O30]+[.P1])" office:value-type="float" office:value="862" calcext:value-type="float">
            <text:p>862</text:p>
          </table:table-cell>
          <table:table-cell table:style-name="ce6" table:formula="of:=IF([.P30]+[.Q1]&lt;0;0;[.P30]+[.Q1])" office:value-type="float" office:value="591" calcext:value-type="float">
            <text:p>591</text:p>
          </table:table-cell>
          <table:table-cell table:style-name="ce6" table:formula="of:=IF([.Q30]+[.R1]&lt;0;0;[.Q30]+[.R1])" office:value-type="float" office:value="0" calcext:value-type="float">
            <text:p>0</text:p>
          </table:table-cell>
          <table:table-cell table:style-name="ce6" table:formula="of:=IF([.R30]+[.S1]&lt;0;0;[.R30]+[.S1])" office:value-type="float" office:value="872" calcext:value-type="float">
            <text:p>872</text:p>
          </table:table-cell>
          <table:table-cell table:style-name="ce6" table:formula="of:=IF([.S30]+[.T1]&lt;0;0;[.S30]+[.T1])" office:value-type="float" office:value="513" calcext:value-type="float">
            <text:p>513</text:p>
          </table:table-cell>
          <table:table-cell table:style-name="ce6" table:formula="of:=IF([.T30]+[.U1]&lt;0;0;[.T30]+[.U1])" office:value-type="float" office:value="1079" calcext:value-type="float">
            <text:p>1079</text:p>
          </table:table-cell>
          <table:table-cell table:style-name="ce6" table:formula="of:=IF([.U30]+[.V1]&lt;0;0;[.U30]+[.V1])" office:value-type="float" office:value="1419" calcext:value-type="float">
            <text:p>1419</text:p>
          </table:table-cell>
          <table:table-cell table:style-name="ce6" table:formula="of:=IF([.V30]+[.W1]&lt;0;0;[.V30]+[.W1])" office:value-type="float" office:value="1110" calcext:value-type="float">
            <text:p>1110</text:p>
          </table:table-cell>
          <table:table-cell table:style-name="ce6" table:formula="of:=IF([.W30]+[.X1]&lt;0;0;[.W30]+[.X1])" office:value-type="float" office:value="308" calcext:value-type="float">
            <text:p>308</text:p>
          </table:table-cell>
          <table:table-cell table:style-name="ce6" table:formula="of:=IF([.X30]+[.Y1]&lt;0;0;[.X30]+[.Y1])" office:value-type="float" office:value="1004" calcext:value-type="float">
            <text:p>1004</text:p>
          </table:table-cell>
          <table:table-cell table:style-name="ce6" table:formula="of:=IF([.Y30]+[.Z1]&lt;0;0;[.Y30]+[.Z1])" office:value-type="float" office:value="1845" calcext:value-type="float">
            <text:p>1845</text:p>
          </table:table-cell>
          <table:table-cell table:style-name="ce6" table:formula="of:=IF([.Z30]+[.AA1]&lt;0;0;[.Z30]+[.AA1])" office:value-type="float" office:value="2034" calcext:value-type="float">
            <text:p>2034</text:p>
          </table:table-cell>
          <table:table-cell table:number-columns-repeated="73"/>
        </table:table-row>
        <table:table-row table:style-name="ro1">
          <table:table-cell table:style-name="ce2"/>
          <table:table-cell table:style-name="ce2" office:value-type="string" calcext:value-type="string">
            <text:p>max_ending_here:</text:p>
          </table:table-cell>
          <table:table-cell table:style-name="ce2" table:number-columns-repeated="25"/>
          <table:table-cell table:number-columns-repeated="73"/>
        </table:table-row>
        <table:table-row table:style-name="ro1">
          <table:table-cell table:style-name="ce2" table:formula="of:=[.A1]" office:value-type="float" office:value="230" calcext:value-type="float">
            <text:p>230</text:p>
          </table:table-cell>
          <table:table-cell table:style-name="ce2" table:formula="of:=MAX([.B1];[.A32]+[.B1])" office:value-type="float" office:value="-435" calcext:value-type="float">
            <text:p>-435</text:p>
          </table:table-cell>
          <table:table-cell table:style-name="ce2" table:formula="of:=MAX([.C1];[.B32]+[.C1])" office:value-type="float" office:value="169" calcext:value-type="float">
            <text:p>169</text:p>
          </table:table-cell>
          <table:table-cell table:style-name="ce2" table:formula="of:=MAX([.D1];[.C32]+[.D1])" office:value-type="float" office:value="-430" calcext:value-type="float">
            <text:p>-430</text:p>
          </table:table-cell>
          <table:table-cell table:style-name="ce2" table:formula="of:=MAX([.E1];[.D32]+[.E1])" office:value-type="float" office:value="-966" calcext:value-type="float">
            <text:p>-966</text:p>
          </table:table-cell>
          <table:table-cell table:style-name="ce2" table:formula="of:=MAX([.F1];[.E32]+[.F1])" office:value-type="float" office:value="774" calcext:value-type="float">
            <text:p>774</text:p>
          </table:table-cell>
          <table:table-cell table:style-name="ce2" table:formula="of:=MAX([.G1];[.F32]+[.G1])" office:value-type="float" office:value="985" calcext:value-type="float">
            <text:p>985</text:p>
          </table:table-cell>
          <table:table-cell table:style-name="ce2" table:formula="of:=MAX([.H1];[.G32]+[.H1])" office:value-type="float" office:value="1883" calcext:value-type="float">
            <text:p>1883</text:p>
          </table:table-cell>
          <table:table-cell table:style-name="ce2" table:formula="of:=MAX([.I1];[.H32]+[.I1])" office:value-type="float" office:value="1531" calcext:value-type="float">
            <text:p>1531</text:p>
          </table:table-cell>
          <table:table-cell table:style-name="ce2" table:formula="of:=MAX([.J1];[.I32]+[.J1])" office:value-type="float" office:value="1410" calcext:value-type="float">
            <text:p>1410</text:p>
          </table:table-cell>
          <table:table-cell table:style-name="ce2" table:formula="of:=MAX([.K1];[.J32]+[.K1])" office:value-type="float" office:value="2309" calcext:value-type="float">
            <text:p>2309</text:p>
          </table:table-cell>
          <table:table-cell table:style-name="ce2" table:formula="of:=MAX([.L1];[.K32]+[.L1])" office:value-type="float" office:value="2052" calcext:value-type="float">
            <text:p>2052</text:p>
          </table:table-cell>
          <table:table-cell table:style-name="ce2" table:formula="of:=MAX([.M1];[.L32]+[.M1])" office:value-type="float" office:value="1092" calcext:value-type="float">
            <text:p>1092</text:p>
          </table:table-cell>
          <table:table-cell table:style-name="ce2" table:formula="of:=MAX([.N1];[.M32]+[.N1])" office:value-type="float" office:value="795" calcext:value-type="float">
            <text:p>795</text:p>
          </table:table-cell>
          <table:table-cell table:style-name="ce2" table:formula="of:=MAX([.O1];[.N32]+[.O1])" office:value-type="float" office:value="601" calcext:value-type="float">
            <text:p>601</text:p>
          </table:table-cell>
          <table:table-cell table:style-name="ce2" table:formula="of:=MAX([.P1];[.O32]+[.P1])" office:value-type="float" office:value="862" calcext:value-type="float">
            <text:p>862</text:p>
          </table:table-cell>
          <table:table-cell table:style-name="ce2" table:formula="of:=MAX([.Q1];[.P32]+[.Q1])" office:value-type="float" office:value="591" calcext:value-type="float">
            <text:p>591</text:p>
          </table:table-cell>
          <table:table-cell table:style-name="ce2" table:formula="of:=MAX([.R1];[.Q32]+[.R1])" office:value-type="float" office:value="-46" calcext:value-type="float">
            <text:p>-46</text:p>
          </table:table-cell>
          <table:table-cell table:style-name="ce2" table:formula="of:=MAX([.S1];[.R32]+[.S1])" office:value-type="float" office:value="872" calcext:value-type="float">
            <text:p>872</text:p>
          </table:table-cell>
          <table:table-cell table:style-name="ce2" table:formula="of:=MAX([.T1];[.S32]+[.T1])" office:value-type="float" office:value="513" calcext:value-type="float">
            <text:p>513</text:p>
          </table:table-cell>
          <table:table-cell table:style-name="ce2" table:formula="of:=MAX([.U1];[.T32]+[.U1])" office:value-type="float" office:value="1079" calcext:value-type="float">
            <text:p>1079</text:p>
          </table:table-cell>
          <table:table-cell table:style-name="ce2" table:formula="of:=MAX([.V1];[.U32]+[.V1])" office:value-type="float" office:value="1419" calcext:value-type="float">
            <text:p>1419</text:p>
          </table:table-cell>
          <table:table-cell table:style-name="ce2" table:formula="of:=MAX([.W1];[.V32]+[.W1])" office:value-type="float" office:value="1110" calcext:value-type="float">
            <text:p>1110</text:p>
          </table:table-cell>
          <table:table-cell table:style-name="ce2" table:formula="of:=MAX([.X1];[.W32]+[.X1])" office:value-type="float" office:value="308" calcext:value-type="float">
            <text:p>308</text:p>
          </table:table-cell>
          <table:table-cell table:style-name="ce2" table:formula="of:=MAX([.Y1];[.X32]+[.Y1])" office:value-type="float" office:value="1004" calcext:value-type="float">
            <text:p>1004</text:p>
          </table:table-cell>
          <table:table-cell table:style-name="ce2" table:formula="of:=MAX([.Z1];[.Y32]+[.Z1])" office:value-type="float" office:value="1845" calcext:value-type="float">
            <text:p>1845</text:p>
          </table:table-cell>
          <table:table-cell table:style-name="ce2" table:formula="of:=MAX([.AA1];[.Z32]+[.AA1])" office:value-type="float" office:value="2034" calcext:value-type="float">
            <text:p>2034</text:p>
          </table:table-cell>
          <table:table-cell table:number-columns-repeated="73"/>
        </table:table-row>
        <table:table-row table:style-name="ro1">
          <table:table-cell table:style-name="ce2"/>
          <table:table-cell table:style-name="ce2" office:value-type="string" calcext:value-type="string">
            <text:p>max_so_far:</text:p>
          </table:table-cell>
          <table:table-cell table:style-name="ce2" table:number-columns-repeated="25"/>
          <table:table-cell table:number-columns-repeated="73"/>
        </table:table-row>
        <table:table-row table:style-name="ro1">
          <table:table-cell table:style-name="ce2" table:formula="of:=[.A32]" office:value-type="float" office:value="230" calcext:value-type="float">
            <text:p>230</text:p>
          </table:table-cell>
          <table:table-cell table:style-name="ce2" table:formula="of:=MAX([.B32];[.A34])" office:value-type="float" office:value="230" calcext:value-type="float">
            <text:p>230</text:p>
          </table:table-cell>
          <table:table-cell table:style-name="ce2" table:formula="of:=MAX([.C32];[.B34])" office:value-type="float" office:value="230" calcext:value-type="float">
            <text:p>230</text:p>
          </table:table-cell>
          <table:table-cell table:style-name="ce2" table:formula="of:=MAX([.D32];[.C34])" office:value-type="float" office:value="230" calcext:value-type="float">
            <text:p>230</text:p>
          </table:table-cell>
          <table:table-cell table:style-name="ce2" table:formula="of:=MAX([.E32];[.D34])" office:value-type="float" office:value="230" calcext:value-type="float">
            <text:p>230</text:p>
          </table:table-cell>
          <table:table-cell table:style-name="ce2" table:formula="of:=MAX([.F32];[.E34])" office:value-type="float" office:value="774" calcext:value-type="float">
            <text:p>774</text:p>
          </table:table-cell>
          <table:table-cell table:style-name="ce2" table:formula="of:=MAX([.G32];[.F34])" office:value-type="float" office:value="985" calcext:value-type="float">
            <text:p>985</text:p>
          </table:table-cell>
          <table:table-cell table:style-name="ce2" table:formula="of:=MAX([.H32];[.G34])" office:value-type="float" office:value="1883" calcext:value-type="float">
            <text:p>1883</text:p>
          </table:table-cell>
          <table:table-cell table:style-name="ce2" table:formula="of:=MAX([.I32];[.H34])" office:value-type="float" office:value="1883" calcext:value-type="float">
            <text:p>1883</text:p>
          </table:table-cell>
          <table:table-cell table:style-name="ce2" table:formula="of:=MAX([.J32];[.I34])" office:value-type="float" office:value="1883" calcext:value-type="float">
            <text:p>1883</text:p>
          </table:table-cell>
          <table:table-cell table:style-name="ce2" table:formula="of:=MAX([.K32];[.J34])" office:value-type="float" office:value="2309" calcext:value-type="float">
            <text:p>2309</text:p>
          </table:table-cell>
          <table:table-cell table:style-name="ce2" table:formula="of:=MAX([.L32];[.K34])" office:value-type="float" office:value="2309" calcext:value-type="float">
            <text:p>2309</text:p>
          </table:table-cell>
          <table:table-cell table:style-name="ce2" table:formula="of:=MAX([.M32];[.L34])" office:value-type="float" office:value="2309" calcext:value-type="float">
            <text:p>2309</text:p>
          </table:table-cell>
          <table:table-cell table:style-name="ce2" table:formula="of:=MAX([.N32];[.M34])" office:value-type="float" office:value="2309" calcext:value-type="float">
            <text:p>2309</text:p>
          </table:table-cell>
          <table:table-cell table:style-name="ce2" table:formula="of:=MAX([.O32];[.N34])" office:value-type="float" office:value="2309" calcext:value-type="float">
            <text:p>2309</text:p>
          </table:table-cell>
          <table:table-cell table:style-name="ce2" table:formula="of:=MAX([.P32];[.O34])" office:value-type="float" office:value="2309" calcext:value-type="float">
            <text:p>2309</text:p>
          </table:table-cell>
          <table:table-cell table:style-name="ce2" table:formula="of:=MAX([.Q32];[.P34])" office:value-type="float" office:value="2309" calcext:value-type="float">
            <text:p>2309</text:p>
          </table:table-cell>
          <table:table-cell table:style-name="ce2" table:formula="of:=MAX([.R32];[.Q34])" office:value-type="float" office:value="2309" calcext:value-type="float">
            <text:p>2309</text:p>
          </table:table-cell>
          <table:table-cell table:style-name="ce2" table:formula="of:=MAX([.S32];[.R34])" office:value-type="float" office:value="2309" calcext:value-type="float">
            <text:p>2309</text:p>
          </table:table-cell>
          <table:table-cell table:style-name="ce2" table:formula="of:=MAX([.T32];[.S34])" office:value-type="float" office:value="2309" calcext:value-type="float">
            <text:p>2309</text:p>
          </table:table-cell>
          <table:table-cell table:style-name="ce2" table:formula="of:=MAX([.U32];[.T34])" office:value-type="float" office:value="2309" calcext:value-type="float">
            <text:p>2309</text:p>
          </table:table-cell>
          <table:table-cell table:style-name="ce2" table:formula="of:=MAX([.V32];[.U34])" office:value-type="float" office:value="2309" calcext:value-type="float">
            <text:p>2309</text:p>
          </table:table-cell>
          <table:table-cell table:style-name="ce2" table:formula="of:=MAX([.W32];[.V34])" office:value-type="float" office:value="2309" calcext:value-type="float">
            <text:p>2309</text:p>
          </table:table-cell>
          <table:table-cell table:style-name="ce2" table:formula="of:=MAX([.X32];[.W34])" office:value-type="float" office:value="2309" calcext:value-type="float">
            <text:p>2309</text:p>
          </table:table-cell>
          <table:table-cell table:style-name="ce2" table:formula="of:=MAX([.Y32];[.X34])" office:value-type="float" office:value="2309" calcext:value-type="float">
            <text:p>2309</text:p>
          </table:table-cell>
          <table:table-cell table:style-name="ce2" table:formula="of:=MAX([.Z32];[.Y34])" office:value-type="float" office:value="2309" calcext:value-type="float">
            <text:p>2309</text:p>
          </table:table-cell>
          <table:table-cell table:style-name="ce2" table:formula="of:=MAX([.AA32];[.Z34])" office:value-type="float" office:value="2309" calcext:value-type="float">
            <text:p>2309</text:p>
          </table:table-cell>
          <table:table-cell table:number-columns-repeated="73"/>
        </table:table-row>
        <table:table-row table:style-name="ro1">
          <table:table-cell table:style-name="Default"/>
          <table:table-cell table:number-columns-repeated="99"/>
        </table:table-row>
        <table:table-row table:style-name="ro1">
          <table:table-cell office:value-type="string" calcext:value-type="string">
            <text:p>1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1:.AA1])" office:value-type="float" office:value="899" calcext:value-type="float">
            <text:p>899</text:p>
          </table:table-cell>
          <table:table-cell table:style-name="ce7" office:value-type="string" calcext:value-type="string">
            <text:p><text:s text:c="5"/>1. größte Zahl für Ergebnis:</text:p>
          </table:table-cell>
          <table:table-cell table:style-name="ce1" table:number-columns-repeated="4"/>
          <table:table-cell table:style-name="ce7" table:formula="of:=MAX([.E36:.E62])" office:value-type="float" office:value="2309" calcext:value-type="float">
            <text:p>2309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2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2:.AA2])" office:value-type="float" office:value="1537" calcext:value-type="float">
            <text:p>153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3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3:.AA3])" office:value-type="float" office:value="1883" calcext:value-type="float">
            <text:p>1883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4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4:.AA4])" office:value-type="float" office:value="1531" calcext:value-type="float">
            <text:p>1531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5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5:.AA5])" office:value-type="float" office:value="1535" calcext:value-type="float">
            <text:p>1535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6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6:.AA6])" office:value-type="float" office:value="2309" calcext:value-type="float">
            <text:p>2309</text:p>
          </table:table-cell>
          <table:table-cell table:number-columns-repeated="3"/>
          <table:table-cell table:style-name="ce2" office:value-type="string" calcext:value-type="string">
            <text:p>python code Kadane Algorithmus:</text:p>
          </table:table-cell>
          <table:table-cell table:style-name="ce2" table:number-columns-repeated="11"/>
          <table:table-cell table:number-columns-repeated="80"/>
        </table:table-row>
        <table:table-row table:style-name="ro1">
          <table:table-cell office:value-type="string" calcext:value-type="string">
            <text:p>7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7:.AA7])" office:value-type="float" office:value="2052" calcext:value-type="float">
            <text:p>2052</text:p>
          </table:table-cell>
          <table:table-cell table:number-columns-repeated="3"/>
          <table:table-cell table:style-name="ce2"/>
          <table:table-cell table:style-name="ce8" office:value-type="string" calcext:value-type="string">
            <text:p>def max_subarray(A):</text:p>
          </table:table-cell>
          <table:table-cell table:style-name="ce2" table:number-columns-repeated="10"/>
          <table:table-cell table:number-columns-repeated="80"/>
        </table:table-row>
        <table:table-row table:style-name="ro1">
          <table:table-cell office:value-type="string" calcext:value-type="string">
            <text:p>8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8:.AA8])" office:value-type="float" office:value="1845" calcext:value-type="float">
            <text:p>1845</text:p>
          </table:table-cell>
          <table:table-cell table:number-columns-repeated="3"/>
          <table:table-cell table:style-name="ce2"/>
          <table:table-cell table:style-name="ce8" office:value-type="string" calcext:value-type="string">
            <text:p><text:s text:c="4"/>max_ending_here = max_so_far = A[0]</text:p>
          </table:table-cell>
          <table:table-cell table:style-name="ce2" table:number-columns-repeated="10"/>
          <table:table-cell table:number-columns-repeated="80"/>
        </table:table-row>
        <table:table-row table:style-name="ro1">
          <table:table-cell office:value-type="string" calcext:value-type="string">
            <text:p>9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9:.AA9])" office:value-type="float" office:value="2034" calcext:value-type="float">
            <text:p>2034</text:p>
          </table:table-cell>
          <table:table-cell table:number-columns-repeated="3"/>
          <table:table-cell table:style-name="ce2"/>
          <table:table-cell table:style-name="ce8" office:value-type="string" calcext:value-type="string">
            <text:p><text:s text:c="4"/>for x in A[1:]:</text:p>
          </table:table-cell>
          <table:table-cell table:style-name="ce2" table:number-columns-repeated="10"/>
          <table:table-cell table:number-columns-repeated="80"/>
        </table:table-row>
        <table:table-row table:style-name="ro1">
          <table:table-cell office:value-type="string" calcext:value-type="string">
            <text:p>10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10:.AA10])" office:value-type="float" office:value="1397" calcext:value-type="float">
            <text:p>1397</text:p>
          </table:table-cell>
          <table:table-cell table:number-columns-repeated="3"/>
          <table:table-cell table:style-name="ce2"/>
          <table:table-cell table:style-name="ce8" office:value-type="string" calcext:value-type="string">
            <text:p><text:s text:c="8"/>max_ending_here = max(x, max_ending_here + x)</text:p>
          </table:table-cell>
          <table:table-cell table:style-name="ce2" table:number-columns-repeated="10"/>
          <table:table-cell table:number-columns-repeated="80"/>
        </table:table-row>
        <table:table-row table:style-name="ro1">
          <table:table-cell office:value-type="string" calcext:value-type="string">
            <text:p>11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11:.AA11])" office:value-type="float" office:value="1198" calcext:value-type="float">
            <text:p>1198</text:p>
          </table:table-cell>
          <table:table-cell table:number-columns-repeated="3"/>
          <table:table-cell table:style-name="ce2"/>
          <table:table-cell table:style-name="ce8" office:value-type="string" calcext:value-type="string">
            <text:p><text:s text:c="8"/>max_so_far = max(max_so_far, max_ending_here)</text:p>
          </table:table-cell>
          <table:table-cell table:style-name="ce2" table:number-columns-repeated="10"/>
          <table:table-cell table:number-columns-repeated="80"/>
        </table:table-row>
        <table:table-row table:style-name="ro1">
          <table:table-cell office:value-type="string" calcext:value-type="string">
            <text:p>12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12:.AA12])" office:value-type="float" office:value="1387" calcext:value-type="float">
            <text:p>1387</text:p>
          </table:table-cell>
          <table:table-cell table:number-columns-repeated="3"/>
          <table:table-cell table:style-name="ce2"/>
          <table:table-cell table:style-name="ce8" office:value-type="string" calcext:value-type="string">
            <text:p><text:s text:c="4"/>return max_so_far</text:p>
          </table:table-cell>
          <table:table-cell table:style-name="ce2" table:number-columns-repeated="10"/>
          <table:table-cell table:number-columns-repeated="80"/>
        </table:table-row>
        <table:table-row table:style-name="ro1">
          <table:table-cell office:value-type="string" calcext:value-type="string">
            <text:p>13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13:.AA13])" office:value-type="float" office:value="1193" calcext:value-type="float">
            <text:p>1193</text:p>
          </table:table-cell>
          <table:table-cell table:number-columns-repeated="3"/>
          <table:table-cell table:style-name="ce2" table:number-columns-repeated="6"/>
          <table:table-cell table:style-name="ce2" office:value-type="string" calcext:value-type="string">
            <text:p>finding sub array start and ending index:</text:p>
          </table:table-cell>
          <table:table-cell table:style-name="ce2" table:number-columns-repeated="5"/>
          <table:table-cell table:number-columns-repeated="80"/>
        </table:table-row>
        <table:table-row table:style-name="ro1">
          <table:table-cell office:value-type="string" calcext:value-type="string">
            <text:p>14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14:.AA14])" office:value-type="float" office:value="896" calcext:value-type="float">
            <text:p>896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15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15:.AA15])" office:value-type="float" office:value="467" calcext:value-type="float">
            <text:p>46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16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16:.AA16])" office:value-type="float" office:value="1033" calcext:value-type="float">
            <text:p>1033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17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17:.AA17])" office:value-type="float" office:value="1373" calcext:value-type="float">
            <text:p>1373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18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18:.AA18])" office:value-type="float" office:value="1064" calcext:value-type="float">
            <text:p>1064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19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19:.AA19])" office:value-type="float" office:value="814" calcext:value-type="float">
            <text:p>814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20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20:.AA20])" office:value-type="float" office:value="1025" calcext:value-type="float">
            <text:p>1025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21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21:.AA21])" office:value-type="float" office:value="1799" calcext:value-type="float">
            <text:p>1799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22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22:.AA22])" office:value-type="float" office:value="1988" calcext:value-type="float">
            <text:p>1988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23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23:.AA23])" office:value-type="float" office:value="1022" calcext:value-type="float">
            <text:p>1022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24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24:.AA24])" office:value-type="float" office:value="423" calcext:value-type="float">
            <text:p>423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25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25:.AA25])" office:value-type="float" office:value="592" calcext:value-type="float">
            <text:p>592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26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26:.AA26])" office:value-type="float" office:value="-32" calcext:value-type="float">
            <text:p>-32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27er</text:p>
          </table:table-cell>
          <table:table-cell table:style-name="ce1" office:value-type="string" calcext:value-type="string">
            <text:p>Gruppe, größte:</text:p>
          </table:table-cell>
          <table:table-cell table:style-name="ce1" table:number-columns-repeated="2"/>
          <table:table-cell table:style-name="ce1" table:formula="of:=MAX([.A27:.AA27])" office:value-type="float" office:value="157" calcext:value-type="float">
            <text:p>157</text:p>
          </table:table-cell>
          <table:table-cell table:number-columns-repeated="95"/>
        </table:table-row>
        <table:table-row table:style-name="ro1" table:number-rows-repeated="2">
          <table:table-cell table:style-name="Default"/>
          <table:table-cell table:number-columns-repeated="9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Default" table:formula="of:=[.A66]" office:value-type="float" office:value="1" calcext:value-type="float">
            <text:p>1</text:p>
          </table:table-cell>
          <table:table-cell table:formula="of:=MAX([.B66];[.A67]+[.B66])" office:value-type="float" office:value="2" calcext:value-type="float">
            <text:p>2</text:p>
          </table:table-cell>
          <table:table-cell table:formula="of:=MAX([.C66];[.B67]+[.C66])" office:value-type="float" office:value="3" calcext:value-type="float">
            <text:p>3</text:p>
          </table:table-cell>
          <table:table-cell table:formula="of:=MAX([.D66];[.C67]+[.D66])" office:value-type="float" office:value="5" calcext:value-type="float">
            <text:p>5</text:p>
          </table:table-cell>
          <table:table-cell table:formula="of:=MAX([.E66];[.D67]+[.E66])" office:value-type="float" office:value="-1" calcext:value-type="float">
            <text:p>-1</text:p>
          </table:table-cell>
          <table:table-cell table:formula="of:=MAX([.F66];[.E67]+[.F66])" office:value-type="float" office:value="1" calcext:value-type="float">
            <text:p>1</text:p>
          </table:table-cell>
          <table:table-cell table:formula="of:=MAX([.G66];[.F67]+[.G66])" office:value-type="float" office:value="2" calcext:value-type="float">
            <text:p>2</text:p>
          </table:table-cell>
          <table:table-cell table:formula="of:=MAX([.H66];[.G67]+[.H66])" office:value-type="float" office:value="1" calcext:value-type="float">
            <text:p>1</text:p>
          </table:table-cell>
          <table:table-cell table:formula="of:=MAX([.I66];[.H67]+[.I66])" office:value-type="float" office:value="3" calcext:value-type="float">
            <text:p>3</text:p>
          </table:table-cell>
          <table:table-cell table:formula="of:=MAX([.J66];[.I67]+[.J66])" office:value-type="float" office:value="5" calcext:value-type="float">
            <text:p>5</text:p>
          </table:table-cell>
          <table:table-cell table:formula="of:=MAX([.K66];[.J67]+[.K66])" office:value-type="float" office:value="7" calcext:value-type="float">
            <text:p>7</text:p>
          </table:table-cell>
          <table:table-cell table:formula="of:=MAX([.L66];[.K67]+[.L66])" office:value-type="float" office:value="0" calcext:value-type="float">
            <text:p>0</text:p>
          </table:table-cell>
          <table:table-cell table:formula="of:=MAX([.M66];[.L67]+[.M66])" office:value-type="float" office:value="1" calcext:value-type="float">
            <text:p>1</text:p>
          </table:table-cell>
          <table:table-cell table:formula="of:=MAX([.N66];[.M67]+[.N66])" office:value-type="float" office:value="2" calcext:value-type="float">
            <text:p>2</text:p>
          </table:table-cell>
          <table:table-cell table:formula="of:=MAX([.O66];[.N67]+[.O66])" office:value-type="float" office:value="3" calcext:value-type="float">
            <text:p>3</text:p>
          </table:table-cell>
          <table:table-cell table:formula="of:=MAX([.P66];[.O67]+[.P66])" office:value-type="float" office:value="4" calcext:value-type="float">
            <text:p>4</text:p>
          </table:table-cell>
          <table:table-cell table:formula="of:=MAX([.Q66];[.P67]+[.Q66])" office:value-type="float" office:value="5" calcext:value-type="float">
            <text:p>5</text:p>
          </table:table-cell>
          <table:table-cell table:formula="of:=MAX([.R66];[.Q67]+[.R66])" office:value-type="float" office:value="6" calcext:value-type="float">
            <text:p>6</text:p>
          </table:table-cell>
          <table:table-cell table:formula="of:=MAX([.S66];[.R67]+[.S66])" office:value-type="float" office:value="7" calcext:value-type="float">
            <text:p>7</text:p>
          </table:table-cell>
          <table:table-cell table:formula="of:=MAX([.T66];[.S67]+[.T66])" office:value-type="float" office:value="8" calcext:value-type="float">
            <text:p>8</text:p>
          </table:table-cell>
          <table:table-cell table:formula="of:=MAX([.U66];[.T67]+[.U66])" office:value-type="float" office:value="-1" calcext:value-type="float">
            <text:p>-1</text:p>
          </table:table-cell>
          <table:table-cell table:formula="of:=MAX([.V66];[.U67]+[.V66])" office:value-type="float" office:value="-7834" calcext:value-type="float">
            <text:p>-7834</text:p>
          </table:table-cell>
          <table:table-cell table:formula="of:=MAX([.W66];[.V67]+[.W66])" office:value-type="float" office:value="5164" calcext:value-type="float">
            <text:p>5164</text:p>
          </table:table-cell>
          <table:table-cell table:formula="of:=MAX([.X66];[.W67]+[.X66])" office:value-type="float" office:value="-3196" calcext:value-type="float">
            <text:p>-3196</text:p>
          </table:table-cell>
          <table:table-cell table:formula="of:=MAX([.Y66];[.X67]+[.Y66])" office:value-type="float" office:value="185" calcext:value-type="float">
            <text:p>185</text:p>
          </table:table-cell>
          <table:table-cell table:formula="of:=MAX([.Z66];[.Y67]+[.Z66])" office:value-type="float" office:value="450" calcext:value-type="float">
            <text:p>450</text:p>
          </table:table-cell>
          <table:table-cell table:formula="of:=MAX([.AA66];[.Z67]+[.AA66])" office:value-type="float" office:value="727" calcext:value-type="float">
            <text:p>727</text:p>
          </table:table-cell>
          <table:table-cell table:formula="of:=MAX([.AB66];[.AA67]+[.AB66])" office:value-type="float" office:value="-3427" calcext:value-type="float">
            <text:p>-3427</text:p>
          </table:table-cell>
          <table:table-cell table:formula="of:=MAX([.AC66];[.AB67]+[.AC66])" office:value-type="float" office:value="-6615" calcext:value-type="float">
            <text:p>-6615</text:p>
          </table:table-cell>
          <table:table-cell table:formula="of:=MAX([.AD66];[.AC67]+[.AD66])" office:value-type="float" office:value="6233" calcext:value-type="float">
            <text:p>6233</text:p>
          </table:table-cell>
          <table:table-cell table:formula="of:=MAX([.AE66];[.AD67]+[.AE66])" office:value-type="float" office:value="12221" calcext:value-type="float">
            <text:p>12221</text:p>
          </table:table-cell>
          <table:table-cell table:formula="of:=MAX([.AF66];[.AE67]+[.AF66])" office:value-type="float" office:value="3213" calcext:value-type="float">
            <text:p>3213</text:p>
          </table:table-cell>
          <table:table-cell table:formula="of:=MAX([.AG66];[.AF67]+[.AG66])" office:value-type="float" office:value="9062" calcext:value-type="float">
            <text:p>9062</text:p>
          </table:table-cell>
          <table:table-cell table:formula="of:=MAX([.AH66];[.AG67]+[.AH66])" office:value-type="float" office:value="8114" calcext:value-type="float">
            <text:p>8114</text:p>
          </table:table-cell>
          <table:table-cell table:formula="of:=MAX([.AI66];[.AH67]+[.AI66])" office:value-type="float" office:value="14572" calcext:value-type="float">
            <text:p>14572</text:p>
          </table:table-cell>
          <table:table-cell table:formula="of:=MAX([.AJ66];[.AI67]+[.AJ66])" office:value-type="float" office:value="4939" calcext:value-type="float">
            <text:p>4939</text:p>
          </table:table-cell>
          <table:table-cell table:formula="of:=MAX([.AK66];[.AJ67]+[.AK66])" office:value-type="float" office:value="12894" calcext:value-type="float">
            <text:p>12894</text:p>
          </table:table-cell>
          <table:table-cell table:formula="of:=MAX([.AL66];[.AK67]+[.AL66])" office:value-type="float" office:value="13326" calcext:value-type="float">
            <text:p>13326</text:p>
          </table:table-cell>
          <table:table-cell table:formula="of:=MAX([.AM66];[.AL67]+[.AM66])" office:value-type="float" office:value="14634" calcext:value-type="float">
            <text:p>14634</text:p>
          </table:table-cell>
          <table:table-cell table:formula="of:=MAX([.AN66];[.AM67]+[.AN66])" office:value-type="float" office:value="21167" calcext:value-type="float">
            <text:p>21167</text:p>
          </table:table-cell>
          <table:table-cell table:formula="of:=MAX([.AO66];[.AN67]+[.AO66])" office:value-type="float" office:value="16500" calcext:value-type="float">
            <text:p>16500</text:p>
          </table:table-cell>
          <table:table-cell table:formula="of:=MAX([.AP66];[.AO67]+[.AP66])" office:value-type="float" office:value="26045" calcext:value-type="float">
            <text:p>26045</text:p>
          </table:table-cell>
          <table:table-cell table:formula="of:=MAX([.AQ66];[.AP67]+[.AQ66])" office:value-type="float" office:value="35491" calcext:value-type="float">
            <text:p>35491</text:p>
          </table:table-cell>
          <table:table-cell table:formula="of:=MAX([.AR66];[.AQ67]+[.AR66])" office:value-type="float" office:value="36493" calcext:value-type="float">
            <text:p>36493</text:p>
          </table:table-cell>
          <table:table-cell table:formula="of:=MAX([.AS66];[.AR67]+[.AS66])" office:value-type="float" office:value="40945" calcext:value-type="float">
            <text:p>40945</text:p>
          </table:table-cell>
          <table:table-cell table:formula="of:=MAX([.AT66];[.AS67]+[.AT66])" office:value-type="float" office:value="38660" calcext:value-type="float">
            <text:p>38660</text:p>
          </table:table-cell>
          <table:table-cell table:formula="of:=MAX([.AU66];[.AT67]+[.AU66])" office:value-type="float" office:value="36247" calcext:value-type="float">
            <text:p>36247</text:p>
          </table:table-cell>
          <table:table-cell table:formula="of:=MAX([.AV66];[.AU67]+[.AV66])" office:value-type="float" office:value="27513" calcext:value-type="float">
            <text:p>27513</text:p>
          </table:table-cell>
          <table:table-cell table:formula="of:=MAX([.AW66];[.AV67]+[.AW66])" office:value-type="float" office:value="31737" calcext:value-type="float">
            <text:p>31737</text:p>
          </table:table-cell>
          <table:table-cell table:formula="of:=MAX([.AX66];[.AW67]+[.AX66])" office:value-type="float" office:value="37229" calcext:value-type="float">
            <text:p>37229</text:p>
          </table:table-cell>
          <table:table-cell table:formula="of:=MAX([.AY66];[.AX67]+[.AY66])" office:value-type="float" office:value="30979" calcext:value-type="float">
            <text:p>30979</text:p>
          </table:table-cell>
          <table:table-cell table:formula="of:=MAX([.AZ66];[.AY67]+[.AZ66])" office:value-type="float" office:value="30941" calcext:value-type="float">
            <text:p>30941</text:p>
          </table:table-cell>
          <table:table-cell table:formula="of:=MAX([.BA66];[.AZ67]+[.BA66])" office:value-type="float" office:value="27852" calcext:value-type="float">
            <text:p>27852</text:p>
          </table:table-cell>
          <table:table-cell table:formula="of:=MAX([.BB66];[.BA67]+[.BB66])" office:value-type="float" office:value="21091" calcext:value-type="float">
            <text:p>21091</text:p>
          </table:table-cell>
          <table:table-cell table:formula="of:=MAX([.BC66];[.BB67]+[.BC66])" office:value-type="float" office:value="23417" calcext:value-type="float">
            <text:p>23417</text:p>
          </table:table-cell>
          <table:table-cell table:formula="of:=MAX([.BD66];[.BC67]+[.BD66])" office:value-type="float" office:value="21208" calcext:value-type="float">
            <text:p>21208</text:p>
          </table:table-cell>
          <table:table-cell table:formula="of:=MAX([.BE66];[.BD67]+[.BE66])" office:value-type="float" office:value="13246" calcext:value-type="float">
            <text:p>13246</text:p>
          </table:table-cell>
          <table:table-cell table:formula="of:=MAX([.BF66];[.BE67]+[.BF66])" office:value-type="float" office:value="12317" calcext:value-type="float">
            <text:p>12317</text:p>
          </table:table-cell>
          <table:table-cell table:formula="of:=MAX([.BG66];[.BF67]+[.BG66])" office:value-type="float" office:value="18027" calcext:value-type="float">
            <text:p>18027</text:p>
          </table:table-cell>
          <table:table-cell table:formula="of:=MAX([.BH66];[.BG67]+[.BH66])" office:value-type="float" office:value="17636" calcext:value-type="float">
            <text:p>17636</text:p>
          </table:table-cell>
          <table:table-cell table:formula="of:=MAX([.BI66];[.BH67]+[.BI66])" office:value-type="float" office:value="11221" calcext:value-type="float">
            <text:p>11221</text:p>
          </table:table-cell>
          <table:table-cell table:formula="of:=MAX([.BJ66];[.BI67]+[.BJ66])" office:value-type="float" office:value="16620" calcext:value-type="float">
            <text:p>16620</text:p>
          </table:table-cell>
          <table:table-cell table:formula="of:=MAX([.BK66];[.BJ67]+[.BK66])" office:value-type="float" office:value="21378" calcext:value-type="float">
            <text:p>21378</text:p>
          </table:table-cell>
          <table:table-cell table:formula="of:=MAX([.BL66];[.BK67]+[.BL66])" office:value-type="float" office:value="22311" calcext:value-type="float">
            <text:p>22311</text:p>
          </table:table-cell>
          <table:table-cell table:formula="of:=MAX([.BM66];[.BL67]+[.BM66])" office:value-type="float" office:value="18993" calcext:value-type="float">
            <text:p>18993</text:p>
          </table:table-cell>
          <table:table-cell table:formula="of:=MAX([.BN66];[.BM67]+[.BN66])" office:value-type="float" office:value="10421" calcext:value-type="float">
            <text:p>10421</text:p>
          </table:table-cell>
          <table:table-cell table:formula="of:=MAX([.BO66];[.BN67]+[.BO66])" office:value-type="float" office:value="10987" calcext:value-type="float">
            <text:p>10987</text:p>
          </table:table-cell>
          <table:table-cell table:formula="of:=MAX([.BP66];[.BO67]+[.BP66])" office:value-type="float" office:value="19168" calcext:value-type="float">
            <text:p>19168</text:p>
          </table:table-cell>
          <table:table-cell table:formula="of:=MAX([.BQ66];[.BP67]+[.BQ66])" office:value-type="float" office:value="17656" calcext:value-type="float">
            <text:p>17656</text:p>
          </table:table-cell>
          <table:table-cell table:formula="of:=MAX([.BR66];[.BQ67]+[.BR66])" office:value-type="float" office:value="14719" calcext:value-type="float">
            <text:p>14719</text:p>
          </table:table-cell>
          <table:table-cell table:formula="of:=MAX([.BS66];[.BR67]+[.BS66])" office:value-type="float" office:value="8822" calcext:value-type="float">
            <text:p>8822</text:p>
          </table:table-cell>
          <table:table-cell table:formula="of:=MAX([.BT66];[.BS67]+[.BT66])" office:value-type="float" office:value="14347" calcext:value-type="float">
            <text:p>14347</text:p>
          </table:table-cell>
          <table:table-cell table:formula="of:=MAX([.BU66];[.BT67]+[.BU66])" office:value-type="float" office:value="7293" calcext:value-type="float">
            <text:p>7293</text:p>
          </table:table-cell>
          <table:table-cell table:formula="of:=MAX([.BV66];[.BU67]+[.BV66])" office:value-type="float" office:value="8205" calcext:value-type="float">
            <text:p>8205</text:p>
          </table:table-cell>
          <table:table-cell table:formula="of:=MAX([.BW66];[.BV67]+[.BW66])" office:value-type="float" office:value="-658" calcext:value-type="float">
            <text:p>-658</text:p>
          </table:table-cell>
          <table:table-cell table:formula="of:=MAX([.BX66];[.BW67]+[.BX66])" office:value-type="float" office:value="-4893" calcext:value-type="float">
            <text:p>-4893</text:p>
          </table:table-cell>
          <table:table-cell table:formula="of:=MAX([.BY66];[.BX67]+[.BY66])" office:value-type="float" office:value="2963" calcext:value-type="float">
            <text:p>2963</text:p>
          </table:table-cell>
          <table:table-cell table:formula="of:=MAX([.BZ66];[.BY67]+[.BZ66])" office:value-type="float" office:value="-5864" calcext:value-type="float">
            <text:p>-5864</text:p>
          </table:table-cell>
          <table:table-cell table:formula="of:=MAX([.CA66];[.BZ67]+[.CA66])" office:value-type="float" office:value="-8376" calcext:value-type="float">
            <text:p>-8376</text:p>
          </table:table-cell>
          <table:table-cell table:formula="of:=MAX([.CB66];[.CA67]+[.CB66])" office:value-type="float" office:value="5579" calcext:value-type="float">
            <text:p>5579</text:p>
          </table:table-cell>
          <table:table-cell table:formula="of:=MAX([.CC66];[.CB67]+[.CC66])" office:value-type="float" office:value="-3327" calcext:value-type="float">
            <text:p>-3327</text:p>
          </table:table-cell>
          <table:table-cell table:formula="of:=MAX([.CD66];[.CC67]+[.CD66])" office:value-type="float" office:value="2265" calcext:value-type="float">
            <text:p>2265</text:p>
          </table:table-cell>
          <table:table-cell table:formula="of:=MAX([.CE66];[.CD67]+[.CE66])" office:value-type="float" office:value="7614" calcext:value-type="float">
            <text:p>7614</text:p>
          </table:table-cell>
          <table:table-cell table:formula="of:=MAX([.CF66];[.CE67]+[.CF66])" office:value-type="float" office:value="17002" calcext:value-type="float">
            <text:p>17002</text:p>
          </table:table-cell>
          <table:table-cell table:formula="of:=MAX([.CG66];[.CF67]+[.CG66])" office:value-type="float" office:value="21666" calcext:value-type="float">
            <text:p>21666</text:p>
          </table:table-cell>
          <table:table-cell table:formula="of:=MAX([.CH66];[.CG67]+[.CH66])" office:value-type="float" office:value="27374" calcext:value-type="float">
            <text:p>27374</text:p>
          </table:table-cell>
          <table:table-cell table:formula="of:=MAX([.CI66];[.CH67]+[.CI66])" office:value-type="float" office:value="30004" calcext:value-type="float">
            <text:p>30004</text:p>
          </table:table-cell>
          <table:table-cell table:formula="of:=MAX([.CJ66];[.CI67]+[.CJ66])" office:value-type="float" office:value="25827" calcext:value-type="float">
            <text:p>25827</text:p>
          </table:table-cell>
          <table:table-cell table:formula="of:=MAX([.CK66];[.CJ67]+[.CK66])" office:value-type="float" office:value="33492" calcext:value-type="float">
            <text:p>33492</text:p>
          </table:table-cell>
          <table:table-cell table:formula="of:=MAX([.CL66];[.CK67]+[.CL66])" office:value-type="float" office:value="40266" calcext:value-type="float">
            <text:p>40266</text:p>
          </table:table-cell>
          <table:table-cell table:formula="of:=MAX([.CM66];[.CL67]+[.CM66])" office:value-type="float" office:value="35114" calcext:value-type="float">
            <text:p>35114</text:p>
          </table:table-cell>
          <table:table-cell table:formula="of:=MAX([.CN66];[.CM67]+[.CN66])" office:value-type="float" office:value="29610" calcext:value-type="float">
            <text:p>29610</text:p>
          </table:table-cell>
          <table:table-cell table:formula="of:=MAX([.CO66];[.CN67]+[.CO66])" office:value-type="float" office:value="35748" calcext:value-type="float">
            <text:p>35748</text:p>
          </table:table-cell>
          <table:table-cell table:formula="of:=MAX([.CP66];[.CO67]+[.CP66])" office:value-type="float" office:value="37766" calcext:value-type="float">
            <text:p>37766</text:p>
          </table:table-cell>
          <table:table-cell table:formula="of:=MAX([.CQ66];[.CP67]+[.CQ66])" office:value-type="float" office:value="40230" calcext:value-type="float">
            <text:p>40230</text:p>
          </table:table-cell>
          <table:table-cell table:formula="of:=MAX([.CR66];[.CQ67]+[.CR66])" office:value-type="float" office:value="44166" calcext:value-type="float">
            <text:p>44166</text:p>
          </table:table-cell>
          <table:table-cell table:formula="of:=MAX([.CS66];[.CR67]+[.CS66])" office:value-type="float" office:value="38181" calcext:value-type="float">
            <text:p>38181</text:p>
          </table:table-cell>
          <table:table-cell table:formula="of:=MAX([.CT66];[.CS67]+[.CT66])" office:value-type="float" office:value="47985" calcext:value-type="float">
            <text:p>47985</text:p>
          </table:table-cell>
          <table:table-cell table:formula="of:=MAX([.CU66];[.CT67]+[.CU66])" office:value-type="float" office:value="38465" calcext:value-type="float">
            <text:p>38465</text:p>
          </table:table-cell>
          <table:table-cell table:formula="of:=MAX([.CV66];[.CU67]+[.CV66])" office:value-type="float" office:value="39710" calcext:value-type="float">
            <text:p>39710</text:p>
          </table:table-cell>
        </table:table-row>
        <table:table-row table:style-name="ro1">
          <table:table-cell table:style-name="ce3" table:formula="of:=MAX([.A67:.CV67])" office:value-type="float" office:value="47985" calcext:value-type="float">
            <text:p>47985</text:p>
          </table:table-cell>
          <table:table-cell table:number-columns-repeated="99"/>
        </table:table-row>
        <table:table-row table:style-name="ro1">
          <table:table-cell table:style-name="Default"/>
          <table:table-cell table:number-columns-repeated="9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Default" table:formula="of:=[.A71]" office:value-type="float" office:value="9404" calcext:value-type="float">
            <text:p>9404</text:p>
          </table:table-cell>
          <table:table-cell table:formula="of:=MAX([.B71];[.A72]+[.B71])" office:value-type="float" office:value="17440" calcext:value-type="float">
            <text:p>17440</text:p>
          </table:table-cell>
          <table:table-cell table:formula="of:=MAX([.C71];[.B72]+[.C71])" office:value-type="float" office:value="8106" calcext:value-type="float">
            <text:p>8106</text:p>
          </table:table-cell>
          <table:table-cell table:formula="of:=MAX([.D71];[.C72]+[.D71])" office:value-type="float" office:value="-1040" calcext:value-type="float">
            <text:p>-1040</text:p>
          </table:table-cell>
          <table:table-cell table:formula="of:=MAX([.E71];[.D72]+[.E71])" office:value-type="float" office:value="8085" calcext:value-type="float">
            <text:p>8085</text:p>
          </table:table-cell>
          <table:table-cell table:formula="of:=MAX([.F71];[.E72]+[.F71])" office:value-type="float" office:value="11109" calcext:value-type="float">
            <text:p>11109</text:p>
          </table:table-cell>
          <table:table-cell table:formula="of:=MAX([.G71];[.F72]+[.G71])" office:value-type="float" office:value="12097" calcext:value-type="float">
            <text:p>12097</text:p>
          </table:table-cell>
          <table:table-cell table:formula="of:=MAX([.H71];[.G72]+[.H71])" office:value-type="float" office:value="17972" calcext:value-type="float">
            <text:p>17972</text:p>
          </table:table-cell>
          <table:table-cell table:formula="of:=MAX([.I71];[.H72]+[.I71])" office:value-type="float" office:value="20236" calcext:value-type="float">
            <text:p>20236</text:p>
          </table:table-cell>
          <table:table-cell table:formula="of:=MAX([.J71];[.I72]+[.J71])" office:value-type="float" office:value="15593" calcext:value-type="float">
            <text:p>15593</text:p>
          </table:table-cell>
          <table:table-cell table:formula="of:=MAX([.K71];[.J72]+[.K71])" office:value-type="float" office:value="6677" calcext:value-type="float">
            <text:p>6677</text:p>
          </table:table-cell>
          <table:table-cell table:formula="of:=MAX([.L71];[.K72]+[.L71])" office:value-type="float" office:value="-1395" calcext:value-type="float">
            <text:p>-1395</text:p>
          </table:table-cell>
          <table:table-cell table:formula="of:=MAX([.M71];[.L72]+[.M71])" office:value-type="float" office:value="1954" calcext:value-type="float">
            <text:p>1954</text:p>
          </table:table-cell>
          <table:table-cell table:formula="of:=MAX([.N71];[.M72]+[.N71])" office:value-type="float" office:value="5378" calcext:value-type="float">
            <text:p>5378</text:p>
          </table:table-cell>
          <table:table-cell table:formula="of:=MAX([.O71];[.N72]+[.O71])" office:value-type="float" office:value="10742" calcext:value-type="float">
            <text:p>10742</text:p>
          </table:table-cell>
          <table:table-cell table:formula="of:=MAX([.P71];[.O72]+[.P71])" office:value-type="float" office:value="8109" calcext:value-type="float">
            <text:p>8109</text:p>
          </table:table-cell>
          <table:table-cell table:formula="of:=MAX([.Q71];[.P72]+[.Q71])" office:value-type="float" office:value="-801" calcext:value-type="float">
            <text:p>-801</text:p>
          </table:table-cell>
          <table:table-cell table:formula="of:=MAX([.R71];[.Q72]+[.R71])" office:value-type="float" office:value="-7310" calcext:value-type="float">
            <text:p>-7310</text:p>
          </table:table-cell>
          <table:table-cell table:formula="of:=MAX([.S71];[.R72]+[.S71])" office:value-type="float" office:value="9443" calcext:value-type="float">
            <text:p>9443</text:p>
          </table:table-cell>
          <table:table-cell table:formula="of:=MAX([.T71];[.S72]+[.T71])" office:value-type="float" office:value="4347" calcext:value-type="float">
            <text:p>4347</text:p>
          </table:table-cell>
          <table:table-cell table:formula="of:=MAX([.U71];[.T72]+[.U71])" office:value-type="float" office:value="9329" calcext:value-type="float">
            <text:p>9329</text:p>
          </table:table-cell>
          <table:table-cell table:formula="of:=MAX([.V71];[.U72]+[.V71])" office:value-type="float" office:value="1495" calcext:value-type="float">
            <text:p>1495</text:p>
          </table:table-cell>
          <table:table-cell table:formula="of:=MAX([.W71];[.V72]+[.W71])" office:value-type="float" office:value="6659" calcext:value-type="float">
            <text:p>6659</text:p>
          </table:table-cell>
          <table:table-cell table:formula="of:=MAX([.X71];[.W72]+[.X71])" office:value-type="float" office:value="-1701" calcext:value-type="float">
            <text:p>-1701</text:p>
          </table:table-cell>
          <table:table-cell table:formula="of:=MAX([.Y71];[.X72]+[.Y71])" office:value-type="float" office:value="185" calcext:value-type="float">
            <text:p>185</text:p>
          </table:table-cell>
          <table:table-cell table:formula="of:=MAX([.Z71];[.Y72]+[.Z71])" office:value-type="float" office:value="450" calcext:value-type="float">
            <text:p>450</text:p>
          </table:table-cell>
          <table:table-cell table:formula="of:=MAX([.AA71];[.Z72]+[.AA71])" office:value-type="float" office:value="727" calcext:value-type="float">
            <text:p>727</text:p>
          </table:table-cell>
          <table:table-cell table:formula="of:=MAX([.AB71];[.AA72]+[.AB71])" office:value-type="float" office:value="-3427" calcext:value-type="float">
            <text:p>-3427</text:p>
          </table:table-cell>
          <table:table-cell table:formula="of:=MAX([.AC71];[.AB72]+[.AC71])" office:value-type="float" office:value="-6615" calcext:value-type="float">
            <text:p>-6615</text:p>
          </table:table-cell>
          <table:table-cell table:formula="of:=MAX([.AD71];[.AC72]+[.AD71])" office:value-type="float" office:value="6233" calcext:value-type="float">
            <text:p>6233</text:p>
          </table:table-cell>
          <table:table-cell table:formula="of:=MAX([.AE71];[.AD72]+[.AE71])" office:value-type="float" office:value="12221" calcext:value-type="float">
            <text:p>12221</text:p>
          </table:table-cell>
          <table:table-cell table:formula="of:=MAX([.AF71];[.AE72]+[.AF71])" office:value-type="float" office:value="3213" calcext:value-type="float">
            <text:p>3213</text:p>
          </table:table-cell>
          <table:table-cell table:formula="of:=MAX([.AG71];[.AF72]+[.AG71])" office:value-type="float" office:value="9062" calcext:value-type="float">
            <text:p>9062</text:p>
          </table:table-cell>
          <table:table-cell table:formula="of:=MAX([.AH71];[.AG72]+[.AH71])" office:value-type="float" office:value="8114" calcext:value-type="float">
            <text:p>8114</text:p>
          </table:table-cell>
          <table:table-cell table:formula="of:=MAX([.AI71];[.AH72]+[.AI71])" office:value-type="float" office:value="14572" calcext:value-type="float">
            <text:p>14572</text:p>
          </table:table-cell>
          <table:table-cell table:formula="of:=MAX([.AJ71];[.AI72]+[.AJ71])" office:value-type="float" office:value="4939" calcext:value-type="float">
            <text:p>4939</text:p>
          </table:table-cell>
          <table:table-cell table:formula="of:=MAX([.AK71];[.AJ72]+[.AK71])" office:value-type="float" office:value="12894" calcext:value-type="float">
            <text:p>12894</text:p>
          </table:table-cell>
          <table:table-cell table:formula="of:=MAX([.AL71];[.AK72]+[.AL71])" office:value-type="float" office:value="13326" calcext:value-type="float">
            <text:p>13326</text:p>
          </table:table-cell>
          <table:table-cell table:formula="of:=MAX([.AM71];[.AL72]+[.AM71])" office:value-type="float" office:value="14634" calcext:value-type="float">
            <text:p>14634</text:p>
          </table:table-cell>
          <table:table-cell table:formula="of:=MAX([.AN71];[.AM72]+[.AN71])" office:value-type="float" office:value="21167" calcext:value-type="float">
            <text:p>21167</text:p>
          </table:table-cell>
          <table:table-cell table:formula="of:=MAX([.AO71];[.AN72]+[.AO71])" office:value-type="float" office:value="16500" calcext:value-type="float">
            <text:p>16500</text:p>
          </table:table-cell>
          <table:table-cell table:formula="of:=MAX([.AP71];[.AO72]+[.AP71])" office:value-type="float" office:value="26045" calcext:value-type="float">
            <text:p>26045</text:p>
          </table:table-cell>
          <table:table-cell table:formula="of:=MAX([.AQ71];[.AP72]+[.AQ71])" office:value-type="float" office:value="35491" calcext:value-type="float">
            <text:p>35491</text:p>
          </table:table-cell>
          <table:table-cell table:formula="of:=MAX([.AR71];[.AQ72]+[.AR71])" office:value-type="float" office:value="36493" calcext:value-type="float">
            <text:p>36493</text:p>
          </table:table-cell>
          <table:table-cell table:formula="of:=MAX([.AS71];[.AR72]+[.AS71])" office:value-type="float" office:value="40945" calcext:value-type="float">
            <text:p>40945</text:p>
          </table:table-cell>
          <table:table-cell table:formula="of:=MAX([.AT71];[.AS72]+[.AT71])" office:value-type="float" office:value="38660" calcext:value-type="float">
            <text:p>38660</text:p>
          </table:table-cell>
          <table:table-cell table:formula="of:=MAX([.AU71];[.AT72]+[.AU71])" office:value-type="float" office:value="36247" calcext:value-type="float">
            <text:p>36247</text:p>
          </table:table-cell>
          <table:table-cell table:formula="of:=MAX([.AV71];[.AU72]+[.AV71])" office:value-type="float" office:value="27513" calcext:value-type="float">
            <text:p>27513</text:p>
          </table:table-cell>
          <table:table-cell table:formula="of:=MAX([.AW71];[.AV72]+[.AW71])" office:value-type="float" office:value="31737" calcext:value-type="float">
            <text:p>31737</text:p>
          </table:table-cell>
          <table:table-cell table:formula="of:=MAX([.AX71];[.AW72]+[.AX71])" office:value-type="float" office:value="37229" calcext:value-type="float">
            <text:p>37229</text:p>
          </table:table-cell>
          <table:table-cell table:formula="of:=MAX([.AY71];[.AX72]+[.AY71])" office:value-type="float" office:value="30979" calcext:value-type="float">
            <text:p>30979</text:p>
          </table:table-cell>
          <table:table-cell table:formula="of:=MAX([.AZ71];[.AY72]+[.AZ71])" office:value-type="float" office:value="30941" calcext:value-type="float">
            <text:p>30941</text:p>
          </table:table-cell>
          <table:table-cell table:formula="of:=MAX([.BA71];[.AZ72]+[.BA71])" office:value-type="float" office:value="27852" calcext:value-type="float">
            <text:p>27852</text:p>
          </table:table-cell>
          <table:table-cell table:formula="of:=MAX([.BB71];[.BA72]+[.BB71])" office:value-type="float" office:value="21091" calcext:value-type="float">
            <text:p>21091</text:p>
          </table:table-cell>
          <table:table-cell table:formula="of:=MAX([.BC71];[.BB72]+[.BC71])" office:value-type="float" office:value="23417" calcext:value-type="float">
            <text:p>23417</text:p>
          </table:table-cell>
          <table:table-cell table:formula="of:=MAX([.BD71];[.BC72]+[.BD71])" office:value-type="float" office:value="21208" calcext:value-type="float">
            <text:p>21208</text:p>
          </table:table-cell>
          <table:table-cell table:formula="of:=MAX([.BE71];[.BD72]+[.BE71])" office:value-type="float" office:value="13246" calcext:value-type="float">
            <text:p>13246</text:p>
          </table:table-cell>
          <table:table-cell table:formula="of:=MAX([.BF71];[.BE72]+[.BF71])" office:value-type="float" office:value="12317" calcext:value-type="float">
            <text:p>12317</text:p>
          </table:table-cell>
          <table:table-cell table:formula="of:=MAX([.BG71];[.BF72]+[.BG71])" office:value-type="float" office:value="18027" calcext:value-type="float">
            <text:p>18027</text:p>
          </table:table-cell>
          <table:table-cell table:formula="of:=MAX([.BH71];[.BG72]+[.BH71])" office:value-type="float" office:value="17636" calcext:value-type="float">
            <text:p>17636</text:p>
          </table:table-cell>
          <table:table-cell table:formula="of:=MAX([.BI71];[.BH72]+[.BI71])" office:value-type="float" office:value="11221" calcext:value-type="float">
            <text:p>11221</text:p>
          </table:table-cell>
          <table:table-cell table:formula="of:=MAX([.BJ71];[.BI72]+[.BJ71])" office:value-type="float" office:value="16620" calcext:value-type="float">
            <text:p>16620</text:p>
          </table:table-cell>
          <table:table-cell table:formula="of:=MAX([.BK71];[.BJ72]+[.BK71])" office:value-type="float" office:value="21378" calcext:value-type="float">
            <text:p>21378</text:p>
          </table:table-cell>
          <table:table-cell table:formula="of:=MAX([.BL71];[.BK72]+[.BL71])" office:value-type="float" office:value="22311" calcext:value-type="float">
            <text:p>22311</text:p>
          </table:table-cell>
          <table:table-cell table:formula="of:=MAX([.BM71];[.BL72]+[.BM71])" office:value-type="float" office:value="18993" calcext:value-type="float">
            <text:p>18993</text:p>
          </table:table-cell>
          <table:table-cell table:formula="of:=MAX([.BN71];[.BM72]+[.BN71])" office:value-type="float" office:value="10421" calcext:value-type="float">
            <text:p>10421</text:p>
          </table:table-cell>
          <table:table-cell table:formula="of:=MAX([.BO71];[.BN72]+[.BO71])" office:value-type="float" office:value="10987" calcext:value-type="float">
            <text:p>10987</text:p>
          </table:table-cell>
          <table:table-cell table:formula="of:=MAX([.BP71];[.BO72]+[.BP71])" office:value-type="float" office:value="19168" calcext:value-type="float">
            <text:p>19168</text:p>
          </table:table-cell>
          <table:table-cell table:formula="of:=MAX([.BQ71];[.BP72]+[.BQ71])" office:value-type="float" office:value="17656" calcext:value-type="float">
            <text:p>17656</text:p>
          </table:table-cell>
          <table:table-cell table:formula="of:=MAX([.BR71];[.BQ72]+[.BR71])" office:value-type="float" office:value="14719" calcext:value-type="float">
            <text:p>14719</text:p>
          </table:table-cell>
          <table:table-cell table:formula="of:=MAX([.BS71];[.BR72]+[.BS71])" office:value-type="float" office:value="8822" calcext:value-type="float">
            <text:p>8822</text:p>
          </table:table-cell>
          <table:table-cell table:formula="of:=MAX([.BT71];[.BS72]+[.BT71])" office:value-type="float" office:value="14347" calcext:value-type="float">
            <text:p>14347</text:p>
          </table:table-cell>
          <table:table-cell table:formula="of:=MAX([.BU71];[.BT72]+[.BU71])" office:value-type="float" office:value="7293" calcext:value-type="float">
            <text:p>7293</text:p>
          </table:table-cell>
          <table:table-cell table:formula="of:=MAX([.BV71];[.BU72]+[.BV71])" office:value-type="float" office:value="8205" calcext:value-type="float">
            <text:p>8205</text:p>
          </table:table-cell>
          <table:table-cell table:formula="of:=MAX([.BW71];[.BV72]+[.BW71])" office:value-type="float" office:value="-658" calcext:value-type="float">
            <text:p>-658</text:p>
          </table:table-cell>
          <table:table-cell table:formula="of:=MAX([.BX71];[.BW72]+[.BX71])" office:value-type="float" office:value="-4893" calcext:value-type="float">
            <text:p>-4893</text:p>
          </table:table-cell>
          <table:table-cell table:formula="of:=MAX([.BY71];[.BX72]+[.BY71])" office:value-type="float" office:value="2963" calcext:value-type="float">
            <text:p>2963</text:p>
          </table:table-cell>
          <table:table-cell table:formula="of:=MAX([.BZ71];[.BY72]+[.BZ71])" office:value-type="float" office:value="-5864" calcext:value-type="float">
            <text:p>-5864</text:p>
          </table:table-cell>
          <table:table-cell table:formula="of:=MAX([.CA71];[.BZ72]+[.CA71])" office:value-type="float" office:value="-8376" calcext:value-type="float">
            <text:p>-8376</text:p>
          </table:table-cell>
          <table:table-cell table:formula="of:=MAX([.CB71];[.CA72]+[.CB71])" office:value-type="float" office:value="5579" calcext:value-type="float">
            <text:p>5579</text:p>
          </table:table-cell>
          <table:table-cell table:formula="of:=MAX([.CC71];[.CB72]+[.CC71])" office:value-type="float" office:value="-3327" calcext:value-type="float">
            <text:p>-3327</text:p>
          </table:table-cell>
          <table:table-cell table:formula="of:=MAX([.CD71];[.CC72]+[.CD71])" office:value-type="float" office:value="2265" calcext:value-type="float">
            <text:p>2265</text:p>
          </table:table-cell>
          <table:table-cell table:formula="of:=MAX([.CE71];[.CD72]+[.CE71])" office:value-type="float" office:value="7614" calcext:value-type="float">
            <text:p>7614</text:p>
          </table:table-cell>
          <table:table-cell table:formula="of:=MAX([.CF71];[.CE72]+[.CF71])" office:value-type="float" office:value="17002" calcext:value-type="float">
            <text:p>17002</text:p>
          </table:table-cell>
          <table:table-cell table:formula="of:=MAX([.CG71];[.CF72]+[.CG71])" office:value-type="float" office:value="21666" calcext:value-type="float">
            <text:p>21666</text:p>
          </table:table-cell>
          <table:table-cell table:formula="of:=MAX([.CH71];[.CG72]+[.CH71])" office:value-type="float" office:value="27374" calcext:value-type="float">
            <text:p>27374</text:p>
          </table:table-cell>
          <table:table-cell table:formula="of:=MAX([.CI71];[.CH72]+[.CI71])" office:value-type="float" office:value="30004" calcext:value-type="float">
            <text:p>30004</text:p>
          </table:table-cell>
          <table:table-cell table:formula="of:=MAX([.CJ71];[.CI72]+[.CJ71])" office:value-type="float" office:value="25827" calcext:value-type="float">
            <text:p>25827</text:p>
          </table:table-cell>
          <table:table-cell table:formula="of:=MAX([.CK71];[.CJ72]+[.CK71])" office:value-type="float" office:value="33492" calcext:value-type="float">
            <text:p>33492</text:p>
          </table:table-cell>
          <table:table-cell table:formula="of:=MAX([.CL71];[.CK72]+[.CL71])" office:value-type="float" office:value="40266" calcext:value-type="float">
            <text:p>40266</text:p>
          </table:table-cell>
          <table:table-cell table:formula="of:=MAX([.CM71];[.CL72]+[.CM71])" office:value-type="float" office:value="35114" calcext:value-type="float">
            <text:p>35114</text:p>
          </table:table-cell>
          <table:table-cell table:formula="of:=MAX([.CN71];[.CM72]+[.CN71])" office:value-type="float" office:value="29610" calcext:value-type="float">
            <text:p>29610</text:p>
          </table:table-cell>
          <table:table-cell table:formula="of:=MAX([.CO71];[.CN72]+[.CO71])" office:value-type="float" office:value="35748" calcext:value-type="float">
            <text:p>35748</text:p>
          </table:table-cell>
          <table:table-cell table:formula="of:=MAX([.CP71];[.CO72]+[.CP71])" office:value-type="float" office:value="37766" calcext:value-type="float">
            <text:p>37766</text:p>
          </table:table-cell>
          <table:table-cell table:formula="of:=MAX([.CQ71];[.CP72]+[.CQ71])" office:value-type="float" office:value="40230" calcext:value-type="float">
            <text:p>40230</text:p>
          </table:table-cell>
          <table:table-cell table:formula="of:=MAX([.CR71];[.CQ72]+[.CR71])" office:value-type="float" office:value="44166" calcext:value-type="float">
            <text:p>44166</text:p>
          </table:table-cell>
          <table:table-cell table:formula="of:=MAX([.CS71];[.CR72]+[.CS71])" office:value-type="float" office:value="38181" calcext:value-type="float">
            <text:p>38181</text:p>
          </table:table-cell>
          <table:table-cell table:formula="of:=MAX([.CT71];[.CS72]+[.CT71])" office:value-type="float" office:value="47985" calcext:value-type="float">
            <text:p>47985</text:p>
          </table:table-cell>
          <table:table-cell table:formula="of:=MAX([.CU71];[.CT72]+[.CU71])" office:value-type="float" office:value="38465" calcext:value-type="float">
            <text:p>38465</text:p>
          </table:table-cell>
          <table:table-cell table:formula="of:=MAX([.CV71];[.CU72]+[.CV71])" office:value-type="float" office:value="39710" calcext:value-type="float">
            <text:p>39710</text:p>
          </table:table-cell>
        </table:table-row>
        <table:table-row table:style-name="ro1">
          <table:table-cell table:style-name="ce3" table:formula="of:=MAX([.A72:.CV72])" office:value-type="float" office:value="47985" calcext:value-type="float">
            <text:p>47985</text:p>
          </table:table-cell>
          <table:table-cell table:number-columns-repeated="9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Default" table:formula="of:=[.A75]" office:value-type="float" office:value="9404" calcext:value-type="float">
            <text:p>9404</text:p>
          </table:table-cell>
          <table:table-cell table:formula="of:=MAX([.B75];[.A76]+[.B75])" office:value-type="float" office:value="17440" calcext:value-type="float">
            <text:p>17440</text:p>
          </table:table-cell>
          <table:table-cell table:formula="of:=MAX([.C75];[.B76]+[.C75])" office:value-type="float" office:value="8106" calcext:value-type="float">
            <text:p>8106</text:p>
          </table:table-cell>
          <table:table-cell table:formula="of:=MAX([.D75];[.C76]+[.D75])" office:value-type="float" office:value="-1040" calcext:value-type="float">
            <text:p>-1040</text:p>
          </table:table-cell>
          <table:table-cell table:formula="of:=MAX([.E75];[.D76]+[.E75])" office:value-type="float" office:value="8085" calcext:value-type="float">
            <text:p>8085</text:p>
          </table:table-cell>
          <table:table-cell table:formula="of:=MAX([.F75];[.E76]+[.F75])" office:value-type="float" office:value="11109" calcext:value-type="float">
            <text:p>11109</text:p>
          </table:table-cell>
          <table:table-cell table:formula="of:=MAX([.G75];[.F76]+[.G75])" office:value-type="float" office:value="12097" calcext:value-type="float">
            <text:p>12097</text:p>
          </table:table-cell>
          <table:table-cell table:formula="of:=MAX([.H75];[.G76]+[.H75])" office:value-type="float" office:value="17972" calcext:value-type="float">
            <text:p>17972</text:p>
          </table:table-cell>
          <table:table-cell table:formula="of:=MAX([.I75];[.H76]+[.I75])" office:value-type="float" office:value="20236" calcext:value-type="float">
            <text:p>20236</text:p>
          </table:table-cell>
          <table:table-cell table:formula="of:=MAX([.J75];[.I76]+[.J75])" office:value-type="float" office:value="15593" calcext:value-type="float">
            <text:p>15593</text:p>
          </table:table-cell>
          <table:table-cell table:formula="of:=MAX([.K75];[.J76]+[.K75])" office:value-type="float" office:value="6677" calcext:value-type="float">
            <text:p>6677</text:p>
          </table:table-cell>
          <table:table-cell table:formula="of:=MAX([.L75];[.K76]+[.L75])" office:value-type="float" office:value="-1395" calcext:value-type="float">
            <text:p>-1395</text:p>
          </table:table-cell>
          <table:table-cell table:formula="of:=MAX([.M75];[.L76]+[.M75])" office:value-type="float" office:value="1954" calcext:value-type="float">
            <text:p>1954</text:p>
          </table:table-cell>
          <table:table-cell table:formula="of:=MAX([.N75];[.M76]+[.N75])" office:value-type="float" office:value="5378" calcext:value-type="float">
            <text:p>5378</text:p>
          </table:table-cell>
          <table:table-cell table:formula="of:=MAX([.O75];[.N76]+[.O75])" office:value-type="float" office:value="10742" calcext:value-type="float">
            <text:p>10742</text:p>
          </table:table-cell>
          <table:table-cell table:formula="of:=MAX([.P75];[.O76]+[.P75])" office:value-type="float" office:value="8109" calcext:value-type="float">
            <text:p>8109</text:p>
          </table:table-cell>
          <table:table-cell table:formula="of:=MAX([.Q75];[.P76]+[.Q75])" office:value-type="float" office:value="-801" calcext:value-type="float">
            <text:p>-801</text:p>
          </table:table-cell>
          <table:table-cell table:formula="of:=MAX([.R75];[.Q76]+[.R75])" office:value-type="float" office:value="-7310" calcext:value-type="float">
            <text:p>-7310</text:p>
          </table:table-cell>
          <table:table-cell table:formula="of:=MAX([.S75];[.R76]+[.S75])" office:value-type="float" office:value="9443" calcext:value-type="float">
            <text:p>9443</text:p>
          </table:table-cell>
          <table:table-cell table:formula="of:=MAX([.T75];[.S76]+[.T75])" office:value-type="float" office:value="4347" calcext:value-type="float">
            <text:p>4347</text:p>
          </table:table-cell>
          <table:table-cell table:formula="of:=MAX([.U75];[.T76]+[.U75])" office:value-type="float" office:value="9329" calcext:value-type="float">
            <text:p>9329</text:p>
          </table:table-cell>
          <table:table-cell table:formula="of:=MAX([.V75];[.U76]+[.V75])" office:value-type="float" office:value="1495" calcext:value-type="float">
            <text:p>1495</text:p>
          </table:table-cell>
          <table:table-cell table:formula="of:=MAX([.W75];[.V76]+[.W75])" office:value-type="float" office:value="6659" calcext:value-type="float">
            <text:p>6659</text:p>
          </table:table-cell>
          <table:table-cell table:formula="of:=MAX([.X75];[.W76]+[.X75])" office:value-type="float" office:value="-1701" calcext:value-type="float">
            <text:p>-1701</text:p>
          </table:table-cell>
          <table:table-cell table:formula="of:=MAX([.Y75];[.X76]+[.Y75])" office:value-type="float" office:value="185" calcext:value-type="float">
            <text:p>185</text:p>
          </table:table-cell>
          <table:table-cell table:formula="of:=MAX([.Z75];[.Y76]+[.Z75])" office:value-type="float" office:value="450" calcext:value-type="float">
            <text:p>450</text:p>
          </table:table-cell>
          <table:table-cell table:formula="of:=MAX([.AA75];[.Z76]+[.AA75])" office:value-type="float" office:value="727" calcext:value-type="float">
            <text:p>727</text:p>
          </table:table-cell>
          <table:table-cell table:formula="of:=MAX([.AB75];[.AA76]+[.AB75])" office:value-type="float" office:value="-3427" calcext:value-type="float">
            <text:p>-3427</text:p>
          </table:table-cell>
          <table:table-cell table:formula="of:=MAX([.AC75];[.AB76]+[.AC75])" office:value-type="float" office:value="-6615" calcext:value-type="float">
            <text:p>-6615</text:p>
          </table:table-cell>
          <table:table-cell table:formula="of:=MAX([.AD75];[.AC76]+[.AD75])" office:value-type="float" office:value="6233" calcext:value-type="float">
            <text:p>6233</text:p>
          </table:table-cell>
          <table:table-cell table:formula="of:=MAX([.AE75];[.AD76]+[.AE75])" office:value-type="float" office:value="12221" calcext:value-type="float">
            <text:p>12221</text:p>
          </table:table-cell>
          <table:table-cell table:formula="of:=MAX([.AF75];[.AE76]+[.AF75])" office:value-type="float" office:value="3213" calcext:value-type="float">
            <text:p>3213</text:p>
          </table:table-cell>
          <table:table-cell table:formula="of:=MAX([.AG75];[.AF76]+[.AG75])" office:value-type="float" office:value="9062" calcext:value-type="float">
            <text:p>9062</text:p>
          </table:table-cell>
          <table:table-cell table:formula="of:=MAX([.AH75];[.AG76]+[.AH75])" office:value-type="float" office:value="8114" calcext:value-type="float">
            <text:p>8114</text:p>
          </table:table-cell>
          <table:table-cell table:formula="of:=MAX([.AI75];[.AH76]+[.AI75])" office:value-type="float" office:value="14572" calcext:value-type="float">
            <text:p>14572</text:p>
          </table:table-cell>
          <table:table-cell table:formula="of:=MAX([.AJ75];[.AI76]+[.AJ75])" office:value-type="float" office:value="4939" calcext:value-type="float">
            <text:p>4939</text:p>
          </table:table-cell>
          <table:table-cell table:formula="of:=MAX([.AK75];[.AJ76]+[.AK75])" office:value-type="float" office:value="12894" calcext:value-type="float">
            <text:p>12894</text:p>
          </table:table-cell>
          <table:table-cell table:formula="of:=MAX([.AL75];[.AK76]+[.AL75])" office:value-type="float" office:value="13326" calcext:value-type="float">
            <text:p>13326</text:p>
          </table:table-cell>
          <table:table-cell table:formula="of:=MAX([.AM75];[.AL76]+[.AM75])" office:value-type="float" office:value="14634" calcext:value-type="float">
            <text:p>14634</text:p>
          </table:table-cell>
          <table:table-cell table:formula="of:=MAX([.AN75];[.AM76]+[.AN75])" office:value-type="float" office:value="21167" calcext:value-type="float">
            <text:p>21167</text:p>
          </table:table-cell>
          <table:table-cell table:formula="of:=MAX([.AO75];[.AN76]+[.AO75])" office:value-type="float" office:value="16500" calcext:value-type="float">
            <text:p>16500</text:p>
          </table:table-cell>
          <table:table-cell table:formula="of:=MAX([.AP75];[.AO76]+[.AP75])" office:value-type="float" office:value="26045" calcext:value-type="float">
            <text:p>26045</text:p>
          </table:table-cell>
          <table:table-cell table:formula="of:=MAX([.AQ75];[.AP76]+[.AQ75])" office:value-type="float" office:value="35491" calcext:value-type="float">
            <text:p>35491</text:p>
          </table:table-cell>
          <table:table-cell table:formula="of:=MAX([.AR75];[.AQ76]+[.AR75])" office:value-type="float" office:value="36493" calcext:value-type="float">
            <text:p>36493</text:p>
          </table:table-cell>
          <table:table-cell table:formula="of:=MAX([.AS75];[.AR76]+[.AS75])" office:value-type="float" office:value="40945" calcext:value-type="float">
            <text:p>40945</text:p>
          </table:table-cell>
          <table:table-cell table:formula="of:=MAX([.AT75];[.AS76]+[.AT75])" office:value-type="float" office:value="38660" calcext:value-type="float">
            <text:p>38660</text:p>
          </table:table-cell>
          <table:table-cell table:formula="of:=MAX([.AU75];[.AT76]+[.AU75])" office:value-type="float" office:value="36247" calcext:value-type="float">
            <text:p>36247</text:p>
          </table:table-cell>
          <table:table-cell table:formula="of:=MAX([.AV75];[.AU76]+[.AV75])" office:value-type="float" office:value="27513" calcext:value-type="float">
            <text:p>27513</text:p>
          </table:table-cell>
          <table:table-cell table:formula="of:=MAX([.AW75];[.AV76]+[.AW75])" office:value-type="float" office:value="31737" calcext:value-type="float">
            <text:p>31737</text:p>
          </table:table-cell>
          <table:table-cell table:formula="of:=MAX([.AX75];[.AW76]+[.AX75])" office:value-type="float" office:value="37229" calcext:value-type="float">
            <text:p>37229</text:p>
          </table:table-cell>
          <table:table-cell table:formula="of:=MAX([.AY75];[.AX76]+[.AY75])" office:value-type="float" office:value="30979" calcext:value-type="float">
            <text:p>30979</text:p>
          </table:table-cell>
          <table:table-cell table:formula="of:=MAX([.AZ75];[.AY76]+[.AZ75])" office:value-type="float" office:value="30941" calcext:value-type="float">
            <text:p>30941</text:p>
          </table:table-cell>
          <table:table-cell table:formula="of:=MAX([.BA75];[.AZ76]+[.BA75])" office:value-type="float" office:value="27852" calcext:value-type="float">
            <text:p>27852</text:p>
          </table:table-cell>
          <table:table-cell table:formula="of:=MAX([.BB75];[.BA76]+[.BB75])" office:value-type="float" office:value="21091" calcext:value-type="float">
            <text:p>21091</text:p>
          </table:table-cell>
          <table:table-cell table:formula="of:=MAX([.BC75];[.BB76]+[.BC75])" office:value-type="float" office:value="23417" calcext:value-type="float">
            <text:p>23417</text:p>
          </table:table-cell>
          <table:table-cell table:formula="of:=MAX([.BD75];[.BC76]+[.BD75])" office:value-type="float" office:value="21208" calcext:value-type="float">
            <text:p>21208</text:p>
          </table:table-cell>
          <table:table-cell table:formula="of:=MAX([.BE75];[.BD76]+[.BE75])" office:value-type="float" office:value="13246" calcext:value-type="float">
            <text:p>13246</text:p>
          </table:table-cell>
          <table:table-cell table:formula="of:=MAX([.BF75];[.BE76]+[.BF75])" office:value-type="float" office:value="12317" calcext:value-type="float">
            <text:p>12317</text:p>
          </table:table-cell>
          <table:table-cell table:formula="of:=MAX([.BG75];[.BF76]+[.BG75])" office:value-type="float" office:value="18027" calcext:value-type="float">
            <text:p>18027</text:p>
          </table:table-cell>
          <table:table-cell table:formula="of:=MAX([.BH75];[.BG76]+[.BH75])" office:value-type="float" office:value="17636" calcext:value-type="float">
            <text:p>17636</text:p>
          </table:table-cell>
          <table:table-cell table:formula="of:=MAX([.BI75];[.BH76]+[.BI75])" office:value-type="float" office:value="11221" calcext:value-type="float">
            <text:p>11221</text:p>
          </table:table-cell>
          <table:table-cell table:formula="of:=MAX([.BJ75];[.BI76]+[.BJ75])" office:value-type="float" office:value="16620" calcext:value-type="float">
            <text:p>16620</text:p>
          </table:table-cell>
          <table:table-cell table:formula="of:=MAX([.BK75];[.BJ76]+[.BK75])" office:value-type="float" office:value="21378" calcext:value-type="float">
            <text:p>21378</text:p>
          </table:table-cell>
          <table:table-cell table:formula="of:=MAX([.BL75];[.BK76]+[.BL75])" office:value-type="float" office:value="22311" calcext:value-type="float">
            <text:p>22311</text:p>
          </table:table-cell>
          <table:table-cell table:formula="of:=MAX([.BM75];[.BL76]+[.BM75])" office:value-type="float" office:value="18993" calcext:value-type="float">
            <text:p>18993</text:p>
          </table:table-cell>
          <table:table-cell table:formula="of:=MAX([.BN75];[.BM76]+[.BN75])" office:value-type="float" office:value="10421" calcext:value-type="float">
            <text:p>10421</text:p>
          </table:table-cell>
          <table:table-cell table:formula="of:=MAX([.BO75];[.BN76]+[.BO75])" office:value-type="float" office:value="10987" calcext:value-type="float">
            <text:p>10987</text:p>
          </table:table-cell>
          <table:table-cell table:formula="of:=MAX([.BP75];[.BO76]+[.BP75])" office:value-type="float" office:value="19168" calcext:value-type="float">
            <text:p>19168</text:p>
          </table:table-cell>
          <table:table-cell table:formula="of:=MAX([.BQ75];[.BP76]+[.BQ75])" office:value-type="float" office:value="17656" calcext:value-type="float">
            <text:p>17656</text:p>
          </table:table-cell>
          <table:table-cell table:formula="of:=MAX([.BR75];[.BQ76]+[.BR75])" office:value-type="float" office:value="14719" calcext:value-type="float">
            <text:p>14719</text:p>
          </table:table-cell>
          <table:table-cell table:formula="of:=MAX([.BS75];[.BR76]+[.BS75])" office:value-type="float" office:value="8822" calcext:value-type="float">
            <text:p>8822</text:p>
          </table:table-cell>
          <table:table-cell table:formula="of:=MAX([.BT75];[.BS76]+[.BT75])" office:value-type="float" office:value="14347" calcext:value-type="float">
            <text:p>14347</text:p>
          </table:table-cell>
          <table:table-cell table:formula="of:=MAX([.BU75];[.BT76]+[.BU75])" office:value-type="float" office:value="7293" calcext:value-type="float">
            <text:p>7293</text:p>
          </table:table-cell>
          <table:table-cell table:formula="of:=MAX([.BV75];[.BU76]+[.BV75])" office:value-type="float" office:value="8205" calcext:value-type="float">
            <text:p>8205</text:p>
          </table:table-cell>
          <table:table-cell table:formula="of:=MAX([.BW75];[.BV76]+[.BW75])" office:value-type="float" office:value="-658" calcext:value-type="float">
            <text:p>-658</text:p>
          </table:table-cell>
          <table:table-cell table:formula="of:=MAX([.BX75];[.BW76]+[.BX75])" office:value-type="float" office:value="-4893" calcext:value-type="float">
            <text:p>-4893</text:p>
          </table:table-cell>
          <table:table-cell table:formula="of:=MAX([.BY75];[.BX76]+[.BY75])" office:value-type="float" office:value="2963" calcext:value-type="float">
            <text:p>2963</text:p>
          </table:table-cell>
          <table:table-cell table:formula="of:=MAX([.BZ75];[.BY76]+[.BZ75])" office:value-type="float" office:value="-5864" calcext:value-type="float">
            <text:p>-5864</text:p>
          </table:table-cell>
          <table:table-cell table:formula="of:=MAX([.CA75];[.BZ76]+[.CA75])" office:value-type="float" office:value="-8376" calcext:value-type="float">
            <text:p>-8376</text:p>
          </table:table-cell>
          <table:table-cell table:formula="of:=MAX([.CB75];[.CA76]+[.CB75])" office:value-type="float" office:value="5579" calcext:value-type="float">
            <text:p>5579</text:p>
          </table:table-cell>
          <table:table-cell table:formula="of:=MAX([.CC75];[.CB76]+[.CC75])" office:value-type="float" office:value="-3327" calcext:value-type="float">
            <text:p>-3327</text:p>
          </table:table-cell>
          <table:table-cell table:style-name="ce4" table:formula="of:=[.CC76]" office:value-type="float" office:value="-3327" calcext:value-type="float">
            <text:p>-3327</text:p>
          </table:table-cell>
          <table:table-cell table:style-name="ce4" table:formula="of:=[.CD76]" office:value-type="float" office:value="-3327" calcext:value-type="float">
            <text:p>-3327</text:p>
          </table:table-cell>
          <table:table-cell table:style-name="ce4" table:formula="of:=[.CE76]" office:value-type="float" office:value="-3327" calcext:value-type="float">
            <text:p>-3327</text:p>
          </table:table-cell>
          <table:table-cell table:style-name="ce4" table:formula="of:=[.CF76]" office:value-type="float" office:value="-3327" calcext:value-type="float">
            <text:p>-3327</text:p>
          </table:table-cell>
          <table:table-cell table:style-name="ce4" table:formula="of:=[.CG76]" office:value-type="float" office:value="-3327" calcext:value-type="float">
            <text:p>-3327</text:p>
          </table:table-cell>
          <table:table-cell table:style-name="ce4" table:formula="of:=[.CH76]" office:value-type="float" office:value="-3327" calcext:value-type="float">
            <text:p>-3327</text:p>
          </table:table-cell>
          <table:table-cell table:style-name="ce4" table:formula="of:=[.CI76]" office:value-type="float" office:value="-3327" calcext:value-type="float">
            <text:p>-3327</text:p>
          </table:table-cell>
          <table:table-cell table:style-name="ce4" table:formula="of:=[.CJ76]" office:value-type="float" office:value="-3327" calcext:value-type="float">
            <text:p>-3327</text:p>
          </table:table-cell>
          <table:table-cell table:style-name="ce4" table:formula="of:=[.CK76]" office:value-type="float" office:value="-3327" calcext:value-type="float">
            <text:p>-3327</text:p>
          </table:table-cell>
          <table:table-cell table:style-name="ce4" table:formula="of:=[.CL76]" office:value-type="float" office:value="-3327" calcext:value-type="float">
            <text:p>-3327</text:p>
          </table:table-cell>
          <table:table-cell table:style-name="ce4" table:formula="of:=[.CM76]" office:value-type="float" office:value="-3327" calcext:value-type="float">
            <text:p>-3327</text:p>
          </table:table-cell>
          <table:table-cell table:style-name="ce4" table:formula="of:=[.CN76]" office:value-type="float" office:value="-3327" calcext:value-type="float">
            <text:p>-3327</text:p>
          </table:table-cell>
          <table:table-cell table:style-name="ce4" table:formula="of:=[.CO76]" office:value-type="float" office:value="-3327" calcext:value-type="float">
            <text:p>-3327</text:p>
          </table:table-cell>
          <table:table-cell table:style-name="ce4" table:formula="of:=[.CP76]" office:value-type="float" office:value="-3327" calcext:value-type="float">
            <text:p>-3327</text:p>
          </table:table-cell>
          <table:table-cell table:style-name="ce4" table:formula="of:=[.CQ76]" office:value-type="float" office:value="-3327" calcext:value-type="float">
            <text:p>-3327</text:p>
          </table:table-cell>
          <table:table-cell table:style-name="ce4" table:formula="of:=[.CR76]" office:value-type="float" office:value="-3327" calcext:value-type="float">
            <text:p>-3327</text:p>
          </table:table-cell>
          <table:table-cell table:style-name="ce4" table:formula="of:=[.CS76]" office:value-type="float" office:value="-3327" calcext:value-type="float">
            <text:p>-3327</text:p>
          </table:table-cell>
          <table:table-cell table:formula="of:=MAX([.CU75];[.CT76]+[.CU75])" office:value-type="float" office:value="-9520" calcext:value-type="float">
            <text:p>-9520</text:p>
          </table:table-cell>
          <table:table-cell table:formula="of:=MAX([.CV75];[.CU76]+[.CV75])" office:value-type="float" office:value="1245" calcext:value-type="float">
            <text:p>1245</text:p>
          </table:table-cell>
        </table:table-row>
        <table:table-row table:style-name="ro1">
          <table:table-cell table:style-name="ce3" table:formula="of:=MAX([.A76:.CV76])" office:value-type="float" office:value="40945" calcext:value-type="float">
            <text:p>40945</text:p>
          </table:table-cell>
          <table:table-cell table:number-columns-repeated="9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Default" table:formula="of:=[.A79]" office:value-type="float" office:value="9404" calcext:value-type="float">
            <text:p>9404</text:p>
          </table:table-cell>
          <table:table-cell table:formula="of:=MAX([.B79];[.A80]+[.B79])" office:value-type="float" office:value="17440" calcext:value-type="float">
            <text:p>17440</text:p>
          </table:table-cell>
          <table:table-cell table:formula="of:=MAX([.C79];[.B80]+[.C79])" office:value-type="float" office:value="8106" calcext:value-type="float">
            <text:p>8106</text:p>
          </table:table-cell>
          <table:table-cell table:formula="of:=MAX([.D79];[.C80]+[.D79])" office:value-type="float" office:value="-1040" calcext:value-type="float">
            <text:p>-1040</text:p>
          </table:table-cell>
          <table:table-cell table:formula="of:=MAX([.E79];[.D80]+[.E79])" office:value-type="float" office:value="8085" calcext:value-type="float">
            <text:p>8085</text:p>
          </table:table-cell>
          <table:table-cell table:formula="of:=MAX([.F79];[.E80]+[.F79])" office:value-type="float" office:value="11109" calcext:value-type="float">
            <text:p>11109</text:p>
          </table:table-cell>
          <table:table-cell table:formula="of:=MAX([.G79];[.F80]+[.G79])" office:value-type="float" office:value="12097" calcext:value-type="float">
            <text:p>12097</text:p>
          </table:table-cell>
          <table:table-cell table:formula="of:=MAX([.H79];[.G80]+[.H79])" office:value-type="float" office:value="17972" calcext:value-type="float">
            <text:p>17972</text:p>
          </table:table-cell>
          <table:table-cell table:formula="of:=MAX([.I79];[.H80]+[.I79])" office:value-type="float" office:value="20236" calcext:value-type="float">
            <text:p>20236</text:p>
          </table:table-cell>
          <table:table-cell table:formula="of:=MAX([.J79];[.I80]+[.J79])" office:value-type="float" office:value="15593" calcext:value-type="float">
            <text:p>15593</text:p>
          </table:table-cell>
          <table:table-cell table:formula="of:=MAX([.K79];[.J80]+[.K79])" office:value-type="float" office:value="6677" calcext:value-type="float">
            <text:p>6677</text:p>
          </table:table-cell>
          <table:table-cell table:formula="of:=MAX([.L79];[.K80]+[.L79])" office:value-type="float" office:value="-1395" calcext:value-type="float">
            <text:p>-1395</text:p>
          </table:table-cell>
          <table:table-cell table:formula="of:=MAX([.M79];[.L80]+[.M79])" office:value-type="float" office:value="1954" calcext:value-type="float">
            <text:p>1954</text:p>
          </table:table-cell>
          <table:table-cell table:formula="of:=MAX([.N79];[.M80]+[.N79])" office:value-type="float" office:value="5378" calcext:value-type="float">
            <text:p>5378</text:p>
          </table:table-cell>
          <table:table-cell table:formula="of:=MAX([.O79];[.N80]+[.O79])" office:value-type="float" office:value="10742" calcext:value-type="float">
            <text:p>10742</text:p>
          </table:table-cell>
          <table:table-cell table:formula="of:=MAX([.P79];[.O80]+[.P79])" office:value-type="float" office:value="8109" calcext:value-type="float">
            <text:p>8109</text:p>
          </table:table-cell>
          <table:table-cell table:formula="of:=MAX([.Q79];[.P80]+[.Q79])" office:value-type="float" office:value="-801" calcext:value-type="float">
            <text:p>-801</text:p>
          </table:table-cell>
          <table:table-cell table:formula="of:=MAX([.R79];[.Q80]+[.R79])" office:value-type="float" office:value="-7310" calcext:value-type="float">
            <text:p>-7310</text:p>
          </table:table-cell>
          <table:table-cell table:formula="of:=MAX([.S79];[.R80]+[.S79])" office:value-type="float" office:value="9443" calcext:value-type="float">
            <text:p>9443</text:p>
          </table:table-cell>
          <table:table-cell table:formula="of:=MAX([.T79];[.S80]+[.T79])" office:value-type="float" office:value="4347" calcext:value-type="float">
            <text:p>4347</text:p>
          </table:table-cell>
          <table:table-cell table:formula="of:=MAX([.U79];[.T80]+[.U79])" office:value-type="float" office:value="9329" calcext:value-type="float">
            <text:p>9329</text:p>
          </table:table-cell>
          <table:table-cell table:formula="of:=MAX([.V79];[.U80]+[.V79])" office:value-type="float" office:value="1495" calcext:value-type="float">
            <text:p>1495</text:p>
          </table:table-cell>
          <table:table-cell table:formula="of:=MAX([.W79];[.V80]+[.W79])" office:value-type="float" office:value="6659" calcext:value-type="float">
            <text:p>6659</text:p>
          </table:table-cell>
          <table:table-cell table:formula="of:=MAX([.X79];[.W80]+[.X79])" office:value-type="float" office:value="-1701" calcext:value-type="float">
            <text:p>-1701</text:p>
          </table:table-cell>
          <table:table-cell table:formula="of:=MAX([.Y79];[.X80]+[.Y79])" office:value-type="float" office:value="185" calcext:value-type="float">
            <text:p>185</text:p>
          </table:table-cell>
          <table:table-cell table:formula="of:=MAX([.Z79];[.Y80]+[.Z79])" office:value-type="float" office:value="450" calcext:value-type="float">
            <text:p>450</text:p>
          </table:table-cell>
          <table:table-cell table:formula="of:=MAX([.AA79];[.Z80]+[.AA79])" office:value-type="float" office:value="727" calcext:value-type="float">
            <text:p>727</text:p>
          </table:table-cell>
          <table:table-cell table:formula="of:=MAX([.AB79];[.AA80]+[.AB79])" office:value-type="float" office:value="-3427" calcext:value-type="float">
            <text:p>-3427</text:p>
          </table:table-cell>
          <table:table-cell table:formula="of:=MAX([.AC79];[.AB80]+[.AC79])" office:value-type="float" office:value="-6615" calcext:value-type="float">
            <text:p>-6615</text:p>
          </table:table-cell>
          <table:table-cell table:number-columns-repeated="16" table:style-name="ce4" office:value-type="float" office:value="-6615" calcext:value-type="float">
            <text:p>-6615</text:p>
          </table:table-cell>
          <table:table-cell table:formula="of:=MAX([.AT79];[.AS80]+[.AT79])" office:value-type="float" office:value="-2285" calcext:value-type="float">
            <text:p>-2285</text:p>
          </table:table-cell>
          <table:table-cell table:formula="of:=MAX([.AU79];[.AT80]+[.AU79])" office:value-type="float" office:value="-2413" calcext:value-type="float">
            <text:p>-2413</text:p>
          </table:table-cell>
          <table:table-cell table:formula="of:=MAX([.AV79];[.AU80]+[.AV79])" office:value-type="float" office:value="-8734" calcext:value-type="float">
            <text:p>-8734</text:p>
          </table:table-cell>
          <table:table-cell table:formula="of:=MAX([.AW79];[.AV80]+[.AW79])" office:value-type="float" office:value="4224" calcext:value-type="float">
            <text:p>4224</text:p>
          </table:table-cell>
          <table:table-cell table:formula="of:=MAX([.AX79];[.AW80]+[.AX79])" office:value-type="float" office:value="9716" calcext:value-type="float">
            <text:p>9716</text:p>
          </table:table-cell>
          <table:table-cell table:formula="of:=MAX([.AY79];[.AX80]+[.AY79])" office:value-type="float" office:value="3466" calcext:value-type="float">
            <text:p>3466</text:p>
          </table:table-cell>
          <table:table-cell table:formula="of:=MAX([.AZ79];[.AY80]+[.AZ79])" office:value-type="float" office:value="3428" calcext:value-type="float">
            <text:p>3428</text:p>
          </table:table-cell>
          <table:table-cell table:formula="of:=MAX([.BA79];[.AZ80]+[.BA79])" office:value-type="float" office:value="339" calcext:value-type="float">
            <text:p>339</text:p>
          </table:table-cell>
          <table:table-cell table:formula="of:=MAX([.BB79];[.BA80]+[.BB79])" office:value-type="float" office:value="-6422" calcext:value-type="float">
            <text:p>-6422</text:p>
          </table:table-cell>
          <table:table-cell table:formula="of:=MAX([.BC79];[.BB80]+[.BC79])" office:value-type="float" office:value="2326" calcext:value-type="float">
            <text:p>2326</text:p>
          </table:table-cell>
          <table:table-cell table:formula="of:=MAX([.BD79];[.BC80]+[.BD79])" office:value-type="float" office:value="117" calcext:value-type="float">
            <text:p>117</text:p>
          </table:table-cell>
          <table:table-cell table:formula="of:=MAX([.BE79];[.BD80]+[.BE79])" office:value-type="float" office:value="-7845" calcext:value-type="float">
            <text:p>-7845</text:p>
          </table:table-cell>
          <table:table-cell table:formula="of:=MAX([.BF79];[.BE80]+[.BF79])" office:value-type="float" office:value="-929" calcext:value-type="float">
            <text:p>-929</text:p>
          </table:table-cell>
          <table:table-cell table:formula="of:=MAX([.BG79];[.BF80]+[.BG79])" office:value-type="float" office:value="5710" calcext:value-type="float">
            <text:p>5710</text:p>
          </table:table-cell>
          <table:table-cell table:formula="of:=MAX([.BH79];[.BG80]+[.BH79])" office:value-type="float" office:value="5319" calcext:value-type="float">
            <text:p>5319</text:p>
          </table:table-cell>
          <table:table-cell table:formula="of:=MAX([.BI79];[.BH80]+[.BI79])" office:value-type="float" office:value="-1096" calcext:value-type="float">
            <text:p>-1096</text:p>
          </table:table-cell>
          <table:table-cell table:formula="of:=MAX([.BJ79];[.BI80]+[.BJ79])" office:value-type="float" office:value="5399" calcext:value-type="float">
            <text:p>5399</text:p>
          </table:table-cell>
          <table:table-cell table:formula="of:=MAX([.BK79];[.BJ80]+[.BK79])" office:value-type="float" office:value="10157" calcext:value-type="float">
            <text:p>10157</text:p>
          </table:table-cell>
          <table:table-cell table:formula="of:=MAX([.BL79];[.BK80]+[.BL79])" office:value-type="float" office:value="11090" calcext:value-type="float">
            <text:p>11090</text:p>
          </table:table-cell>
          <table:table-cell table:formula="of:=MAX([.BM79];[.BL80]+[.BM79])" office:value-type="float" office:value="7772" calcext:value-type="float">
            <text:p>7772</text:p>
          </table:table-cell>
          <table:table-cell table:formula="of:=MAX([.BN79];[.BM80]+[.BN79])" office:value-type="float" office:value="-800" calcext:value-type="float">
            <text:p>-800</text:p>
          </table:table-cell>
          <table:table-cell table:formula="of:=MAX([.BO79];[.BN80]+[.BO79])" office:value-type="float" office:value="566" calcext:value-type="float">
            <text:p>566</text:p>
          </table:table-cell>
          <table:table-cell table:formula="of:=MAX([.BP79];[.BO80]+[.BP79])" office:value-type="float" office:value="8747" calcext:value-type="float">
            <text:p>8747</text:p>
          </table:table-cell>
          <table:table-cell table:formula="of:=MAX([.BQ79];[.BP80]+[.BQ79])" office:value-type="float" office:value="7235" calcext:value-type="float">
            <text:p>7235</text:p>
          </table:table-cell>
          <table:table-cell table:formula="of:=MAX([.BR79];[.BQ80]+[.BR79])" office:value-type="float" office:value="4298" calcext:value-type="float">
            <text:p>4298</text:p>
          </table:table-cell>
          <table:table-cell table:formula="of:=MAX([.BS79];[.BR80]+[.BS79])" office:value-type="float" office:value="-1599" calcext:value-type="float">
            <text:p>-1599</text:p>
          </table:table-cell>
          <table:table-cell table:formula="of:=MAX([.BT79];[.BS80]+[.BT79])" office:value-type="float" office:value="5525" calcext:value-type="float">
            <text:p>5525</text:p>
          </table:table-cell>
          <table:table-cell table:formula="of:=MAX([.BU79];[.BT80]+[.BU79])" office:value-type="float" office:value="-1529" calcext:value-type="float">
            <text:p>-1529</text:p>
          </table:table-cell>
          <table:table-cell table:formula="of:=MAX([.BV79];[.BU80]+[.BV79])" office:value-type="float" office:value="912" calcext:value-type="float">
            <text:p>912</text:p>
          </table:table-cell>
          <table:table-cell table:formula="of:=MAX([.BW79];[.BV80]+[.BW79])" office:value-type="float" office:value="-7951" calcext:value-type="float">
            <text:p>-7951</text:p>
          </table:table-cell>
          <table:table-cell table:formula="of:=MAX([.BX79];[.BW80]+[.BX79])" office:value-type="float" office:value="-4893" calcext:value-type="float">
            <text:p>-4893</text:p>
          </table:table-cell>
          <table:table-cell table:formula="of:=MAX([.BY79];[.BX80]+[.BY79])" office:value-type="float" office:value="2963" calcext:value-type="float">
            <text:p>2963</text:p>
          </table:table-cell>
          <table:table-cell table:formula="of:=MAX([.BZ79];[.BY80]+[.BZ79])" office:value-type="float" office:value="-5864" calcext:value-type="float">
            <text:p>-5864</text:p>
          </table:table-cell>
          <table:table-cell table:formula="of:=MAX([.CA79];[.BZ80]+[.CA79])" office:value-type="float" office:value="-8376" calcext:value-type="float">
            <text:p>-8376</text:p>
          </table:table-cell>
          <table:table-cell table:formula="of:=MAX([.CB79];[.CA80]+[.CB79])" office:value-type="float" office:value="5579" calcext:value-type="float">
            <text:p>5579</text:p>
          </table:table-cell>
          <table:table-cell table:formula="of:=MAX([.CC79];[.CB80]+[.CC79])" office:value-type="float" office:value="-3327" calcext:value-type="float">
            <text:p>-3327</text:p>
          </table:table-cell>
          <table:table-cell table:style-name="ce4" table:formula="of:=[.CC80]" office:value-type="float" office:value="-3327" calcext:value-type="float">
            <text:p>-3327</text:p>
          </table:table-cell>
          <table:table-cell table:style-name="ce4" table:formula="of:=[.CD80]" office:value-type="float" office:value="-3327" calcext:value-type="float">
            <text:p>-3327</text:p>
          </table:table-cell>
          <table:table-cell table:style-name="ce4" table:formula="of:=[.CE80]" office:value-type="float" office:value="-3327" calcext:value-type="float">
            <text:p>-3327</text:p>
          </table:table-cell>
          <table:table-cell table:style-name="ce4" table:formula="of:=[.CF80]" office:value-type="float" office:value="-3327" calcext:value-type="float">
            <text:p>-3327</text:p>
          </table:table-cell>
          <table:table-cell table:style-name="ce4" table:formula="of:=[.CG80]" office:value-type="float" office:value="-3327" calcext:value-type="float">
            <text:p>-3327</text:p>
          </table:table-cell>
          <table:table-cell table:style-name="ce4" table:formula="of:=[.CH80]" office:value-type="float" office:value="-3327" calcext:value-type="float">
            <text:p>-3327</text:p>
          </table:table-cell>
          <table:table-cell table:style-name="ce4" table:formula="of:=[.CI80]" office:value-type="float" office:value="-3327" calcext:value-type="float">
            <text:p>-3327</text:p>
          </table:table-cell>
          <table:table-cell table:style-name="ce4" table:formula="of:=[.CJ80]" office:value-type="float" office:value="-3327" calcext:value-type="float">
            <text:p>-3327</text:p>
          </table:table-cell>
          <table:table-cell table:style-name="ce4" table:formula="of:=[.CK80]" office:value-type="float" office:value="-3327" calcext:value-type="float">
            <text:p>-3327</text:p>
          </table:table-cell>
          <table:table-cell table:style-name="ce4" table:formula="of:=[.CL80]" office:value-type="float" office:value="-3327" calcext:value-type="float">
            <text:p>-3327</text:p>
          </table:table-cell>
          <table:table-cell table:style-name="ce4" table:formula="of:=[.CM80]" office:value-type="float" office:value="-3327" calcext:value-type="float">
            <text:p>-3327</text:p>
          </table:table-cell>
          <table:table-cell table:style-name="ce4" table:formula="of:=[.CN80]" office:value-type="float" office:value="-3327" calcext:value-type="float">
            <text:p>-3327</text:p>
          </table:table-cell>
          <table:table-cell table:style-name="ce4" table:formula="of:=[.CO80]" office:value-type="float" office:value="-3327" calcext:value-type="float">
            <text:p>-3327</text:p>
          </table:table-cell>
          <table:table-cell table:style-name="ce4" table:formula="of:=[.CP80]" office:value-type="float" office:value="-3327" calcext:value-type="float">
            <text:p>-3327</text:p>
          </table:table-cell>
          <table:table-cell table:style-name="ce4" table:formula="of:=[.CQ80]" office:value-type="float" office:value="-3327" calcext:value-type="float">
            <text:p>-3327</text:p>
          </table:table-cell>
          <table:table-cell table:style-name="ce4" table:formula="of:=[.CR80]" office:value-type="float" office:value="-3327" calcext:value-type="float">
            <text:p>-3327</text:p>
          </table:table-cell>
          <table:table-cell table:style-name="ce4" table:formula="of:=[.CS80]" office:value-type="float" office:value="-3327" calcext:value-type="float">
            <text:p>-3327</text:p>
          </table:table-cell>
          <table:table-cell table:formula="of:=MAX([.CU79];[.CT80]+[.CU79])" office:value-type="float" office:value="-9520" calcext:value-type="float">
            <text:p>-9520</text:p>
          </table:table-cell>
          <table:table-cell table:formula="of:=MAX([.CV79];[.CU80]+[.CV79])" office:value-type="float" office:value="1245" calcext:value-type="float">
            <text:p>1245</text:p>
          </table:table-cell>
        </table:table-row>
        <table:table-row table:style-name="ro1">
          <table:table-cell table:style-name="ce3" table:formula="of:=MAX([.A80:.CV80])" office:value-type="float" office:value="20236" calcext:value-type="float">
            <text:p>20236</text:p>
          </table:table-cell>
          <table:table-cell table:number-columns-repeated="9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Default" table:formula="of:=[.A83]" office:value-type="float" office:value="9404" calcext:value-type="float">
            <text:p>9404</text:p>
          </table:table-cell>
          <table:table-cell table:formula="of:=MAX([.B83];[.A84]+[.B83])" office:value-type="float" office:value="17440" calcext:value-type="float">
            <text:p>17440</text:p>
          </table:table-cell>
          <table:table-cell table:formula="of:=MAX([.C83];[.B84]+[.C83])" office:value-type="float" office:value="8106" calcext:value-type="float">
            <text:p>8106</text:p>
          </table:table-cell>
          <table:table-cell table:formula="of:=MAX([.D83];[.C84]+[.D83])" office:value-type="float" office:value="-1040" calcext:value-type="float">
            <text:p>-1040</text:p>
          </table:table-cell>
          <table:table-cell table:style-name="ce4" table:formula="of:=[.D84]" office:value-type="float" office:value="-1040" calcext:value-type="float">
            <text:p>-1040</text:p>
          </table:table-cell>
          <table:table-cell table:style-name="ce4" table:formula="of:=[.E84]" office:value-type="float" office:value="-1040" calcext:value-type="float">
            <text:p>-1040</text:p>
          </table:table-cell>
          <table:table-cell table:style-name="ce4" table:formula="of:=[.F84]" office:value-type="float" office:value="-1040" calcext:value-type="float">
            <text:p>-1040</text:p>
          </table:table-cell>
          <table:table-cell table:style-name="ce4" table:formula="of:=[.G84]" office:value-type="float" office:value="-1040" calcext:value-type="float">
            <text:p>-1040</text:p>
          </table:table-cell>
          <table:table-cell table:style-name="ce4" table:formula="of:=[.H84]" office:value-type="float" office:value="-1040" calcext:value-type="float">
            <text:p>-1040</text:p>
          </table:table-cell>
          <table:table-cell table:formula="of:=MAX([.J83];[.I84]+[.J83])" office:value-type="float" office:value="-4643" calcext:value-type="float">
            <text:p>-4643</text:p>
          </table:table-cell>
          <table:table-cell table:formula="of:=MAX([.K83];[.J84]+[.K83])" office:value-type="float" office:value="-8916" calcext:value-type="float">
            <text:p>-8916</text:p>
          </table:table-cell>
          <table:table-cell table:formula="of:=MAX([.L83];[.K84]+[.L83])" office:value-type="float" office:value="-8072" calcext:value-type="float">
            <text:p>-8072</text:p>
          </table:table-cell>
          <table:table-cell table:formula="of:=MAX([.M83];[.L84]+[.M83])" office:value-type="float" office:value="1954" calcext:value-type="float">
            <text:p>1954</text:p>
          </table:table-cell>
          <table:table-cell table:formula="of:=MAX([.N83];[.M84]+[.N83])" office:value-type="float" office:value="5378" calcext:value-type="float">
            <text:p>5378</text:p>
          </table:table-cell>
          <table:table-cell table:formula="of:=MAX([.O83];[.N84]+[.O83])" office:value-type="float" office:value="10742" calcext:value-type="float">
            <text:p>10742</text:p>
          </table:table-cell>
          <table:table-cell table:formula="of:=MAX([.P83];[.O84]+[.P83])" office:value-type="float" office:value="8109" calcext:value-type="float">
            <text:p>8109</text:p>
          </table:table-cell>
          <table:table-cell table:formula="of:=MAX([.Q83];[.P84]+[.Q83])" office:value-type="float" office:value="-801" calcext:value-type="float">
            <text:p>-801</text:p>
          </table:table-cell>
          <table:table-cell table:formula="of:=MAX([.R83];[.Q84]+[.R83])" office:value-type="float" office:value="-7310" calcext:value-type="float">
            <text:p>-7310</text:p>
          </table:table-cell>
          <table:table-cell table:formula="of:=MAX([.S83];[.R84]+[.S83])" office:value-type="float" office:value="9443" calcext:value-type="float">
            <text:p>9443</text:p>
          </table:table-cell>
          <table:table-cell table:formula="of:=MAX([.T83];[.S84]+[.T83])" office:value-type="float" office:value="4347" calcext:value-type="float">
            <text:p>4347</text:p>
          </table:table-cell>
          <table:table-cell table:formula="of:=MAX([.U83];[.T84]+[.U83])" office:value-type="float" office:value="9329" calcext:value-type="float">
            <text:p>9329</text:p>
          </table:table-cell>
          <table:table-cell table:formula="of:=MAX([.V83];[.U84]+[.V83])" office:value-type="float" office:value="1495" calcext:value-type="float">
            <text:p>1495</text:p>
          </table:table-cell>
          <table:table-cell table:formula="of:=MAX([.W83];[.V84]+[.W83])" office:value-type="float" office:value="6659" calcext:value-type="float">
            <text:p>6659</text:p>
          </table:table-cell>
          <table:table-cell table:formula="of:=MAX([.X83];[.W84]+[.X83])" office:value-type="float" office:value="-1701" calcext:value-type="float">
            <text:p>-1701</text:p>
          </table:table-cell>
          <table:table-cell table:formula="of:=MAX([.Y83];[.X84]+[.Y83])" office:value-type="float" office:value="185" calcext:value-type="float">
            <text:p>185</text:p>
          </table:table-cell>
          <table:table-cell table:formula="of:=MAX([.Z83];[.Y84]+[.Z83])" office:value-type="float" office:value="450" calcext:value-type="float">
            <text:p>450</text:p>
          </table:table-cell>
          <table:table-cell table:formula="of:=MAX([.AA83];[.Z84]+[.AA83])" office:value-type="float" office:value="727" calcext:value-type="float">
            <text:p>727</text:p>
          </table:table-cell>
          <table:table-cell table:formula="of:=MAX([.AB83];[.AA84]+[.AB83])" office:value-type="float" office:value="-3427" calcext:value-type="float">
            <text:p>-3427</text:p>
          </table:table-cell>
          <table:table-cell table:formula="of:=MAX([.AC83];[.AB84]+[.AC83])" office:value-type="float" office:value="-6615" calcext:value-type="float">
            <text:p>-6615</text:p>
          </table:table-cell>
          <table:table-cell table:number-columns-repeated="16" table:style-name="ce4" office:value-type="float" office:value="-6615" calcext:value-type="float">
            <text:p>-6615</text:p>
          </table:table-cell>
          <table:table-cell table:formula="of:=MAX([.AT83];[.AS84]+[.AT83])" office:value-type="float" office:value="-2285" calcext:value-type="float">
            <text:p>-2285</text:p>
          </table:table-cell>
          <table:table-cell table:formula="of:=MAX([.AU83];[.AT84]+[.AU83])" office:value-type="float" office:value="-2413" calcext:value-type="float">
            <text:p>-2413</text:p>
          </table:table-cell>
          <table:table-cell table:formula="of:=MAX([.AV83];[.AU84]+[.AV83])" office:value-type="float" office:value="-8734" calcext:value-type="float">
            <text:p>-8734</text:p>
          </table:table-cell>
          <table:table-cell table:formula="of:=MAX([.AW83];[.AV84]+[.AW83])" office:value-type="float" office:value="4224" calcext:value-type="float">
            <text:p>4224</text:p>
          </table:table-cell>
          <table:table-cell table:formula="of:=MAX([.AX83];[.AW84]+[.AX83])" office:value-type="float" office:value="9716" calcext:value-type="float">
            <text:p>9716</text:p>
          </table:table-cell>
          <table:table-cell table:formula="of:=MAX([.AY83];[.AX84]+[.AY83])" office:value-type="float" office:value="3466" calcext:value-type="float">
            <text:p>3466</text:p>
          </table:table-cell>
          <table:table-cell table:formula="of:=MAX([.AZ83];[.AY84]+[.AZ83])" office:value-type="float" office:value="3428" calcext:value-type="float">
            <text:p>3428</text:p>
          </table:table-cell>
          <table:table-cell table:formula="of:=MAX([.BA83];[.AZ84]+[.BA83])" office:value-type="float" office:value="339" calcext:value-type="float">
            <text:p>339</text:p>
          </table:table-cell>
          <table:table-cell table:formula="of:=MAX([.BB83];[.BA84]+[.BB83])" office:value-type="float" office:value="-6422" calcext:value-type="float">
            <text:p>-6422</text:p>
          </table:table-cell>
          <table:table-cell table:formula="of:=MAX([.BC83];[.BB84]+[.BC83])" office:value-type="float" office:value="2326" calcext:value-type="float">
            <text:p>2326</text:p>
          </table:table-cell>
          <table:table-cell table:formula="of:=MAX([.BD83];[.BC84]+[.BD83])" office:value-type="float" office:value="117" calcext:value-type="float">
            <text:p>117</text:p>
          </table:table-cell>
          <table:table-cell table:formula="of:=MAX([.BE83];[.BD84]+[.BE83])" office:value-type="float" office:value="-7845" calcext:value-type="float">
            <text:p>-7845</text:p>
          </table:table-cell>
          <table:table-cell table:formula="of:=MAX([.BF83];[.BE84]+[.BF83])" office:value-type="float" office:value="-929" calcext:value-type="float">
            <text:p>-929</text:p>
          </table:table-cell>
          <table:table-cell table:formula="of:=MAX([.BG83];[.BF84]+[.BG83])" office:value-type="float" office:value="5710" calcext:value-type="float">
            <text:p>5710</text:p>
          </table:table-cell>
          <table:table-cell table:formula="of:=MAX([.BH83];[.BG84]+[.BH83])" office:value-type="float" office:value="5319" calcext:value-type="float">
            <text:p>5319</text:p>
          </table:table-cell>
          <table:table-cell table:formula="of:=MAX([.BI83];[.BH84]+[.BI83])" office:value-type="float" office:value="-1096" calcext:value-type="float">
            <text:p>-1096</text:p>
          </table:table-cell>
          <table:table-cell table:formula="of:=MAX([.BJ83];[.BI84]+[.BJ83])" office:value-type="float" office:value="5399" calcext:value-type="float">
            <text:p>5399</text:p>
          </table:table-cell>
          <table:table-cell table:formula="of:=MAX([.BK83];[.BJ84]+[.BK83])" office:value-type="float" office:value="10157" calcext:value-type="float">
            <text:p>10157</text:p>
          </table:table-cell>
          <table:table-cell table:formula="of:=MAX([.BL83];[.BK84]+[.BL83])" office:value-type="float" office:value="11090" calcext:value-type="float">
            <text:p>11090</text:p>
          </table:table-cell>
          <table:table-cell table:formula="of:=MAX([.BM83];[.BL84]+[.BM83])" office:value-type="float" office:value="7772" calcext:value-type="float">
            <text:p>7772</text:p>
          </table:table-cell>
          <table:table-cell table:formula="of:=MAX([.BN83];[.BM84]+[.BN83])" office:value-type="float" office:value="-800" calcext:value-type="float">
            <text:p>-800</text:p>
          </table:table-cell>
          <table:table-cell table:formula="of:=MAX([.BO83];[.BN84]+[.BO83])" office:value-type="float" office:value="566" calcext:value-type="float">
            <text:p>566</text:p>
          </table:table-cell>
          <table:table-cell table:formula="of:=MAX([.BP83];[.BO84]+[.BP83])" office:value-type="float" office:value="8747" calcext:value-type="float">
            <text:p>8747</text:p>
          </table:table-cell>
          <table:table-cell table:formula="of:=MAX([.BQ83];[.BP84]+[.BQ83])" office:value-type="float" office:value="7235" calcext:value-type="float">
            <text:p>7235</text:p>
          </table:table-cell>
          <table:table-cell table:formula="of:=MAX([.BR83];[.BQ84]+[.BR83])" office:value-type="float" office:value="4298" calcext:value-type="float">
            <text:p>4298</text:p>
          </table:table-cell>
          <table:table-cell table:formula="of:=MAX([.BS83];[.BR84]+[.BS83])" office:value-type="float" office:value="-1599" calcext:value-type="float">
            <text:p>-1599</text:p>
          </table:table-cell>
          <table:table-cell table:formula="of:=MAX([.BT83];[.BS84]+[.BT83])" office:value-type="float" office:value="5525" calcext:value-type="float">
            <text:p>5525</text:p>
          </table:table-cell>
          <table:table-cell table:formula="of:=MAX([.BU83];[.BT84]+[.BU83])" office:value-type="float" office:value="-1529" calcext:value-type="float">
            <text:p>-1529</text:p>
          </table:table-cell>
          <table:table-cell table:formula="of:=MAX([.BV83];[.BU84]+[.BV83])" office:value-type="float" office:value="912" calcext:value-type="float">
            <text:p>912</text:p>
          </table:table-cell>
          <table:table-cell table:formula="of:=MAX([.BW83];[.BV84]+[.BW83])" office:value-type="float" office:value="-7951" calcext:value-type="float">
            <text:p>-7951</text:p>
          </table:table-cell>
          <table:table-cell table:formula="of:=MAX([.BX83];[.BW84]+[.BX83])" office:value-type="float" office:value="-4893" calcext:value-type="float">
            <text:p>-4893</text:p>
          </table:table-cell>
          <table:table-cell table:formula="of:=MAX([.BY83];[.BX84]+[.BY83])" office:value-type="float" office:value="2963" calcext:value-type="float">
            <text:p>2963</text:p>
          </table:table-cell>
          <table:table-cell table:formula="of:=MAX([.BZ83];[.BY84]+[.BZ83])" office:value-type="float" office:value="-5864" calcext:value-type="float">
            <text:p>-5864</text:p>
          </table:table-cell>
          <table:table-cell table:formula="of:=MAX([.CA83];[.BZ84]+[.CA83])" office:value-type="float" office:value="-8376" calcext:value-type="float">
            <text:p>-8376</text:p>
          </table:table-cell>
          <table:table-cell table:formula="of:=MAX([.CB83];[.CA84]+[.CB83])" office:value-type="float" office:value="5579" calcext:value-type="float">
            <text:p>5579</text:p>
          </table:table-cell>
          <table:table-cell table:formula="of:=MAX([.CC83];[.CB84]+[.CC83])" office:value-type="float" office:value="-3327" calcext:value-type="float">
            <text:p>-3327</text:p>
          </table:table-cell>
          <table:table-cell table:style-name="ce4" table:formula="of:=[.CC84]" office:value-type="float" office:value="-3327" calcext:value-type="float">
            <text:p>-3327</text:p>
          </table:table-cell>
          <table:table-cell table:style-name="ce4" table:formula="of:=[.CD84]" office:value-type="float" office:value="-3327" calcext:value-type="float">
            <text:p>-3327</text:p>
          </table:table-cell>
          <table:table-cell table:style-name="ce4" table:formula="of:=[.CE84]" office:value-type="float" office:value="-3327" calcext:value-type="float">
            <text:p>-3327</text:p>
          </table:table-cell>
          <table:table-cell table:style-name="ce4" table:formula="of:=[.CF84]" office:value-type="float" office:value="-3327" calcext:value-type="float">
            <text:p>-3327</text:p>
          </table:table-cell>
          <table:table-cell table:style-name="ce4" table:formula="of:=[.CG84]" office:value-type="float" office:value="-3327" calcext:value-type="float">
            <text:p>-3327</text:p>
          </table:table-cell>
          <table:table-cell table:style-name="ce4" table:formula="of:=[.CH84]" office:value-type="float" office:value="-3327" calcext:value-type="float">
            <text:p>-3327</text:p>
          </table:table-cell>
          <table:table-cell table:style-name="ce4" table:formula="of:=[.CI84]" office:value-type="float" office:value="-3327" calcext:value-type="float">
            <text:p>-3327</text:p>
          </table:table-cell>
          <table:table-cell table:style-name="ce4" table:formula="of:=[.CJ84]" office:value-type="float" office:value="-3327" calcext:value-type="float">
            <text:p>-3327</text:p>
          </table:table-cell>
          <table:table-cell table:style-name="ce4" table:formula="of:=[.CK84]" office:value-type="float" office:value="-3327" calcext:value-type="float">
            <text:p>-3327</text:p>
          </table:table-cell>
          <table:table-cell table:style-name="ce4" table:formula="of:=[.CL84]" office:value-type="float" office:value="-3327" calcext:value-type="float">
            <text:p>-3327</text:p>
          </table:table-cell>
          <table:table-cell table:style-name="ce4" table:formula="of:=[.CM84]" office:value-type="float" office:value="-3327" calcext:value-type="float">
            <text:p>-3327</text:p>
          </table:table-cell>
          <table:table-cell table:style-name="ce4" table:formula="of:=[.CN84]" office:value-type="float" office:value="-3327" calcext:value-type="float">
            <text:p>-3327</text:p>
          </table:table-cell>
          <table:table-cell table:style-name="ce4" table:formula="of:=[.CO84]" office:value-type="float" office:value="-3327" calcext:value-type="float">
            <text:p>-3327</text:p>
          </table:table-cell>
          <table:table-cell table:style-name="ce4" table:formula="of:=[.CP84]" office:value-type="float" office:value="-3327" calcext:value-type="float">
            <text:p>-3327</text:p>
          </table:table-cell>
          <table:table-cell table:style-name="ce4" table:formula="of:=[.CQ84]" office:value-type="float" office:value="-3327" calcext:value-type="float">
            <text:p>-3327</text:p>
          </table:table-cell>
          <table:table-cell table:style-name="ce4" table:formula="of:=[.CR84]" office:value-type="float" office:value="-3327" calcext:value-type="float">
            <text:p>-3327</text:p>
          </table:table-cell>
          <table:table-cell table:style-name="ce4" table:formula="of:=[.CS84]" office:value-type="float" office:value="-3327" calcext:value-type="float">
            <text:p>-3327</text:p>
          </table:table-cell>
          <table:table-cell table:formula="of:=MAX([.CU83];[.CT84]+[.CU83])" office:value-type="float" office:value="-9520" calcext:value-type="float">
            <text:p>-9520</text:p>
          </table:table-cell>
          <table:table-cell table:formula="of:=MAX([.CV83];[.CU84]+[.CV83])" office:value-type="float" office:value="1245" calcext:value-type="float">
            <text:p>1245</text:p>
          </table:table-cell>
        </table:table-row>
        <table:table-row table:style-name="ro1">
          <table:table-cell table:style-name="ce3" table:formula="of:=MAX([.A84:.CV84])" office:value-type="float" office:value="17440" calcext:value-type="float">
            <text:p>17440</text:p>
          </table:table-cell>
          <table:table-cell table:number-columns-repeated="9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4" table:number-columns-repeated="2"/>
          <table:table-cell table:formula="of:=MAX([.C87];[.B88]+[.C87])" office:value-type="float" office:value="-9334" calcext:value-type="float">
            <text:p>-9334</text:p>
          </table:table-cell>
          <table:table-cell table:formula="of:=MAX([.D87];[.C88]+[.D87])" office:value-type="float" office:value="-9146" calcext:value-type="float">
            <text:p>-9146</text:p>
          </table:table-cell>
          <table:table-cell table:style-name="ce4" table:formula="of:=[.D88]" office:value-type="float" office:value="-9146" calcext:value-type="float">
            <text:p>-9146</text:p>
          </table:table-cell>
          <table:table-cell table:style-name="ce4" table:formula="of:=[.E88]" office:value-type="float" office:value="-9146" calcext:value-type="float">
            <text:p>-9146</text:p>
          </table:table-cell>
          <table:table-cell table:style-name="ce4" table:formula="of:=[.F88]" office:value-type="float" office:value="-9146" calcext:value-type="float">
            <text:p>-9146</text:p>
          </table:table-cell>
          <table:table-cell table:style-name="ce4" table:formula="of:=[.G88]" office:value-type="float" office:value="-9146" calcext:value-type="float">
            <text:p>-9146</text:p>
          </table:table-cell>
          <table:table-cell table:style-name="ce4" table:formula="of:=[.H88]" office:value-type="float" office:value="-9146" calcext:value-type="float">
            <text:p>-9146</text:p>
          </table:table-cell>
          <table:table-cell table:formula="of:=MAX([.J87];[.I88]+[.J87])" office:value-type="float" office:value="-4643" calcext:value-type="float">
            <text:p>-4643</text:p>
          </table:table-cell>
          <table:table-cell table:formula="of:=MAX([.K87];[.J88]+[.K87])" office:value-type="float" office:value="-8916" calcext:value-type="float">
            <text:p>-8916</text:p>
          </table:table-cell>
          <table:table-cell table:formula="of:=MAX([.L87];[.K88]+[.L87])" office:value-type="float" office:value="-8072" calcext:value-type="float">
            <text:p>-8072</text:p>
          </table:table-cell>
          <table:table-cell table:formula="of:=MAX([.M87];[.L88]+[.M87])" office:value-type="float" office:value="1954" calcext:value-type="float">
            <text:p>1954</text:p>
          </table:table-cell>
          <table:table-cell table:formula="of:=MAX([.N87];[.M88]+[.N87])" office:value-type="float" office:value="5378" calcext:value-type="float">
            <text:p>5378</text:p>
          </table:table-cell>
          <table:table-cell table:formula="of:=MAX([.O87];[.N88]+[.O87])" office:value-type="float" office:value="10742" calcext:value-type="float">
            <text:p>10742</text:p>
          </table:table-cell>
          <table:table-cell table:formula="of:=MAX([.P87];[.O88]+[.P87])" office:value-type="float" office:value="8109" calcext:value-type="float">
            <text:p>8109</text:p>
          </table:table-cell>
          <table:table-cell table:formula="of:=MAX([.Q87];[.P88]+[.Q87])" office:value-type="float" office:value="-801" calcext:value-type="float">
            <text:p>-801</text:p>
          </table:table-cell>
          <table:table-cell table:formula="of:=MAX([.R87];[.Q88]+[.R87])" office:value-type="float" office:value="-7310" calcext:value-type="float">
            <text:p>-7310</text:p>
          </table:table-cell>
          <table:table-cell table:formula="of:=MAX([.S87];[.R88]+[.S87])" office:value-type="float" office:value="9443" calcext:value-type="float">
            <text:p>9443</text:p>
          </table:table-cell>
          <table:table-cell table:formula="of:=MAX([.T87];[.S88]+[.T87])" office:value-type="float" office:value="4347" calcext:value-type="float">
            <text:p>4347</text:p>
          </table:table-cell>
          <table:table-cell table:formula="of:=MAX([.U87];[.T88]+[.U87])" office:value-type="float" office:value="9329" calcext:value-type="float">
            <text:p>9329</text:p>
          </table:table-cell>
          <table:table-cell table:formula="of:=MAX([.V87];[.U88]+[.V87])" office:value-type="float" office:value="1495" calcext:value-type="float">
            <text:p>1495</text:p>
          </table:table-cell>
          <table:table-cell table:formula="of:=MAX([.W87];[.V88]+[.W87])" office:value-type="float" office:value="6659" calcext:value-type="float">
            <text:p>6659</text:p>
          </table:table-cell>
          <table:table-cell table:formula="of:=MAX([.X87];[.W88]+[.X87])" office:value-type="float" office:value="-1701" calcext:value-type="float">
            <text:p>-1701</text:p>
          </table:table-cell>
          <table:table-cell table:formula="of:=MAX([.Y87];[.X88]+[.Y87])" office:value-type="float" office:value="185" calcext:value-type="float">
            <text:p>185</text:p>
          </table:table-cell>
          <table:table-cell table:formula="of:=MAX([.Z87];[.Y88]+[.Z87])" office:value-type="float" office:value="450" calcext:value-type="float">
            <text:p>450</text:p>
          </table:table-cell>
          <table:table-cell table:formula="of:=MAX([.AA87];[.Z88]+[.AA87])" office:value-type="float" office:value="727" calcext:value-type="float">
            <text:p>727</text:p>
          </table:table-cell>
          <table:table-cell table:formula="of:=MAX([.AB87];[.AA88]+[.AB87])" office:value-type="float" office:value="-3427" calcext:value-type="float">
            <text:p>-3427</text:p>
          </table:table-cell>
          <table:table-cell table:formula="of:=MAX([.AC87];[.AB88]+[.AC87])" office:value-type="float" office:value="-6615" calcext:value-type="float">
            <text:p>-6615</text:p>
          </table:table-cell>
          <table:table-cell table:number-columns-repeated="16" table:style-name="ce4" office:value-type="float" office:value="-6615" calcext:value-type="float">
            <text:p>-6615</text:p>
          </table:table-cell>
          <table:table-cell table:formula="of:=MAX([.AT87];[.AS88]+[.AT87])" office:value-type="float" office:value="-2285" calcext:value-type="float">
            <text:p>-2285</text:p>
          </table:table-cell>
          <table:table-cell table:formula="of:=MAX([.AU87];[.AT88]+[.AU87])" office:value-type="float" office:value="-2413" calcext:value-type="float">
            <text:p>-2413</text:p>
          </table:table-cell>
          <table:table-cell table:formula="of:=MAX([.AV87];[.AU88]+[.AV87])" office:value-type="float" office:value="-8734" calcext:value-type="float">
            <text:p>-8734</text:p>
          </table:table-cell>
          <table:table-cell table:formula="of:=MAX([.AW87];[.AV88]+[.AW87])" office:value-type="float" office:value="4224" calcext:value-type="float">
            <text:p>4224</text:p>
          </table:table-cell>
          <table:table-cell table:formula="of:=MAX([.AX87];[.AW88]+[.AX87])" office:value-type="float" office:value="9716" calcext:value-type="float">
            <text:p>9716</text:p>
          </table:table-cell>
          <table:table-cell table:formula="of:=MAX([.AY87];[.AX88]+[.AY87])" office:value-type="float" office:value="3466" calcext:value-type="float">
            <text:p>3466</text:p>
          </table:table-cell>
          <table:table-cell table:formula="of:=MAX([.AZ87];[.AY88]+[.AZ87])" office:value-type="float" office:value="3428" calcext:value-type="float">
            <text:p>3428</text:p>
          </table:table-cell>
          <table:table-cell table:formula="of:=MAX([.BA87];[.AZ88]+[.BA87])" office:value-type="float" office:value="339" calcext:value-type="float">
            <text:p>339</text:p>
          </table:table-cell>
          <table:table-cell table:formula="of:=MAX([.BB87];[.BA88]+[.BB87])" office:value-type="float" office:value="-6422" calcext:value-type="float">
            <text:p>-6422</text:p>
          </table:table-cell>
          <table:table-cell table:formula="of:=MAX([.BC87];[.BB88]+[.BC87])" office:value-type="float" office:value="2326" calcext:value-type="float">
            <text:p>2326</text:p>
          </table:table-cell>
          <table:table-cell table:formula="of:=MAX([.BD87];[.BC88]+[.BD87])" office:value-type="float" office:value="117" calcext:value-type="float">
            <text:p>117</text:p>
          </table:table-cell>
          <table:table-cell table:formula="of:=MAX([.BE87];[.BD88]+[.BE87])" office:value-type="float" office:value="-7845" calcext:value-type="float">
            <text:p>-7845</text:p>
          </table:table-cell>
          <table:table-cell table:formula="of:=MAX([.BF87];[.BE88]+[.BF87])" office:value-type="float" office:value="-929" calcext:value-type="float">
            <text:p>-929</text:p>
          </table:table-cell>
          <table:table-cell table:formula="of:=MAX([.BG87];[.BF88]+[.BG87])" office:value-type="float" office:value="5710" calcext:value-type="float">
            <text:p>5710</text:p>
          </table:table-cell>
          <table:table-cell table:formula="of:=MAX([.BH87];[.BG88]+[.BH87])" office:value-type="float" office:value="5319" calcext:value-type="float">
            <text:p>5319</text:p>
          </table:table-cell>
          <table:table-cell table:formula="of:=MAX([.BI87];[.BH88]+[.BI87])" office:value-type="float" office:value="-1096" calcext:value-type="float">
            <text:p>-1096</text:p>
          </table:table-cell>
          <table:table-cell table:formula="of:=MAX([.BJ87];[.BI88]+[.BJ87])" office:value-type="float" office:value="5399" calcext:value-type="float">
            <text:p>5399</text:p>
          </table:table-cell>
          <table:table-cell table:formula="of:=MAX([.BK87];[.BJ88]+[.BK87])" office:value-type="float" office:value="10157" calcext:value-type="float">
            <text:p>10157</text:p>
          </table:table-cell>
          <table:table-cell table:formula="of:=MAX([.BL87];[.BK88]+[.BL87])" office:value-type="float" office:value="11090" calcext:value-type="float">
            <text:p>11090</text:p>
          </table:table-cell>
          <table:table-cell table:formula="of:=MAX([.BM87];[.BL88]+[.BM87])" office:value-type="float" office:value="7772" calcext:value-type="float">
            <text:p>7772</text:p>
          </table:table-cell>
          <table:table-cell table:formula="of:=MAX([.BN87];[.BM88]+[.BN87])" office:value-type="float" office:value="-800" calcext:value-type="float">
            <text:p>-800</text:p>
          </table:table-cell>
          <table:table-cell table:formula="of:=MAX([.BO87];[.BN88]+[.BO87])" office:value-type="float" office:value="566" calcext:value-type="float">
            <text:p>566</text:p>
          </table:table-cell>
          <table:table-cell table:formula="of:=MAX([.BP87];[.BO88]+[.BP87])" office:value-type="float" office:value="8747" calcext:value-type="float">
            <text:p>8747</text:p>
          </table:table-cell>
          <table:table-cell table:formula="of:=MAX([.BQ87];[.BP88]+[.BQ87])" office:value-type="float" office:value="7235" calcext:value-type="float">
            <text:p>7235</text:p>
          </table:table-cell>
          <table:table-cell table:formula="of:=MAX([.BR87];[.BQ88]+[.BR87])" office:value-type="float" office:value="4298" calcext:value-type="float">
            <text:p>4298</text:p>
          </table:table-cell>
          <table:table-cell table:formula="of:=MAX([.BS87];[.BR88]+[.BS87])" office:value-type="float" office:value="-1599" calcext:value-type="float">
            <text:p>-1599</text:p>
          </table:table-cell>
          <table:table-cell table:formula="of:=MAX([.BT87];[.BS88]+[.BT87])" office:value-type="float" office:value="5525" calcext:value-type="float">
            <text:p>5525</text:p>
          </table:table-cell>
          <table:table-cell table:formula="of:=MAX([.BU87];[.BT88]+[.BU87])" office:value-type="float" office:value="-1529" calcext:value-type="float">
            <text:p>-1529</text:p>
          </table:table-cell>
          <table:table-cell table:formula="of:=MAX([.BV87];[.BU88]+[.BV87])" office:value-type="float" office:value="912" calcext:value-type="float">
            <text:p>912</text:p>
          </table:table-cell>
          <table:table-cell table:formula="of:=MAX([.BW87];[.BV88]+[.BW87])" office:value-type="float" office:value="-7951" calcext:value-type="float">
            <text:p>-7951</text:p>
          </table:table-cell>
          <table:table-cell table:formula="of:=MAX([.BX87];[.BW88]+[.BX87])" office:value-type="float" office:value="-4893" calcext:value-type="float">
            <text:p>-4893</text:p>
          </table:table-cell>
          <table:table-cell table:formula="of:=MAX([.BY87];[.BX88]+[.BY87])" office:value-type="float" office:value="2963" calcext:value-type="float">
            <text:p>2963</text:p>
          </table:table-cell>
          <table:table-cell table:formula="of:=MAX([.BZ87];[.BY88]+[.BZ87])" office:value-type="float" office:value="-5864" calcext:value-type="float">
            <text:p>-5864</text:p>
          </table:table-cell>
          <table:table-cell table:formula="of:=MAX([.CA87];[.BZ88]+[.CA87])" office:value-type="float" office:value="-8376" calcext:value-type="float">
            <text:p>-8376</text:p>
          </table:table-cell>
          <table:table-cell table:formula="of:=MAX([.CB87];[.CA88]+[.CB87])" office:value-type="float" office:value="5579" calcext:value-type="float">
            <text:p>5579</text:p>
          </table:table-cell>
          <table:table-cell table:formula="of:=MAX([.CC87];[.CB88]+[.CC87])" office:value-type="float" office:value="-3327" calcext:value-type="float">
            <text:p>-3327</text:p>
          </table:table-cell>
          <table:table-cell table:style-name="ce4" table:formula="of:=[.CC88]" office:value-type="float" office:value="-3327" calcext:value-type="float">
            <text:p>-3327</text:p>
          </table:table-cell>
          <table:table-cell table:style-name="ce4" table:formula="of:=[.CD88]" office:value-type="float" office:value="-3327" calcext:value-type="float">
            <text:p>-3327</text:p>
          </table:table-cell>
          <table:table-cell table:style-name="ce4" table:formula="of:=[.CE88]" office:value-type="float" office:value="-3327" calcext:value-type="float">
            <text:p>-3327</text:p>
          </table:table-cell>
          <table:table-cell table:style-name="ce4" table:formula="of:=[.CF88]" office:value-type="float" office:value="-3327" calcext:value-type="float">
            <text:p>-3327</text:p>
          </table:table-cell>
          <table:table-cell table:style-name="ce4" table:formula="of:=[.CG88]" office:value-type="float" office:value="-3327" calcext:value-type="float">
            <text:p>-3327</text:p>
          </table:table-cell>
          <table:table-cell table:style-name="ce4" table:formula="of:=[.CH88]" office:value-type="float" office:value="-3327" calcext:value-type="float">
            <text:p>-3327</text:p>
          </table:table-cell>
          <table:table-cell table:style-name="ce4" table:formula="of:=[.CI88]" office:value-type="float" office:value="-3327" calcext:value-type="float">
            <text:p>-3327</text:p>
          </table:table-cell>
          <table:table-cell table:style-name="ce4" table:formula="of:=[.CJ88]" office:value-type="float" office:value="-3327" calcext:value-type="float">
            <text:p>-3327</text:p>
          </table:table-cell>
          <table:table-cell table:style-name="ce4" table:formula="of:=[.CK88]" office:value-type="float" office:value="-3327" calcext:value-type="float">
            <text:p>-3327</text:p>
          </table:table-cell>
          <table:table-cell table:style-name="ce4" table:formula="of:=[.CL88]" office:value-type="float" office:value="-3327" calcext:value-type="float">
            <text:p>-3327</text:p>
          </table:table-cell>
          <table:table-cell table:style-name="ce4" table:formula="of:=[.CM88]" office:value-type="float" office:value="-3327" calcext:value-type="float">
            <text:p>-3327</text:p>
          </table:table-cell>
          <table:table-cell table:style-name="ce4" table:formula="of:=[.CN88]" office:value-type="float" office:value="-3327" calcext:value-type="float">
            <text:p>-3327</text:p>
          </table:table-cell>
          <table:table-cell table:style-name="ce4" table:formula="of:=[.CO88]" office:value-type="float" office:value="-3327" calcext:value-type="float">
            <text:p>-3327</text:p>
          </table:table-cell>
          <table:table-cell table:style-name="ce4" table:formula="of:=[.CP88]" office:value-type="float" office:value="-3327" calcext:value-type="float">
            <text:p>-3327</text:p>
          </table:table-cell>
          <table:table-cell table:style-name="ce4" table:formula="of:=[.CQ88]" office:value-type="float" office:value="-3327" calcext:value-type="float">
            <text:p>-3327</text:p>
          </table:table-cell>
          <table:table-cell table:style-name="ce4" table:formula="of:=[.CR88]" office:value-type="float" office:value="-3327" calcext:value-type="float">
            <text:p>-3327</text:p>
          </table:table-cell>
          <table:table-cell table:style-name="ce4" table:formula="of:=[.CS88]" office:value-type="float" office:value="-3327" calcext:value-type="float">
            <text:p>-3327</text:p>
          </table:table-cell>
          <table:table-cell table:formula="of:=MAX([.CU87];[.CT88]+[.CU87])" office:value-type="float" office:value="-9520" calcext:value-type="float">
            <text:p>-9520</text:p>
          </table:table-cell>
          <table:table-cell table:formula="of:=MAX([.CV87];[.CU88]+[.CV87])" office:value-type="float" office:value="1245" calcext:value-type="float">
            <text:p>1245</text:p>
          </table:table-cell>
        </table:table-row>
        <table:table-row table:style-name="ro1">
          <table:table-cell table:style-name="ce3" table:formula="of:=MAX([.A88:.CV88])" office:value-type="float" office:value="11090" calcext:value-type="float">
            <text:p>11090</text:p>
          </table:table-cell>
          <table:table-cell table:number-columns-repeated="9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4" table:number-columns-repeated="2"/>
          <table:table-cell table:formula="of:=MAX([.C91];[.B92]+[.C91])" office:value-type="float" office:value="-9334" calcext:value-type="float">
            <text:p>-9334</text:p>
          </table:table-cell>
          <table:table-cell table:formula="of:=MAX([.D91];[.C92]+[.D91])" office:value-type="float" office:value="-9146" calcext:value-type="float">
            <text:p>-9146</text:p>
          </table:table-cell>
          <table:table-cell table:style-name="ce4" table:formula="of:=[.D92]" office:value-type="float" office:value="-9146" calcext:value-type="float">
            <text:p>-9146</text:p>
          </table:table-cell>
          <table:table-cell table:style-name="ce4" table:formula="of:=[.E92]" office:value-type="float" office:value="-9146" calcext:value-type="float">
            <text:p>-9146</text:p>
          </table:table-cell>
          <table:table-cell table:style-name="ce4" table:formula="of:=[.F92]" office:value-type="float" office:value="-9146" calcext:value-type="float">
            <text:p>-9146</text:p>
          </table:table-cell>
          <table:table-cell table:style-name="ce4" table:formula="of:=[.G92]" office:value-type="float" office:value="-9146" calcext:value-type="float">
            <text:p>-9146</text:p>
          </table:table-cell>
          <table:table-cell table:style-name="ce4" table:formula="of:=[.H92]" office:value-type="float" office:value="-9146" calcext:value-type="float">
            <text:p>-9146</text:p>
          </table:table-cell>
          <table:table-cell table:formula="of:=MAX([.J91];[.I92]+[.J91])" office:value-type="float" office:value="-4643" calcext:value-type="float">
            <text:p>-4643</text:p>
          </table:table-cell>
          <table:table-cell table:formula="of:=MAX([.K91];[.J92]+[.K91])" office:value-type="float" office:value="-8916" calcext:value-type="float">
            <text:p>-8916</text:p>
          </table:table-cell>
          <table:table-cell table:formula="of:=MAX([.L91];[.K92]+[.L91])" office:value-type="float" office:value="-8072" calcext:value-type="float">
            <text:p>-8072</text:p>
          </table:table-cell>
          <table:table-cell table:style-name="ce9" table:formula="of:=MAX([.M91];[.L92]+[.M91])" office:value-type="float" office:value="1954" calcext:value-type="float">
            <text:p>1954</text:p>
          </table:table-cell>
          <table:table-cell table:style-name="ce9" table:formula="of:=MAX([.N91];[.M92]+[.N91])" office:value-type="float" office:value="5378" calcext:value-type="float">
            <text:p>5378</text:p>
          </table:table-cell>
          <table:table-cell table:style-name="ce9" table:formula="of:=MAX([.O91];[.N92]+[.O91])" office:value-type="float" office:value="10742" calcext:value-type="float">
            <text:p>10742</text:p>
          </table:table-cell>
          <table:table-cell table:formula="of:=MAX([.P91];[.O92]+[.P91])" office:value-type="float" office:value="8109" calcext:value-type="float">
            <text:p>8109</text:p>
          </table:table-cell>
          <table:table-cell table:formula="of:=MAX([.Q91];[.P92]+[.Q91])" office:value-type="float" office:value="-801" calcext:value-type="float">
            <text:p>-801</text:p>
          </table:table-cell>
          <table:table-cell table:formula="of:=MAX([.R91];[.Q92]+[.R91])" office:value-type="float" office:value="-7310" calcext:value-type="float">
            <text:p>-7310</text:p>
          </table:table-cell>
          <table:table-cell table:formula="of:=MAX([.S91];[.R92]+[.S91])" office:value-type="float" office:value="9443" calcext:value-type="float">
            <text:p>9443</text:p>
          </table:table-cell>
          <table:table-cell table:formula="of:=MAX([.T91];[.S92]+[.T91])" office:value-type="float" office:value="4347" calcext:value-type="float">
            <text:p>4347</text:p>
          </table:table-cell>
          <table:table-cell table:formula="of:=MAX([.U91];[.T92]+[.U91])" office:value-type="float" office:value="9329" calcext:value-type="float">
            <text:p>9329</text:p>
          </table:table-cell>
          <table:table-cell table:formula="of:=MAX([.V91];[.U92]+[.V91])" office:value-type="float" office:value="1495" calcext:value-type="float">
            <text:p>1495</text:p>
          </table:table-cell>
          <table:table-cell table:formula="of:=MAX([.W91];[.V92]+[.W91])" office:value-type="float" office:value="6659" calcext:value-type="float">
            <text:p>6659</text:p>
          </table:table-cell>
          <table:table-cell table:formula="of:=MAX([.X91];[.W92]+[.X91])" office:value-type="float" office:value="-1701" calcext:value-type="float">
            <text:p>-1701</text:p>
          </table:table-cell>
          <table:table-cell table:formula="of:=MAX([.Y91];[.X92]+[.Y91])" office:value-type="float" office:value="185" calcext:value-type="float">
            <text:p>185</text:p>
          </table:table-cell>
          <table:table-cell table:formula="of:=MAX([.Z91];[.Y92]+[.Z91])" office:value-type="float" office:value="450" calcext:value-type="float">
            <text:p>450</text:p>
          </table:table-cell>
          <table:table-cell table:formula="of:=MAX([.AA91];[.Z92]+[.AA91])" office:value-type="float" office:value="727" calcext:value-type="float">
            <text:p>727</text:p>
          </table:table-cell>
          <table:table-cell table:formula="of:=MAX([.AB91];[.AA92]+[.AB91])" office:value-type="float" office:value="-3427" calcext:value-type="float">
            <text:p>-3427</text:p>
          </table:table-cell>
          <table:table-cell table:formula="of:=MAX([.AC91];[.AB92]+[.AC91])" office:value-type="float" office:value="-6615" calcext:value-type="float">
            <text:p>-6615</text:p>
          </table:table-cell>
          <table:table-cell table:number-columns-repeated="16" table:style-name="ce4" office:value-type="float" office:value="-6615" calcext:value-type="float">
            <text:p>-6615</text:p>
          </table:table-cell>
          <table:table-cell table:formula="of:=MAX([.AT91];[.AS92]+[.AT91])" office:value-type="float" office:value="-2285" calcext:value-type="float">
            <text:p>-2285</text:p>
          </table:table-cell>
          <table:table-cell table:formula="of:=MAX([.AU91];[.AT92]+[.AU91])" office:value-type="float" office:value="-2413" calcext:value-type="float">
            <text:p>-2413</text:p>
          </table:table-cell>
          <table:table-cell table:formula="of:=MAX([.AV91];[.AU92]+[.AV91])" office:value-type="float" office:value="-8734" calcext:value-type="float">
            <text:p>-8734</text:p>
          </table:table-cell>
          <table:table-cell table:formula="of:=MAX([.AW91];[.AV92]+[.AW91])" office:value-type="float" office:value="4224" calcext:value-type="float">
            <text:p>4224</text:p>
          </table:table-cell>
          <table:table-cell table:formula="of:=MAX([.AX91];[.AW92]+[.AX91])" office:value-type="float" office:value="9716" calcext:value-type="float">
            <text:p>9716</text:p>
          </table:table-cell>
          <table:table-cell table:formula="of:=MAX([.AY91];[.AX92]+[.AY91])" office:value-type="float" office:value="3466" calcext:value-type="float">
            <text:p>3466</text:p>
          </table:table-cell>
          <table:table-cell table:formula="of:=MAX([.AZ91];[.AY92]+[.AZ91])" office:value-type="float" office:value="3428" calcext:value-type="float">
            <text:p>3428</text:p>
          </table:table-cell>
          <table:table-cell table:formula="of:=MAX([.BA91];[.AZ92]+[.BA91])" office:value-type="float" office:value="339" calcext:value-type="float">
            <text:p>339</text:p>
          </table:table-cell>
          <table:table-cell table:formula="of:=MAX([.BB91];[.BA92]+[.BB91])" office:value-type="float" office:value="-6422" calcext:value-type="float">
            <text:p>-6422</text:p>
          </table:table-cell>
          <table:table-cell table:formula="of:=MAX([.BC91];[.BB92]+[.BC91])" office:value-type="float" office:value="2326" calcext:value-type="float">
            <text:p>2326</text:p>
          </table:table-cell>
          <table:table-cell table:formula="of:=MAX([.BD91];[.BC92]+[.BD91])" office:value-type="float" office:value="117" calcext:value-type="float">
            <text:p>117</text:p>
          </table:table-cell>
          <table:table-cell table:formula="of:=MAX([.BE91];[.BD92]+[.BE91])" office:value-type="float" office:value="-7845" calcext:value-type="float">
            <text:p>-7845</text:p>
          </table:table-cell>
          <table:table-cell table:formula="of:=MAX([.BF91];[.BE92]+[.BF91])" office:value-type="float" office:value="-929" calcext:value-type="float">
            <text:p>-929</text:p>
          </table:table-cell>
          <table:table-cell table:formula="of:=MAX([.BG91];[.BF92]+[.BG91])" office:value-type="float" office:value="5710" calcext:value-type="float">
            <text:p>5710</text:p>
          </table:table-cell>
          <table:table-cell table:formula="of:=MAX([.BH91];[.BG92]+[.BH91])" office:value-type="float" office:value="5319" calcext:value-type="float">
            <text:p>5319</text:p>
          </table:table-cell>
          <table:table-cell table:formula="of:=MAX([.BI91];[.BH92]+[.BI91])" office:value-type="float" office:value="-1096" calcext:value-type="float">
            <text:p>-1096</text:p>
          </table:table-cell>
          <table:table-cell table:style-name="ce4" table:formula="of:=[.BI92]" office:value-type="float" office:value="-1096" calcext:value-type="float">
            <text:p>-1096</text:p>
          </table:table-cell>
          <table:table-cell table:style-name="ce4" table:formula="of:=[.BJ92]" office:value-type="float" office:value="-1096" calcext:value-type="float">
            <text:p>-1096</text:p>
          </table:table-cell>
          <table:table-cell table:style-name="ce4" table:formula="of:=[.BK92]" office:value-type="float" office:value="-1096" calcext:value-type="float">
            <text:p>-1096</text:p>
          </table:table-cell>
          <table:table-cell table:formula="of:=MAX([.BM91];[.BL92]+[.BM91])" office:value-type="float" office:value="-3318" calcext:value-type="float">
            <text:p>-3318</text:p>
          </table:table-cell>
          <table:table-cell table:formula="of:=MAX([.BN91];[.BM92]+[.BN91])" office:value-type="float" office:value="-8572" calcext:value-type="float">
            <text:p>-8572</text:p>
          </table:table-cell>
          <table:table-cell table:formula="of:=MAX([.BO91];[.BN92]+[.BO91])" office:value-type="float" office:value="566" calcext:value-type="float">
            <text:p>566</text:p>
          </table:table-cell>
          <table:table-cell table:formula="of:=MAX([.BP91];[.BO92]+[.BP91])" office:value-type="float" office:value="8747" calcext:value-type="float">
            <text:p>8747</text:p>
          </table:table-cell>
          <table:table-cell table:formula="of:=MAX([.BQ91];[.BP92]+[.BQ91])" office:value-type="float" office:value="7235" calcext:value-type="float">
            <text:p>7235</text:p>
          </table:table-cell>
          <table:table-cell table:formula="of:=MAX([.BR91];[.BQ92]+[.BR91])" office:value-type="float" office:value="4298" calcext:value-type="float">
            <text:p>4298</text:p>
          </table:table-cell>
          <table:table-cell table:formula="of:=MAX([.BS91];[.BR92]+[.BS91])" office:value-type="float" office:value="-1599" calcext:value-type="float">
            <text:p>-1599</text:p>
          </table:table-cell>
          <table:table-cell table:formula="of:=MAX([.BT91];[.BS92]+[.BT91])" office:value-type="float" office:value="5525" calcext:value-type="float">
            <text:p>5525</text:p>
          </table:table-cell>
          <table:table-cell table:formula="of:=MAX([.BU91];[.BT92]+[.BU91])" office:value-type="float" office:value="-1529" calcext:value-type="float">
            <text:p>-1529</text:p>
          </table:table-cell>
          <table:table-cell table:formula="of:=MAX([.BV91];[.BU92]+[.BV91])" office:value-type="float" office:value="912" calcext:value-type="float">
            <text:p>912</text:p>
          </table:table-cell>
          <table:table-cell table:formula="of:=MAX([.BW91];[.BV92]+[.BW91])" office:value-type="float" office:value="-7951" calcext:value-type="float">
            <text:p>-7951</text:p>
          </table:table-cell>
          <table:table-cell table:formula="of:=MAX([.BX91];[.BW92]+[.BX91])" office:value-type="float" office:value="-4893" calcext:value-type="float">
            <text:p>-4893</text:p>
          </table:table-cell>
          <table:table-cell table:formula="of:=MAX([.BY91];[.BX92]+[.BY91])" office:value-type="float" office:value="2963" calcext:value-type="float">
            <text:p>2963</text:p>
          </table:table-cell>
          <table:table-cell table:formula="of:=MAX([.BZ91];[.BY92]+[.BZ91])" office:value-type="float" office:value="-5864" calcext:value-type="float">
            <text:p>-5864</text:p>
          </table:table-cell>
          <table:table-cell table:formula="of:=MAX([.CA91];[.BZ92]+[.CA91])" office:value-type="float" office:value="-8376" calcext:value-type="float">
            <text:p>-8376</text:p>
          </table:table-cell>
          <table:table-cell table:formula="of:=MAX([.CB91];[.CA92]+[.CB91])" office:value-type="float" office:value="5579" calcext:value-type="float">
            <text:p>5579</text:p>
          </table:table-cell>
          <table:table-cell table:formula="of:=MAX([.CC91];[.CB92]+[.CC91])" office:value-type="float" office:value="-3327" calcext:value-type="float">
            <text:p>-3327</text:p>
          </table:table-cell>
          <table:table-cell table:style-name="ce4" table:formula="of:=[.CC92]" office:value-type="float" office:value="-3327" calcext:value-type="float">
            <text:p>-3327</text:p>
          </table:table-cell>
          <table:table-cell table:style-name="ce4" table:formula="of:=[.CD92]" office:value-type="float" office:value="-3327" calcext:value-type="float">
            <text:p>-3327</text:p>
          </table:table-cell>
          <table:table-cell table:style-name="ce4" table:formula="of:=[.CE92]" office:value-type="float" office:value="-3327" calcext:value-type="float">
            <text:p>-3327</text:p>
          </table:table-cell>
          <table:table-cell table:style-name="ce4" table:formula="of:=[.CF92]" office:value-type="float" office:value="-3327" calcext:value-type="float">
            <text:p>-3327</text:p>
          </table:table-cell>
          <table:table-cell table:style-name="ce4" table:formula="of:=[.CG92]" office:value-type="float" office:value="-3327" calcext:value-type="float">
            <text:p>-3327</text:p>
          </table:table-cell>
          <table:table-cell table:style-name="ce4" table:formula="of:=[.CH92]" office:value-type="float" office:value="-3327" calcext:value-type="float">
            <text:p>-3327</text:p>
          </table:table-cell>
          <table:table-cell table:style-name="ce4" table:formula="of:=[.CI92]" office:value-type="float" office:value="-3327" calcext:value-type="float">
            <text:p>-3327</text:p>
          </table:table-cell>
          <table:table-cell table:style-name="ce4" table:formula="of:=[.CJ92]" office:value-type="float" office:value="-3327" calcext:value-type="float">
            <text:p>-3327</text:p>
          </table:table-cell>
          <table:table-cell table:style-name="ce4" table:formula="of:=[.CK92]" office:value-type="float" office:value="-3327" calcext:value-type="float">
            <text:p>-3327</text:p>
          </table:table-cell>
          <table:table-cell table:style-name="ce4" table:formula="of:=[.CL92]" office:value-type="float" office:value="-3327" calcext:value-type="float">
            <text:p>-3327</text:p>
          </table:table-cell>
          <table:table-cell table:style-name="ce4" table:formula="of:=[.CM92]" office:value-type="float" office:value="-3327" calcext:value-type="float">
            <text:p>-3327</text:p>
          </table:table-cell>
          <table:table-cell table:style-name="ce4" table:formula="of:=[.CN92]" office:value-type="float" office:value="-3327" calcext:value-type="float">
            <text:p>-3327</text:p>
          </table:table-cell>
          <table:table-cell table:style-name="ce4" table:formula="of:=[.CO92]" office:value-type="float" office:value="-3327" calcext:value-type="float">
            <text:p>-3327</text:p>
          </table:table-cell>
          <table:table-cell table:style-name="ce4" table:formula="of:=[.CP92]" office:value-type="float" office:value="-3327" calcext:value-type="float">
            <text:p>-3327</text:p>
          </table:table-cell>
          <table:table-cell table:style-name="ce4" table:formula="of:=[.CQ92]" office:value-type="float" office:value="-3327" calcext:value-type="float">
            <text:p>-3327</text:p>
          </table:table-cell>
          <table:table-cell table:style-name="ce4" table:formula="of:=[.CR92]" office:value-type="float" office:value="-3327" calcext:value-type="float">
            <text:p>-3327</text:p>
          </table:table-cell>
          <table:table-cell table:style-name="ce4" table:formula="of:=[.CS92]" office:value-type="float" office:value="-3327" calcext:value-type="float">
            <text:p>-3327</text:p>
          </table:table-cell>
          <table:table-cell table:formula="of:=MAX([.CU91];[.CT92]+[.CU91])" office:value-type="float" office:value="-9520" calcext:value-type="float">
            <text:p>-9520</text:p>
          </table:table-cell>
          <table:table-cell table:formula="of:=MAX([.CV91];[.CU92]+[.CV91])" office:value-type="float" office:value="1245" calcext:value-type="float">
            <text:p>1245</text:p>
          </table:table-cell>
        </table:table-row>
        <table:table-row table:style-name="ro1">
          <table:table-cell table:style-name="ce3" table:formula="of:=MAX([.A92:.CV92])" office:value-type="float" office:value="10742" calcext:value-type="float">
            <text:p>10742</text:p>
          </table:table-cell>
          <table:table-cell table:number-columns-repeated="9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4" table:number-columns-repeated="2"/>
          <table:table-cell table:formula="of:=MAX([.C95];[.B96]+[.C95])" office:value-type="float" office:value="-9334" calcext:value-type="float">
            <text:p>-9334</text:p>
          </table:table-cell>
          <table:table-cell table:formula="of:=MAX([.D95];[.C96]+[.D95])" office:value-type="float" office:value="-9146" calcext:value-type="float">
            <text:p>-9146</text:p>
          </table:table-cell>
          <table:table-cell table:style-name="ce4" table:formula="of:=[.D96]" office:value-type="float" office:value="-9146" calcext:value-type="float">
            <text:p>-9146</text:p>
          </table:table-cell>
          <table:table-cell table:style-name="ce4" table:formula="of:=[.E96]" office:value-type="float" office:value="-9146" calcext:value-type="float">
            <text:p>-9146</text:p>
          </table:table-cell>
          <table:table-cell table:style-name="ce4" table:formula="of:=[.F96]" office:value-type="float" office:value="-9146" calcext:value-type="float">
            <text:p>-9146</text:p>
          </table:table-cell>
          <table:table-cell table:style-name="ce4" table:formula="of:=[.G96]" office:value-type="float" office:value="-9146" calcext:value-type="float">
            <text:p>-9146</text:p>
          </table:table-cell>
          <table:table-cell table:style-name="ce4" table:formula="of:=[.H96]" office:value-type="float" office:value="-9146" calcext:value-type="float">
            <text:p>-9146</text:p>
          </table:table-cell>
          <table:table-cell table:formula="of:=MAX([.J95];[.I96]+[.J95])" office:value-type="float" office:value="-4643" calcext:value-type="float">
            <text:p>-4643</text:p>
          </table:table-cell>
          <table:table-cell table:formula="of:=MAX([.K95];[.J96]+[.K95])" office:value-type="float" office:value="-8916" calcext:value-type="float">
            <text:p>-8916</text:p>
          </table:table-cell>
          <table:table-cell table:formula="of:=MAX([.L95];[.K96]+[.L95])" office:value-type="float" office:value="-8072" calcext:value-type="float">
            <text:p>-8072</text:p>
          </table:table-cell>
          <table:table-cell table:style-name="ce10" table:formula="of:=[.L96]" office:value-type="float" office:value="-8072" calcext:value-type="float">
            <text:p>-8072</text:p>
          </table:table-cell>
          <table:table-cell table:style-name="ce10" table:formula="of:=[.M96]" office:value-type="float" office:value="-8072" calcext:value-type="float">
            <text:p>-8072</text:p>
          </table:table-cell>
          <table:table-cell table:style-name="ce10" table:formula="of:=[.N96]" office:value-type="float" office:value="-8072" calcext:value-type="float">
            <text:p>-8072</text:p>
          </table:table-cell>
          <table:table-cell table:formula="of:=MAX([.P95];[.O96]+[.P95])" office:value-type="float" office:value="-2633" calcext:value-type="float">
            <text:p>-2633</text:p>
          </table:table-cell>
          <table:table-cell table:formula="of:=MAX([.Q95];[.P96]+[.Q95])" office:value-type="float" office:value="-8910" calcext:value-type="float">
            <text:p>-8910</text:p>
          </table:table-cell>
          <table:table-cell table:formula="of:=MAX([.R95];[.Q96]+[.R95])" office:value-type="float" office:value="-7310" calcext:value-type="float">
            <text:p>-7310</text:p>
          </table:table-cell>
          <table:table-cell table:formula="of:=MAX([.S95];[.R96]+[.S95])" office:value-type="float" office:value="9443" calcext:value-type="float">
            <text:p>9443</text:p>
          </table:table-cell>
          <table:table-cell table:formula="of:=MAX([.T95];[.S96]+[.T95])" office:value-type="float" office:value="4347" calcext:value-type="float">
            <text:p>4347</text:p>
          </table:table-cell>
          <table:table-cell table:formula="of:=MAX([.U95];[.T96]+[.U95])" office:value-type="float" office:value="9329" calcext:value-type="float">
            <text:p>9329</text:p>
          </table:table-cell>
          <table:table-cell table:formula="of:=MAX([.V95];[.U96]+[.V95])" office:value-type="float" office:value="1495" calcext:value-type="float">
            <text:p>1495</text:p>
          </table:table-cell>
          <table:table-cell table:formula="of:=MAX([.W95];[.V96]+[.W95])" office:value-type="float" office:value="6659" calcext:value-type="float">
            <text:p>6659</text:p>
          </table:table-cell>
          <table:table-cell table:formula="of:=MAX([.X95];[.W96]+[.X95])" office:value-type="float" office:value="-1701" calcext:value-type="float">
            <text:p>-1701</text:p>
          </table:table-cell>
          <table:table-cell table:formula="of:=MAX([.Y95];[.X96]+[.Y95])" office:value-type="float" office:value="185" calcext:value-type="float">
            <text:p>185</text:p>
          </table:table-cell>
          <table:table-cell table:formula="of:=MAX([.Z95];[.Y96]+[.Z95])" office:value-type="float" office:value="450" calcext:value-type="float">
            <text:p>450</text:p>
          </table:table-cell>
          <table:table-cell table:formula="of:=MAX([.AA95];[.Z96]+[.AA95])" office:value-type="float" office:value="727" calcext:value-type="float">
            <text:p>727</text:p>
          </table:table-cell>
          <table:table-cell table:formula="of:=MAX([.AB95];[.AA96]+[.AB95])" office:value-type="float" office:value="-3427" calcext:value-type="float">
            <text:p>-3427</text:p>
          </table:table-cell>
          <table:table-cell table:formula="of:=MAX([.AC95];[.AB96]+[.AC95])" office:value-type="float" office:value="-6615" calcext:value-type="float">
            <text:p>-6615</text:p>
          </table:table-cell>
          <table:table-cell table:number-columns-repeated="16" table:style-name="ce4" office:value-type="float" office:value="-6615" calcext:value-type="float">
            <text:p>-6615</text:p>
          </table:table-cell>
          <table:table-cell table:formula="of:=MAX([.AT95];[.AS96]+[.AT95])" office:value-type="float" office:value="-2285" calcext:value-type="float">
            <text:p>-2285</text:p>
          </table:table-cell>
          <table:table-cell table:formula="of:=MAX([.AU95];[.AT96]+[.AU95])" office:value-type="float" office:value="-2413" calcext:value-type="float">
            <text:p>-2413</text:p>
          </table:table-cell>
          <table:table-cell table:formula="of:=MAX([.AV95];[.AU96]+[.AV95])" office:value-type="float" office:value="-8734" calcext:value-type="float">
            <text:p>-8734</text:p>
          </table:table-cell>
          <table:table-cell table:formula="of:=MAX([.AW95];[.AV96]+[.AW95])" office:value-type="float" office:value="4224" calcext:value-type="float">
            <text:p>4224</text:p>
          </table:table-cell>
          <table:table-cell table:formula="of:=MAX([.AX95];[.AW96]+[.AX95])" office:value-type="float" office:value="9716" calcext:value-type="float">
            <text:p>9716</text:p>
          </table:table-cell>
          <table:table-cell table:formula="of:=MAX([.AY95];[.AX96]+[.AY95])" office:value-type="float" office:value="3466" calcext:value-type="float">
            <text:p>3466</text:p>
          </table:table-cell>
          <table:table-cell table:formula="of:=MAX([.AZ95];[.AY96]+[.AZ95])" office:value-type="float" office:value="3428" calcext:value-type="float">
            <text:p>3428</text:p>
          </table:table-cell>
          <table:table-cell table:formula="of:=MAX([.BA95];[.AZ96]+[.BA95])" office:value-type="float" office:value="339" calcext:value-type="float">
            <text:p>339</text:p>
          </table:table-cell>
          <table:table-cell table:formula="of:=MAX([.BB95];[.BA96]+[.BB95])" office:value-type="float" office:value="-6422" calcext:value-type="float">
            <text:p>-6422</text:p>
          </table:table-cell>
          <table:table-cell table:formula="of:=MAX([.BC95];[.BB96]+[.BC95])" office:value-type="float" office:value="2326" calcext:value-type="float">
            <text:p>2326</text:p>
          </table:table-cell>
          <table:table-cell table:formula="of:=MAX([.BD95];[.BC96]+[.BD95])" office:value-type="float" office:value="117" calcext:value-type="float">
            <text:p>117</text:p>
          </table:table-cell>
          <table:table-cell table:formula="of:=MAX([.BE95];[.BD96]+[.BE95])" office:value-type="float" office:value="-7845" calcext:value-type="float">
            <text:p>-7845</text:p>
          </table:table-cell>
          <table:table-cell table:formula="of:=MAX([.BF95];[.BE96]+[.BF95])" office:value-type="float" office:value="-929" calcext:value-type="float">
            <text:p>-929</text:p>
          </table:table-cell>
          <table:table-cell table:formula="of:=MAX([.BG95];[.BF96]+[.BG95])" office:value-type="float" office:value="5710" calcext:value-type="float">
            <text:p>5710</text:p>
          </table:table-cell>
          <table:table-cell table:formula="of:=MAX([.BH95];[.BG96]+[.BH95])" office:value-type="float" office:value="5319" calcext:value-type="float">
            <text:p>5319</text:p>
          </table:table-cell>
          <table:table-cell table:formula="of:=MAX([.BI95];[.BH96]+[.BI95])" office:value-type="float" office:value="-1096" calcext:value-type="float">
            <text:p>-1096</text:p>
          </table:table-cell>
          <table:table-cell table:style-name="ce4" table:formula="of:=[.BI96]" office:value-type="float" office:value="-1096" calcext:value-type="float">
            <text:p>-1096</text:p>
          </table:table-cell>
          <table:table-cell table:style-name="ce4" table:formula="of:=[.BJ96]" office:value-type="float" office:value="-1096" calcext:value-type="float">
            <text:p>-1096</text:p>
          </table:table-cell>
          <table:table-cell table:style-name="ce4" table:formula="of:=[.BK96]" office:value-type="float" office:value="-1096" calcext:value-type="float">
            <text:p>-1096</text:p>
          </table:table-cell>
          <table:table-cell table:formula="of:=MAX([.BM95];[.BL96]+[.BM95])" office:value-type="float" office:value="-3318" calcext:value-type="float">
            <text:p>-3318</text:p>
          </table:table-cell>
          <table:table-cell table:formula="of:=MAX([.BN95];[.BM96]+[.BN95])" office:value-type="float" office:value="-8572" calcext:value-type="float">
            <text:p>-8572</text:p>
          </table:table-cell>
          <table:table-cell table:formula="of:=MAX([.BO95];[.BN96]+[.BO95])" office:value-type="float" office:value="566" calcext:value-type="float">
            <text:p>566</text:p>
          </table:table-cell>
          <table:table-cell table:formula="of:=MAX([.BP95];[.BO96]+[.BP95])" office:value-type="float" office:value="8747" calcext:value-type="float">
            <text:p>8747</text:p>
          </table:table-cell>
          <table:table-cell table:formula="of:=MAX([.BQ95];[.BP96]+[.BQ95])" office:value-type="float" office:value="7235" calcext:value-type="float">
            <text:p>7235</text:p>
          </table:table-cell>
          <table:table-cell table:formula="of:=MAX([.BR95];[.BQ96]+[.BR95])" office:value-type="float" office:value="4298" calcext:value-type="float">
            <text:p>4298</text:p>
          </table:table-cell>
          <table:table-cell table:formula="of:=MAX([.BS95];[.BR96]+[.BS95])" office:value-type="float" office:value="-1599" calcext:value-type="float">
            <text:p>-1599</text:p>
          </table:table-cell>
          <table:table-cell table:formula="of:=MAX([.BT95];[.BS96]+[.BT95])" office:value-type="float" office:value="5525" calcext:value-type="float">
            <text:p>5525</text:p>
          </table:table-cell>
          <table:table-cell table:formula="of:=MAX([.BU95];[.BT96]+[.BU95])" office:value-type="float" office:value="-1529" calcext:value-type="float">
            <text:p>-1529</text:p>
          </table:table-cell>
          <table:table-cell table:formula="of:=MAX([.BV95];[.BU96]+[.BV95])" office:value-type="float" office:value="912" calcext:value-type="float">
            <text:p>912</text:p>
          </table:table-cell>
          <table:table-cell table:formula="of:=MAX([.BW95];[.BV96]+[.BW95])" office:value-type="float" office:value="-7951" calcext:value-type="float">
            <text:p>-7951</text:p>
          </table:table-cell>
          <table:table-cell table:formula="of:=MAX([.BX95];[.BW96]+[.BX95])" office:value-type="float" office:value="-4893" calcext:value-type="float">
            <text:p>-4893</text:p>
          </table:table-cell>
          <table:table-cell table:formula="of:=MAX([.BY95];[.BX96]+[.BY95])" office:value-type="float" office:value="2963" calcext:value-type="float">
            <text:p>2963</text:p>
          </table:table-cell>
          <table:table-cell table:formula="of:=MAX([.BZ95];[.BY96]+[.BZ95])" office:value-type="float" office:value="-5864" calcext:value-type="float">
            <text:p>-5864</text:p>
          </table:table-cell>
          <table:table-cell table:formula="of:=MAX([.CA95];[.BZ96]+[.CA95])" office:value-type="float" office:value="-8376" calcext:value-type="float">
            <text:p>-8376</text:p>
          </table:table-cell>
          <table:table-cell table:formula="of:=MAX([.CB95];[.CA96]+[.CB95])" office:value-type="float" office:value="5579" calcext:value-type="float">
            <text:p>5579</text:p>
          </table:table-cell>
          <table:table-cell table:formula="of:=MAX([.CC95];[.CB96]+[.CC95])" office:value-type="float" office:value="-3327" calcext:value-type="float">
            <text:p>-3327</text:p>
          </table:table-cell>
          <table:table-cell table:style-name="ce4" table:formula="of:=[.CC96]" office:value-type="float" office:value="-3327" calcext:value-type="float">
            <text:p>-3327</text:p>
          </table:table-cell>
          <table:table-cell table:style-name="ce4" table:formula="of:=[.CD96]" office:value-type="float" office:value="-3327" calcext:value-type="float">
            <text:p>-3327</text:p>
          </table:table-cell>
          <table:table-cell table:style-name="ce4" table:formula="of:=[.CE96]" office:value-type="float" office:value="-3327" calcext:value-type="float">
            <text:p>-3327</text:p>
          </table:table-cell>
          <table:table-cell table:style-name="ce4" table:formula="of:=[.CF96]" office:value-type="float" office:value="-3327" calcext:value-type="float">
            <text:p>-3327</text:p>
          </table:table-cell>
          <table:table-cell table:style-name="ce4" table:formula="of:=[.CG96]" office:value-type="float" office:value="-3327" calcext:value-type="float">
            <text:p>-3327</text:p>
          </table:table-cell>
          <table:table-cell table:style-name="ce4" table:formula="of:=[.CH96]" office:value-type="float" office:value="-3327" calcext:value-type="float">
            <text:p>-3327</text:p>
          </table:table-cell>
          <table:table-cell table:style-name="ce4" table:formula="of:=[.CI96]" office:value-type="float" office:value="-3327" calcext:value-type="float">
            <text:p>-3327</text:p>
          </table:table-cell>
          <table:table-cell table:style-name="ce4" table:formula="of:=[.CJ96]" office:value-type="float" office:value="-3327" calcext:value-type="float">
            <text:p>-3327</text:p>
          </table:table-cell>
          <table:table-cell table:style-name="ce4" table:formula="of:=[.CK96]" office:value-type="float" office:value="-3327" calcext:value-type="float">
            <text:p>-3327</text:p>
          </table:table-cell>
          <table:table-cell table:style-name="ce4" table:formula="of:=[.CL96]" office:value-type="float" office:value="-3327" calcext:value-type="float">
            <text:p>-3327</text:p>
          </table:table-cell>
          <table:table-cell table:style-name="ce4" table:formula="of:=[.CM96]" office:value-type="float" office:value="-3327" calcext:value-type="float">
            <text:p>-3327</text:p>
          </table:table-cell>
          <table:table-cell table:style-name="ce4" table:formula="of:=[.CN96]" office:value-type="float" office:value="-3327" calcext:value-type="float">
            <text:p>-3327</text:p>
          </table:table-cell>
          <table:table-cell table:style-name="ce4" table:formula="of:=[.CO96]" office:value-type="float" office:value="-3327" calcext:value-type="float">
            <text:p>-3327</text:p>
          </table:table-cell>
          <table:table-cell table:style-name="ce4" table:formula="of:=[.CP96]" office:value-type="float" office:value="-3327" calcext:value-type="float">
            <text:p>-3327</text:p>
          </table:table-cell>
          <table:table-cell table:style-name="ce4" table:formula="of:=[.CQ96]" office:value-type="float" office:value="-3327" calcext:value-type="float">
            <text:p>-3327</text:p>
          </table:table-cell>
          <table:table-cell table:style-name="ce4" table:formula="of:=[.CR96]" office:value-type="float" office:value="-3327" calcext:value-type="float">
            <text:p>-3327</text:p>
          </table:table-cell>
          <table:table-cell table:style-name="ce4" table:formula="of:=[.CS96]" office:value-type="float" office:value="-3327" calcext:value-type="float">
            <text:p>-3327</text:p>
          </table:table-cell>
          <table:table-cell table:formula="of:=MAX([.CU95];[.CT96]+[.CU95])" office:value-type="float" office:value="-9520" calcext:value-type="float">
            <text:p>-9520</text:p>
          </table:table-cell>
          <table:table-cell table:formula="of:=MAX([.CV95];[.CU96]+[.CV95])" office:value-type="float" office:value="1245" calcext:value-type="float">
            <text:p>1245</text:p>
          </table:table-cell>
        </table:table-row>
        <table:table-row table:style-name="ro1">
          <table:table-cell table:style-name="ce3" table:formula="of:=MAX([.A96:.CV96])" office:value-type="float" office:value="9716" calcext:value-type="float">
            <text:p>9716</text:p>
          </table:table-cell>
          <table:table-cell table:number-columns-repeated="9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4" table:number-columns-repeated="2"/>
          <table:table-cell table:formula="of:=MAX([.C99];[.B100]+[.C99])" office:value-type="float" office:value="-9334" calcext:value-type="float">
            <text:p>-9334</text:p>
          </table:table-cell>
          <table:table-cell table:formula="of:=MAX([.D99];[.C100]+[.D99])" office:value-type="float" office:value="-9146" calcext:value-type="float">
            <text:p>-9146</text:p>
          </table:table-cell>
          <table:table-cell table:style-name="ce4" table:formula="of:=[.D100]" office:value-type="float" office:value="-9146" calcext:value-type="float">
            <text:p>-9146</text:p>
          </table:table-cell>
          <table:table-cell table:style-name="ce4" table:formula="of:=[.E100]" office:value-type="float" office:value="-9146" calcext:value-type="float">
            <text:p>-9146</text:p>
          </table:table-cell>
          <table:table-cell table:style-name="ce4" table:formula="of:=[.F100]" office:value-type="float" office:value="-9146" calcext:value-type="float">
            <text:p>-9146</text:p>
          </table:table-cell>
          <table:table-cell table:style-name="ce4" table:formula="of:=[.G100]" office:value-type="float" office:value="-9146" calcext:value-type="float">
            <text:p>-9146</text:p>
          </table:table-cell>
          <table:table-cell table:style-name="ce4" table:formula="of:=[.H100]" office:value-type="float" office:value="-9146" calcext:value-type="float">
            <text:p>-9146</text:p>
          </table:table-cell>
          <table:table-cell table:formula="of:=MAX([.J99];[.I100]+[.J99])" office:value-type="float" office:value="-4643" calcext:value-type="float">
            <text:p>-4643</text:p>
          </table:table-cell>
          <table:table-cell table:formula="of:=MAX([.K99];[.J100]+[.K99])" office:value-type="float" office:value="-8916" calcext:value-type="float">
            <text:p>-8916</text:p>
          </table:table-cell>
          <table:table-cell table:formula="of:=MAX([.L99];[.K100]+[.L99])" office:value-type="float" office:value="-8072" calcext:value-type="float">
            <text:p>-8072</text:p>
          </table:table-cell>
          <table:table-cell table:style-name="ce10" table:formula="of:=[.L100]" office:value-type="float" office:value="-8072" calcext:value-type="float">
            <text:p>-8072</text:p>
          </table:table-cell>
          <table:table-cell table:style-name="ce10" table:formula="of:=[.M100]" office:value-type="float" office:value="-8072" calcext:value-type="float">
            <text:p>-8072</text:p>
          </table:table-cell>
          <table:table-cell table:style-name="ce10" table:formula="of:=[.N100]" office:value-type="float" office:value="-8072" calcext:value-type="float">
            <text:p>-8072</text:p>
          </table:table-cell>
          <table:table-cell table:formula="of:=MAX([.P99];[.O100]+[.P99])" office:value-type="float" office:value="-2633" calcext:value-type="float">
            <text:p>-2633</text:p>
          </table:table-cell>
          <table:table-cell table:formula="of:=MAX([.Q99];[.P100]+[.Q99])" office:value-type="float" office:value="-8910" calcext:value-type="float">
            <text:p>-8910</text:p>
          </table:table-cell>
          <table:table-cell table:formula="of:=MAX([.R99];[.Q100]+[.R99])" office:value-type="float" office:value="-7310" calcext:value-type="float">
            <text:p>-7310</text:p>
          </table:table-cell>
          <table:table-cell table:formula="of:=MAX([.S99];[.R100]+[.S99])" office:value-type="float" office:value="9443" calcext:value-type="float">
            <text:p>9443</text:p>
          </table:table-cell>
          <table:table-cell table:formula="of:=MAX([.T99];[.S100]+[.T99])" office:value-type="float" office:value="4347" calcext:value-type="float">
            <text:p>4347</text:p>
          </table:table-cell>
          <table:table-cell table:formula="of:=MAX([.U99];[.T100]+[.U99])" office:value-type="float" office:value="9329" calcext:value-type="float">
            <text:p>9329</text:p>
          </table:table-cell>
          <table:table-cell table:formula="of:=MAX([.V99];[.U100]+[.V99])" office:value-type="float" office:value="1495" calcext:value-type="float">
            <text:p>1495</text:p>
          </table:table-cell>
          <table:table-cell table:formula="of:=MAX([.W99];[.V100]+[.W99])" office:value-type="float" office:value="6659" calcext:value-type="float">
            <text:p>6659</text:p>
          </table:table-cell>
          <table:table-cell table:formula="of:=MAX([.X99];[.W100]+[.X99])" office:value-type="float" office:value="-1701" calcext:value-type="float">
            <text:p>-1701</text:p>
          </table:table-cell>
          <table:table-cell table:formula="of:=MAX([.Y99];[.X100]+[.Y99])" office:value-type="float" office:value="185" calcext:value-type="float">
            <text:p>185</text:p>
          </table:table-cell>
          <table:table-cell table:formula="of:=MAX([.Z99];[.Y100]+[.Z99])" office:value-type="float" office:value="450" calcext:value-type="float">
            <text:p>450</text:p>
          </table:table-cell>
          <table:table-cell table:formula="of:=MAX([.AA99];[.Z100]+[.AA99])" office:value-type="float" office:value="727" calcext:value-type="float">
            <text:p>727</text:p>
          </table:table-cell>
          <table:table-cell table:formula="of:=MAX([.AB99];[.AA100]+[.AB99])" office:value-type="float" office:value="-3427" calcext:value-type="float">
            <text:p>-3427</text:p>
          </table:table-cell>
          <table:table-cell table:formula="of:=MAX([.AC99];[.AB100]+[.AC99])" office:value-type="float" office:value="-6615" calcext:value-type="float">
            <text:p>-6615</text:p>
          </table:table-cell>
          <table:table-cell table:number-columns-repeated="16" table:style-name="ce4" office:value-type="float" office:value="-6615" calcext:value-type="float">
            <text:p>-6615</text:p>
          </table:table-cell>
          <table:table-cell table:formula="of:=MAX([.AT99];[.AS100]+[.AT99])" office:value-type="float" office:value="-2285" calcext:value-type="float">
            <text:p>-2285</text:p>
          </table:table-cell>
          <table:table-cell table:formula="of:=MAX([.AU99];[.AT100]+[.AU99])" office:value-type="float" office:value="-2413" calcext:value-type="float">
            <text:p>-2413</text:p>
          </table:table-cell>
          <table:table-cell table:formula="of:=MAX([.AV99];[.AU100]+[.AV99])" office:value-type="float" office:value="-8734" calcext:value-type="float">
            <text:p>-8734</text:p>
          </table:table-cell>
          <table:table-cell table:style-name="ce4" table:formula="of:=[.AV100]" office:value-type="float" office:value="-8734" calcext:value-type="float">
            <text:p>-8734</text:p>
          </table:table-cell>
          <table:table-cell table:style-name="ce4" table:formula="of:=[.AW100]" office:value-type="float" office:value="-8734" calcext:value-type="float">
            <text:p>-8734</text:p>
          </table:table-cell>
          <table:table-cell table:formula="of:=MAX([.AY99];[.AX100]+[.AY99])" office:value-type="float" office:value="-6250" calcext:value-type="float">
            <text:p>-6250</text:p>
          </table:table-cell>
          <table:table-cell table:formula="of:=MAX([.AZ99];[.AY100]+[.AZ99])" office:value-type="float" office:value="-38" calcext:value-type="float">
            <text:p>-38</text:p>
          </table:table-cell>
          <table:table-cell table:formula="of:=MAX([.BA99];[.AZ100]+[.BA99])" office:value-type="float" office:value="-3089" calcext:value-type="float">
            <text:p>-3089</text:p>
          </table:table-cell>
          <table:table-cell table:formula="of:=MAX([.BB99];[.BA100]+[.BB99])" office:value-type="float" office:value="-6761" calcext:value-type="float">
            <text:p>-6761</text:p>
          </table:table-cell>
          <table:table-cell table:formula="of:=MAX([.BC99];[.BB100]+[.BC99])" office:value-type="float" office:value="2326" calcext:value-type="float">
            <text:p>2326</text:p>
          </table:table-cell>
          <table:table-cell table:formula="of:=MAX([.BD99];[.BC100]+[.BD99])" office:value-type="float" office:value="117" calcext:value-type="float">
            <text:p>117</text:p>
          </table:table-cell>
          <table:table-cell table:formula="of:=MAX([.BE99];[.BD100]+[.BE99])" office:value-type="float" office:value="-7845" calcext:value-type="float">
            <text:p>-7845</text:p>
          </table:table-cell>
          <table:table-cell table:formula="of:=MAX([.BF99];[.BE100]+[.BF99])" office:value-type="float" office:value="-929" calcext:value-type="float">
            <text:p>-929</text:p>
          </table:table-cell>
          <table:table-cell table:formula="of:=MAX([.BG99];[.BF100]+[.BG99])" office:value-type="float" office:value="5710" calcext:value-type="float">
            <text:p>5710</text:p>
          </table:table-cell>
          <table:table-cell table:formula="of:=MAX([.BH99];[.BG100]+[.BH99])" office:value-type="float" office:value="5319" calcext:value-type="float">
            <text:p>5319</text:p>
          </table:table-cell>
          <table:table-cell table:formula="of:=MAX([.BI99];[.BH100]+[.BI99])" office:value-type="float" office:value="-1096" calcext:value-type="float">
            <text:p>-1096</text:p>
          </table:table-cell>
          <table:table-cell table:style-name="ce4" table:formula="of:=[.BI100]" office:value-type="float" office:value="-1096" calcext:value-type="float">
            <text:p>-1096</text:p>
          </table:table-cell>
          <table:table-cell table:style-name="ce4" table:formula="of:=[.BJ100]" office:value-type="float" office:value="-1096" calcext:value-type="float">
            <text:p>-1096</text:p>
          </table:table-cell>
          <table:table-cell table:style-name="ce4" table:formula="of:=[.BK100]" office:value-type="float" office:value="-1096" calcext:value-type="float">
            <text:p>-1096</text:p>
          </table:table-cell>
          <table:table-cell table:formula="of:=MAX([.BM99];[.BL100]+[.BM99])" office:value-type="float" office:value="-3318" calcext:value-type="float">
            <text:p>-3318</text:p>
          </table:table-cell>
          <table:table-cell table:formula="of:=MAX([.BN99];[.BM100]+[.BN99])" office:value-type="float" office:value="-8572" calcext:value-type="float">
            <text:p>-8572</text:p>
          </table:table-cell>
          <table:table-cell table:formula="of:=MAX([.BO99];[.BN100]+[.BO99])" office:value-type="float" office:value="566" calcext:value-type="float">
            <text:p>566</text:p>
          </table:table-cell>
          <table:table-cell table:formula="of:=MAX([.BP99];[.BO100]+[.BP99])" office:value-type="float" office:value="8747" calcext:value-type="float">
            <text:p>8747</text:p>
          </table:table-cell>
          <table:table-cell table:formula="of:=MAX([.BQ99];[.BP100]+[.BQ99])" office:value-type="float" office:value="7235" calcext:value-type="float">
            <text:p>7235</text:p>
          </table:table-cell>
          <table:table-cell table:formula="of:=MAX([.BR99];[.BQ100]+[.BR99])" office:value-type="float" office:value="4298" calcext:value-type="float">
            <text:p>4298</text:p>
          </table:table-cell>
          <table:table-cell table:formula="of:=MAX([.BS99];[.BR100]+[.BS99])" office:value-type="float" office:value="-1599" calcext:value-type="float">
            <text:p>-1599</text:p>
          </table:table-cell>
          <table:table-cell table:formula="of:=MAX([.BT99];[.BS100]+[.BT99])" office:value-type="float" office:value="5525" calcext:value-type="float">
            <text:p>5525</text:p>
          </table:table-cell>
          <table:table-cell table:formula="of:=MAX([.BU99];[.BT100]+[.BU99])" office:value-type="float" office:value="-1529" calcext:value-type="float">
            <text:p>-1529</text:p>
          </table:table-cell>
          <table:table-cell table:formula="of:=MAX([.BV99];[.BU100]+[.BV99])" office:value-type="float" office:value="912" calcext:value-type="float">
            <text:p>912</text:p>
          </table:table-cell>
          <table:table-cell table:formula="of:=MAX([.BW99];[.BV100]+[.BW99])" office:value-type="float" office:value="-7951" calcext:value-type="float">
            <text:p>-7951</text:p>
          </table:table-cell>
          <table:table-cell table:formula="of:=MAX([.BX99];[.BW100]+[.BX99])" office:value-type="float" office:value="-4893" calcext:value-type="float">
            <text:p>-4893</text:p>
          </table:table-cell>
          <table:table-cell table:formula="of:=MAX([.BY99];[.BX100]+[.BY99])" office:value-type="float" office:value="2963" calcext:value-type="float">
            <text:p>2963</text:p>
          </table:table-cell>
          <table:table-cell table:formula="of:=MAX([.BZ99];[.BY100]+[.BZ99])" office:value-type="float" office:value="-5864" calcext:value-type="float">
            <text:p>-5864</text:p>
          </table:table-cell>
          <table:table-cell table:formula="of:=MAX([.CA99];[.BZ100]+[.CA99])" office:value-type="float" office:value="-8376" calcext:value-type="float">
            <text:p>-8376</text:p>
          </table:table-cell>
          <table:table-cell table:formula="of:=MAX([.CB99];[.CA100]+[.CB99])" office:value-type="float" office:value="5579" calcext:value-type="float">
            <text:p>5579</text:p>
          </table:table-cell>
          <table:table-cell table:formula="of:=MAX([.CC99];[.CB100]+[.CC99])" office:value-type="float" office:value="-3327" calcext:value-type="float">
            <text:p>-3327</text:p>
          </table:table-cell>
          <table:table-cell table:style-name="ce4" table:formula="of:=[.CC100]" office:value-type="float" office:value="-3327" calcext:value-type="float">
            <text:p>-3327</text:p>
          </table:table-cell>
          <table:table-cell table:style-name="ce4" table:formula="of:=[.CD100]" office:value-type="float" office:value="-3327" calcext:value-type="float">
            <text:p>-3327</text:p>
          </table:table-cell>
          <table:table-cell table:style-name="ce4" table:formula="of:=[.CE100]" office:value-type="float" office:value="-3327" calcext:value-type="float">
            <text:p>-3327</text:p>
          </table:table-cell>
          <table:table-cell table:style-name="ce4" table:formula="of:=[.CF100]" office:value-type="float" office:value="-3327" calcext:value-type="float">
            <text:p>-3327</text:p>
          </table:table-cell>
          <table:table-cell table:style-name="ce4" table:formula="of:=[.CG100]" office:value-type="float" office:value="-3327" calcext:value-type="float">
            <text:p>-3327</text:p>
          </table:table-cell>
          <table:table-cell table:style-name="ce4" table:formula="of:=[.CH100]" office:value-type="float" office:value="-3327" calcext:value-type="float">
            <text:p>-3327</text:p>
          </table:table-cell>
          <table:table-cell table:style-name="ce4" table:formula="of:=[.CI100]" office:value-type="float" office:value="-3327" calcext:value-type="float">
            <text:p>-3327</text:p>
          </table:table-cell>
          <table:table-cell table:style-name="ce4" table:formula="of:=[.CJ100]" office:value-type="float" office:value="-3327" calcext:value-type="float">
            <text:p>-3327</text:p>
          </table:table-cell>
          <table:table-cell table:style-name="ce4" table:formula="of:=[.CK100]" office:value-type="float" office:value="-3327" calcext:value-type="float">
            <text:p>-3327</text:p>
          </table:table-cell>
          <table:table-cell table:style-name="ce4" table:formula="of:=[.CL100]" office:value-type="float" office:value="-3327" calcext:value-type="float">
            <text:p>-3327</text:p>
          </table:table-cell>
          <table:table-cell table:style-name="ce4" table:formula="of:=[.CM100]" office:value-type="float" office:value="-3327" calcext:value-type="float">
            <text:p>-3327</text:p>
          </table:table-cell>
          <table:table-cell table:style-name="ce4" table:formula="of:=[.CN100]" office:value-type="float" office:value="-3327" calcext:value-type="float">
            <text:p>-3327</text:p>
          </table:table-cell>
          <table:table-cell table:style-name="ce4" table:formula="of:=[.CO100]" office:value-type="float" office:value="-3327" calcext:value-type="float">
            <text:p>-3327</text:p>
          </table:table-cell>
          <table:table-cell table:style-name="ce4" table:formula="of:=[.CP100]" office:value-type="float" office:value="-3327" calcext:value-type="float">
            <text:p>-3327</text:p>
          </table:table-cell>
          <table:table-cell table:style-name="ce4" table:formula="of:=[.CQ100]" office:value-type="float" office:value="-3327" calcext:value-type="float">
            <text:p>-3327</text:p>
          </table:table-cell>
          <table:table-cell table:style-name="ce4" table:formula="of:=[.CR100]" office:value-type="float" office:value="-3327" calcext:value-type="float">
            <text:p>-3327</text:p>
          </table:table-cell>
          <table:table-cell table:style-name="ce4" table:formula="of:=[.CS100]" office:value-type="float" office:value="-3327" calcext:value-type="float">
            <text:p>-3327</text:p>
          </table:table-cell>
          <table:table-cell table:formula="of:=MAX([.CU99];[.CT100]+[.CU99])" office:value-type="float" office:value="-9520" calcext:value-type="float">
            <text:p>-9520</text:p>
          </table:table-cell>
          <table:table-cell table:formula="of:=MAX([.CV99];[.CU100]+[.CV99])" office:value-type="float" office:value="1245" calcext:value-type="float">
            <text:p>1245</text:p>
          </table:table-cell>
        </table:table-row>
        <table:table-row table:style-name="ro1">
          <table:table-cell table:style-name="ce3" table:formula="of:=MAX([.A100:.CV100])" office:value-type="float" office:value="9443" calcext:value-type="float">
            <text:p>9443</text:p>
          </table:table-cell>
          <table:table-cell table:number-columns-repeated="9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4" table:number-columns-repeated="2"/>
          <table:table-cell table:formula="of:=MAX([.C103];[.B104]+[.C103])" office:value-type="float" office:value="-9334" calcext:value-type="float">
            <text:p>-9334</text:p>
          </table:table-cell>
          <table:table-cell table:formula="of:=MAX([.D103];[.C104]+[.D103])" office:value-type="float" office:value="-9146" calcext:value-type="float">
            <text:p>-9146</text:p>
          </table:table-cell>
          <table:table-cell table:style-name="ce4" table:formula="of:=[.D104]" office:value-type="float" office:value="-9146" calcext:value-type="float">
            <text:p>-9146</text:p>
          </table:table-cell>
          <table:table-cell table:style-name="ce4" table:formula="of:=[.E104]" office:value-type="float" office:value="-9146" calcext:value-type="float">
            <text:p>-9146</text:p>
          </table:table-cell>
          <table:table-cell table:style-name="ce4" table:formula="of:=[.F104]" office:value-type="float" office:value="-9146" calcext:value-type="float">
            <text:p>-9146</text:p>
          </table:table-cell>
          <table:table-cell table:style-name="ce4" table:formula="of:=[.G104]" office:value-type="float" office:value="-9146" calcext:value-type="float">
            <text:p>-9146</text:p>
          </table:table-cell>
          <table:table-cell table:style-name="ce4" table:formula="of:=[.H104]" office:value-type="float" office:value="-9146" calcext:value-type="float">
            <text:p>-9146</text:p>
          </table:table-cell>
          <table:table-cell table:formula="of:=MAX([.J103];[.I104]+[.J103])" office:value-type="float" office:value="-4643" calcext:value-type="float">
            <text:p>-4643</text:p>
          </table:table-cell>
          <table:table-cell table:formula="of:=MAX([.K103];[.J104]+[.K103])" office:value-type="float" office:value="-8916" calcext:value-type="float">
            <text:p>-8916</text:p>
          </table:table-cell>
          <table:table-cell table:formula="of:=MAX([.L103];[.K104]+[.L103])" office:value-type="float" office:value="-8072" calcext:value-type="float">
            <text:p>-8072</text:p>
          </table:table-cell>
          <table:table-cell table:style-name="ce10" table:formula="of:=[.L104]" office:value-type="float" office:value="-8072" calcext:value-type="float">
            <text:p>-8072</text:p>
          </table:table-cell>
          <table:table-cell table:style-name="ce10" table:formula="of:=[.M104]" office:value-type="float" office:value="-8072" calcext:value-type="float">
            <text:p>-8072</text:p>
          </table:table-cell>
          <table:table-cell table:style-name="ce10" table:formula="of:=[.N104]" office:value-type="float" office:value="-8072" calcext:value-type="float">
            <text:p>-8072</text:p>
          </table:table-cell>
          <table:table-cell table:formula="of:=MAX([.P103];[.O104]+[.P103])" office:value-type="float" office:value="-2633" calcext:value-type="float">
            <text:p>-2633</text:p>
          </table:table-cell>
          <table:table-cell table:formula="of:=MAX([.Q103];[.P104]+[.Q103])" office:value-type="float" office:value="-8910" calcext:value-type="float">
            <text:p>-8910</text:p>
          </table:table-cell>
          <table:table-cell table:formula="of:=MAX([.R103];[.Q104]+[.R103])" office:value-type="float" office:value="-7310" calcext:value-type="float">
            <text:p>-7310</text:p>
          </table:table-cell>
          <table:table-cell table:style-name="ce4" table:formula="of:=[.R104]" office:value-type="float" office:value="-7310" calcext:value-type="float">
            <text:p>-7310</text:p>
          </table:table-cell>
          <table:table-cell table:formula="of:=MAX([.T103];[.S104]+[.T103])" office:value-type="float" office:value="-5096" calcext:value-type="float">
            <text:p>-5096</text:p>
          </table:table-cell>
          <table:table-cell table:formula="of:=MAX([.U103];[.T104]+[.U103])" office:value-type="float" office:value="4982" calcext:value-type="float">
            <text:p>4982</text:p>
          </table:table-cell>
          <table:table-cell table:formula="of:=MAX([.V103];[.U104]+[.V103])" office:value-type="float" office:value="-2852" calcext:value-type="float">
            <text:p>-2852</text:p>
          </table:table-cell>
          <table:table-cell table:formula="of:=MAX([.W103];[.V104]+[.W103])" office:value-type="float" office:value="5164" calcext:value-type="float">
            <text:p>5164</text:p>
          </table:table-cell>
          <table:table-cell table:formula="of:=MAX([.X103];[.W104]+[.X103])" office:value-type="float" office:value="-3196" calcext:value-type="float">
            <text:p>-3196</text:p>
          </table:table-cell>
          <table:table-cell table:formula="of:=MAX([.Y103];[.X104]+[.Y103])" office:value-type="float" office:value="185" calcext:value-type="float">
            <text:p>185</text:p>
          </table:table-cell>
          <table:table-cell table:formula="of:=MAX([.Z103];[.Y104]+[.Z103])" office:value-type="float" office:value="450" calcext:value-type="float">
            <text:p>450</text:p>
          </table:table-cell>
          <table:table-cell table:formula="of:=MAX([.AA103];[.Z104]+[.AA103])" office:value-type="float" office:value="727" calcext:value-type="float">
            <text:p>727</text:p>
          </table:table-cell>
          <table:table-cell table:formula="of:=MAX([.AB103];[.AA104]+[.AB103])" office:value-type="float" office:value="-3427" calcext:value-type="float">
            <text:p>-3427</text:p>
          </table:table-cell>
          <table:table-cell table:formula="of:=MAX([.AC103];[.AB104]+[.AC103])" office:value-type="float" office:value="-6615" calcext:value-type="float">
            <text:p>-6615</text:p>
          </table:table-cell>
          <table:table-cell table:number-columns-repeated="16" table:style-name="ce4" office:value-type="float" office:value="-6615" calcext:value-type="float">
            <text:p>-6615</text:p>
          </table:table-cell>
          <table:table-cell table:formula="of:=MAX([.AT103];[.AS104]+[.AT103])" office:value-type="float" office:value="-2285" calcext:value-type="float">
            <text:p>-2285</text:p>
          </table:table-cell>
          <table:table-cell table:formula="of:=MAX([.AU103];[.AT104]+[.AU103])" office:value-type="float" office:value="-2413" calcext:value-type="float">
            <text:p>-2413</text:p>
          </table:table-cell>
          <table:table-cell table:formula="of:=MAX([.AV103];[.AU104]+[.AV103])" office:value-type="float" office:value="-8734" calcext:value-type="float">
            <text:p>-8734</text:p>
          </table:table-cell>
          <table:table-cell table:style-name="ce4" table:formula="of:=[.AV104]" office:value-type="float" office:value="-8734" calcext:value-type="float">
            <text:p>-8734</text:p>
          </table:table-cell>
          <table:table-cell table:style-name="ce4" table:formula="of:=[.AW104]" office:value-type="float" office:value="-8734" calcext:value-type="float">
            <text:p>-8734</text:p>
          </table:table-cell>
          <table:table-cell table:formula="of:=MAX([.AY103];[.AX104]+[.AY103])" office:value-type="float" office:value="-6250" calcext:value-type="float">
            <text:p>-6250</text:p>
          </table:table-cell>
          <table:table-cell table:formula="of:=MAX([.AZ103];[.AY104]+[.AZ103])" office:value-type="float" office:value="-38" calcext:value-type="float">
            <text:p>-38</text:p>
          </table:table-cell>
          <table:table-cell table:formula="of:=MAX([.BA103];[.AZ104]+[.BA103])" office:value-type="float" office:value="-3089" calcext:value-type="float">
            <text:p>-3089</text:p>
          </table:table-cell>
          <table:table-cell table:formula="of:=MAX([.BB103];[.BA104]+[.BB103])" office:value-type="float" office:value="-6761" calcext:value-type="float">
            <text:p>-6761</text:p>
          </table:table-cell>
          <table:table-cell table:formula="of:=MAX([.BC103];[.BB104]+[.BC103])" office:value-type="float" office:value="2326" calcext:value-type="float">
            <text:p>2326</text:p>
          </table:table-cell>
          <table:table-cell table:formula="of:=MAX([.BD103];[.BC104]+[.BD103])" office:value-type="float" office:value="117" calcext:value-type="float">
            <text:p>117</text:p>
          </table:table-cell>
          <table:table-cell table:formula="of:=MAX([.BE103];[.BD104]+[.BE103])" office:value-type="float" office:value="-7845" calcext:value-type="float">
            <text:p>-7845</text:p>
          </table:table-cell>
          <table:table-cell table:formula="of:=MAX([.BF103];[.BE104]+[.BF103])" office:value-type="float" office:value="-929" calcext:value-type="float">
            <text:p>-929</text:p>
          </table:table-cell>
          <table:table-cell table:formula="of:=MAX([.BG103];[.BF104]+[.BG103])" office:value-type="float" office:value="5710" calcext:value-type="float">
            <text:p>5710</text:p>
          </table:table-cell>
          <table:table-cell table:formula="of:=MAX([.BH103];[.BG104]+[.BH103])" office:value-type="float" office:value="5319" calcext:value-type="float">
            <text:p>5319</text:p>
          </table:table-cell>
          <table:table-cell table:formula="of:=MAX([.BI103];[.BH104]+[.BI103])" office:value-type="float" office:value="-1096" calcext:value-type="float">
            <text:p>-1096</text:p>
          </table:table-cell>
          <table:table-cell table:style-name="ce4" table:formula="of:=[.BI104]" office:value-type="float" office:value="-1096" calcext:value-type="float">
            <text:p>-1096</text:p>
          </table:table-cell>
          <table:table-cell table:style-name="ce4" table:formula="of:=[.BJ104]" office:value-type="float" office:value="-1096" calcext:value-type="float">
            <text:p>-1096</text:p>
          </table:table-cell>
          <table:table-cell table:style-name="ce4" table:formula="of:=[.BK104]" office:value-type="float" office:value="-1096" calcext:value-type="float">
            <text:p>-1096</text:p>
          </table:table-cell>
          <table:table-cell table:formula="of:=MAX([.BM103];[.BL104]+[.BM103])" office:value-type="float" office:value="-3318" calcext:value-type="float">
            <text:p>-3318</text:p>
          </table:table-cell>
          <table:table-cell table:formula="of:=MAX([.BN103];[.BM104]+[.BN103])" office:value-type="float" office:value="-8572" calcext:value-type="float">
            <text:p>-8572</text:p>
          </table:table-cell>
          <table:table-cell table:formula="of:=MAX([.BO103];[.BN104]+[.BO103])" office:value-type="float" office:value="566" calcext:value-type="float">
            <text:p>566</text:p>
          </table:table-cell>
          <table:table-cell table:formula="of:=MAX([.BP103];[.BO104]+[.BP103])" office:value-type="float" office:value="8747" calcext:value-type="float">
            <text:p>8747</text:p>
          </table:table-cell>
          <table:table-cell table:formula="of:=MAX([.BQ103];[.BP104]+[.BQ103])" office:value-type="float" office:value="7235" calcext:value-type="float">
            <text:p>7235</text:p>
          </table:table-cell>
          <table:table-cell table:formula="of:=MAX([.BR103];[.BQ104]+[.BR103])" office:value-type="float" office:value="4298" calcext:value-type="float">
            <text:p>4298</text:p>
          </table:table-cell>
          <table:table-cell table:formula="of:=MAX([.BS103];[.BR104]+[.BS103])" office:value-type="float" office:value="-1599" calcext:value-type="float">
            <text:p>-1599</text:p>
          </table:table-cell>
          <table:table-cell table:formula="of:=MAX([.BT103];[.BS104]+[.BT103])" office:value-type="float" office:value="5525" calcext:value-type="float">
            <text:p>5525</text:p>
          </table:table-cell>
          <table:table-cell table:formula="of:=MAX([.BU103];[.BT104]+[.BU103])" office:value-type="float" office:value="-1529" calcext:value-type="float">
            <text:p>-1529</text:p>
          </table:table-cell>
          <table:table-cell table:formula="of:=MAX([.BV103];[.BU104]+[.BV103])" office:value-type="float" office:value="912" calcext:value-type="float">
            <text:p>912</text:p>
          </table:table-cell>
          <table:table-cell table:formula="of:=MAX([.BW103];[.BV104]+[.BW103])" office:value-type="float" office:value="-7951" calcext:value-type="float">
            <text:p>-7951</text:p>
          </table:table-cell>
          <table:table-cell table:formula="of:=MAX([.BX103];[.BW104]+[.BX103])" office:value-type="float" office:value="-4893" calcext:value-type="float">
            <text:p>-4893</text:p>
          </table:table-cell>
          <table:table-cell table:formula="of:=MAX([.BY103];[.BX104]+[.BY103])" office:value-type="float" office:value="2963" calcext:value-type="float">
            <text:p>2963</text:p>
          </table:table-cell>
          <table:table-cell table:formula="of:=MAX([.BZ103];[.BY104]+[.BZ103])" office:value-type="float" office:value="-5864" calcext:value-type="float">
            <text:p>-5864</text:p>
          </table:table-cell>
          <table:table-cell table:formula="of:=MAX([.CA103];[.BZ104]+[.CA103])" office:value-type="float" office:value="-8376" calcext:value-type="float">
            <text:p>-8376</text:p>
          </table:table-cell>
          <table:table-cell table:formula="of:=MAX([.CB103];[.CA104]+[.CB103])" office:value-type="float" office:value="5579" calcext:value-type="float">
            <text:p>5579</text:p>
          </table:table-cell>
          <table:table-cell table:formula="of:=MAX([.CC103];[.CB104]+[.CC103])" office:value-type="float" office:value="-3327" calcext:value-type="float">
            <text:p>-3327</text:p>
          </table:table-cell>
          <table:table-cell table:style-name="ce4" table:formula="of:=[.CC104]" office:value-type="float" office:value="-3327" calcext:value-type="float">
            <text:p>-3327</text:p>
          </table:table-cell>
          <table:table-cell table:style-name="ce4" table:formula="of:=[.CD104]" office:value-type="float" office:value="-3327" calcext:value-type="float">
            <text:p>-3327</text:p>
          </table:table-cell>
          <table:table-cell table:style-name="ce4" table:formula="of:=[.CE104]" office:value-type="float" office:value="-3327" calcext:value-type="float">
            <text:p>-3327</text:p>
          </table:table-cell>
          <table:table-cell table:style-name="ce4" table:formula="of:=[.CF104]" office:value-type="float" office:value="-3327" calcext:value-type="float">
            <text:p>-3327</text:p>
          </table:table-cell>
          <table:table-cell table:style-name="ce4" table:formula="of:=[.CG104]" office:value-type="float" office:value="-3327" calcext:value-type="float">
            <text:p>-3327</text:p>
          </table:table-cell>
          <table:table-cell table:style-name="ce4" table:formula="of:=[.CH104]" office:value-type="float" office:value="-3327" calcext:value-type="float">
            <text:p>-3327</text:p>
          </table:table-cell>
          <table:table-cell table:style-name="ce4" table:formula="of:=[.CI104]" office:value-type="float" office:value="-3327" calcext:value-type="float">
            <text:p>-3327</text:p>
          </table:table-cell>
          <table:table-cell table:style-name="ce4" table:formula="of:=[.CJ104]" office:value-type="float" office:value="-3327" calcext:value-type="float">
            <text:p>-3327</text:p>
          </table:table-cell>
          <table:table-cell table:style-name="ce4" table:formula="of:=[.CK104]" office:value-type="float" office:value="-3327" calcext:value-type="float">
            <text:p>-3327</text:p>
          </table:table-cell>
          <table:table-cell table:style-name="ce4" table:formula="of:=[.CL104]" office:value-type="float" office:value="-3327" calcext:value-type="float">
            <text:p>-3327</text:p>
          </table:table-cell>
          <table:table-cell table:style-name="ce4" table:formula="of:=[.CM104]" office:value-type="float" office:value="-3327" calcext:value-type="float">
            <text:p>-3327</text:p>
          </table:table-cell>
          <table:table-cell table:style-name="ce4" table:formula="of:=[.CN104]" office:value-type="float" office:value="-3327" calcext:value-type="float">
            <text:p>-3327</text:p>
          </table:table-cell>
          <table:table-cell table:style-name="ce4" table:formula="of:=[.CO104]" office:value-type="float" office:value="-3327" calcext:value-type="float">
            <text:p>-3327</text:p>
          </table:table-cell>
          <table:table-cell table:style-name="ce4" table:formula="of:=[.CP104]" office:value-type="float" office:value="-3327" calcext:value-type="float">
            <text:p>-3327</text:p>
          </table:table-cell>
          <table:table-cell table:style-name="ce4" table:formula="of:=[.CQ104]" office:value-type="float" office:value="-3327" calcext:value-type="float">
            <text:p>-3327</text:p>
          </table:table-cell>
          <table:table-cell table:style-name="ce4" table:formula="of:=[.CR104]" office:value-type="float" office:value="-3327" calcext:value-type="float">
            <text:p>-3327</text:p>
          </table:table-cell>
          <table:table-cell table:style-name="ce4" table:formula="of:=[.CS104]" office:value-type="float" office:value="-3327" calcext:value-type="float">
            <text:p>-3327</text:p>
          </table:table-cell>
          <table:table-cell table:formula="of:=MAX([.CU103];[.CT104]+[.CU103])" office:value-type="float" office:value="-9520" calcext:value-type="float">
            <text:p>-9520</text:p>
          </table:table-cell>
          <table:table-cell table:formula="of:=MAX([.CV103];[.CU104]+[.CV103])" office:value-type="float" office:value="1245" calcext:value-type="float">
            <text:p>1245</text:p>
          </table:table-cell>
        </table:table-row>
        <table:table-row table:style-name="ro1">
          <table:table-cell table:style-name="ce3" table:formula="of:=MAX([.A104:.CV104])" office:value-type="float" office:value="8747" calcext:value-type="float">
            <text:p>8747</text:p>
          </table:table-cell>
          <table:table-cell table:number-columns-repeated="9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4" table:number-columns-repeated="2"/>
          <table:table-cell table:formula="of:=MAX([.C107];[.B108]+[.C107])" office:value-type="float" office:value="-9334" calcext:value-type="float">
            <text:p>-9334</text:p>
          </table:table-cell>
          <table:table-cell table:formula="of:=MAX([.D107];[.C108]+[.D107])" office:value-type="float" office:value="-9146" calcext:value-type="float">
            <text:p>-9146</text:p>
          </table:table-cell>
          <table:table-cell table:style-name="ce4" table:formula="of:=[.D108]" office:value-type="float" office:value="-9146" calcext:value-type="float">
            <text:p>-9146</text:p>
          </table:table-cell>
          <table:table-cell table:style-name="ce4" table:formula="of:=[.E108]" office:value-type="float" office:value="-9146" calcext:value-type="float">
            <text:p>-9146</text:p>
          </table:table-cell>
          <table:table-cell table:style-name="ce4" table:formula="of:=[.F108]" office:value-type="float" office:value="-9146" calcext:value-type="float">
            <text:p>-9146</text:p>
          </table:table-cell>
          <table:table-cell table:style-name="ce4" table:formula="of:=[.G108]" office:value-type="float" office:value="-9146" calcext:value-type="float">
            <text:p>-9146</text:p>
          </table:table-cell>
          <table:table-cell table:style-name="ce4" table:formula="of:=[.H108]" office:value-type="float" office:value="-9146" calcext:value-type="float">
            <text:p>-9146</text:p>
          </table:table-cell>
          <table:table-cell table:formula="of:=MAX([.J107];[.I108]+[.J107])" office:value-type="float" office:value="-4643" calcext:value-type="float">
            <text:p>-4643</text:p>
          </table:table-cell>
          <table:table-cell table:formula="of:=MAX([.K107];[.J108]+[.K107])" office:value-type="float" office:value="-8916" calcext:value-type="float">
            <text:p>-8916</text:p>
          </table:table-cell>
          <table:table-cell table:formula="of:=MAX([.L107];[.K108]+[.L107])" office:value-type="float" office:value="-8072" calcext:value-type="float">
            <text:p>-8072</text:p>
          </table:table-cell>
          <table:table-cell table:style-name="ce10" table:formula="of:=[.L108]" office:value-type="float" office:value="-8072" calcext:value-type="float">
            <text:p>-8072</text:p>
          </table:table-cell>
          <table:table-cell table:style-name="ce10" table:formula="of:=[.M108]" office:value-type="float" office:value="-8072" calcext:value-type="float">
            <text:p>-8072</text:p>
          </table:table-cell>
          <table:table-cell table:style-name="ce10" table:formula="of:=[.N108]" office:value-type="float" office:value="-8072" calcext:value-type="float">
            <text:p>-8072</text:p>
          </table:table-cell>
          <table:table-cell table:formula="of:=MAX([.P107];[.O108]+[.P107])" office:value-type="float" office:value="-2633" calcext:value-type="float">
            <text:p>-2633</text:p>
          </table:table-cell>
          <table:table-cell table:formula="of:=MAX([.Q107];[.P108]+[.Q107])" office:value-type="float" office:value="-8910" calcext:value-type="float">
            <text:p>-8910</text:p>
          </table:table-cell>
          <table:table-cell table:formula="of:=MAX([.R107];[.Q108]+[.R107])" office:value-type="float" office:value="-7310" calcext:value-type="float">
            <text:p>-7310</text:p>
          </table:table-cell>
          <table:table-cell table:style-name="ce4" table:formula="of:=[.R108]" office:value-type="float" office:value="-7310" calcext:value-type="float">
            <text:p>-7310</text:p>
          </table:table-cell>
          <table:table-cell table:formula="of:=MAX([.T107];[.S108]+[.T107])" office:value-type="float" office:value="-5096" calcext:value-type="float">
            <text:p>-5096</text:p>
          </table:table-cell>
          <table:table-cell table:formula="of:=MAX([.U107];[.T108]+[.U107])" office:value-type="float" office:value="4982" calcext:value-type="float">
            <text:p>4982</text:p>
          </table:table-cell>
          <table:table-cell table:formula="of:=MAX([.V107];[.U108]+[.V107])" office:value-type="float" office:value="-2852" calcext:value-type="float">
            <text:p>-2852</text:p>
          </table:table-cell>
          <table:table-cell table:formula="of:=MAX([.W107];[.V108]+[.W107])" office:value-type="float" office:value="5164" calcext:value-type="float">
            <text:p>5164</text:p>
          </table:table-cell>
          <table:table-cell table:formula="of:=MAX([.X107];[.W108]+[.X107])" office:value-type="float" office:value="-3196" calcext:value-type="float">
            <text:p>-3196</text:p>
          </table:table-cell>
          <table:table-cell table:formula="of:=MAX([.Y107];[.X108]+[.Y107])" office:value-type="float" office:value="185" calcext:value-type="float">
            <text:p>185</text:p>
          </table:table-cell>
          <table:table-cell table:formula="of:=MAX([.Z107];[.Y108]+[.Z107])" office:value-type="float" office:value="450" calcext:value-type="float">
            <text:p>450</text:p>
          </table:table-cell>
          <table:table-cell table:formula="of:=MAX([.AA107];[.Z108]+[.AA107])" office:value-type="float" office:value="727" calcext:value-type="float">
            <text:p>727</text:p>
          </table:table-cell>
          <table:table-cell table:formula="of:=MAX([.AB107];[.AA108]+[.AB107])" office:value-type="float" office:value="-3427" calcext:value-type="float">
            <text:p>-3427</text:p>
          </table:table-cell>
          <table:table-cell table:formula="of:=MAX([.AC107];[.AB108]+[.AC107])" office:value-type="float" office:value="-6615" calcext:value-type="float">
            <text:p>-6615</text:p>
          </table:table-cell>
          <table:table-cell table:number-columns-repeated="16" table:style-name="ce4" office:value-type="float" office:value="-6615" calcext:value-type="float">
            <text:p>-6615</text:p>
          </table:table-cell>
          <table:table-cell table:formula="of:=MAX([.AT107];[.AS108]+[.AT107])" office:value-type="float" office:value="-2285" calcext:value-type="float">
            <text:p>-2285</text:p>
          </table:table-cell>
          <table:table-cell table:formula="of:=MAX([.AU107];[.AT108]+[.AU107])" office:value-type="float" office:value="-2413" calcext:value-type="float">
            <text:p>-2413</text:p>
          </table:table-cell>
          <table:table-cell table:formula="of:=MAX([.AV107];[.AU108]+[.AV107])" office:value-type="float" office:value="-8734" calcext:value-type="float">
            <text:p>-8734</text:p>
          </table:table-cell>
          <table:table-cell table:style-name="ce4" table:formula="of:=[.AV108]" office:value-type="float" office:value="-8734" calcext:value-type="float">
            <text:p>-8734</text:p>
          </table:table-cell>
          <table:table-cell table:style-name="ce4" table:formula="of:=[.AW108]" office:value-type="float" office:value="-8734" calcext:value-type="float">
            <text:p>-8734</text:p>
          </table:table-cell>
          <table:table-cell table:formula="of:=MAX([.AY107];[.AX108]+[.AY107])" office:value-type="float" office:value="-6250" calcext:value-type="float">
            <text:p>-6250</text:p>
          </table:table-cell>
          <table:table-cell table:formula="of:=MAX([.AZ107];[.AY108]+[.AZ107])" office:value-type="float" office:value="-38" calcext:value-type="float">
            <text:p>-38</text:p>
          </table:table-cell>
          <table:table-cell table:formula="of:=MAX([.BA107];[.AZ108]+[.BA107])" office:value-type="float" office:value="-3089" calcext:value-type="float">
            <text:p>-3089</text:p>
          </table:table-cell>
          <table:table-cell table:formula="of:=MAX([.BB107];[.BA108]+[.BB107])" office:value-type="float" office:value="-6761" calcext:value-type="float">
            <text:p>-6761</text:p>
          </table:table-cell>
          <table:table-cell table:formula="of:=MAX([.BC107];[.BB108]+[.BC107])" office:value-type="float" office:value="2326" calcext:value-type="float">
            <text:p>2326</text:p>
          </table:table-cell>
          <table:table-cell table:formula="of:=MAX([.BD107];[.BC108]+[.BD107])" office:value-type="float" office:value="117" calcext:value-type="float">
            <text:p>117</text:p>
          </table:table-cell>
          <table:table-cell table:formula="of:=MAX([.BE107];[.BD108]+[.BE107])" office:value-type="float" office:value="-7845" calcext:value-type="float">
            <text:p>-7845</text:p>
          </table:table-cell>
          <table:table-cell table:formula="of:=MAX([.BF107];[.BE108]+[.BF107])" office:value-type="float" office:value="-929" calcext:value-type="float">
            <text:p>-929</text:p>
          </table:table-cell>
          <table:table-cell table:formula="of:=MAX([.BG107];[.BF108]+[.BG107])" office:value-type="float" office:value="5710" calcext:value-type="float">
            <text:p>5710</text:p>
          </table:table-cell>
          <table:table-cell table:formula="of:=MAX([.BH107];[.BG108]+[.BH107])" office:value-type="float" office:value="5319" calcext:value-type="float">
            <text:p>5319</text:p>
          </table:table-cell>
          <table:table-cell table:formula="of:=MAX([.BI107];[.BH108]+[.BI107])" office:value-type="float" office:value="-1096" calcext:value-type="float">
            <text:p>-1096</text:p>
          </table:table-cell>
          <table:table-cell table:style-name="ce4" table:formula="of:=[.BI108]" office:value-type="float" office:value="-1096" calcext:value-type="float">
            <text:p>-1096</text:p>
          </table:table-cell>
          <table:table-cell table:style-name="ce4" table:formula="of:=[.BJ108]" office:value-type="float" office:value="-1096" calcext:value-type="float">
            <text:p>-1096</text:p>
          </table:table-cell>
          <table:table-cell table:style-name="ce4" table:formula="of:=[.BK108]" office:value-type="float" office:value="-1096" calcext:value-type="float">
            <text:p>-1096</text:p>
          </table:table-cell>
          <table:table-cell table:formula="of:=MAX([.BM107];[.BL108]+[.BM107])" office:value-type="float" office:value="-3318" calcext:value-type="float">
            <text:p>-3318</text:p>
          </table:table-cell>
          <table:table-cell table:formula="of:=MAX([.BN107];[.BM108]+[.BN107])" office:value-type="float" office:value="-8572" calcext:value-type="float">
            <text:p>-8572</text:p>
          </table:table-cell>
          <table:table-cell table:style-name="ce4" table:formula="of:=[.BN108]" office:value-type="float" office:value="-8572" calcext:value-type="float">
            <text:p>-8572</text:p>
          </table:table-cell>
          <table:table-cell table:style-name="ce4" table:formula="of:=[.BO108]" office:value-type="float" office:value="-8572" calcext:value-type="float">
            <text:p>-8572</text:p>
          </table:table-cell>
          <table:table-cell table:formula="of:=MAX([.BQ107];[.BP108]+[.BQ107])" office:value-type="float" office:value="-1512" calcext:value-type="float">
            <text:p>-1512</text:p>
          </table:table-cell>
          <table:table-cell table:formula="of:=MAX([.BR107];[.BQ108]+[.BR107])" office:value-type="float" office:value="-2937" calcext:value-type="float">
            <text:p>-2937</text:p>
          </table:table-cell>
          <table:table-cell table:formula="of:=MAX([.BS107];[.BR108]+[.BS107])" office:value-type="float" office:value="-5897" calcext:value-type="float">
            <text:p>-5897</text:p>
          </table:table-cell>
          <table:table-cell table:formula="of:=MAX([.BT107];[.BS108]+[.BT107])" office:value-type="float" office:value="5525" calcext:value-type="float">
            <text:p>5525</text:p>
          </table:table-cell>
          <table:table-cell table:formula="of:=MAX([.BU107];[.BT108]+[.BU107])" office:value-type="float" office:value="-1529" calcext:value-type="float">
            <text:p>-1529</text:p>
          </table:table-cell>
          <table:table-cell table:formula="of:=MAX([.BV107];[.BU108]+[.BV107])" office:value-type="float" office:value="912" calcext:value-type="float">
            <text:p>912</text:p>
          </table:table-cell>
          <table:table-cell table:formula="of:=MAX([.BW107];[.BV108]+[.BW107])" office:value-type="float" office:value="-7951" calcext:value-type="float">
            <text:p>-7951</text:p>
          </table:table-cell>
          <table:table-cell table:formula="of:=MAX([.BX107];[.BW108]+[.BX107])" office:value-type="float" office:value="-4893" calcext:value-type="float">
            <text:p>-4893</text:p>
          </table:table-cell>
          <table:table-cell table:formula="of:=MAX([.BY107];[.BX108]+[.BY107])" office:value-type="float" office:value="2963" calcext:value-type="float">
            <text:p>2963</text:p>
          </table:table-cell>
          <table:table-cell table:formula="of:=MAX([.BZ107];[.BY108]+[.BZ107])" office:value-type="float" office:value="-5864" calcext:value-type="float">
            <text:p>-5864</text:p>
          </table:table-cell>
          <table:table-cell table:formula="of:=MAX([.CA107];[.BZ108]+[.CA107])" office:value-type="float" office:value="-8376" calcext:value-type="float">
            <text:p>-8376</text:p>
          </table:table-cell>
          <table:table-cell table:formula="of:=MAX([.CB107];[.CA108]+[.CB107])" office:value-type="float" office:value="5579" calcext:value-type="float">
            <text:p>5579</text:p>
          </table:table-cell>
          <table:table-cell table:formula="of:=MAX([.CC107];[.CB108]+[.CC107])" office:value-type="float" office:value="-3327" calcext:value-type="float">
            <text:p>-3327</text:p>
          </table:table-cell>
          <table:table-cell table:style-name="ce4" table:formula="of:=[.CC108]" office:value-type="float" office:value="-3327" calcext:value-type="float">
            <text:p>-3327</text:p>
          </table:table-cell>
          <table:table-cell table:style-name="ce4" table:formula="of:=[.CD108]" office:value-type="float" office:value="-3327" calcext:value-type="float">
            <text:p>-3327</text:p>
          </table:table-cell>
          <table:table-cell table:style-name="ce4" table:formula="of:=[.CE108]" office:value-type="float" office:value="-3327" calcext:value-type="float">
            <text:p>-3327</text:p>
          </table:table-cell>
          <table:table-cell table:style-name="ce4" table:formula="of:=[.CF108]" office:value-type="float" office:value="-3327" calcext:value-type="float">
            <text:p>-3327</text:p>
          </table:table-cell>
          <table:table-cell table:style-name="ce4" table:formula="of:=[.CG108]" office:value-type="float" office:value="-3327" calcext:value-type="float">
            <text:p>-3327</text:p>
          </table:table-cell>
          <table:table-cell table:style-name="ce4" table:formula="of:=[.CH108]" office:value-type="float" office:value="-3327" calcext:value-type="float">
            <text:p>-3327</text:p>
          </table:table-cell>
          <table:table-cell table:style-name="ce4" table:formula="of:=[.CI108]" office:value-type="float" office:value="-3327" calcext:value-type="float">
            <text:p>-3327</text:p>
          </table:table-cell>
          <table:table-cell table:style-name="ce4" table:formula="of:=[.CJ108]" office:value-type="float" office:value="-3327" calcext:value-type="float">
            <text:p>-3327</text:p>
          </table:table-cell>
          <table:table-cell table:style-name="ce4" table:formula="of:=[.CK108]" office:value-type="float" office:value="-3327" calcext:value-type="float">
            <text:p>-3327</text:p>
          </table:table-cell>
          <table:table-cell table:style-name="ce4" table:formula="of:=[.CL108]" office:value-type="float" office:value="-3327" calcext:value-type="float">
            <text:p>-3327</text:p>
          </table:table-cell>
          <table:table-cell table:style-name="ce4" table:formula="of:=[.CM108]" office:value-type="float" office:value="-3327" calcext:value-type="float">
            <text:p>-3327</text:p>
          </table:table-cell>
          <table:table-cell table:style-name="ce4" table:formula="of:=[.CN108]" office:value-type="float" office:value="-3327" calcext:value-type="float">
            <text:p>-3327</text:p>
          </table:table-cell>
          <table:table-cell table:style-name="ce4" table:formula="of:=[.CO108]" office:value-type="float" office:value="-3327" calcext:value-type="float">
            <text:p>-3327</text:p>
          </table:table-cell>
          <table:table-cell table:style-name="ce4" table:formula="of:=[.CP108]" office:value-type="float" office:value="-3327" calcext:value-type="float">
            <text:p>-3327</text:p>
          </table:table-cell>
          <table:table-cell table:style-name="ce4" table:formula="of:=[.CQ108]" office:value-type="float" office:value="-3327" calcext:value-type="float">
            <text:p>-3327</text:p>
          </table:table-cell>
          <table:table-cell table:style-name="ce4" table:formula="of:=[.CR108]" office:value-type="float" office:value="-3327" calcext:value-type="float">
            <text:p>-3327</text:p>
          </table:table-cell>
          <table:table-cell table:style-name="ce4" table:formula="of:=[.CS108]" office:value-type="float" office:value="-3327" calcext:value-type="float">
            <text:p>-3327</text:p>
          </table:table-cell>
          <table:table-cell table:formula="of:=MAX([.CU107];[.CT108]+[.CU107])" office:value-type="float" office:value="-9520" calcext:value-type="float">
            <text:p>-9520</text:p>
          </table:table-cell>
          <table:table-cell table:formula="of:=MAX([.CV107];[.CU108]+[.CV107])" office:value-type="float" office:value="1245" calcext:value-type="float">
            <text:p>1245</text:p>
          </table:table-cell>
        </table:table-row>
        <table:table-row table:style-name="ro1">
          <table:table-cell table:style-name="ce3" table:formula="of:=MAX([.A108:.CV108])" office:value-type="float" office:value="5710" calcext:value-type="float">
            <text:p>5710</text:p>
          </table:table-cell>
          <table:table-cell table:number-columns-repeated="9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4" table:number-columns-repeated="2"/>
          <table:table-cell table:formula="of:=MAX([.C111];[.B112]+[.C111])" office:value-type="float" office:value="-9334" calcext:value-type="float">
            <text:p>-9334</text:p>
          </table:table-cell>
          <table:table-cell table:formula="of:=MAX([.D111];[.C112]+[.D111])" office:value-type="float" office:value="-9146" calcext:value-type="float">
            <text:p>-9146</text:p>
          </table:table-cell>
          <table:table-cell table:style-name="ce4" table:formula="of:=[.D112]" office:value-type="float" office:value="-9146" calcext:value-type="float">
            <text:p>-9146</text:p>
          </table:table-cell>
          <table:table-cell table:style-name="ce4" table:formula="of:=[.E112]" office:value-type="float" office:value="-9146" calcext:value-type="float">
            <text:p>-9146</text:p>
          </table:table-cell>
          <table:table-cell table:style-name="ce4" table:formula="of:=[.F112]" office:value-type="float" office:value="-9146" calcext:value-type="float">
            <text:p>-9146</text:p>
          </table:table-cell>
          <table:table-cell table:style-name="ce4" table:formula="of:=[.G112]" office:value-type="float" office:value="-9146" calcext:value-type="float">
            <text:p>-9146</text:p>
          </table:table-cell>
          <table:table-cell table:style-name="ce4" table:formula="of:=[.H112]" office:value-type="float" office:value="-9146" calcext:value-type="float">
            <text:p>-9146</text:p>
          </table:table-cell>
          <table:table-cell table:formula="of:=MAX([.J111];[.I112]+[.J111])" office:value-type="float" office:value="-4643" calcext:value-type="float">
            <text:p>-4643</text:p>
          </table:table-cell>
          <table:table-cell table:formula="of:=MAX([.K111];[.J112]+[.K111])" office:value-type="float" office:value="-8916" calcext:value-type="float">
            <text:p>-8916</text:p>
          </table:table-cell>
          <table:table-cell table:formula="of:=MAX([.L111];[.K112]+[.L111])" office:value-type="float" office:value="-8072" calcext:value-type="float">
            <text:p>-8072</text:p>
          </table:table-cell>
          <table:table-cell table:style-name="ce10" table:formula="of:=[.L112]" office:value-type="float" office:value="-8072" calcext:value-type="float">
            <text:p>-8072</text:p>
          </table:table-cell>
          <table:table-cell table:style-name="ce10" table:formula="of:=[.M112]" office:value-type="float" office:value="-8072" calcext:value-type="float">
            <text:p>-8072</text:p>
          </table:table-cell>
          <table:table-cell table:style-name="ce10" table:formula="of:=[.N112]" office:value-type="float" office:value="-8072" calcext:value-type="float">
            <text:p>-8072</text:p>
          </table:table-cell>
          <table:table-cell table:formula="of:=MAX([.P111];[.O112]+[.P111])" office:value-type="float" office:value="-2633" calcext:value-type="float">
            <text:p>-2633</text:p>
          </table:table-cell>
          <table:table-cell table:formula="of:=MAX([.Q111];[.P112]+[.Q111])" office:value-type="float" office:value="-8910" calcext:value-type="float">
            <text:p>-8910</text:p>
          </table:table-cell>
          <table:table-cell table:formula="of:=MAX([.R111];[.Q112]+[.R111])" office:value-type="float" office:value="-7310" calcext:value-type="float">
            <text:p>-7310</text:p>
          </table:table-cell>
          <table:table-cell table:style-name="ce4" table:formula="of:=[.R112]" office:value-type="float" office:value="-7310" calcext:value-type="float">
            <text:p>-7310</text:p>
          </table:table-cell>
          <table:table-cell table:formula="of:=MAX([.T111];[.S112]+[.T111])" office:value-type="float" office:value="-5096" calcext:value-type="float">
            <text:p>-5096</text:p>
          </table:table-cell>
          <table:table-cell table:formula="of:=MAX([.U111];[.T112]+[.U111])" office:value-type="float" office:value="4982" calcext:value-type="float">
            <text:p>4982</text:p>
          </table:table-cell>
          <table:table-cell table:formula="of:=MAX([.V111];[.U112]+[.V111])" office:value-type="float" office:value="-2852" calcext:value-type="float">
            <text:p>-2852</text:p>
          </table:table-cell>
          <table:table-cell table:formula="of:=MAX([.W111];[.V112]+[.W111])" office:value-type="float" office:value="5164" calcext:value-type="float">
            <text:p>5164</text:p>
          </table:table-cell>
          <table:table-cell table:formula="of:=MAX([.X111];[.W112]+[.X111])" office:value-type="float" office:value="-3196" calcext:value-type="float">
            <text:p>-3196</text:p>
          </table:table-cell>
          <table:table-cell table:formula="of:=MAX([.Y111];[.X112]+[.Y111])" office:value-type="float" office:value="185" calcext:value-type="float">
            <text:p>185</text:p>
          </table:table-cell>
          <table:table-cell table:formula="of:=MAX([.Z111];[.Y112]+[.Z111])" office:value-type="float" office:value="450" calcext:value-type="float">
            <text:p>450</text:p>
          </table:table-cell>
          <table:table-cell table:formula="of:=MAX([.AA111];[.Z112]+[.AA111])" office:value-type="float" office:value="727" calcext:value-type="float">
            <text:p>727</text:p>
          </table:table-cell>
          <table:table-cell table:formula="of:=MAX([.AB111];[.AA112]+[.AB111])" office:value-type="float" office:value="-3427" calcext:value-type="float">
            <text:p>-3427</text:p>
          </table:table-cell>
          <table:table-cell table:formula="of:=MAX([.AC111];[.AB112]+[.AC111])" office:value-type="float" office:value="-6615" calcext:value-type="float">
            <text:p>-6615</text:p>
          </table:table-cell>
          <table:table-cell table:number-columns-repeated="16" table:style-name="ce4" office:value-type="float" office:value="-6615" calcext:value-type="float">
            <text:p>-6615</text:p>
          </table:table-cell>
          <table:table-cell table:formula="of:=MAX([.AT111];[.AS112]+[.AT111])" office:value-type="float" office:value="-2285" calcext:value-type="float">
            <text:p>-2285</text:p>
          </table:table-cell>
          <table:table-cell table:formula="of:=MAX([.AU111];[.AT112]+[.AU111])" office:value-type="float" office:value="-2413" calcext:value-type="float">
            <text:p>-2413</text:p>
          </table:table-cell>
          <table:table-cell table:formula="of:=MAX([.AV111];[.AU112]+[.AV111])" office:value-type="float" office:value="-8734" calcext:value-type="float">
            <text:p>-8734</text:p>
          </table:table-cell>
          <table:table-cell table:style-name="ce4" table:formula="of:=[.AV112]" office:value-type="float" office:value="-8734" calcext:value-type="float">
            <text:p>-8734</text:p>
          </table:table-cell>
          <table:table-cell table:style-name="ce4" table:formula="of:=[.AW112]" office:value-type="float" office:value="-8734" calcext:value-type="float">
            <text:p>-8734</text:p>
          </table:table-cell>
          <table:table-cell table:formula="of:=MAX([.AY111];[.AX112]+[.AY111])" office:value-type="float" office:value="-6250" calcext:value-type="float">
            <text:p>-6250</text:p>
          </table:table-cell>
          <table:table-cell table:formula="of:=MAX([.AZ111];[.AY112]+[.AZ111])" office:value-type="float" office:value="-38" calcext:value-type="float">
            <text:p>-38</text:p>
          </table:table-cell>
          <table:table-cell table:formula="of:=MAX([.BA111];[.AZ112]+[.BA111])" office:value-type="float" office:value="-3089" calcext:value-type="float">
            <text:p>-3089</text:p>
          </table:table-cell>
          <table:table-cell table:formula="of:=MAX([.BB111];[.BA112]+[.BB111])" office:value-type="float" office:value="-6761" calcext:value-type="float">
            <text:p>-6761</text:p>
          </table:table-cell>
          <table:table-cell table:formula="of:=MAX([.BC111];[.BB112]+[.BC111])" office:value-type="float" office:value="2326" calcext:value-type="float">
            <text:p>2326</text:p>
          </table:table-cell>
          <table:table-cell table:formula="of:=MAX([.BD111];[.BC112]+[.BD111])" office:value-type="float" office:value="117" calcext:value-type="float">
            <text:p>117</text:p>
          </table:table-cell>
          <table:table-cell table:formula="of:=MAX([.BE111];[.BD112]+[.BE111])" office:value-type="float" office:value="-7845" calcext:value-type="float">
            <text:p>-7845</text:p>
          </table:table-cell>
          <table:table-cell table:formula="of:=MAX([.BF111];[.BE112]+[.BF111])" office:value-type="float" office:value="-929" calcext:value-type="float">
            <text:p>-929</text:p>
          </table:table-cell>
          <table:table-cell table:style-name="ce4" table:formula="of:=[.BF112]" office:value-type="float" office:value="-929" calcext:value-type="float">
            <text:p>-929</text:p>
          </table:table-cell>
          <table:table-cell table:formula="of:=MAX([.BH111];[.BG112]+[.BH111])" office:value-type="float" office:value="-391" calcext:value-type="float">
            <text:p>-391</text:p>
          </table:table-cell>
          <table:table-cell table:formula="of:=MAX([.BI111];[.BH112]+[.BI111])" office:value-type="float" office:value="-6415" calcext:value-type="float">
            <text:p>-6415</text:p>
          </table:table-cell>
          <table:table-cell table:style-name="ce4" table:formula="of:=[.BI112]" office:value-type="float" office:value="-6415" calcext:value-type="float">
            <text:p>-6415</text:p>
          </table:table-cell>
          <table:table-cell table:style-name="ce4" table:formula="of:=[.BJ112]" office:value-type="float" office:value="-6415" calcext:value-type="float">
            <text:p>-6415</text:p>
          </table:table-cell>
          <table:table-cell table:style-name="ce4" table:formula="of:=[.BK112]" office:value-type="float" office:value="-6415" calcext:value-type="float">
            <text:p>-6415</text:p>
          </table:table-cell>
          <table:table-cell table:formula="of:=MAX([.BM111];[.BL112]+[.BM111])" office:value-type="float" office:value="-3318" calcext:value-type="float">
            <text:p>-3318</text:p>
          </table:table-cell>
          <table:table-cell table:formula="of:=MAX([.BN111];[.BM112]+[.BN111])" office:value-type="float" office:value="-8572" calcext:value-type="float">
            <text:p>-8572</text:p>
          </table:table-cell>
          <table:table-cell table:style-name="ce4" table:formula="of:=[.BN112]" office:value-type="float" office:value="-8572" calcext:value-type="float">
            <text:p>-8572</text:p>
          </table:table-cell>
          <table:table-cell table:style-name="ce4" table:formula="of:=[.BO112]" office:value-type="float" office:value="-8572" calcext:value-type="float">
            <text:p>-8572</text:p>
          </table:table-cell>
          <table:table-cell table:formula="of:=MAX([.BQ111];[.BP112]+[.BQ111])" office:value-type="float" office:value="-1512" calcext:value-type="float">
            <text:p>-1512</text:p>
          </table:table-cell>
          <table:table-cell table:formula="of:=MAX([.BR111];[.BQ112]+[.BR111])" office:value-type="float" office:value="-2937" calcext:value-type="float">
            <text:p>-2937</text:p>
          </table:table-cell>
          <table:table-cell table:formula="of:=MAX([.BS111];[.BR112]+[.BS111])" office:value-type="float" office:value="-5897" calcext:value-type="float">
            <text:p>-5897</text:p>
          </table:table-cell>
          <table:table-cell table:formula="of:=MAX([.BT111];[.BS112]+[.BT111])" office:value-type="float" office:value="5525" calcext:value-type="float">
            <text:p>5525</text:p>
          </table:table-cell>
          <table:table-cell table:formula="of:=MAX([.BU111];[.BT112]+[.BU111])" office:value-type="float" office:value="-1529" calcext:value-type="float">
            <text:p>-1529</text:p>
          </table:table-cell>
          <table:table-cell table:formula="of:=MAX([.BV111];[.BU112]+[.BV111])" office:value-type="float" office:value="912" calcext:value-type="float">
            <text:p>912</text:p>
          </table:table-cell>
          <table:table-cell table:formula="of:=MAX([.BW111];[.BV112]+[.BW111])" office:value-type="float" office:value="-7951" calcext:value-type="float">
            <text:p>-7951</text:p>
          </table:table-cell>
          <table:table-cell table:formula="of:=MAX([.BX111];[.BW112]+[.BX111])" office:value-type="float" office:value="-4893" calcext:value-type="float">
            <text:p>-4893</text:p>
          </table:table-cell>
          <table:table-cell table:formula="of:=MAX([.BY111];[.BX112]+[.BY111])" office:value-type="float" office:value="2963" calcext:value-type="float">
            <text:p>2963</text:p>
          </table:table-cell>
          <table:table-cell table:formula="of:=MAX([.BZ111];[.BY112]+[.BZ111])" office:value-type="float" office:value="-5864" calcext:value-type="float">
            <text:p>-5864</text:p>
          </table:table-cell>
          <table:table-cell table:formula="of:=MAX([.CA111];[.BZ112]+[.CA111])" office:value-type="float" office:value="-8376" calcext:value-type="float">
            <text:p>-8376</text:p>
          </table:table-cell>
          <table:table-cell table:formula="of:=MAX([.CB111];[.CA112]+[.CB111])" office:value-type="float" office:value="5579" calcext:value-type="float">
            <text:p>5579</text:p>
          </table:table-cell>
          <table:table-cell table:formula="of:=MAX([.CC111];[.CB112]+[.CC111])" office:value-type="float" office:value="-3327" calcext:value-type="float">
            <text:p>-3327</text:p>
          </table:table-cell>
          <table:table-cell table:style-name="ce4" table:formula="of:=[.CC112]" office:value-type="float" office:value="-3327" calcext:value-type="float">
            <text:p>-3327</text:p>
          </table:table-cell>
          <table:table-cell table:style-name="ce4" table:formula="of:=[.CD112]" office:value-type="float" office:value="-3327" calcext:value-type="float">
            <text:p>-3327</text:p>
          </table:table-cell>
          <table:table-cell table:style-name="ce4" table:formula="of:=[.CE112]" office:value-type="float" office:value="-3327" calcext:value-type="float">
            <text:p>-3327</text:p>
          </table:table-cell>
          <table:table-cell table:style-name="ce4" table:formula="of:=[.CF112]" office:value-type="float" office:value="-3327" calcext:value-type="float">
            <text:p>-3327</text:p>
          </table:table-cell>
          <table:table-cell table:style-name="ce4" table:formula="of:=[.CG112]" office:value-type="float" office:value="-3327" calcext:value-type="float">
            <text:p>-3327</text:p>
          </table:table-cell>
          <table:table-cell table:style-name="ce4" table:formula="of:=[.CH112]" office:value-type="float" office:value="-3327" calcext:value-type="float">
            <text:p>-3327</text:p>
          </table:table-cell>
          <table:table-cell table:style-name="ce4" table:formula="of:=[.CI112]" office:value-type="float" office:value="-3327" calcext:value-type="float">
            <text:p>-3327</text:p>
          </table:table-cell>
          <table:table-cell table:style-name="ce4" table:formula="of:=[.CJ112]" office:value-type="float" office:value="-3327" calcext:value-type="float">
            <text:p>-3327</text:p>
          </table:table-cell>
          <table:table-cell table:style-name="ce4" table:formula="of:=[.CK112]" office:value-type="float" office:value="-3327" calcext:value-type="float">
            <text:p>-3327</text:p>
          </table:table-cell>
          <table:table-cell table:style-name="ce4" table:formula="of:=[.CL112]" office:value-type="float" office:value="-3327" calcext:value-type="float">
            <text:p>-3327</text:p>
          </table:table-cell>
          <table:table-cell table:style-name="ce4" table:formula="of:=[.CM112]" office:value-type="float" office:value="-3327" calcext:value-type="float">
            <text:p>-3327</text:p>
          </table:table-cell>
          <table:table-cell table:style-name="ce4" table:formula="of:=[.CN112]" office:value-type="float" office:value="-3327" calcext:value-type="float">
            <text:p>-3327</text:p>
          </table:table-cell>
          <table:table-cell table:style-name="ce4" table:formula="of:=[.CO112]" office:value-type="float" office:value="-3327" calcext:value-type="float">
            <text:p>-3327</text:p>
          </table:table-cell>
          <table:table-cell table:style-name="ce4" table:formula="of:=[.CP112]" office:value-type="float" office:value="-3327" calcext:value-type="float">
            <text:p>-3327</text:p>
          </table:table-cell>
          <table:table-cell table:style-name="ce4" table:formula="of:=[.CQ112]" office:value-type="float" office:value="-3327" calcext:value-type="float">
            <text:p>-3327</text:p>
          </table:table-cell>
          <table:table-cell table:style-name="ce4" table:formula="of:=[.CR112]" office:value-type="float" office:value="-3327" calcext:value-type="float">
            <text:p>-3327</text:p>
          </table:table-cell>
          <table:table-cell table:style-name="ce4" table:formula="of:=[.CS112]" office:value-type="float" office:value="-3327" calcext:value-type="float">
            <text:p>-3327</text:p>
          </table:table-cell>
          <table:table-cell table:formula="of:=MAX([.CU111];[.CT112]+[.CU111])" office:value-type="float" office:value="-9520" calcext:value-type="float">
            <text:p>-9520</text:p>
          </table:table-cell>
          <table:table-cell table:formula="of:=MAX([.CV111];[.CU112]+[.CV111])" office:value-type="float" office:value="1245" calcext:value-type="float">
            <text:p>1245</text:p>
          </table:table-cell>
        </table:table-row>
        <table:table-row table:style-name="ro1">
          <table:table-cell table:style-name="ce3" table:formula="of:=MAX([.A112:.CV112])" office:value-type="float" office:value="5579" calcext:value-type="float">
            <text:p>5579</text:p>
          </table:table-cell>
          <table:table-cell table:number-columns-repeated="9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4" table:number-columns-repeated="2"/>
          <table:table-cell table:formula="of:=MAX([.C115];[.B116]+[.C115])" office:value-type="float" office:value="-9334" calcext:value-type="float">
            <text:p>-9334</text:p>
          </table:table-cell>
          <table:table-cell table:formula="of:=MAX([.D115];[.C116]+[.D115])" office:value-type="float" office:value="-9146" calcext:value-type="float">
            <text:p>-9146</text:p>
          </table:table-cell>
          <table:table-cell table:style-name="ce4" table:formula="of:=[.D116]" office:value-type="float" office:value="-9146" calcext:value-type="float">
            <text:p>-9146</text:p>
          </table:table-cell>
          <table:table-cell table:style-name="ce4" table:formula="of:=[.E116]" office:value-type="float" office:value="-9146" calcext:value-type="float">
            <text:p>-9146</text:p>
          </table:table-cell>
          <table:table-cell table:style-name="ce4" table:formula="of:=[.F116]" office:value-type="float" office:value="-9146" calcext:value-type="float">
            <text:p>-9146</text:p>
          </table:table-cell>
          <table:table-cell table:style-name="ce4" table:formula="of:=[.G116]" office:value-type="float" office:value="-9146" calcext:value-type="float">
            <text:p>-9146</text:p>
          </table:table-cell>
          <table:table-cell table:style-name="ce4" table:formula="of:=[.H116]" office:value-type="float" office:value="-9146" calcext:value-type="float">
            <text:p>-9146</text:p>
          </table:table-cell>
          <table:table-cell table:formula="of:=MAX([.J115];[.I116]+[.J115])" office:value-type="float" office:value="-4643" calcext:value-type="float">
            <text:p>-4643</text:p>
          </table:table-cell>
          <table:table-cell table:formula="of:=MAX([.K115];[.J116]+[.K115])" office:value-type="float" office:value="-8916" calcext:value-type="float">
            <text:p>-8916</text:p>
          </table:table-cell>
          <table:table-cell table:formula="of:=MAX([.L115];[.K116]+[.L115])" office:value-type="float" office:value="-8072" calcext:value-type="float">
            <text:p>-8072</text:p>
          </table:table-cell>
          <table:table-cell table:style-name="ce10" table:formula="of:=[.L116]" office:value-type="float" office:value="-8072" calcext:value-type="float">
            <text:p>-8072</text:p>
          </table:table-cell>
          <table:table-cell table:style-name="ce10" table:formula="of:=[.M116]" office:value-type="float" office:value="-8072" calcext:value-type="float">
            <text:p>-8072</text:p>
          </table:table-cell>
          <table:table-cell table:style-name="ce10" table:formula="of:=[.N116]" office:value-type="float" office:value="-8072" calcext:value-type="float">
            <text:p>-8072</text:p>
          </table:table-cell>
          <table:table-cell table:formula="of:=MAX([.P115];[.O116]+[.P115])" office:value-type="float" office:value="-2633" calcext:value-type="float">
            <text:p>-2633</text:p>
          </table:table-cell>
          <table:table-cell table:formula="of:=MAX([.Q115];[.P116]+[.Q115])" office:value-type="float" office:value="-8910" calcext:value-type="float">
            <text:p>-8910</text:p>
          </table:table-cell>
          <table:table-cell table:formula="of:=MAX([.R115];[.Q116]+[.R115])" office:value-type="float" office:value="-7310" calcext:value-type="float">
            <text:p>-7310</text:p>
          </table:table-cell>
          <table:table-cell table:style-name="ce4" table:formula="of:=[.R116]" office:value-type="float" office:value="-7310" calcext:value-type="float">
            <text:p>-7310</text:p>
          </table:table-cell>
          <table:table-cell table:formula="of:=MAX([.T115];[.S116]+[.T115])" office:value-type="float" office:value="-5096" calcext:value-type="float">
            <text:p>-5096</text:p>
          </table:table-cell>
          <table:table-cell table:formula="of:=MAX([.U115];[.T116]+[.U115])" office:value-type="float" office:value="4982" calcext:value-type="float">
            <text:p>4982</text:p>
          </table:table-cell>
          <table:table-cell table:formula="of:=MAX([.V115];[.U116]+[.V115])" office:value-type="float" office:value="-2852" calcext:value-type="float">
            <text:p>-2852</text:p>
          </table:table-cell>
          <table:table-cell table:formula="of:=MAX([.W115];[.V116]+[.W115])" office:value-type="float" office:value="5164" calcext:value-type="float">
            <text:p>5164</text:p>
          </table:table-cell>
          <table:table-cell table:formula="of:=MAX([.X115];[.W116]+[.X115])" office:value-type="float" office:value="-3196" calcext:value-type="float">
            <text:p>-3196</text:p>
          </table:table-cell>
          <table:table-cell table:formula="of:=MAX([.Y115];[.X116]+[.Y115])" office:value-type="float" office:value="185" calcext:value-type="float">
            <text:p>185</text:p>
          </table:table-cell>
          <table:table-cell table:formula="of:=MAX([.Z115];[.Y116]+[.Z115])" office:value-type="float" office:value="450" calcext:value-type="float">
            <text:p>450</text:p>
          </table:table-cell>
          <table:table-cell table:formula="of:=MAX([.AA115];[.Z116]+[.AA115])" office:value-type="float" office:value="727" calcext:value-type="float">
            <text:p>727</text:p>
          </table:table-cell>
          <table:table-cell table:formula="of:=MAX([.AB115];[.AA116]+[.AB115])" office:value-type="float" office:value="-3427" calcext:value-type="float">
            <text:p>-3427</text:p>
          </table:table-cell>
          <table:table-cell table:formula="of:=MAX([.AC115];[.AB116]+[.AC115])" office:value-type="float" office:value="-6615" calcext:value-type="float">
            <text:p>-6615</text:p>
          </table:table-cell>
          <table:table-cell table:number-columns-repeated="16" table:style-name="ce4" office:value-type="float" office:value="-6615" calcext:value-type="float">
            <text:p>-6615</text:p>
          </table:table-cell>
          <table:table-cell table:formula="of:=MAX([.AT115];[.AS116]+[.AT115])" office:value-type="float" office:value="-2285" calcext:value-type="float">
            <text:p>-2285</text:p>
          </table:table-cell>
          <table:table-cell table:formula="of:=MAX([.AU115];[.AT116]+[.AU115])" office:value-type="float" office:value="-2413" calcext:value-type="float">
            <text:p>-2413</text:p>
          </table:table-cell>
          <table:table-cell table:formula="of:=MAX([.AV115];[.AU116]+[.AV115])" office:value-type="float" office:value="-8734" calcext:value-type="float">
            <text:p>-8734</text:p>
          </table:table-cell>
          <table:table-cell table:style-name="ce4" table:formula="of:=[.AV116]" office:value-type="float" office:value="-8734" calcext:value-type="float">
            <text:p>-8734</text:p>
          </table:table-cell>
          <table:table-cell table:style-name="ce4" table:formula="of:=[.AW116]" office:value-type="float" office:value="-8734" calcext:value-type="float">
            <text:p>-8734</text:p>
          </table:table-cell>
          <table:table-cell table:formula="of:=MAX([.AY115];[.AX116]+[.AY115])" office:value-type="float" office:value="-6250" calcext:value-type="float">
            <text:p>-6250</text:p>
          </table:table-cell>
          <table:table-cell table:formula="of:=MAX([.AZ115];[.AY116]+[.AZ115])" office:value-type="float" office:value="-38" calcext:value-type="float">
            <text:p>-38</text:p>
          </table:table-cell>
          <table:table-cell table:formula="of:=MAX([.BA115];[.AZ116]+[.BA115])" office:value-type="float" office:value="-3089" calcext:value-type="float">
            <text:p>-3089</text:p>
          </table:table-cell>
          <table:table-cell table:formula="of:=MAX([.BB115];[.BA116]+[.BB115])" office:value-type="float" office:value="-6761" calcext:value-type="float">
            <text:p>-6761</text:p>
          </table:table-cell>
          <table:table-cell table:formula="of:=MAX([.BC115];[.BB116]+[.BC115])" office:value-type="float" office:value="2326" calcext:value-type="float">
            <text:p>2326</text:p>
          </table:table-cell>
          <table:table-cell table:formula="of:=MAX([.BD115];[.BC116]+[.BD115])" office:value-type="float" office:value="117" calcext:value-type="float">
            <text:p>117</text:p>
          </table:table-cell>
          <table:table-cell table:formula="of:=MAX([.BE115];[.BD116]+[.BE115])" office:value-type="float" office:value="-7845" calcext:value-type="float">
            <text:p>-7845</text:p>
          </table:table-cell>
          <table:table-cell table:formula="of:=MAX([.BF115];[.BE116]+[.BF115])" office:value-type="float" office:value="-929" calcext:value-type="float">
            <text:p>-929</text:p>
          </table:table-cell>
          <table:table-cell table:style-name="ce4" table:formula="of:=[.BF116]" office:value-type="float" office:value="-929" calcext:value-type="float">
            <text:p>-929</text:p>
          </table:table-cell>
          <table:table-cell table:formula="of:=MAX([.BH115];[.BG116]+[.BH115])" office:value-type="float" office:value="-391" calcext:value-type="float">
            <text:p>-391</text:p>
          </table:table-cell>
          <table:table-cell table:formula="of:=MAX([.BI115];[.BH116]+[.BI115])" office:value-type="float" office:value="-6415" calcext:value-type="float">
            <text:p>-6415</text:p>
          </table:table-cell>
          <table:table-cell table:style-name="ce4" table:formula="of:=[.BI116]" office:value-type="float" office:value="-6415" calcext:value-type="float">
            <text:p>-6415</text:p>
          </table:table-cell>
          <table:table-cell table:style-name="ce4" table:formula="of:=[.BJ116]" office:value-type="float" office:value="-6415" calcext:value-type="float">
            <text:p>-6415</text:p>
          </table:table-cell>
          <table:table-cell table:style-name="ce4" table:formula="of:=[.BK116]" office:value-type="float" office:value="-6415" calcext:value-type="float">
            <text:p>-6415</text:p>
          </table:table-cell>
          <table:table-cell table:formula="of:=MAX([.BM115];[.BL116]+[.BM115])" office:value-type="float" office:value="-3318" calcext:value-type="float">
            <text:p>-3318</text:p>
          </table:table-cell>
          <table:table-cell table:formula="of:=MAX([.BN115];[.BM116]+[.BN115])" office:value-type="float" office:value="-8572" calcext:value-type="float">
            <text:p>-8572</text:p>
          </table:table-cell>
          <table:table-cell table:style-name="ce4" table:formula="of:=[.BN116]" office:value-type="float" office:value="-8572" calcext:value-type="float">
            <text:p>-8572</text:p>
          </table:table-cell>
          <table:table-cell table:style-name="ce4" table:formula="of:=[.BO116]" office:value-type="float" office:value="-8572" calcext:value-type="float">
            <text:p>-8572</text:p>
          </table:table-cell>
          <table:table-cell table:formula="of:=MAX([.BQ115];[.BP116]+[.BQ115])" office:value-type="float" office:value="-1512" calcext:value-type="float">
            <text:p>-1512</text:p>
          </table:table-cell>
          <table:table-cell table:formula="of:=MAX([.BR115];[.BQ116]+[.BR115])" office:value-type="float" office:value="-2937" calcext:value-type="float">
            <text:p>-2937</text:p>
          </table:table-cell>
          <table:table-cell table:formula="of:=MAX([.BS115];[.BR116]+[.BS115])" office:value-type="float" office:value="-5897" calcext:value-type="float">
            <text:p>-5897</text:p>
          </table:table-cell>
          <table:table-cell table:formula="of:=MAX([.BT115];[.BS116]+[.BT115])" office:value-type="float" office:value="5525" calcext:value-type="float">
            <text:p>5525</text:p>
          </table:table-cell>
          <table:table-cell table:formula="of:=MAX([.BU115];[.BT116]+[.BU115])" office:value-type="float" office:value="-1529" calcext:value-type="float">
            <text:p>-1529</text:p>
          </table:table-cell>
          <table:table-cell table:formula="of:=MAX([.BV115];[.BU116]+[.BV115])" office:value-type="float" office:value="912" calcext:value-type="float">
            <text:p>912</text:p>
          </table:table-cell>
          <table:table-cell table:formula="of:=MAX([.BW115];[.BV116]+[.BW115])" office:value-type="float" office:value="-7951" calcext:value-type="float">
            <text:p>-7951</text:p>
          </table:table-cell>
          <table:table-cell table:formula="of:=MAX([.BX115];[.BW116]+[.BX115])" office:value-type="float" office:value="-4893" calcext:value-type="float">
            <text:p>-4893</text:p>
          </table:table-cell>
          <table:table-cell table:formula="of:=MAX([.BY115];[.BX116]+[.BY115])" office:value-type="float" office:value="2963" calcext:value-type="float">
            <text:p>2963</text:p>
          </table:table-cell>
          <table:table-cell table:formula="of:=MAX([.BZ115];[.BY116]+[.BZ115])" office:value-type="float" office:value="-5864" calcext:value-type="float">
            <text:p>-5864</text:p>
          </table:table-cell>
          <table:table-cell table:formula="of:=MAX([.CA115];[.BZ116]+[.CA115])" office:value-type="float" office:value="-8376" calcext:value-type="float">
            <text:p>-8376</text:p>
          </table:table-cell>
          <table:table-cell table:style-name="ce4" table:formula="of:=[.CA116]" office:value-type="float" office:value="-8376" calcext:value-type="float">
            <text:p>-8376</text:p>
          </table:table-cell>
          <table:table-cell table:formula="of:=MAX([.CC115];[.CB116]+[.CC115])" office:value-type="float" office:value="-8906" calcext:value-type="float">
            <text:p>-8906</text:p>
          </table:table-cell>
          <table:table-cell table:style-name="ce4" table:formula="of:=[.CC116]" office:value-type="float" office:value="-8906" calcext:value-type="float">
            <text:p>-8906</text:p>
          </table:table-cell>
          <table:table-cell table:style-name="ce4" table:formula="of:=[.CD116]" office:value-type="float" office:value="-8906" calcext:value-type="float">
            <text:p>-8906</text:p>
          </table:table-cell>
          <table:table-cell table:style-name="ce4" table:formula="of:=[.CE116]" office:value-type="float" office:value="-8906" calcext:value-type="float">
            <text:p>-8906</text:p>
          </table:table-cell>
          <table:table-cell table:style-name="ce4" table:formula="of:=[.CF116]" office:value-type="float" office:value="-8906" calcext:value-type="float">
            <text:p>-8906</text:p>
          </table:table-cell>
          <table:table-cell table:style-name="ce4" table:formula="of:=[.CG116]" office:value-type="float" office:value="-8906" calcext:value-type="float">
            <text:p>-8906</text:p>
          </table:table-cell>
          <table:table-cell table:style-name="ce4" table:formula="of:=[.CH116]" office:value-type="float" office:value="-8906" calcext:value-type="float">
            <text:p>-8906</text:p>
          </table:table-cell>
          <table:table-cell table:style-name="ce4" table:formula="of:=[.CI116]" office:value-type="float" office:value="-8906" calcext:value-type="float">
            <text:p>-8906</text:p>
          </table:table-cell>
          <table:table-cell table:style-name="ce4" table:formula="of:=[.CJ116]" office:value-type="float" office:value="-8906" calcext:value-type="float">
            <text:p>-8906</text:p>
          </table:table-cell>
          <table:table-cell table:style-name="ce4" table:formula="of:=[.CK116]" office:value-type="float" office:value="-8906" calcext:value-type="float">
            <text:p>-8906</text:p>
          </table:table-cell>
          <table:table-cell table:style-name="ce4" table:formula="of:=[.CL116]" office:value-type="float" office:value="-8906" calcext:value-type="float">
            <text:p>-8906</text:p>
          </table:table-cell>
          <table:table-cell table:style-name="ce4" table:formula="of:=[.CM116]" office:value-type="float" office:value="-8906" calcext:value-type="float">
            <text:p>-8906</text:p>
          </table:table-cell>
          <table:table-cell table:style-name="ce4" table:formula="of:=[.CN116]" office:value-type="float" office:value="-8906" calcext:value-type="float">
            <text:p>-8906</text:p>
          </table:table-cell>
          <table:table-cell table:style-name="ce4" table:formula="of:=[.CO116]" office:value-type="float" office:value="-8906" calcext:value-type="float">
            <text:p>-8906</text:p>
          </table:table-cell>
          <table:table-cell table:style-name="ce4" table:formula="of:=[.CP116]" office:value-type="float" office:value="-8906" calcext:value-type="float">
            <text:p>-8906</text:p>
          </table:table-cell>
          <table:table-cell table:style-name="ce4" table:formula="of:=[.CQ116]" office:value-type="float" office:value="-8906" calcext:value-type="float">
            <text:p>-8906</text:p>
          </table:table-cell>
          <table:table-cell table:style-name="ce4" table:formula="of:=[.CR116]" office:value-type="float" office:value="-8906" calcext:value-type="float">
            <text:p>-8906</text:p>
          </table:table-cell>
          <table:table-cell table:style-name="ce4" table:formula="of:=[.CS116]" office:value-type="float" office:value="-8906" calcext:value-type="float">
            <text:p>-8906</text:p>
          </table:table-cell>
          <table:table-cell table:formula="of:=MAX([.CU115];[.CT116]+[.CU115])" office:value-type="float" office:value="-9520" calcext:value-type="float">
            <text:p>-9520</text:p>
          </table:table-cell>
          <table:table-cell table:formula="of:=MAX([.CV115];[.CU116]+[.CV115])" office:value-type="float" office:value="1245" calcext:value-type="float">
            <text:p>1245</text:p>
          </table:table-cell>
        </table:table-row>
        <table:table-row table:style-name="ro1">
          <table:table-cell table:style-name="ce3" table:formula="of:=MAX([.A116:.CV116])" office:value-type="float" office:value="5525" calcext:value-type="float">
            <text:p>5525</text:p>
          </table:table-cell>
          <table:table-cell table:number-columns-repeated="9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4" table:number-columns-repeated="2"/>
          <table:table-cell table:formula="of:=MAX([.C119];[.B120]+[.C119])" office:value-type="float" office:value="-9334" calcext:value-type="float">
            <text:p>-9334</text:p>
          </table:table-cell>
          <table:table-cell table:formula="of:=MAX([.D119];[.C120]+[.D119])" office:value-type="float" office:value="-9146" calcext:value-type="float">
            <text:p>-9146</text:p>
          </table:table-cell>
          <table:table-cell table:style-name="ce4" table:formula="of:=[.D120]" office:value-type="float" office:value="-9146" calcext:value-type="float">
            <text:p>-9146</text:p>
          </table:table-cell>
          <table:table-cell table:style-name="ce4" table:formula="of:=[.E120]" office:value-type="float" office:value="-9146" calcext:value-type="float">
            <text:p>-9146</text:p>
          </table:table-cell>
          <table:table-cell table:style-name="ce4" table:formula="of:=[.F120]" office:value-type="float" office:value="-9146" calcext:value-type="float">
            <text:p>-9146</text:p>
          </table:table-cell>
          <table:table-cell table:style-name="ce4" table:formula="of:=[.G120]" office:value-type="float" office:value="-9146" calcext:value-type="float">
            <text:p>-9146</text:p>
          </table:table-cell>
          <table:table-cell table:style-name="ce4" table:formula="of:=[.H120]" office:value-type="float" office:value="-9146" calcext:value-type="float">
            <text:p>-9146</text:p>
          </table:table-cell>
          <table:table-cell table:formula="of:=MAX([.J119];[.I120]+[.J119])" office:value-type="float" office:value="-4643" calcext:value-type="float">
            <text:p>-4643</text:p>
          </table:table-cell>
          <table:table-cell table:formula="of:=MAX([.K119];[.J120]+[.K119])" office:value-type="float" office:value="-8916" calcext:value-type="float">
            <text:p>-8916</text:p>
          </table:table-cell>
          <table:table-cell table:formula="of:=MAX([.L119];[.K120]+[.L119])" office:value-type="float" office:value="-8072" calcext:value-type="float">
            <text:p>-8072</text:p>
          </table:table-cell>
          <table:table-cell table:style-name="ce10" table:formula="of:=[.L120]" office:value-type="float" office:value="-8072" calcext:value-type="float">
            <text:p>-8072</text:p>
          </table:table-cell>
          <table:table-cell table:style-name="ce10" table:formula="of:=[.M120]" office:value-type="float" office:value="-8072" calcext:value-type="float">
            <text:p>-8072</text:p>
          </table:table-cell>
          <table:table-cell table:style-name="ce10" table:formula="of:=[.N120]" office:value-type="float" office:value="-8072" calcext:value-type="float">
            <text:p>-8072</text:p>
          </table:table-cell>
          <table:table-cell table:formula="of:=MAX([.P119];[.O120]+[.P119])" office:value-type="float" office:value="-2633" calcext:value-type="float">
            <text:p>-2633</text:p>
          </table:table-cell>
          <table:table-cell table:formula="of:=MAX([.Q119];[.P120]+[.Q119])" office:value-type="float" office:value="-8910" calcext:value-type="float">
            <text:p>-8910</text:p>
          </table:table-cell>
          <table:table-cell table:formula="of:=MAX([.R119];[.Q120]+[.R119])" office:value-type="float" office:value="-7310" calcext:value-type="float">
            <text:p>-7310</text:p>
          </table:table-cell>
          <table:table-cell table:style-name="ce4" table:formula="of:=[.R120]" office:value-type="float" office:value="-7310" calcext:value-type="float">
            <text:p>-7310</text:p>
          </table:table-cell>
          <table:table-cell table:formula="of:=MAX([.T119];[.S120]+[.T119])" office:value-type="float" office:value="-5096" calcext:value-type="float">
            <text:p>-5096</text:p>
          </table:table-cell>
          <table:table-cell table:formula="of:=MAX([.U119];[.T120]+[.U119])" office:value-type="float" office:value="4982" calcext:value-type="float">
            <text:p>4982</text:p>
          </table:table-cell>
          <table:table-cell table:formula="of:=MAX([.V119];[.U120]+[.V119])" office:value-type="float" office:value="-2852" calcext:value-type="float">
            <text:p>-2852</text:p>
          </table:table-cell>
          <table:table-cell table:formula="of:=MAX([.W119];[.V120]+[.W119])" office:value-type="float" office:value="5164" calcext:value-type="float">
            <text:p>5164</text:p>
          </table:table-cell>
          <table:table-cell table:formula="of:=MAX([.X119];[.W120]+[.X119])" office:value-type="float" office:value="-3196" calcext:value-type="float">
            <text:p>-3196</text:p>
          </table:table-cell>
          <table:table-cell table:formula="of:=MAX([.Y119];[.X120]+[.Y119])" office:value-type="float" office:value="185" calcext:value-type="float">
            <text:p>185</text:p>
          </table:table-cell>
          <table:table-cell table:formula="of:=MAX([.Z119];[.Y120]+[.Z119])" office:value-type="float" office:value="450" calcext:value-type="float">
            <text:p>450</text:p>
          </table:table-cell>
          <table:table-cell table:formula="of:=MAX([.AA119];[.Z120]+[.AA119])" office:value-type="float" office:value="727" calcext:value-type="float">
            <text:p>727</text:p>
          </table:table-cell>
          <table:table-cell table:formula="of:=MAX([.AB119];[.AA120]+[.AB119])" office:value-type="float" office:value="-3427" calcext:value-type="float">
            <text:p>-3427</text:p>
          </table:table-cell>
          <table:table-cell table:formula="of:=MAX([.AC119];[.AB120]+[.AC119])" office:value-type="float" office:value="-6615" calcext:value-type="float">
            <text:p>-6615</text:p>
          </table:table-cell>
          <table:table-cell table:number-columns-repeated="16" table:style-name="ce4" office:value-type="float" office:value="-6615" calcext:value-type="float">
            <text:p>-6615</text:p>
          </table:table-cell>
          <table:table-cell table:formula="of:=MAX([.AT119];[.AS120]+[.AT119])" office:value-type="float" office:value="-2285" calcext:value-type="float">
            <text:p>-2285</text:p>
          </table:table-cell>
          <table:table-cell table:formula="of:=MAX([.AU119];[.AT120]+[.AU119])" office:value-type="float" office:value="-2413" calcext:value-type="float">
            <text:p>-2413</text:p>
          </table:table-cell>
          <table:table-cell table:formula="of:=MAX([.AV119];[.AU120]+[.AV119])" office:value-type="float" office:value="-8734" calcext:value-type="float">
            <text:p>-8734</text:p>
          </table:table-cell>
          <table:table-cell table:style-name="ce4" table:formula="of:=[.AV120]" office:value-type="float" office:value="-8734" calcext:value-type="float">
            <text:p>-8734</text:p>
          </table:table-cell>
          <table:table-cell table:style-name="ce4" table:formula="of:=[.AW120]" office:value-type="float" office:value="-8734" calcext:value-type="float">
            <text:p>-8734</text:p>
          </table:table-cell>
          <table:table-cell table:formula="of:=MAX([.AY119];[.AX120]+[.AY119])" office:value-type="float" office:value="-6250" calcext:value-type="float">
            <text:p>-6250</text:p>
          </table:table-cell>
          <table:table-cell table:formula="of:=MAX([.AZ119];[.AY120]+[.AZ119])" office:value-type="float" office:value="-38" calcext:value-type="float">
            <text:p>-38</text:p>
          </table:table-cell>
          <table:table-cell table:formula="of:=MAX([.BA119];[.AZ120]+[.BA119])" office:value-type="float" office:value="-3089" calcext:value-type="float">
            <text:p>-3089</text:p>
          </table:table-cell>
          <table:table-cell table:formula="of:=MAX([.BB119];[.BA120]+[.BB119])" office:value-type="float" office:value="-6761" calcext:value-type="float">
            <text:p>-6761</text:p>
          </table:table-cell>
          <table:table-cell table:formula="of:=MAX([.BC119];[.BB120]+[.BC119])" office:value-type="float" office:value="2326" calcext:value-type="float">
            <text:p>2326</text:p>
          </table:table-cell>
          <table:table-cell table:formula="of:=MAX([.BD119];[.BC120]+[.BD119])" office:value-type="float" office:value="117" calcext:value-type="float">
            <text:p>117</text:p>
          </table:table-cell>
          <table:table-cell table:formula="of:=MAX([.BE119];[.BD120]+[.BE119])" office:value-type="float" office:value="-7845" calcext:value-type="float">
            <text:p>-7845</text:p>
          </table:table-cell>
          <table:table-cell table:formula="of:=MAX([.BF119];[.BE120]+[.BF119])" office:value-type="float" office:value="-929" calcext:value-type="float">
            <text:p>-929</text:p>
          </table:table-cell>
          <table:table-cell table:style-name="ce4" table:formula="of:=[.BF120]" office:value-type="float" office:value="-929" calcext:value-type="float">
            <text:p>-929</text:p>
          </table:table-cell>
          <table:table-cell table:formula="of:=MAX([.BH119];[.BG120]+[.BH119])" office:value-type="float" office:value="-391" calcext:value-type="float">
            <text:p>-391</text:p>
          </table:table-cell>
          <table:table-cell table:formula="of:=MAX([.BI119];[.BH120]+[.BI119])" office:value-type="float" office:value="-6415" calcext:value-type="float">
            <text:p>-6415</text:p>
          </table:table-cell>
          <table:table-cell table:style-name="ce4" table:formula="of:=[.BI120]" office:value-type="float" office:value="-6415" calcext:value-type="float">
            <text:p>-6415</text:p>
          </table:table-cell>
          <table:table-cell table:style-name="ce4" table:formula="of:=[.BJ120]" office:value-type="float" office:value="-6415" calcext:value-type="float">
            <text:p>-6415</text:p>
          </table:table-cell>
          <table:table-cell table:style-name="ce4" table:formula="of:=[.BK120]" office:value-type="float" office:value="-6415" calcext:value-type="float">
            <text:p>-6415</text:p>
          </table:table-cell>
          <table:table-cell table:formula="of:=MAX([.BM119];[.BL120]+[.BM119])" office:value-type="float" office:value="-3318" calcext:value-type="float">
            <text:p>-3318</text:p>
          </table:table-cell>
          <table:table-cell table:formula="of:=MAX([.BN119];[.BM120]+[.BN119])" office:value-type="float" office:value="-8572" calcext:value-type="float">
            <text:p>-8572</text:p>
          </table:table-cell>
          <table:table-cell table:style-name="ce4" table:formula="of:=[.BN120]" office:value-type="float" office:value="-8572" calcext:value-type="float">
            <text:p>-8572</text:p>
          </table:table-cell>
          <table:table-cell table:style-name="ce4" table:formula="of:=[.BO120]" office:value-type="float" office:value="-8572" calcext:value-type="float">
            <text:p>-8572</text:p>
          </table:table-cell>
          <table:table-cell table:formula="of:=MAX([.BQ119];[.BP120]+[.BQ119])" office:value-type="float" office:value="-1512" calcext:value-type="float">
            <text:p>-1512</text:p>
          </table:table-cell>
          <table:table-cell table:formula="of:=MAX([.BR119];[.BQ120]+[.BR119])" office:value-type="float" office:value="-2937" calcext:value-type="float">
            <text:p>-2937</text:p>
          </table:table-cell>
          <table:table-cell table:formula="of:=MAX([.BS119];[.BR120]+[.BS119])" office:value-type="float" office:value="-5897" calcext:value-type="float">
            <text:p>-5897</text:p>
          </table:table-cell>
          <table:table-cell table:style-name="ce4" table:formula="of:=[.BS120]" office:value-type="float" office:value="-5897" calcext:value-type="float">
            <text:p>-5897</text:p>
          </table:table-cell>
          <table:table-cell table:formula="of:=MAX([.BU119];[.BT120]+[.BU119])" office:value-type="float" office:value="-7054" calcext:value-type="float">
            <text:p>-7054</text:p>
          </table:table-cell>
          <table:table-cell table:formula="of:=MAX([.BV119];[.BU120]+[.BV119])" office:value-type="float" office:value="912" calcext:value-type="float">
            <text:p>912</text:p>
          </table:table-cell>
          <table:table-cell table:formula="of:=MAX([.BW119];[.BV120]+[.BW119])" office:value-type="float" office:value="-7951" calcext:value-type="float">
            <text:p>-7951</text:p>
          </table:table-cell>
          <table:table-cell table:formula="of:=MAX([.BX119];[.BW120]+[.BX119])" office:value-type="float" office:value="-4893" calcext:value-type="float">
            <text:p>-4893</text:p>
          </table:table-cell>
          <table:table-cell table:formula="of:=MAX([.BY119];[.BX120]+[.BY119])" office:value-type="float" office:value="2963" calcext:value-type="float">
            <text:p>2963</text:p>
          </table:table-cell>
          <table:table-cell table:formula="of:=MAX([.BZ119];[.BY120]+[.BZ119])" office:value-type="float" office:value="-5864" calcext:value-type="float">
            <text:p>-5864</text:p>
          </table:table-cell>
          <table:table-cell table:formula="of:=MAX([.CA119];[.BZ120]+[.CA119])" office:value-type="float" office:value="-8376" calcext:value-type="float">
            <text:p>-8376</text:p>
          </table:table-cell>
          <table:table-cell table:style-name="ce4" table:formula="of:=[.CA120]" office:value-type="float" office:value="-8376" calcext:value-type="float">
            <text:p>-8376</text:p>
          </table:table-cell>
          <table:table-cell table:formula="of:=MAX([.CC119];[.CB120]+[.CC119])" office:value-type="float" office:value="-8906" calcext:value-type="float">
            <text:p>-8906</text:p>
          </table:table-cell>
          <table:table-cell table:style-name="ce4" table:formula="of:=[.CC120]" office:value-type="float" office:value="-8906" calcext:value-type="float">
            <text:p>-8906</text:p>
          </table:table-cell>
          <table:table-cell table:style-name="ce4" table:formula="of:=[.CD120]" office:value-type="float" office:value="-8906" calcext:value-type="float">
            <text:p>-8906</text:p>
          </table:table-cell>
          <table:table-cell table:style-name="ce4" table:formula="of:=[.CE120]" office:value-type="float" office:value="-8906" calcext:value-type="float">
            <text:p>-8906</text:p>
          </table:table-cell>
          <table:table-cell table:style-name="ce4" table:formula="of:=[.CF120]" office:value-type="float" office:value="-8906" calcext:value-type="float">
            <text:p>-8906</text:p>
          </table:table-cell>
          <table:table-cell table:style-name="ce4" table:formula="of:=[.CG120]" office:value-type="float" office:value="-8906" calcext:value-type="float">
            <text:p>-8906</text:p>
          </table:table-cell>
          <table:table-cell table:style-name="ce4" table:formula="of:=[.CH120]" office:value-type="float" office:value="-8906" calcext:value-type="float">
            <text:p>-8906</text:p>
          </table:table-cell>
          <table:table-cell table:style-name="ce4" table:formula="of:=[.CI120]" office:value-type="float" office:value="-8906" calcext:value-type="float">
            <text:p>-8906</text:p>
          </table:table-cell>
          <table:table-cell table:style-name="ce4" table:formula="of:=[.CJ120]" office:value-type="float" office:value="-8906" calcext:value-type="float">
            <text:p>-8906</text:p>
          </table:table-cell>
          <table:table-cell table:style-name="ce4" table:formula="of:=[.CK120]" office:value-type="float" office:value="-8906" calcext:value-type="float">
            <text:p>-8906</text:p>
          </table:table-cell>
          <table:table-cell table:style-name="ce4" table:formula="of:=[.CL120]" office:value-type="float" office:value="-8906" calcext:value-type="float">
            <text:p>-8906</text:p>
          </table:table-cell>
          <table:table-cell table:style-name="ce4" table:formula="of:=[.CM120]" office:value-type="float" office:value="-8906" calcext:value-type="float">
            <text:p>-8906</text:p>
          </table:table-cell>
          <table:table-cell table:style-name="ce4" table:formula="of:=[.CN120]" office:value-type="float" office:value="-8906" calcext:value-type="float">
            <text:p>-8906</text:p>
          </table:table-cell>
          <table:table-cell table:style-name="ce4" table:formula="of:=[.CO120]" office:value-type="float" office:value="-8906" calcext:value-type="float">
            <text:p>-8906</text:p>
          </table:table-cell>
          <table:table-cell table:style-name="ce4" table:formula="of:=[.CP120]" office:value-type="float" office:value="-8906" calcext:value-type="float">
            <text:p>-8906</text:p>
          </table:table-cell>
          <table:table-cell table:style-name="ce4" table:formula="of:=[.CQ120]" office:value-type="float" office:value="-8906" calcext:value-type="float">
            <text:p>-8906</text:p>
          </table:table-cell>
          <table:table-cell table:style-name="ce4" table:formula="of:=[.CR120]" office:value-type="float" office:value="-8906" calcext:value-type="float">
            <text:p>-8906</text:p>
          </table:table-cell>
          <table:table-cell table:style-name="ce4" table:formula="of:=[.CS120]" office:value-type="float" office:value="-8906" calcext:value-type="float">
            <text:p>-8906</text:p>
          </table:table-cell>
          <table:table-cell table:formula="of:=MAX([.CU119];[.CT120]+[.CU119])" office:value-type="float" office:value="-9520" calcext:value-type="float">
            <text:p>-9520</text:p>
          </table:table-cell>
          <table:table-cell table:formula="of:=MAX([.CV119];[.CU120]+[.CV119])" office:value-type="float" office:value="1245" calcext:value-type="float">
            <text:p>1245</text:p>
          </table:table-cell>
        </table:table-row>
        <table:table-row table:style-name="ro1">
          <table:table-cell table:style-name="ce3" table:formula="of:=MAX([.A120:.CV120])" office:value-type="float" office:value="5164" calcext:value-type="float">
            <text:p>5164</text:p>
          </table:table-cell>
          <table:table-cell table:number-columns-repeated="9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4" table:number-columns-repeated="2"/>
          <table:table-cell table:formula="of:=MAX([.C123];[.B124]+[.C123])" office:value-type="float" office:value="-9334" calcext:value-type="float">
            <text:p>-9334</text:p>
          </table:table-cell>
          <table:table-cell table:formula="of:=MAX([.D123];[.C124]+[.D123])" office:value-type="float" office:value="-9146" calcext:value-type="float">
            <text:p>-9146</text:p>
          </table:table-cell>
          <table:table-cell table:style-name="ce4" table:formula="of:=[.D124]" office:value-type="float" office:value="-9146" calcext:value-type="float">
            <text:p>-9146</text:p>
          </table:table-cell>
          <table:table-cell table:style-name="ce4" table:formula="of:=[.E124]" office:value-type="float" office:value="-9146" calcext:value-type="float">
            <text:p>-9146</text:p>
          </table:table-cell>
          <table:table-cell table:style-name="ce4" table:formula="of:=[.F124]" office:value-type="float" office:value="-9146" calcext:value-type="float">
            <text:p>-9146</text:p>
          </table:table-cell>
          <table:table-cell table:style-name="ce4" table:formula="of:=[.G124]" office:value-type="float" office:value="-9146" calcext:value-type="float">
            <text:p>-9146</text:p>
          </table:table-cell>
          <table:table-cell table:style-name="ce4" table:formula="of:=[.H124]" office:value-type="float" office:value="-9146" calcext:value-type="float">
            <text:p>-9146</text:p>
          </table:table-cell>
          <table:table-cell table:formula="of:=MAX([.J123];[.I124]+[.J123])" office:value-type="float" office:value="-4643" calcext:value-type="float">
            <text:p>-4643</text:p>
          </table:table-cell>
          <table:table-cell table:formula="of:=MAX([.K123];[.J124]+[.K123])" office:value-type="float" office:value="-8916" calcext:value-type="float">
            <text:p>-8916</text:p>
          </table:table-cell>
          <table:table-cell table:formula="of:=MAX([.L123];[.K124]+[.L123])" office:value-type="float" office:value="-8072" calcext:value-type="float">
            <text:p>-8072</text:p>
          </table:table-cell>
          <table:table-cell table:style-name="ce10" table:formula="of:=[.L124]" office:value-type="float" office:value="-8072" calcext:value-type="float">
            <text:p>-8072</text:p>
          </table:table-cell>
          <table:table-cell table:style-name="ce10" table:formula="of:=[.M124]" office:value-type="float" office:value="-8072" calcext:value-type="float">
            <text:p>-8072</text:p>
          </table:table-cell>
          <table:table-cell table:style-name="ce10" table:formula="of:=[.N124]" office:value-type="float" office:value="-8072" calcext:value-type="float">
            <text:p>-8072</text:p>
          </table:table-cell>
          <table:table-cell table:formula="of:=MAX([.P123];[.O124]+[.P123])" office:value-type="float" office:value="-2633" calcext:value-type="float">
            <text:p>-2633</text:p>
          </table:table-cell>
          <table:table-cell table:formula="of:=MAX([.Q123];[.P124]+[.Q123])" office:value-type="float" office:value="-8910" calcext:value-type="float">
            <text:p>-8910</text:p>
          </table:table-cell>
          <table:table-cell table:formula="of:=MAX([.R123];[.Q124]+[.R123])" office:value-type="float" office:value="-7310" calcext:value-type="float">
            <text:p>-7310</text:p>
          </table:table-cell>
          <table:table-cell table:style-name="ce4" table:formula="of:=[.R124]" office:value-type="float" office:value="-7310" calcext:value-type="float">
            <text:p>-7310</text:p>
          </table:table-cell>
          <table:table-cell table:formula="of:=MAX([.T123];[.S124]+[.T123])" office:value-type="float" office:value="-5096" calcext:value-type="float">
            <text:p>-5096</text:p>
          </table:table-cell>
          <table:table-cell table:formula="of:=MAX([.U123];[.T124]+[.U123])" office:value-type="float" office:value="4982" calcext:value-type="float">
            <text:p>4982</text:p>
          </table:table-cell>
          <table:table-cell table:formula="of:=MAX([.V123];[.U124]+[.V123])" office:value-type="float" office:value="-2852" calcext:value-type="float">
            <text:p>-2852</text:p>
          </table:table-cell>
          <table:table-cell table:style-name="ce4" table:formula="of:=[.V124]" office:value-type="float" office:value="-2852" calcext:value-type="float">
            <text:p>-2852</text:p>
          </table:table-cell>
          <table:table-cell table:formula="of:=MAX([.X123];[.W124]+[.X123])" office:value-type="float" office:value="-8360" calcext:value-type="float">
            <text:p>-8360</text:p>
          </table:table-cell>
          <table:table-cell table:formula="of:=MAX([.Y123];[.X124]+[.Y123])" office:value-type="float" office:value="185" calcext:value-type="float">
            <text:p>185</text:p>
          </table:table-cell>
          <table:table-cell table:formula="of:=MAX([.Z123];[.Y124]+[.Z123])" office:value-type="float" office:value="450" calcext:value-type="float">
            <text:p>450</text:p>
          </table:table-cell>
          <table:table-cell table:formula="of:=MAX([.AA123];[.Z124]+[.AA123])" office:value-type="float" office:value="727" calcext:value-type="float">
            <text:p>727</text:p>
          </table:table-cell>
          <table:table-cell table:formula="of:=MAX([.AB123];[.AA124]+[.AB123])" office:value-type="float" office:value="-3427" calcext:value-type="float">
            <text:p>-3427</text:p>
          </table:table-cell>
          <table:table-cell table:formula="of:=MAX([.AC123];[.AB124]+[.AC123])" office:value-type="float" office:value="-6615" calcext:value-type="float">
            <text:p>-6615</text:p>
          </table:table-cell>
          <table:table-cell table:number-columns-repeated="16" table:style-name="ce4" office:value-type="float" office:value="-6615" calcext:value-type="float">
            <text:p>-6615</text:p>
          </table:table-cell>
          <table:table-cell table:formula="of:=MAX([.AT123];[.AS124]+[.AT123])" office:value-type="float" office:value="-2285" calcext:value-type="float">
            <text:p>-2285</text:p>
          </table:table-cell>
          <table:table-cell table:formula="of:=MAX([.AU123];[.AT124]+[.AU123])" office:value-type="float" office:value="-2413" calcext:value-type="float">
            <text:p>-2413</text:p>
          </table:table-cell>
          <table:table-cell table:formula="of:=MAX([.AV123];[.AU124]+[.AV123])" office:value-type="float" office:value="-8734" calcext:value-type="float">
            <text:p>-8734</text:p>
          </table:table-cell>
          <table:table-cell table:style-name="ce4" table:formula="of:=[.AV124]" office:value-type="float" office:value="-8734" calcext:value-type="float">
            <text:p>-8734</text:p>
          </table:table-cell>
          <table:table-cell table:style-name="ce4" table:formula="of:=[.AW124]" office:value-type="float" office:value="-8734" calcext:value-type="float">
            <text:p>-8734</text:p>
          </table:table-cell>
          <table:table-cell table:formula="of:=MAX([.AY123];[.AX124]+[.AY123])" office:value-type="float" office:value="-6250" calcext:value-type="float">
            <text:p>-6250</text:p>
          </table:table-cell>
          <table:table-cell table:formula="of:=MAX([.AZ123];[.AY124]+[.AZ123])" office:value-type="float" office:value="-38" calcext:value-type="float">
            <text:p>-38</text:p>
          </table:table-cell>
          <table:table-cell table:formula="of:=MAX([.BA123];[.AZ124]+[.BA123])" office:value-type="float" office:value="-3089" calcext:value-type="float">
            <text:p>-3089</text:p>
          </table:table-cell>
          <table:table-cell table:formula="of:=MAX([.BB123];[.BA124]+[.BB123])" office:value-type="float" office:value="-6761" calcext:value-type="float">
            <text:p>-6761</text:p>
          </table:table-cell>
          <table:table-cell table:formula="of:=MAX([.BC123];[.BB124]+[.BC123])" office:value-type="float" office:value="2326" calcext:value-type="float">
            <text:p>2326</text:p>
          </table:table-cell>
          <table:table-cell table:formula="of:=MAX([.BD123];[.BC124]+[.BD123])" office:value-type="float" office:value="117" calcext:value-type="float">
            <text:p>117</text:p>
          </table:table-cell>
          <table:table-cell table:formula="of:=MAX([.BE123];[.BD124]+[.BE123])" office:value-type="float" office:value="-7845" calcext:value-type="float">
            <text:p>-7845</text:p>
          </table:table-cell>
          <table:table-cell table:formula="of:=MAX([.BF123];[.BE124]+[.BF123])" office:value-type="float" office:value="-929" calcext:value-type="float">
            <text:p>-929</text:p>
          </table:table-cell>
          <table:table-cell table:style-name="ce4" table:formula="of:=[.BF124]" office:value-type="float" office:value="-929" calcext:value-type="float">
            <text:p>-929</text:p>
          </table:table-cell>
          <table:table-cell table:formula="of:=MAX([.BH123];[.BG124]+[.BH123])" office:value-type="float" office:value="-391" calcext:value-type="float">
            <text:p>-391</text:p>
          </table:table-cell>
          <table:table-cell table:formula="of:=MAX([.BI123];[.BH124]+[.BI123])" office:value-type="float" office:value="-6415" calcext:value-type="float">
            <text:p>-6415</text:p>
          </table:table-cell>
          <table:table-cell table:style-name="ce4" table:formula="of:=[.BI124]" office:value-type="float" office:value="-6415" calcext:value-type="float">
            <text:p>-6415</text:p>
          </table:table-cell>
          <table:table-cell table:style-name="ce4" table:formula="of:=[.BJ124]" office:value-type="float" office:value="-6415" calcext:value-type="float">
            <text:p>-6415</text:p>
          </table:table-cell>
          <table:table-cell table:style-name="ce4" table:formula="of:=[.BK124]" office:value-type="float" office:value="-6415" calcext:value-type="float">
            <text:p>-6415</text:p>
          </table:table-cell>
          <table:table-cell table:formula="of:=MAX([.BM123];[.BL124]+[.BM123])" office:value-type="float" office:value="-3318" calcext:value-type="float">
            <text:p>-3318</text:p>
          </table:table-cell>
          <table:table-cell table:formula="of:=MAX([.BN123];[.BM124]+[.BN123])" office:value-type="float" office:value="-8572" calcext:value-type="float">
            <text:p>-8572</text:p>
          </table:table-cell>
          <table:table-cell table:style-name="ce4" table:formula="of:=[.BN124]" office:value-type="float" office:value="-8572" calcext:value-type="float">
            <text:p>-8572</text:p>
          </table:table-cell>
          <table:table-cell table:style-name="ce4" table:formula="of:=[.BO124]" office:value-type="float" office:value="-8572" calcext:value-type="float">
            <text:p>-8572</text:p>
          </table:table-cell>
          <table:table-cell table:formula="of:=MAX([.BQ123];[.BP124]+[.BQ123])" office:value-type="float" office:value="-1512" calcext:value-type="float">
            <text:p>-1512</text:p>
          </table:table-cell>
          <table:table-cell table:formula="of:=MAX([.BR123];[.BQ124]+[.BR123])" office:value-type="float" office:value="-2937" calcext:value-type="float">
            <text:p>-2937</text:p>
          </table:table-cell>
          <table:table-cell table:formula="of:=MAX([.BS123];[.BR124]+[.BS123])" office:value-type="float" office:value="-5897" calcext:value-type="float">
            <text:p>-5897</text:p>
          </table:table-cell>
          <table:table-cell table:style-name="ce4" table:formula="of:=[.BS124]" office:value-type="float" office:value="-5897" calcext:value-type="float">
            <text:p>-5897</text:p>
          </table:table-cell>
          <table:table-cell table:formula="of:=MAX([.BU123];[.BT124]+[.BU123])" office:value-type="float" office:value="-7054" calcext:value-type="float">
            <text:p>-7054</text:p>
          </table:table-cell>
          <table:table-cell table:formula="of:=MAX([.BV123];[.BU124]+[.BV123])" office:value-type="float" office:value="912" calcext:value-type="float">
            <text:p>912</text:p>
          </table:table-cell>
          <table:table-cell table:formula="of:=MAX([.BW123];[.BV124]+[.BW123])" office:value-type="float" office:value="-7951" calcext:value-type="float">
            <text:p>-7951</text:p>
          </table:table-cell>
          <table:table-cell table:formula="of:=MAX([.BX123];[.BW124]+[.BX123])" office:value-type="float" office:value="-4893" calcext:value-type="float">
            <text:p>-4893</text:p>
          </table:table-cell>
          <table:table-cell table:formula="of:=MAX([.BY123];[.BX124]+[.BY123])" office:value-type="float" office:value="2963" calcext:value-type="float">
            <text:p>2963</text:p>
          </table:table-cell>
          <table:table-cell table:formula="of:=MAX([.BZ123];[.BY124]+[.BZ123])" office:value-type="float" office:value="-5864" calcext:value-type="float">
            <text:p>-5864</text:p>
          </table:table-cell>
          <table:table-cell table:formula="of:=MAX([.CA123];[.BZ124]+[.CA123])" office:value-type="float" office:value="-8376" calcext:value-type="float">
            <text:p>-8376</text:p>
          </table:table-cell>
          <table:table-cell table:style-name="ce4" table:formula="of:=[.CA124]" office:value-type="float" office:value="-8376" calcext:value-type="float">
            <text:p>-8376</text:p>
          </table:table-cell>
          <table:table-cell table:formula="of:=MAX([.CC123];[.CB124]+[.CC123])" office:value-type="float" office:value="-8906" calcext:value-type="float">
            <text:p>-8906</text:p>
          </table:table-cell>
          <table:table-cell table:style-name="ce4" table:formula="of:=[.CC124]" office:value-type="float" office:value="-8906" calcext:value-type="float">
            <text:p>-8906</text:p>
          </table:table-cell>
          <table:table-cell table:style-name="ce4" table:formula="of:=[.CD124]" office:value-type="float" office:value="-8906" calcext:value-type="float">
            <text:p>-8906</text:p>
          </table:table-cell>
          <table:table-cell table:style-name="ce4" table:formula="of:=[.CE124]" office:value-type="float" office:value="-8906" calcext:value-type="float">
            <text:p>-8906</text:p>
          </table:table-cell>
          <table:table-cell table:style-name="ce4" table:formula="of:=[.CF124]" office:value-type="float" office:value="-8906" calcext:value-type="float">
            <text:p>-8906</text:p>
          </table:table-cell>
          <table:table-cell table:style-name="ce4" table:formula="of:=[.CG124]" office:value-type="float" office:value="-8906" calcext:value-type="float">
            <text:p>-8906</text:p>
          </table:table-cell>
          <table:table-cell table:style-name="ce4" table:formula="of:=[.CH124]" office:value-type="float" office:value="-8906" calcext:value-type="float">
            <text:p>-8906</text:p>
          </table:table-cell>
          <table:table-cell table:style-name="ce4" table:formula="of:=[.CI124]" office:value-type="float" office:value="-8906" calcext:value-type="float">
            <text:p>-8906</text:p>
          </table:table-cell>
          <table:table-cell table:style-name="ce4" table:formula="of:=[.CJ124]" office:value-type="float" office:value="-8906" calcext:value-type="float">
            <text:p>-8906</text:p>
          </table:table-cell>
          <table:table-cell table:style-name="ce4" table:formula="of:=[.CK124]" office:value-type="float" office:value="-8906" calcext:value-type="float">
            <text:p>-8906</text:p>
          </table:table-cell>
          <table:table-cell table:style-name="ce4" table:formula="of:=[.CL124]" office:value-type="float" office:value="-8906" calcext:value-type="float">
            <text:p>-8906</text:p>
          </table:table-cell>
          <table:table-cell table:style-name="ce4" table:formula="of:=[.CM124]" office:value-type="float" office:value="-8906" calcext:value-type="float">
            <text:p>-8906</text:p>
          </table:table-cell>
          <table:table-cell table:style-name="ce4" table:formula="of:=[.CN124]" office:value-type="float" office:value="-8906" calcext:value-type="float">
            <text:p>-8906</text:p>
          </table:table-cell>
          <table:table-cell table:style-name="ce4" table:formula="of:=[.CO124]" office:value-type="float" office:value="-8906" calcext:value-type="float">
            <text:p>-8906</text:p>
          </table:table-cell>
          <table:table-cell table:style-name="ce4" table:formula="of:=[.CP124]" office:value-type="float" office:value="-8906" calcext:value-type="float">
            <text:p>-8906</text:p>
          </table:table-cell>
          <table:table-cell table:style-name="ce4" table:formula="of:=[.CQ124]" office:value-type="float" office:value="-8906" calcext:value-type="float">
            <text:p>-8906</text:p>
          </table:table-cell>
          <table:table-cell table:style-name="ce4" table:formula="of:=[.CR124]" office:value-type="float" office:value="-8906" calcext:value-type="float">
            <text:p>-8906</text:p>
          </table:table-cell>
          <table:table-cell table:style-name="ce4" table:formula="of:=[.CS124]" office:value-type="float" office:value="-8906" calcext:value-type="float">
            <text:p>-8906</text:p>
          </table:table-cell>
          <table:table-cell table:formula="of:=MAX([.CU123];[.CT124]+[.CU123])" office:value-type="float" office:value="-9520" calcext:value-type="float">
            <text:p>-9520</text:p>
          </table:table-cell>
          <table:table-cell table:formula="of:=MAX([.CV123];[.CU124]+[.CV123])" office:value-type="float" office:value="1245" calcext:value-type="float">
            <text:p>1245</text:p>
          </table:table-cell>
        </table:table-row>
        <table:table-row table:style-name="ro1">
          <table:table-cell table:style-name="ce3" table:formula="of:=MAX([.A124:.CV124])" office:value-type="float" office:value="4982" calcext:value-type="float">
            <text:p>4982</text:p>
          </table:table-cell>
          <table:table-cell table:number-columns-repeated="9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4" table:number-columns-repeated="2"/>
          <table:table-cell table:formula="of:=MAX([.C127];[.B128]+[.C127])" office:value-type="float" office:value="-9334" calcext:value-type="float">
            <text:p>-9334</text:p>
          </table:table-cell>
          <table:table-cell table:formula="of:=MAX([.D127];[.C128]+[.D127])" office:value-type="float" office:value="-9146" calcext:value-type="float">
            <text:p>-9146</text:p>
          </table:table-cell>
          <table:table-cell table:style-name="ce4" table:formula="of:=[.D128]" office:value-type="float" office:value="-9146" calcext:value-type="float">
            <text:p>-9146</text:p>
          </table:table-cell>
          <table:table-cell table:style-name="ce4" table:formula="of:=[.E128]" office:value-type="float" office:value="-9146" calcext:value-type="float">
            <text:p>-9146</text:p>
          </table:table-cell>
          <table:table-cell table:style-name="ce4" table:formula="of:=[.F128]" office:value-type="float" office:value="-9146" calcext:value-type="float">
            <text:p>-9146</text:p>
          </table:table-cell>
          <table:table-cell table:style-name="ce4" table:formula="of:=[.G128]" office:value-type="float" office:value="-9146" calcext:value-type="float">
            <text:p>-9146</text:p>
          </table:table-cell>
          <table:table-cell table:style-name="ce4" table:formula="of:=[.H128]" office:value-type="float" office:value="-9146" calcext:value-type="float">
            <text:p>-9146</text:p>
          </table:table-cell>
          <table:table-cell table:formula="of:=MAX([.J127];[.I128]+[.J127])" office:value-type="float" office:value="-4643" calcext:value-type="float">
            <text:p>-4643</text:p>
          </table:table-cell>
          <table:table-cell table:formula="of:=MAX([.K127];[.J128]+[.K127])" office:value-type="float" office:value="-8916" calcext:value-type="float">
            <text:p>-8916</text:p>
          </table:table-cell>
          <table:table-cell table:formula="of:=MAX([.L127];[.K128]+[.L127])" office:value-type="float" office:value="-8072" calcext:value-type="float">
            <text:p>-8072</text:p>
          </table:table-cell>
          <table:table-cell table:style-name="ce10" table:formula="of:=[.L128]" office:value-type="float" office:value="-8072" calcext:value-type="float">
            <text:p>-8072</text:p>
          </table:table-cell>
          <table:table-cell table:style-name="ce10" table:formula="of:=[.M128]" office:value-type="float" office:value="-8072" calcext:value-type="float">
            <text:p>-8072</text:p>
          </table:table-cell>
          <table:table-cell table:style-name="ce10" table:formula="of:=[.N128]" office:value-type="float" office:value="-8072" calcext:value-type="float">
            <text:p>-8072</text:p>
          </table:table-cell>
          <table:table-cell table:formula="of:=MAX([.P127];[.O128]+[.P127])" office:value-type="float" office:value="-2633" calcext:value-type="float">
            <text:p>-2633</text:p>
          </table:table-cell>
          <table:table-cell table:formula="of:=MAX([.Q127];[.P128]+[.Q127])" office:value-type="float" office:value="-8910" calcext:value-type="float">
            <text:p>-8910</text:p>
          </table:table-cell>
          <table:table-cell table:formula="of:=MAX([.R127];[.Q128]+[.R127])" office:value-type="float" office:value="-7310" calcext:value-type="float">
            <text:p>-7310</text:p>
          </table:table-cell>
          <table:table-cell table:style-name="ce4" table:formula="of:=[.R128]" office:value-type="float" office:value="-7310" calcext:value-type="float">
            <text:p>-7310</text:p>
          </table:table-cell>
          <table:table-cell table:formula="of:=MAX([.T127];[.S128]+[.T127])" office:value-type="float" office:value="-5096" calcext:value-type="float">
            <text:p>-5096</text:p>
          </table:table-cell>
          <table:table-cell table:style-name="ce4" table:formula="of:=[.T128]" office:value-type="float" office:value="-5096" calcext:value-type="float">
            <text:p>-5096</text:p>
          </table:table-cell>
          <table:table-cell table:formula="of:=MAX([.V127];[.U128]+[.V127])" office:value-type="float" office:value="-7834" calcext:value-type="float">
            <text:p>-7834</text:p>
          </table:table-cell>
          <table:table-cell table:style-name="ce4" table:formula="of:=[.V128]" office:value-type="float" office:value="-7834" calcext:value-type="float">
            <text:p>-7834</text:p>
          </table:table-cell>
          <table:table-cell table:formula="of:=MAX([.X127];[.W128]+[.X127])" office:value-type="float" office:value="-8360" calcext:value-type="float">
            <text:p>-8360</text:p>
          </table:table-cell>
          <table:table-cell table:formula="of:=MAX([.Y127];[.X128]+[.Y127])" office:value-type="float" office:value="185" calcext:value-type="float">
            <text:p>185</text:p>
          </table:table-cell>
          <table:table-cell table:formula="of:=MAX([.Z127];[.Y128]+[.Z127])" office:value-type="float" office:value="450" calcext:value-type="float">
            <text:p>450</text:p>
          </table:table-cell>
          <table:table-cell table:formula="of:=MAX([.AA127];[.Z128]+[.AA127])" office:value-type="float" office:value="727" calcext:value-type="float">
            <text:p>727</text:p>
          </table:table-cell>
          <table:table-cell table:formula="of:=MAX([.AB127];[.AA128]+[.AB127])" office:value-type="float" office:value="-3427" calcext:value-type="float">
            <text:p>-3427</text:p>
          </table:table-cell>
          <table:table-cell table:formula="of:=MAX([.AC127];[.AB128]+[.AC127])" office:value-type="float" office:value="-6615" calcext:value-type="float">
            <text:p>-6615</text:p>
          </table:table-cell>
          <table:table-cell table:number-columns-repeated="16" table:style-name="ce4" office:value-type="float" office:value="-6615" calcext:value-type="float">
            <text:p>-6615</text:p>
          </table:table-cell>
          <table:table-cell table:formula="of:=MAX([.AT127];[.AS128]+[.AT127])" office:value-type="float" office:value="-2285" calcext:value-type="float">
            <text:p>-2285</text:p>
          </table:table-cell>
          <table:table-cell table:formula="of:=MAX([.AU127];[.AT128]+[.AU127])" office:value-type="float" office:value="-2413" calcext:value-type="float">
            <text:p>-2413</text:p>
          </table:table-cell>
          <table:table-cell table:formula="of:=MAX([.AV127];[.AU128]+[.AV127])" office:value-type="float" office:value="-8734" calcext:value-type="float">
            <text:p>-8734</text:p>
          </table:table-cell>
          <table:table-cell table:style-name="ce4" table:formula="of:=[.AV128]" office:value-type="float" office:value="-8734" calcext:value-type="float">
            <text:p>-8734</text:p>
          </table:table-cell>
          <table:table-cell table:style-name="ce4" table:formula="of:=[.AW128]" office:value-type="float" office:value="-8734" calcext:value-type="float">
            <text:p>-8734</text:p>
          </table:table-cell>
          <table:table-cell table:formula="of:=MAX([.AY127];[.AX128]+[.AY127])" office:value-type="float" office:value="-6250" calcext:value-type="float">
            <text:p>-6250</text:p>
          </table:table-cell>
          <table:table-cell table:formula="of:=MAX([.AZ127];[.AY128]+[.AZ127])" office:value-type="float" office:value="-38" calcext:value-type="float">
            <text:p>-38</text:p>
          </table:table-cell>
          <table:table-cell table:formula="of:=MAX([.BA127];[.AZ128]+[.BA127])" office:value-type="float" office:value="-3089" calcext:value-type="float">
            <text:p>-3089</text:p>
          </table:table-cell>
          <table:table-cell table:formula="of:=MAX([.BB127];[.BA128]+[.BB127])" office:value-type="float" office:value="-6761" calcext:value-type="float">
            <text:p>-6761</text:p>
          </table:table-cell>
          <table:table-cell table:formula="of:=MAX([.BC127];[.BB128]+[.BC127])" office:value-type="float" office:value="2326" calcext:value-type="float">
            <text:p>2326</text:p>
          </table:table-cell>
          <table:table-cell table:formula="of:=MAX([.BD127];[.BC128]+[.BD127])" office:value-type="float" office:value="117" calcext:value-type="float">
            <text:p>117</text:p>
          </table:table-cell>
          <table:table-cell table:formula="of:=MAX([.BE127];[.BD128]+[.BE127])" office:value-type="float" office:value="-7845" calcext:value-type="float">
            <text:p>-7845</text:p>
          </table:table-cell>
          <table:table-cell table:formula="of:=MAX([.BF127];[.BE128]+[.BF127])" office:value-type="float" office:value="-929" calcext:value-type="float">
            <text:p>-929</text:p>
          </table:table-cell>
          <table:table-cell table:style-name="ce4" table:formula="of:=[.BF128]" office:value-type="float" office:value="-929" calcext:value-type="float">
            <text:p>-929</text:p>
          </table:table-cell>
          <table:table-cell table:formula="of:=MAX([.BH127];[.BG128]+[.BH127])" office:value-type="float" office:value="-391" calcext:value-type="float">
            <text:p>-391</text:p>
          </table:table-cell>
          <table:table-cell table:formula="of:=MAX([.BI127];[.BH128]+[.BI127])" office:value-type="float" office:value="-6415" calcext:value-type="float">
            <text:p>-6415</text:p>
          </table:table-cell>
          <table:table-cell table:style-name="ce4" table:formula="of:=[.BI128]" office:value-type="float" office:value="-6415" calcext:value-type="float">
            <text:p>-6415</text:p>
          </table:table-cell>
          <table:table-cell table:style-name="ce4" table:formula="of:=[.BJ128]" office:value-type="float" office:value="-6415" calcext:value-type="float">
            <text:p>-6415</text:p>
          </table:table-cell>
          <table:table-cell table:style-name="ce4" table:formula="of:=[.BK128]" office:value-type="float" office:value="-6415" calcext:value-type="float">
            <text:p>-6415</text:p>
          </table:table-cell>
          <table:table-cell table:formula="of:=MAX([.BM127];[.BL128]+[.BM127])" office:value-type="float" office:value="-3318" calcext:value-type="float">
            <text:p>-3318</text:p>
          </table:table-cell>
          <table:table-cell table:formula="of:=MAX([.BN127];[.BM128]+[.BN127])" office:value-type="float" office:value="-8572" calcext:value-type="float">
            <text:p>-8572</text:p>
          </table:table-cell>
          <table:table-cell table:style-name="ce4" table:formula="of:=[.BN128]" office:value-type="float" office:value="-8572" calcext:value-type="float">
            <text:p>-8572</text:p>
          </table:table-cell>
          <table:table-cell table:style-name="ce4" table:formula="of:=[.BO128]" office:value-type="float" office:value="-8572" calcext:value-type="float">
            <text:p>-8572</text:p>
          </table:table-cell>
          <table:table-cell table:formula="of:=MAX([.BQ127];[.BP128]+[.BQ127])" office:value-type="float" office:value="-1512" calcext:value-type="float">
            <text:p>-1512</text:p>
          </table:table-cell>
          <table:table-cell table:formula="of:=MAX([.BR127];[.BQ128]+[.BR127])" office:value-type="float" office:value="-2937" calcext:value-type="float">
            <text:p>-2937</text:p>
          </table:table-cell>
          <table:table-cell table:formula="of:=MAX([.BS127];[.BR128]+[.BS127])" office:value-type="float" office:value="-5897" calcext:value-type="float">
            <text:p>-5897</text:p>
          </table:table-cell>
          <table:table-cell table:style-name="ce4" table:formula="of:=[.BS128]" office:value-type="float" office:value="-5897" calcext:value-type="float">
            <text:p>-5897</text:p>
          </table:table-cell>
          <table:table-cell table:formula="of:=MAX([.BU127];[.BT128]+[.BU127])" office:value-type="float" office:value="-7054" calcext:value-type="float">
            <text:p>-7054</text:p>
          </table:table-cell>
          <table:table-cell table:formula="of:=MAX([.BV127];[.BU128]+[.BV127])" office:value-type="float" office:value="912" calcext:value-type="float">
            <text:p>912</text:p>
          </table:table-cell>
          <table:table-cell table:formula="of:=MAX([.BW127];[.BV128]+[.BW127])" office:value-type="float" office:value="-7951" calcext:value-type="float">
            <text:p>-7951</text:p>
          </table:table-cell>
          <table:table-cell table:formula="of:=MAX([.BX127];[.BW128]+[.BX127])" office:value-type="float" office:value="-4893" calcext:value-type="float">
            <text:p>-4893</text:p>
          </table:table-cell>
          <table:table-cell table:formula="of:=MAX([.BY127];[.BX128]+[.BY127])" office:value-type="float" office:value="2963" calcext:value-type="float">
            <text:p>2963</text:p>
          </table:table-cell>
          <table:table-cell table:formula="of:=MAX([.BZ127];[.BY128]+[.BZ127])" office:value-type="float" office:value="-5864" calcext:value-type="float">
            <text:p>-5864</text:p>
          </table:table-cell>
          <table:table-cell table:formula="of:=MAX([.CA127];[.BZ128]+[.CA127])" office:value-type="float" office:value="-8376" calcext:value-type="float">
            <text:p>-8376</text:p>
          </table:table-cell>
          <table:table-cell table:style-name="ce4" table:formula="of:=[.CA128]" office:value-type="float" office:value="-8376" calcext:value-type="float">
            <text:p>-8376</text:p>
          </table:table-cell>
          <table:table-cell table:formula="of:=MAX([.CC127];[.CB128]+[.CC127])" office:value-type="float" office:value="-8906" calcext:value-type="float">
            <text:p>-8906</text:p>
          </table:table-cell>
          <table:table-cell table:style-name="ce4" table:formula="of:=[.CC128]" office:value-type="float" office:value="-8906" calcext:value-type="float">
            <text:p>-8906</text:p>
          </table:table-cell>
          <table:table-cell table:style-name="ce4" table:formula="of:=[.CD128]" office:value-type="float" office:value="-8906" calcext:value-type="float">
            <text:p>-8906</text:p>
          </table:table-cell>
          <table:table-cell table:style-name="ce4" table:formula="of:=[.CE128]" office:value-type="float" office:value="-8906" calcext:value-type="float">
            <text:p>-8906</text:p>
          </table:table-cell>
          <table:table-cell table:style-name="ce4" table:formula="of:=[.CF128]" office:value-type="float" office:value="-8906" calcext:value-type="float">
            <text:p>-8906</text:p>
          </table:table-cell>
          <table:table-cell table:style-name="ce4" table:formula="of:=[.CG128]" office:value-type="float" office:value="-8906" calcext:value-type="float">
            <text:p>-8906</text:p>
          </table:table-cell>
          <table:table-cell table:style-name="ce4" table:formula="of:=[.CH128]" office:value-type="float" office:value="-8906" calcext:value-type="float">
            <text:p>-8906</text:p>
          </table:table-cell>
          <table:table-cell table:style-name="ce4" table:formula="of:=[.CI128]" office:value-type="float" office:value="-8906" calcext:value-type="float">
            <text:p>-8906</text:p>
          </table:table-cell>
          <table:table-cell table:style-name="ce4" table:formula="of:=[.CJ128]" office:value-type="float" office:value="-8906" calcext:value-type="float">
            <text:p>-8906</text:p>
          </table:table-cell>
          <table:table-cell table:style-name="ce4" table:formula="of:=[.CK128]" office:value-type="float" office:value="-8906" calcext:value-type="float">
            <text:p>-8906</text:p>
          </table:table-cell>
          <table:table-cell table:style-name="ce4" table:formula="of:=[.CL128]" office:value-type="float" office:value="-8906" calcext:value-type="float">
            <text:p>-8906</text:p>
          </table:table-cell>
          <table:table-cell table:style-name="ce4" table:formula="of:=[.CM128]" office:value-type="float" office:value="-8906" calcext:value-type="float">
            <text:p>-8906</text:p>
          </table:table-cell>
          <table:table-cell table:style-name="ce4" table:formula="of:=[.CN128]" office:value-type="float" office:value="-8906" calcext:value-type="float">
            <text:p>-8906</text:p>
          </table:table-cell>
          <table:table-cell table:style-name="ce4" table:formula="of:=[.CO128]" office:value-type="float" office:value="-8906" calcext:value-type="float">
            <text:p>-8906</text:p>
          </table:table-cell>
          <table:table-cell table:style-name="ce4" table:formula="of:=[.CP128]" office:value-type="float" office:value="-8906" calcext:value-type="float">
            <text:p>-8906</text:p>
          </table:table-cell>
          <table:table-cell table:style-name="ce4" table:formula="of:=[.CQ128]" office:value-type="float" office:value="-8906" calcext:value-type="float">
            <text:p>-8906</text:p>
          </table:table-cell>
          <table:table-cell table:style-name="ce4" table:formula="of:=[.CR128]" office:value-type="float" office:value="-8906" calcext:value-type="float">
            <text:p>-8906</text:p>
          </table:table-cell>
          <table:table-cell table:style-name="ce4" table:formula="of:=[.CS128]" office:value-type="float" office:value="-8906" calcext:value-type="float">
            <text:p>-8906</text:p>
          </table:table-cell>
          <table:table-cell table:formula="of:=MAX([.CU127];[.CT128]+[.CU127])" office:value-type="float" office:value="-9520" calcext:value-type="float">
            <text:p>-9520</text:p>
          </table:table-cell>
          <table:table-cell table:formula="of:=MAX([.CV127];[.CU128]+[.CV127])" office:value-type="float" office:value="1245" calcext:value-type="float">
            <text:p>1245</text:p>
          </table:table-cell>
        </table:table-row>
        <table:table-row table:style-name="ro1">
          <table:table-cell table:style-name="ce3" table:formula="of:=MAX([.A128:.CV128])" office:value-type="float" office:value="2963" calcext:value-type="float">
            <text:p>2963</text:p>
          </table:table-cell>
          <table:table-cell table:number-columns-repeated="9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4" table:number-columns-repeated="2"/>
          <table:table-cell table:formula="of:=MAX([.C131];[.B132]+[.C131])" office:value-type="float" office:value="-9334" calcext:value-type="float">
            <text:p>-9334</text:p>
          </table:table-cell>
          <table:table-cell table:formula="of:=MAX([.D131];[.C132]+[.D131])" office:value-type="float" office:value="-9146" calcext:value-type="float">
            <text:p>-9146</text:p>
          </table:table-cell>
          <table:table-cell table:style-name="ce4" table:formula="of:=[.D132]" office:value-type="float" office:value="-9146" calcext:value-type="float">
            <text:p>-9146</text:p>
          </table:table-cell>
          <table:table-cell table:style-name="ce4" table:formula="of:=[.E132]" office:value-type="float" office:value="-9146" calcext:value-type="float">
            <text:p>-9146</text:p>
          </table:table-cell>
          <table:table-cell table:style-name="ce4" table:formula="of:=[.F132]" office:value-type="float" office:value="-9146" calcext:value-type="float">
            <text:p>-9146</text:p>
          </table:table-cell>
          <table:table-cell table:style-name="ce4" table:formula="of:=[.G132]" office:value-type="float" office:value="-9146" calcext:value-type="float">
            <text:p>-9146</text:p>
          </table:table-cell>
          <table:table-cell table:style-name="ce4" table:formula="of:=[.H132]" office:value-type="float" office:value="-9146" calcext:value-type="float">
            <text:p>-9146</text:p>
          </table:table-cell>
          <table:table-cell table:formula="of:=MAX([.J131];[.I132]+[.J131])" office:value-type="float" office:value="-4643" calcext:value-type="float">
            <text:p>-4643</text:p>
          </table:table-cell>
          <table:table-cell table:formula="of:=MAX([.K131];[.J132]+[.K131])" office:value-type="float" office:value="-8916" calcext:value-type="float">
            <text:p>-8916</text:p>
          </table:table-cell>
          <table:table-cell table:formula="of:=MAX([.L131];[.K132]+[.L131])" office:value-type="float" office:value="-8072" calcext:value-type="float">
            <text:p>-8072</text:p>
          </table:table-cell>
          <table:table-cell table:style-name="ce10" table:formula="of:=[.L132]" office:value-type="float" office:value="-8072" calcext:value-type="float">
            <text:p>-8072</text:p>
          </table:table-cell>
          <table:table-cell table:style-name="ce10" table:formula="of:=[.M132]" office:value-type="float" office:value="-8072" calcext:value-type="float">
            <text:p>-8072</text:p>
          </table:table-cell>
          <table:table-cell table:style-name="ce10" table:formula="of:=[.N132]" office:value-type="float" office:value="-8072" calcext:value-type="float">
            <text:p>-8072</text:p>
          </table:table-cell>
          <table:table-cell table:formula="of:=MAX([.P131];[.O132]+[.P131])" office:value-type="float" office:value="-2633" calcext:value-type="float">
            <text:p>-2633</text:p>
          </table:table-cell>
          <table:table-cell table:formula="of:=MAX([.Q131];[.P132]+[.Q131])" office:value-type="float" office:value="-8910" calcext:value-type="float">
            <text:p>-8910</text:p>
          </table:table-cell>
          <table:table-cell table:formula="of:=MAX([.R131];[.Q132]+[.R131])" office:value-type="float" office:value="-7310" calcext:value-type="float">
            <text:p>-7310</text:p>
          </table:table-cell>
          <table:table-cell table:style-name="ce4" table:formula="of:=[.R132]" office:value-type="float" office:value="-7310" calcext:value-type="float">
            <text:p>-7310</text:p>
          </table:table-cell>
          <table:table-cell table:formula="of:=MAX([.T131];[.S132]+[.T131])" office:value-type="float" office:value="-5096" calcext:value-type="float">
            <text:p>-5096</text:p>
          </table:table-cell>
          <table:table-cell table:style-name="ce4" table:formula="of:=[.T132]" office:value-type="float" office:value="-5096" calcext:value-type="float">
            <text:p>-5096</text:p>
          </table:table-cell>
          <table:table-cell table:formula="of:=MAX([.V131];[.U132]+[.V131])" office:value-type="float" office:value="-7834" calcext:value-type="float">
            <text:p>-7834</text:p>
          </table:table-cell>
          <table:table-cell table:style-name="ce4" table:formula="of:=[.V132]" office:value-type="float" office:value="-7834" calcext:value-type="float">
            <text:p>-7834</text:p>
          </table:table-cell>
          <table:table-cell table:formula="of:=MAX([.X131];[.W132]+[.X131])" office:value-type="float" office:value="-8360" calcext:value-type="float">
            <text:p>-8360</text:p>
          </table:table-cell>
          <table:table-cell table:formula="of:=MAX([.Y131];[.X132]+[.Y131])" office:value-type="float" office:value="185" calcext:value-type="float">
            <text:p>185</text:p>
          </table:table-cell>
          <table:table-cell table:formula="of:=MAX([.Z131];[.Y132]+[.Z131])" office:value-type="float" office:value="450" calcext:value-type="float">
            <text:p>450</text:p>
          </table:table-cell>
          <table:table-cell table:formula="of:=MAX([.AA131];[.Z132]+[.AA131])" office:value-type="float" office:value="727" calcext:value-type="float">
            <text:p>727</text:p>
          </table:table-cell>
          <table:table-cell table:formula="of:=MAX([.AB131];[.AA132]+[.AB131])" office:value-type="float" office:value="-3427" calcext:value-type="float">
            <text:p>-3427</text:p>
          </table:table-cell>
          <table:table-cell table:formula="of:=MAX([.AC131];[.AB132]+[.AC131])" office:value-type="float" office:value="-6615" calcext:value-type="float">
            <text:p>-6615</text:p>
          </table:table-cell>
          <table:table-cell table:number-columns-repeated="16" table:style-name="ce4" office:value-type="float" office:value="-6615" calcext:value-type="float">
            <text:p>-6615</text:p>
          </table:table-cell>
          <table:table-cell table:formula="of:=MAX([.AT131];[.AS132]+[.AT131])" office:value-type="float" office:value="-2285" calcext:value-type="float">
            <text:p>-2285</text:p>
          </table:table-cell>
          <table:table-cell table:formula="of:=MAX([.AU131];[.AT132]+[.AU131])" office:value-type="float" office:value="-2413" calcext:value-type="float">
            <text:p>-2413</text:p>
          </table:table-cell>
          <table:table-cell table:formula="of:=MAX([.AV131];[.AU132]+[.AV131])" office:value-type="float" office:value="-8734" calcext:value-type="float">
            <text:p>-8734</text:p>
          </table:table-cell>
          <table:table-cell table:style-name="ce4" table:formula="of:=[.AV132]" office:value-type="float" office:value="-8734" calcext:value-type="float">
            <text:p>-8734</text:p>
          </table:table-cell>
          <table:table-cell table:style-name="ce4" table:formula="of:=[.AW132]" office:value-type="float" office:value="-8734" calcext:value-type="float">
            <text:p>-8734</text:p>
          </table:table-cell>
          <table:table-cell table:formula="of:=MAX([.AY131];[.AX132]+[.AY131])" office:value-type="float" office:value="-6250" calcext:value-type="float">
            <text:p>-6250</text:p>
          </table:table-cell>
          <table:table-cell table:formula="of:=MAX([.AZ131];[.AY132]+[.AZ131])" office:value-type="float" office:value="-38" calcext:value-type="float">
            <text:p>-38</text:p>
          </table:table-cell>
          <table:table-cell table:formula="of:=MAX([.BA131];[.AZ132]+[.BA131])" office:value-type="float" office:value="-3089" calcext:value-type="float">
            <text:p>-3089</text:p>
          </table:table-cell>
          <table:table-cell table:formula="of:=MAX([.BB131];[.BA132]+[.BB131])" office:value-type="float" office:value="-6761" calcext:value-type="float">
            <text:p>-6761</text:p>
          </table:table-cell>
          <table:table-cell table:formula="of:=MAX([.BC131];[.BB132]+[.BC131])" office:value-type="float" office:value="2326" calcext:value-type="float">
            <text:p>2326</text:p>
          </table:table-cell>
          <table:table-cell table:formula="of:=MAX([.BD131];[.BC132]+[.BD131])" office:value-type="float" office:value="117" calcext:value-type="float">
            <text:p>117</text:p>
          </table:table-cell>
          <table:table-cell table:formula="of:=MAX([.BE131];[.BD132]+[.BE131])" office:value-type="float" office:value="-7845" calcext:value-type="float">
            <text:p>-7845</text:p>
          </table:table-cell>
          <table:table-cell table:formula="of:=MAX([.BF131];[.BE132]+[.BF131])" office:value-type="float" office:value="-929" calcext:value-type="float">
            <text:p>-929</text:p>
          </table:table-cell>
          <table:table-cell table:style-name="ce4" table:formula="of:=[.BF132]" office:value-type="float" office:value="-929" calcext:value-type="float">
            <text:p>-929</text:p>
          </table:table-cell>
          <table:table-cell table:formula="of:=MAX([.BH131];[.BG132]+[.BH131])" office:value-type="float" office:value="-391" calcext:value-type="float">
            <text:p>-391</text:p>
          </table:table-cell>
          <table:table-cell table:formula="of:=MAX([.BI131];[.BH132]+[.BI131])" office:value-type="float" office:value="-6415" calcext:value-type="float">
            <text:p>-6415</text:p>
          </table:table-cell>
          <table:table-cell table:style-name="ce4" table:formula="of:=[.BI132]" office:value-type="float" office:value="-6415" calcext:value-type="float">
            <text:p>-6415</text:p>
          </table:table-cell>
          <table:table-cell table:style-name="ce4" table:formula="of:=[.BJ132]" office:value-type="float" office:value="-6415" calcext:value-type="float">
            <text:p>-6415</text:p>
          </table:table-cell>
          <table:table-cell table:style-name="ce4" table:formula="of:=[.BK132]" office:value-type="float" office:value="-6415" calcext:value-type="float">
            <text:p>-6415</text:p>
          </table:table-cell>
          <table:table-cell table:formula="of:=MAX([.BM131];[.BL132]+[.BM131])" office:value-type="float" office:value="-3318" calcext:value-type="float">
            <text:p>-3318</text:p>
          </table:table-cell>
          <table:table-cell table:formula="of:=MAX([.BN131];[.BM132]+[.BN131])" office:value-type="float" office:value="-8572" calcext:value-type="float">
            <text:p>-8572</text:p>
          </table:table-cell>
          <table:table-cell table:style-name="ce4" table:formula="of:=[.BN132]" office:value-type="float" office:value="-8572" calcext:value-type="float">
            <text:p>-8572</text:p>
          </table:table-cell>
          <table:table-cell table:style-name="ce4" table:formula="of:=[.BO132]" office:value-type="float" office:value="-8572" calcext:value-type="float">
            <text:p>-8572</text:p>
          </table:table-cell>
          <table:table-cell table:formula="of:=MAX([.BQ131];[.BP132]+[.BQ131])" office:value-type="float" office:value="-1512" calcext:value-type="float">
            <text:p>-1512</text:p>
          </table:table-cell>
          <table:table-cell table:formula="of:=MAX([.BR131];[.BQ132]+[.BR131])" office:value-type="float" office:value="-2937" calcext:value-type="float">
            <text:p>-2937</text:p>
          </table:table-cell>
          <table:table-cell table:formula="of:=MAX([.BS131];[.BR132]+[.BS131])" office:value-type="float" office:value="-5897" calcext:value-type="float">
            <text:p>-5897</text:p>
          </table:table-cell>
          <table:table-cell table:style-name="ce4" table:formula="of:=[.BS132]" office:value-type="float" office:value="-5897" calcext:value-type="float">
            <text:p>-5897</text:p>
          </table:table-cell>
          <table:table-cell table:formula="of:=MAX([.BU131];[.BT132]+[.BU131])" office:value-type="float" office:value="-7054" calcext:value-type="float">
            <text:p>-7054</text:p>
          </table:table-cell>
          <table:table-cell table:formula="of:=MAX([.BV131];[.BU132]+[.BV131])" office:value-type="float" office:value="912" calcext:value-type="float">
            <text:p>912</text:p>
          </table:table-cell>
          <table:table-cell table:formula="of:=MAX([.BW131];[.BV132]+[.BW131])" office:value-type="float" office:value="-7951" calcext:value-type="float">
            <text:p>-7951</text:p>
          </table:table-cell>
          <table:table-cell table:formula="of:=MAX([.BX131];[.BW132]+[.BX131])" office:value-type="float" office:value="-4893" calcext:value-type="float">
            <text:p>-4893</text:p>
          </table:table-cell>
          <table:table-cell table:style-name="ce4" table:formula="of:=[.BX132]" office:value-type="float" office:value="-4893" calcext:value-type="float">
            <text:p>-4893</text:p>
          </table:table-cell>
          <table:table-cell table:formula="of:=MAX([.BZ131];[.BY132]+[.BZ131])" office:value-type="float" office:value="-8827" calcext:value-type="float">
            <text:p>-8827</text:p>
          </table:table-cell>
          <table:table-cell table:formula="of:=MAX([.CA131];[.BZ132]+[.CA131])" office:value-type="float" office:value="-8376" calcext:value-type="float">
            <text:p>-8376</text:p>
          </table:table-cell>
          <table:table-cell table:style-name="ce4" table:formula="of:=[.CA132]" office:value-type="float" office:value="-8376" calcext:value-type="float">
            <text:p>-8376</text:p>
          </table:table-cell>
          <table:table-cell table:formula="of:=MAX([.CC131];[.CB132]+[.CC131])" office:value-type="float" office:value="-8906" calcext:value-type="float">
            <text:p>-8906</text:p>
          </table:table-cell>
          <table:table-cell table:style-name="ce4" table:formula="of:=[.CC132]" office:value-type="float" office:value="-8906" calcext:value-type="float">
            <text:p>-8906</text:p>
          </table:table-cell>
          <table:table-cell table:style-name="ce4" table:formula="of:=[.CD132]" office:value-type="float" office:value="-8906" calcext:value-type="float">
            <text:p>-8906</text:p>
          </table:table-cell>
          <table:table-cell table:style-name="ce4" table:formula="of:=[.CE132]" office:value-type="float" office:value="-8906" calcext:value-type="float">
            <text:p>-8906</text:p>
          </table:table-cell>
          <table:table-cell table:style-name="ce4" table:formula="of:=[.CF132]" office:value-type="float" office:value="-8906" calcext:value-type="float">
            <text:p>-8906</text:p>
          </table:table-cell>
          <table:table-cell table:style-name="ce4" table:formula="of:=[.CG132]" office:value-type="float" office:value="-8906" calcext:value-type="float">
            <text:p>-8906</text:p>
          </table:table-cell>
          <table:table-cell table:style-name="ce4" table:formula="of:=[.CH132]" office:value-type="float" office:value="-8906" calcext:value-type="float">
            <text:p>-8906</text:p>
          </table:table-cell>
          <table:table-cell table:style-name="ce4" table:formula="of:=[.CI132]" office:value-type="float" office:value="-8906" calcext:value-type="float">
            <text:p>-8906</text:p>
          </table:table-cell>
          <table:table-cell table:style-name="ce4" table:formula="of:=[.CJ132]" office:value-type="float" office:value="-8906" calcext:value-type="float">
            <text:p>-8906</text:p>
          </table:table-cell>
          <table:table-cell table:style-name="ce4" table:formula="of:=[.CK132]" office:value-type="float" office:value="-8906" calcext:value-type="float">
            <text:p>-8906</text:p>
          </table:table-cell>
          <table:table-cell table:style-name="ce4" table:formula="of:=[.CL132]" office:value-type="float" office:value="-8906" calcext:value-type="float">
            <text:p>-8906</text:p>
          </table:table-cell>
          <table:table-cell table:style-name="ce4" table:formula="of:=[.CM132]" office:value-type="float" office:value="-8906" calcext:value-type="float">
            <text:p>-8906</text:p>
          </table:table-cell>
          <table:table-cell table:style-name="ce4" table:formula="of:=[.CN132]" office:value-type="float" office:value="-8906" calcext:value-type="float">
            <text:p>-8906</text:p>
          </table:table-cell>
          <table:table-cell table:style-name="ce4" table:formula="of:=[.CO132]" office:value-type="float" office:value="-8906" calcext:value-type="float">
            <text:p>-8906</text:p>
          </table:table-cell>
          <table:table-cell table:style-name="ce4" table:formula="of:=[.CP132]" office:value-type="float" office:value="-8906" calcext:value-type="float">
            <text:p>-8906</text:p>
          </table:table-cell>
          <table:table-cell table:style-name="ce4" table:formula="of:=[.CQ132]" office:value-type="float" office:value="-8906" calcext:value-type="float">
            <text:p>-8906</text:p>
          </table:table-cell>
          <table:table-cell table:style-name="ce4" table:formula="of:=[.CR132]" office:value-type="float" office:value="-8906" calcext:value-type="float">
            <text:p>-8906</text:p>
          </table:table-cell>
          <table:table-cell table:style-name="ce4" table:formula="of:=[.CS132]" office:value-type="float" office:value="-8906" calcext:value-type="float">
            <text:p>-8906</text:p>
          </table:table-cell>
          <table:table-cell table:formula="of:=MAX([.CU131];[.CT132]+[.CU131])" office:value-type="float" office:value="-9520" calcext:value-type="float">
            <text:p>-9520</text:p>
          </table:table-cell>
          <table:table-cell table:formula="of:=MAX([.CV131];[.CU132]+[.CV131])" office:value-type="float" office:value="1245" calcext:value-type="float">
            <text:p>1245</text:p>
          </table:table-cell>
        </table:table-row>
        <table:table-row table:style-name="ro1">
          <table:table-cell table:style-name="ce3" table:formula="of:=MAX([.A132:.CV132])" office:value-type="float" office:value="2326" calcext:value-type="float">
            <text:p>2326</text:p>
          </table:table-cell>
          <table:table-cell table:number-columns-repeated="9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4" table:number-columns-repeated="2"/>
          <table:table-cell table:formula="of:=MAX([.C135];[.B136]+[.C135])" office:value-type="float" office:value="-9334" calcext:value-type="float">
            <text:p>-9334</text:p>
          </table:table-cell>
          <table:table-cell table:formula="of:=MAX([.D135];[.C136]+[.D135])" office:value-type="float" office:value="-9146" calcext:value-type="float">
            <text:p>-9146</text:p>
          </table:table-cell>
          <table:table-cell table:style-name="ce4" table:formula="of:=[.D136]" office:value-type="float" office:value="-9146" calcext:value-type="float">
            <text:p>-9146</text:p>
          </table:table-cell>
          <table:table-cell table:style-name="ce4" table:formula="of:=[.E136]" office:value-type="float" office:value="-9146" calcext:value-type="float">
            <text:p>-9146</text:p>
          </table:table-cell>
          <table:table-cell table:style-name="ce4" table:formula="of:=[.F136]" office:value-type="float" office:value="-9146" calcext:value-type="float">
            <text:p>-9146</text:p>
          </table:table-cell>
          <table:table-cell table:style-name="ce4" table:formula="of:=[.G136]" office:value-type="float" office:value="-9146" calcext:value-type="float">
            <text:p>-9146</text:p>
          </table:table-cell>
          <table:table-cell table:style-name="ce4" table:formula="of:=[.H136]" office:value-type="float" office:value="-9146" calcext:value-type="float">
            <text:p>-9146</text:p>
          </table:table-cell>
          <table:table-cell table:formula="of:=MAX([.J135];[.I136]+[.J135])" office:value-type="float" office:value="-4643" calcext:value-type="float">
            <text:p>-4643</text:p>
          </table:table-cell>
          <table:table-cell table:formula="of:=MAX([.K135];[.J136]+[.K135])" office:value-type="float" office:value="-8916" calcext:value-type="float">
            <text:p>-8916</text:p>
          </table:table-cell>
          <table:table-cell table:formula="of:=MAX([.L135];[.K136]+[.L135])" office:value-type="float" office:value="-8072" calcext:value-type="float">
            <text:p>-8072</text:p>
          </table:table-cell>
          <table:table-cell table:style-name="ce10" table:formula="of:=[.L136]" office:value-type="float" office:value="-8072" calcext:value-type="float">
            <text:p>-8072</text:p>
          </table:table-cell>
          <table:table-cell table:style-name="ce10" table:formula="of:=[.M136]" office:value-type="float" office:value="-8072" calcext:value-type="float">
            <text:p>-8072</text:p>
          </table:table-cell>
          <table:table-cell table:style-name="ce10" table:formula="of:=[.N136]" office:value-type="float" office:value="-8072" calcext:value-type="float">
            <text:p>-8072</text:p>
          </table:table-cell>
          <table:table-cell table:formula="of:=MAX([.P135];[.O136]+[.P135])" office:value-type="float" office:value="-2633" calcext:value-type="float">
            <text:p>-2633</text:p>
          </table:table-cell>
          <table:table-cell table:formula="of:=MAX([.Q135];[.P136]+[.Q135])" office:value-type="float" office:value="-8910" calcext:value-type="float">
            <text:p>-8910</text:p>
          </table:table-cell>
          <table:table-cell table:formula="of:=MAX([.R135];[.Q136]+[.R135])" office:value-type="float" office:value="-7310" calcext:value-type="float">
            <text:p>-7310</text:p>
          </table:table-cell>
          <table:table-cell table:style-name="ce4" table:formula="of:=[.R136]" office:value-type="float" office:value="-7310" calcext:value-type="float">
            <text:p>-7310</text:p>
          </table:table-cell>
          <table:table-cell table:formula="of:=MAX([.T135];[.S136]+[.T135])" office:value-type="float" office:value="-5096" calcext:value-type="float">
            <text:p>-5096</text:p>
          </table:table-cell>
          <table:table-cell table:style-name="ce4" table:formula="of:=[.T136]" office:value-type="float" office:value="-5096" calcext:value-type="float">
            <text:p>-5096</text:p>
          </table:table-cell>
          <table:table-cell table:formula="of:=MAX([.V135];[.U136]+[.V135])" office:value-type="float" office:value="-7834" calcext:value-type="float">
            <text:p>-7834</text:p>
          </table:table-cell>
          <table:table-cell table:style-name="ce4" table:formula="of:=[.V136]" office:value-type="float" office:value="-7834" calcext:value-type="float">
            <text:p>-7834</text:p>
          </table:table-cell>
          <table:table-cell table:formula="of:=MAX([.X135];[.W136]+[.X135])" office:value-type="float" office:value="-8360" calcext:value-type="float">
            <text:p>-8360</text:p>
          </table:table-cell>
          <table:table-cell table:formula="of:=MAX([.Y135];[.X136]+[.Y135])" office:value-type="float" office:value="185" calcext:value-type="float">
            <text:p>185</text:p>
          </table:table-cell>
          <table:table-cell table:formula="of:=MAX([.Z135];[.Y136]+[.Z135])" office:value-type="float" office:value="450" calcext:value-type="float">
            <text:p>450</text:p>
          </table:table-cell>
          <table:table-cell table:formula="of:=MAX([.AA135];[.Z136]+[.AA135])" office:value-type="float" office:value="727" calcext:value-type="float">
            <text:p>727</text:p>
          </table:table-cell>
          <table:table-cell table:formula="of:=MAX([.AB135];[.AA136]+[.AB135])" office:value-type="float" office:value="-3427" calcext:value-type="float">
            <text:p>-3427</text:p>
          </table:table-cell>
          <table:table-cell table:formula="of:=MAX([.AC135];[.AB136]+[.AC135])" office:value-type="float" office:value="-6615" calcext:value-type="float">
            <text:p>-6615</text:p>
          </table:table-cell>
          <table:table-cell table:number-columns-repeated="16" table:style-name="ce4" office:value-type="float" office:value="-6615" calcext:value-type="float">
            <text:p>-6615</text:p>
          </table:table-cell>
          <table:table-cell table:formula="of:=MAX([.AT135];[.AS136]+[.AT135])" office:value-type="float" office:value="-2285" calcext:value-type="float">
            <text:p>-2285</text:p>
          </table:table-cell>
          <table:table-cell table:formula="of:=MAX([.AU135];[.AT136]+[.AU135])" office:value-type="float" office:value="-2413" calcext:value-type="float">
            <text:p>-2413</text:p>
          </table:table-cell>
          <table:table-cell table:formula="of:=MAX([.AV135];[.AU136]+[.AV135])" office:value-type="float" office:value="-8734" calcext:value-type="float">
            <text:p>-8734</text:p>
          </table:table-cell>
          <table:table-cell table:style-name="ce4" table:formula="of:=[.AV136]" office:value-type="float" office:value="-8734" calcext:value-type="float">
            <text:p>-8734</text:p>
          </table:table-cell>
          <table:table-cell table:style-name="ce4" table:formula="of:=[.AW136]" office:value-type="float" office:value="-8734" calcext:value-type="float">
            <text:p>-8734</text:p>
          </table:table-cell>
          <table:table-cell table:formula="of:=MAX([.AY135];[.AX136]+[.AY135])" office:value-type="float" office:value="-6250" calcext:value-type="float">
            <text:p>-6250</text:p>
          </table:table-cell>
          <table:table-cell table:formula="of:=MAX([.AZ135];[.AY136]+[.AZ135])" office:value-type="float" office:value="-38" calcext:value-type="float">
            <text:p>-38</text:p>
          </table:table-cell>
          <table:table-cell table:formula="of:=MAX([.BA135];[.AZ136]+[.BA135])" office:value-type="float" office:value="-3089" calcext:value-type="float">
            <text:p>-3089</text:p>
          </table:table-cell>
          <table:table-cell table:formula="of:=MAX([.BB135];[.BA136]+[.BB135])" office:value-type="float" office:value="-6761" calcext:value-type="float">
            <text:p>-6761</text:p>
          </table:table-cell>
          <table:table-cell table:style-name="ce4" table:formula="of:=[.BB136]" office:value-type="float" office:value="-6761" calcext:value-type="float">
            <text:p>-6761</text:p>
          </table:table-cell>
          <table:table-cell table:formula="of:=MAX([.BD135];[.BC136]+[.BD135])" office:value-type="float" office:value="-2209" calcext:value-type="float">
            <text:p>-2209</text:p>
          </table:table-cell>
          <table:table-cell table:formula="of:=MAX([.BE135];[.BD136]+[.BE135])" office:value-type="float" office:value="-7962" calcext:value-type="float">
            <text:p>-7962</text:p>
          </table:table-cell>
          <table:table-cell table:formula="of:=MAX([.BF135];[.BE136]+[.BF135])" office:value-type="float" office:value="-929" calcext:value-type="float">
            <text:p>-929</text:p>
          </table:table-cell>
          <table:table-cell table:style-name="ce4" table:formula="of:=[.BF136]" office:value-type="float" office:value="-929" calcext:value-type="float">
            <text:p>-929</text:p>
          </table:table-cell>
          <table:table-cell table:formula="of:=MAX([.BH135];[.BG136]+[.BH135])" office:value-type="float" office:value="-391" calcext:value-type="float">
            <text:p>-391</text:p>
          </table:table-cell>
          <table:table-cell table:formula="of:=MAX([.BI135];[.BH136]+[.BI135])" office:value-type="float" office:value="-6415" calcext:value-type="float">
            <text:p>-6415</text:p>
          </table:table-cell>
          <table:table-cell table:style-name="ce4" table:formula="of:=[.BI136]" office:value-type="float" office:value="-6415" calcext:value-type="float">
            <text:p>-6415</text:p>
          </table:table-cell>
          <table:table-cell table:style-name="ce4" table:formula="of:=[.BJ136]" office:value-type="float" office:value="-6415" calcext:value-type="float">
            <text:p>-6415</text:p>
          </table:table-cell>
          <table:table-cell table:style-name="ce4" table:formula="of:=[.BK136]" office:value-type="float" office:value="-6415" calcext:value-type="float">
            <text:p>-6415</text:p>
          </table:table-cell>
          <table:table-cell table:formula="of:=MAX([.BM135];[.BL136]+[.BM135])" office:value-type="float" office:value="-3318" calcext:value-type="float">
            <text:p>-3318</text:p>
          </table:table-cell>
          <table:table-cell table:formula="of:=MAX([.BN135];[.BM136]+[.BN135])" office:value-type="float" office:value="-8572" calcext:value-type="float">
            <text:p>-8572</text:p>
          </table:table-cell>
          <table:table-cell table:style-name="ce4" table:formula="of:=[.BN136]" office:value-type="float" office:value="-8572" calcext:value-type="float">
            <text:p>-8572</text:p>
          </table:table-cell>
          <table:table-cell table:style-name="ce4" table:formula="of:=[.BO136]" office:value-type="float" office:value="-8572" calcext:value-type="float">
            <text:p>-8572</text:p>
          </table:table-cell>
          <table:table-cell table:formula="of:=MAX([.BQ135];[.BP136]+[.BQ135])" office:value-type="float" office:value="-1512" calcext:value-type="float">
            <text:p>-1512</text:p>
          </table:table-cell>
          <table:table-cell table:formula="of:=MAX([.BR135];[.BQ136]+[.BR135])" office:value-type="float" office:value="-2937" calcext:value-type="float">
            <text:p>-2937</text:p>
          </table:table-cell>
          <table:table-cell table:formula="of:=MAX([.BS135];[.BR136]+[.BS135])" office:value-type="float" office:value="-5897" calcext:value-type="float">
            <text:p>-5897</text:p>
          </table:table-cell>
          <table:table-cell table:style-name="ce4" table:formula="of:=[.BS136]" office:value-type="float" office:value="-5897" calcext:value-type="float">
            <text:p>-5897</text:p>
          </table:table-cell>
          <table:table-cell table:formula="of:=MAX([.BU135];[.BT136]+[.BU135])" office:value-type="float" office:value="-7054" calcext:value-type="float">
            <text:p>-7054</text:p>
          </table:table-cell>
          <table:table-cell table:formula="of:=MAX([.BV135];[.BU136]+[.BV135])" office:value-type="float" office:value="912" calcext:value-type="float">
            <text:p>912</text:p>
          </table:table-cell>
          <table:table-cell table:formula="of:=MAX([.BW135];[.BV136]+[.BW135])" office:value-type="float" office:value="-7951" calcext:value-type="float">
            <text:p>-7951</text:p>
          </table:table-cell>
          <table:table-cell table:formula="of:=MAX([.BX135];[.BW136]+[.BX135])" office:value-type="float" office:value="-4893" calcext:value-type="float">
            <text:p>-4893</text:p>
          </table:table-cell>
          <table:table-cell table:style-name="ce4" table:formula="of:=[.BX136]" office:value-type="float" office:value="-4893" calcext:value-type="float">
            <text:p>-4893</text:p>
          </table:table-cell>
          <table:table-cell table:formula="of:=MAX([.BZ135];[.BY136]+[.BZ135])" office:value-type="float" office:value="-8827" calcext:value-type="float">
            <text:p>-8827</text:p>
          </table:table-cell>
          <table:table-cell table:formula="of:=MAX([.CA135];[.BZ136]+[.CA135])" office:value-type="float" office:value="-8376" calcext:value-type="float">
            <text:p>-8376</text:p>
          </table:table-cell>
          <table:table-cell table:style-name="ce4" table:formula="of:=[.CA136]" office:value-type="float" office:value="-8376" calcext:value-type="float">
            <text:p>-8376</text:p>
          </table:table-cell>
          <table:table-cell table:formula="of:=MAX([.CC135];[.CB136]+[.CC135])" office:value-type="float" office:value="-8906" calcext:value-type="float">
            <text:p>-8906</text:p>
          </table:table-cell>
          <table:table-cell table:style-name="ce4" table:formula="of:=[.CC136]" office:value-type="float" office:value="-8906" calcext:value-type="float">
            <text:p>-8906</text:p>
          </table:table-cell>
          <table:table-cell table:style-name="ce4" table:formula="of:=[.CD136]" office:value-type="float" office:value="-8906" calcext:value-type="float">
            <text:p>-8906</text:p>
          </table:table-cell>
          <table:table-cell table:style-name="ce4" table:formula="of:=[.CE136]" office:value-type="float" office:value="-8906" calcext:value-type="float">
            <text:p>-8906</text:p>
          </table:table-cell>
          <table:table-cell table:style-name="ce4" table:formula="of:=[.CF136]" office:value-type="float" office:value="-8906" calcext:value-type="float">
            <text:p>-8906</text:p>
          </table:table-cell>
          <table:table-cell table:style-name="ce4" table:formula="of:=[.CG136]" office:value-type="float" office:value="-8906" calcext:value-type="float">
            <text:p>-8906</text:p>
          </table:table-cell>
          <table:table-cell table:style-name="ce4" table:formula="of:=[.CH136]" office:value-type="float" office:value="-8906" calcext:value-type="float">
            <text:p>-8906</text:p>
          </table:table-cell>
          <table:table-cell table:style-name="ce4" table:formula="of:=[.CI136]" office:value-type="float" office:value="-8906" calcext:value-type="float">
            <text:p>-8906</text:p>
          </table:table-cell>
          <table:table-cell table:style-name="ce4" table:formula="of:=[.CJ136]" office:value-type="float" office:value="-8906" calcext:value-type="float">
            <text:p>-8906</text:p>
          </table:table-cell>
          <table:table-cell table:style-name="ce4" table:formula="of:=[.CK136]" office:value-type="float" office:value="-8906" calcext:value-type="float">
            <text:p>-8906</text:p>
          </table:table-cell>
          <table:table-cell table:style-name="ce4" table:formula="of:=[.CL136]" office:value-type="float" office:value="-8906" calcext:value-type="float">
            <text:p>-8906</text:p>
          </table:table-cell>
          <table:table-cell table:style-name="ce4" table:formula="of:=[.CM136]" office:value-type="float" office:value="-8906" calcext:value-type="float">
            <text:p>-8906</text:p>
          </table:table-cell>
          <table:table-cell table:style-name="ce4" table:formula="of:=[.CN136]" office:value-type="float" office:value="-8906" calcext:value-type="float">
            <text:p>-8906</text:p>
          </table:table-cell>
          <table:table-cell table:style-name="ce4" table:formula="of:=[.CO136]" office:value-type="float" office:value="-8906" calcext:value-type="float">
            <text:p>-8906</text:p>
          </table:table-cell>
          <table:table-cell table:style-name="ce4" table:formula="of:=[.CP136]" office:value-type="float" office:value="-8906" calcext:value-type="float">
            <text:p>-8906</text:p>
          </table:table-cell>
          <table:table-cell table:style-name="ce4" table:formula="of:=[.CQ136]" office:value-type="float" office:value="-8906" calcext:value-type="float">
            <text:p>-8906</text:p>
          </table:table-cell>
          <table:table-cell table:style-name="ce4" table:formula="of:=[.CR136]" office:value-type="float" office:value="-8906" calcext:value-type="float">
            <text:p>-8906</text:p>
          </table:table-cell>
          <table:table-cell table:style-name="ce4" table:formula="of:=[.CS136]" office:value-type="float" office:value="-8906" calcext:value-type="float">
            <text:p>-8906</text:p>
          </table:table-cell>
          <table:table-cell table:formula="of:=MAX([.CU135];[.CT136]+[.CU135])" office:value-type="float" office:value="-9520" calcext:value-type="float">
            <text:p>-9520</text:p>
          </table:table-cell>
          <table:table-cell table:formula="of:=MAX([.CV135];[.CU136]+[.CV135])" office:value-type="float" office:value="1245" calcext:value-type="float">
            <text:p>1245</text:p>
          </table:table-cell>
        </table:table-row>
        <table:table-row table:style-name="ro1">
          <table:table-cell table:style-name="ce3" table:formula="of:=MAX([.A136:.CV136])" office:value-type="float" office:value="1245" calcext:value-type="float">
            <text:p>1245</text:p>
          </table:table-cell>
          <table:table-cell table:number-columns-repeated="9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4" table:number-columns-repeated="2"/>
          <table:table-cell table:formula="of:=MAX([.C139];[.B140]+[.C139])" office:value-type="float" office:value="-9334" calcext:value-type="float">
            <text:p>-9334</text:p>
          </table:table-cell>
          <table:table-cell table:formula="of:=MAX([.D139];[.C140]+[.D139])" office:value-type="float" office:value="-9146" calcext:value-type="float">
            <text:p>-9146</text:p>
          </table:table-cell>
          <table:table-cell table:style-name="ce4" table:formula="of:=[.D140]" office:value-type="float" office:value="-9146" calcext:value-type="float">
            <text:p>-9146</text:p>
          </table:table-cell>
          <table:table-cell table:style-name="ce4" table:formula="of:=[.E140]" office:value-type="float" office:value="-9146" calcext:value-type="float">
            <text:p>-9146</text:p>
          </table:table-cell>
          <table:table-cell table:style-name="ce4" table:formula="of:=[.F140]" office:value-type="float" office:value="-9146" calcext:value-type="float">
            <text:p>-9146</text:p>
          </table:table-cell>
          <table:table-cell table:style-name="ce4" table:formula="of:=[.G140]" office:value-type="float" office:value="-9146" calcext:value-type="float">
            <text:p>-9146</text:p>
          </table:table-cell>
          <table:table-cell table:style-name="ce4" table:formula="of:=[.H140]" office:value-type="float" office:value="-9146" calcext:value-type="float">
            <text:p>-9146</text:p>
          </table:table-cell>
          <table:table-cell table:formula="of:=MAX([.J139];[.I140]+[.J139])" office:value-type="float" office:value="-4643" calcext:value-type="float">
            <text:p>-4643</text:p>
          </table:table-cell>
          <table:table-cell table:formula="of:=MAX([.K139];[.J140]+[.K139])" office:value-type="float" office:value="-8916" calcext:value-type="float">
            <text:p>-8916</text:p>
          </table:table-cell>
          <table:table-cell table:formula="of:=MAX([.L139];[.K140]+[.L139])" office:value-type="float" office:value="-8072" calcext:value-type="float">
            <text:p>-8072</text:p>
          </table:table-cell>
          <table:table-cell table:style-name="ce10" table:formula="of:=[.L140]" office:value-type="float" office:value="-8072" calcext:value-type="float">
            <text:p>-8072</text:p>
          </table:table-cell>
          <table:table-cell table:style-name="ce10" table:formula="of:=[.M140]" office:value-type="float" office:value="-8072" calcext:value-type="float">
            <text:p>-8072</text:p>
          </table:table-cell>
          <table:table-cell table:style-name="ce10" table:formula="of:=[.N140]" office:value-type="float" office:value="-8072" calcext:value-type="float">
            <text:p>-8072</text:p>
          </table:table-cell>
          <table:table-cell table:formula="of:=MAX([.P139];[.O140]+[.P139])" office:value-type="float" office:value="-2633" calcext:value-type="float">
            <text:p>-2633</text:p>
          </table:table-cell>
          <table:table-cell table:formula="of:=MAX([.Q139];[.P140]+[.Q139])" office:value-type="float" office:value="-8910" calcext:value-type="float">
            <text:p>-8910</text:p>
          </table:table-cell>
          <table:table-cell table:formula="of:=MAX([.R139];[.Q140]+[.R139])" office:value-type="float" office:value="-7310" calcext:value-type="float">
            <text:p>-7310</text:p>
          </table:table-cell>
          <table:table-cell table:style-name="ce4" table:formula="of:=[.R140]" office:value-type="float" office:value="-7310" calcext:value-type="float">
            <text:p>-7310</text:p>
          </table:table-cell>
          <table:table-cell table:formula="of:=MAX([.T139];[.S140]+[.T139])" office:value-type="float" office:value="-5096" calcext:value-type="float">
            <text:p>-5096</text:p>
          </table:table-cell>
          <table:table-cell table:style-name="ce4" table:formula="of:=[.T140]" office:value-type="float" office:value="-5096" calcext:value-type="float">
            <text:p>-5096</text:p>
          </table:table-cell>
          <table:table-cell table:formula="of:=MAX([.V139];[.U140]+[.V139])" office:value-type="float" office:value="-7834" calcext:value-type="float">
            <text:p>-7834</text:p>
          </table:table-cell>
          <table:table-cell table:style-name="ce4" table:formula="of:=[.V140]" office:value-type="float" office:value="-7834" calcext:value-type="float">
            <text:p>-7834</text:p>
          </table:table-cell>
          <table:table-cell table:formula="of:=MAX([.X139];[.W140]+[.X139])" office:value-type="float" office:value="-8360" calcext:value-type="float">
            <text:p>-8360</text:p>
          </table:table-cell>
          <table:table-cell table:formula="of:=MAX([.Y139];[.X140]+[.Y139])" office:value-type="float" office:value="185" calcext:value-type="float">
            <text:p>185</text:p>
          </table:table-cell>
          <table:table-cell table:formula="of:=MAX([.Z139];[.Y140]+[.Z139])" office:value-type="float" office:value="450" calcext:value-type="float">
            <text:p>450</text:p>
          </table:table-cell>
          <table:table-cell table:formula="of:=MAX([.AA139];[.Z140]+[.AA139])" office:value-type="float" office:value="727" calcext:value-type="float">
            <text:p>727</text:p>
          </table:table-cell>
          <table:table-cell table:formula="of:=MAX([.AB139];[.AA140]+[.AB139])" office:value-type="float" office:value="-3427" calcext:value-type="float">
            <text:p>-3427</text:p>
          </table:table-cell>
          <table:table-cell table:formula="of:=MAX([.AC139];[.AB140]+[.AC139])" office:value-type="float" office:value="-6615" calcext:value-type="float">
            <text:p>-6615</text:p>
          </table:table-cell>
          <table:table-cell table:number-columns-repeated="16" table:style-name="ce4" office:value-type="float" office:value="-6615" calcext:value-type="float">
            <text:p>-6615</text:p>
          </table:table-cell>
          <table:table-cell table:formula="of:=MAX([.AT139];[.AS140]+[.AT139])" office:value-type="float" office:value="-2285" calcext:value-type="float">
            <text:p>-2285</text:p>
          </table:table-cell>
          <table:table-cell table:formula="of:=MAX([.AU139];[.AT140]+[.AU139])" office:value-type="float" office:value="-2413" calcext:value-type="float">
            <text:p>-2413</text:p>
          </table:table-cell>
          <table:table-cell table:formula="of:=MAX([.AV139];[.AU140]+[.AV139])" office:value-type="float" office:value="-8734" calcext:value-type="float">
            <text:p>-8734</text:p>
          </table:table-cell>
          <table:table-cell table:style-name="ce4" table:formula="of:=[.AV140]" office:value-type="float" office:value="-8734" calcext:value-type="float">
            <text:p>-8734</text:p>
          </table:table-cell>
          <table:table-cell table:style-name="ce4" table:formula="of:=[.AW140]" office:value-type="float" office:value="-8734" calcext:value-type="float">
            <text:p>-8734</text:p>
          </table:table-cell>
          <table:table-cell table:formula="of:=MAX([.AY139];[.AX140]+[.AY139])" office:value-type="float" office:value="-6250" calcext:value-type="float">
            <text:p>-6250</text:p>
          </table:table-cell>
          <table:table-cell table:formula="of:=MAX([.AZ139];[.AY140]+[.AZ139])" office:value-type="float" office:value="-38" calcext:value-type="float">
            <text:p>-38</text:p>
          </table:table-cell>
          <table:table-cell table:formula="of:=MAX([.BA139];[.AZ140]+[.BA139])" office:value-type="float" office:value="-3089" calcext:value-type="float">
            <text:p>-3089</text:p>
          </table:table-cell>
          <table:table-cell table:formula="of:=MAX([.BB139];[.BA140]+[.BB139])" office:value-type="float" office:value="-6761" calcext:value-type="float">
            <text:p>-6761</text:p>
          </table:table-cell>
          <table:table-cell table:style-name="ce4" table:formula="of:=[.BB140]" office:value-type="float" office:value="-6761" calcext:value-type="float">
            <text:p>-6761</text:p>
          </table:table-cell>
          <table:table-cell table:formula="of:=MAX([.BD139];[.BC140]+[.BD139])" office:value-type="float" office:value="-2209" calcext:value-type="float">
            <text:p>-2209</text:p>
          </table:table-cell>
          <table:table-cell table:formula="of:=MAX([.BE139];[.BD140]+[.BE139])" office:value-type="float" office:value="-7962" calcext:value-type="float">
            <text:p>-7962</text:p>
          </table:table-cell>
          <table:table-cell table:formula="of:=MAX([.BF139];[.BE140]+[.BF139])" office:value-type="float" office:value="-929" calcext:value-type="float">
            <text:p>-929</text:p>
          </table:table-cell>
          <table:table-cell table:style-name="ce4" table:formula="of:=[.BF140]" office:value-type="float" office:value="-929" calcext:value-type="float">
            <text:p>-929</text:p>
          </table:table-cell>
          <table:table-cell table:formula="of:=MAX([.BH139];[.BG140]+[.BH139])" office:value-type="float" office:value="-391" calcext:value-type="float">
            <text:p>-391</text:p>
          </table:table-cell>
          <table:table-cell table:formula="of:=MAX([.BI139];[.BH140]+[.BI139])" office:value-type="float" office:value="-6415" calcext:value-type="float">
            <text:p>-6415</text:p>
          </table:table-cell>
          <table:table-cell table:style-name="ce4" table:formula="of:=[.BI140]" office:value-type="float" office:value="-6415" calcext:value-type="float">
            <text:p>-6415</text:p>
          </table:table-cell>
          <table:table-cell table:style-name="ce4" table:formula="of:=[.BJ140]" office:value-type="float" office:value="-6415" calcext:value-type="float">
            <text:p>-6415</text:p>
          </table:table-cell>
          <table:table-cell table:style-name="ce4" table:formula="of:=[.BK140]" office:value-type="float" office:value="-6415" calcext:value-type="float">
            <text:p>-6415</text:p>
          </table:table-cell>
          <table:table-cell table:formula="of:=MAX([.BM139];[.BL140]+[.BM139])" office:value-type="float" office:value="-3318" calcext:value-type="float">
            <text:p>-3318</text:p>
          </table:table-cell>
          <table:table-cell table:formula="of:=MAX([.BN139];[.BM140]+[.BN139])" office:value-type="float" office:value="-8572" calcext:value-type="float">
            <text:p>-8572</text:p>
          </table:table-cell>
          <table:table-cell table:style-name="ce4" table:formula="of:=[.BN140]" office:value-type="float" office:value="-8572" calcext:value-type="float">
            <text:p>-8572</text:p>
          </table:table-cell>
          <table:table-cell table:style-name="ce4" table:formula="of:=[.BO140]" office:value-type="float" office:value="-8572" calcext:value-type="float">
            <text:p>-8572</text:p>
          </table:table-cell>
          <table:table-cell table:formula="of:=MAX([.BQ139];[.BP140]+[.BQ139])" office:value-type="float" office:value="-1512" calcext:value-type="float">
            <text:p>-1512</text:p>
          </table:table-cell>
          <table:table-cell table:formula="of:=MAX([.BR139];[.BQ140]+[.BR139])" office:value-type="float" office:value="-2937" calcext:value-type="float">
            <text:p>-2937</text:p>
          </table:table-cell>
          <table:table-cell table:formula="of:=MAX([.BS139];[.BR140]+[.BS139])" office:value-type="float" office:value="-5897" calcext:value-type="float">
            <text:p>-5897</text:p>
          </table:table-cell>
          <table:table-cell table:style-name="ce4" table:formula="of:=[.BS140]" office:value-type="float" office:value="-5897" calcext:value-type="float">
            <text:p>-5897</text:p>
          </table:table-cell>
          <table:table-cell table:formula="of:=MAX([.BU139];[.BT140]+[.BU139])" office:value-type="float" office:value="-7054" calcext:value-type="float">
            <text:p>-7054</text:p>
          </table:table-cell>
          <table:table-cell table:formula="of:=MAX([.BV139];[.BU140]+[.BV139])" office:value-type="float" office:value="912" calcext:value-type="float">
            <text:p>912</text:p>
          </table:table-cell>
          <table:table-cell table:formula="of:=MAX([.BW139];[.BV140]+[.BW139])" office:value-type="float" office:value="-7951" calcext:value-type="float">
            <text:p>-7951</text:p>
          </table:table-cell>
          <table:table-cell table:formula="of:=MAX([.BX139];[.BW140]+[.BX139])" office:value-type="float" office:value="-4893" calcext:value-type="float">
            <text:p>-4893</text:p>
          </table:table-cell>
          <table:table-cell table:style-name="ce4" table:formula="of:=[.BX140]" office:value-type="float" office:value="-4893" calcext:value-type="float">
            <text:p>-4893</text:p>
          </table:table-cell>
          <table:table-cell table:formula="of:=MAX([.BZ139];[.BY140]+[.BZ139])" office:value-type="float" office:value="-8827" calcext:value-type="float">
            <text:p>-8827</text:p>
          </table:table-cell>
          <table:table-cell table:formula="of:=MAX([.CA139];[.BZ140]+[.CA139])" office:value-type="float" office:value="-8376" calcext:value-type="float">
            <text:p>-8376</text:p>
          </table:table-cell>
          <table:table-cell table:style-name="ce4" table:formula="of:=[.CA140]" office:value-type="float" office:value="-8376" calcext:value-type="float">
            <text:p>-8376</text:p>
          </table:table-cell>
          <table:table-cell table:formula="of:=MAX([.CC139];[.CB140]+[.CC139])" office:value-type="float" office:value="-8906" calcext:value-type="float">
            <text:p>-8906</text:p>
          </table:table-cell>
          <table:table-cell table:style-name="ce4" table:formula="of:=[.CC140]" office:value-type="float" office:value="-8906" calcext:value-type="float">
            <text:p>-8906</text:p>
          </table:table-cell>
          <table:table-cell table:style-name="ce4" table:formula="of:=[.CD140]" office:value-type="float" office:value="-8906" calcext:value-type="float">
            <text:p>-8906</text:p>
          </table:table-cell>
          <table:table-cell table:style-name="ce4" table:formula="of:=[.CE140]" office:value-type="float" office:value="-8906" calcext:value-type="float">
            <text:p>-8906</text:p>
          </table:table-cell>
          <table:table-cell table:style-name="ce4" table:formula="of:=[.CF140]" office:value-type="float" office:value="-8906" calcext:value-type="float">
            <text:p>-8906</text:p>
          </table:table-cell>
          <table:table-cell table:style-name="ce4" table:formula="of:=[.CG140]" office:value-type="float" office:value="-8906" calcext:value-type="float">
            <text:p>-8906</text:p>
          </table:table-cell>
          <table:table-cell table:style-name="ce4" table:formula="of:=[.CH140]" office:value-type="float" office:value="-8906" calcext:value-type="float">
            <text:p>-8906</text:p>
          </table:table-cell>
          <table:table-cell table:style-name="ce4" table:formula="of:=[.CI140]" office:value-type="float" office:value="-8906" calcext:value-type="float">
            <text:p>-8906</text:p>
          </table:table-cell>
          <table:table-cell table:style-name="ce4" table:formula="of:=[.CJ140]" office:value-type="float" office:value="-8906" calcext:value-type="float">
            <text:p>-8906</text:p>
          </table:table-cell>
          <table:table-cell table:style-name="ce4" table:formula="of:=[.CK140]" office:value-type="float" office:value="-8906" calcext:value-type="float">
            <text:p>-8906</text:p>
          </table:table-cell>
          <table:table-cell table:style-name="ce4" table:formula="of:=[.CL140]" office:value-type="float" office:value="-8906" calcext:value-type="float">
            <text:p>-8906</text:p>
          </table:table-cell>
          <table:table-cell table:style-name="ce4" table:formula="of:=[.CM140]" office:value-type="float" office:value="-8906" calcext:value-type="float">
            <text:p>-8906</text:p>
          </table:table-cell>
          <table:table-cell table:style-name="ce4" table:formula="of:=[.CN140]" office:value-type="float" office:value="-8906" calcext:value-type="float">
            <text:p>-8906</text:p>
          </table:table-cell>
          <table:table-cell table:style-name="ce4" table:formula="of:=[.CO140]" office:value-type="float" office:value="-8906" calcext:value-type="float">
            <text:p>-8906</text:p>
          </table:table-cell>
          <table:table-cell table:style-name="ce4" table:formula="of:=[.CP140]" office:value-type="float" office:value="-8906" calcext:value-type="float">
            <text:p>-8906</text:p>
          </table:table-cell>
          <table:table-cell table:style-name="ce4" table:formula="of:=[.CQ140]" office:value-type="float" office:value="-8906" calcext:value-type="float">
            <text:p>-8906</text:p>
          </table:table-cell>
          <table:table-cell table:style-name="ce4" table:formula="of:=[.CR140]" office:value-type="float" office:value="-8906" calcext:value-type="float">
            <text:p>-8906</text:p>
          </table:table-cell>
          <table:table-cell table:style-name="ce4" table:formula="of:=[.CS140]" office:value-type="float" office:value="-8906" calcext:value-type="float">
            <text:p>-8906</text:p>
          </table:table-cell>
          <table:table-cell table:formula="of:=MAX([.CU139];[.CT140]+[.CU139])" office:value-type="float" office:value="-9520" calcext:value-type="float">
            <text:p>-9520</text:p>
          </table:table-cell>
          <table:table-cell table:style-name="ce4" table:formula="of:=[.CU140]" office:value-type="float" office:value="-9520" calcext:value-type="float">
            <text:p>-9520</text:p>
          </table:table-cell>
        </table:table-row>
        <table:table-row table:style-name="ro1">
          <table:table-cell table:style-name="ce3" table:formula="of:=MAX([.A140:.CV140])" office:value-type="float" office:value="912" calcext:value-type="float">
            <text:p>912</text:p>
          </table:table-cell>
          <table:table-cell table:number-columns-repeated="9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float" office:value="9404" calcext:value-type="float">
            <text:p>9404</text:p>
          </table:table-cell>
          <table:table-cell office:value-type="float" office:value="8036" calcext:value-type="float">
            <text:p>8036</text:p>
          </table:table-cell>
          <table:table-cell office:value-type="float" office:value="-9334" calcext:value-type="float">
            <text:p>-9334</text:p>
          </table:table-cell>
          <table:table-cell office:value-type="float" office:value="-9146" calcext:value-type="float">
            <text:p>-9146</text:p>
          </table:table-cell>
          <table:table-cell office:value-type="float" office:value="8085" calcext:value-type="float">
            <text:p>8085</text:p>
          </table:table-cell>
          <table:table-cell office:value-type="float" office:value="3024" calcext:value-type="float">
            <text:p>3024</text:p>
          </table:table-cell>
          <table:table-cell office:value-type="float" office:value="988" calcext:value-type="float">
            <text:p>988</text:p>
          </table:table-cell>
          <table:table-cell office:value-type="float" office:value="5875" calcext:value-type="float">
            <text:p>5875</text:p>
          </table:table-cell>
          <table:table-cell office:value-type="float" office:value="2264" calcext:value-type="float">
            <text:p>2264</text:p>
          </table:table-cell>
          <table:table-cell office:value-type="float" office:value="-4643" calcext:value-type="float">
            <text:p>-4643</text:p>
          </table:table-cell>
          <table:table-cell office:value-type="float" office:value="-8916" calcext:value-type="float">
            <text:p>-8916</text:p>
          </table:table-cell>
          <table:table-cell office:value-type="float" office:value="-8072" calcext:value-type="float">
            <text:p>-8072</text:p>
          </table:table-cell>
          <table:table-cell office:value-type="float" office:value="1954" calcext:value-type="float">
            <text:p>1954</text:p>
          </table:table-cell>
          <table:table-cell office:value-type="float" office:value="3424" calcext:value-type="float">
            <text:p>3424</text:p>
          </table:table-cell>
          <table:table-cell office:value-type="float" office:value="5364" calcext:value-type="float">
            <text:p>5364</text:p>
          </table:table-cell>
          <table:table-cell office:value-type="float" office:value="-2633" calcext:value-type="float">
            <text:p>-2633</text:p>
          </table:table-cell>
          <table:table-cell office:value-type="float" office:value="-8910" calcext:value-type="float">
            <text:p>-8910</text:p>
          </table:table-cell>
          <table:table-cell office:value-type="float" office:value="-7310" calcext:value-type="float">
            <text:p>-7310</text:p>
          </table:table-cell>
          <table:table-cell office:value-type="float" office:value="9443" calcext:value-type="float">
            <text:p>9443</text:p>
          </table:table-cell>
          <table:table-cell office:value-type="float" office:value="-5096" calcext:value-type="float">
            <text:p>-5096</text:p>
          </table:table-cell>
          <table:table-cell office:value-type="float" office:value="4982" calcext:value-type="float">
            <text:p>4982</text:p>
          </table:table-cell>
          <table:table-cell office:value-type="float" office:value="-7834" calcext:value-type="float">
            <text:p>-7834</text:p>
          </table:table-cell>
          <table:table-cell office:value-type="float" office:value="5164" calcext:value-type="float">
            <text:p>5164</text:p>
          </table:table-cell>
          <table:table-cell office:value-type="float" office:value="-8360" calcext:value-type="float">
            <text:p>-836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-4154" calcext:value-type="float">
            <text:p>-4154</text:p>
          </table:table-cell>
          <table:table-cell office:value-type="float" office:value="-6615" calcext:value-type="float">
            <text:p>-6615</text:p>
          </table:table-cell>
          <table:table-cell office:value-type="float" office:value="6233" calcext:value-type="float">
            <text:p>6233</text:p>
          </table:table-cell>
          <table:table-cell office:value-type="float" office:value="5988" calcext:value-type="float">
            <text:p>5988</text:p>
          </table:table-cell>
          <table:table-cell office:value-type="float" office:value="-9008" calcext:value-type="float">
            <text:p>-9008</text:p>
          </table:table-cell>
          <table:table-cell office:value-type="float" office:value="5849" calcext:value-type="float">
            <text:p>5849</text:p>
          </table:table-cell>
          <table:table-cell office:value-type="float" office:value="-948" calcext:value-type="float">
            <text:p>-948</text:p>
          </table:table-cell>
          <table:table-cell office:value-type="float" office:value="6458" calcext:value-type="float">
            <text:p>6458</text:p>
          </table:table-cell>
          <table:table-cell office:value-type="float" office:value="-9633" calcext:value-type="float">
            <text:p>-9633</text:p>
          </table:table-cell>
          <table:table-cell office:value-type="float" office:value="7955" calcext:value-type="float">
            <text:p>7955</text:p>
          </table:table-cell>
          <table:table-cell office:value-type="float" office:value="432" calcext:value-type="float">
            <text:p>432</text:p>
          </table:table-cell>
          <table:table-cell office:value-type="float" office:value="1308" calcext:value-type="float">
            <text:p>1308</text:p>
          </table:table-cell>
          <table:table-cell office:value-type="float" office:value="6533" calcext:value-type="float">
            <text:p>6533</text:p>
          </table:table-cell>
          <table:table-cell office:value-type="float" office:value="-4667" calcext:value-type="float">
            <text:p>-4667</text:p>
          </table:table-cell>
          <table:table-cell office:value-type="float" office:value="9545" calcext:value-type="float">
            <text:p>9545</text:p>
          </table:table-cell>
          <table:table-cell office:value-type="float" office:value="9446" calcext:value-type="float">
            <text:p>9446</text:p>
          </table:table-cell>
          <table:table-cell office:value-type="float" office:value="1002" calcext:value-type="float">
            <text:p>1002</text:p>
          </table:table-cell>
          <table:table-cell office:value-type="float" office:value="4452" calcext:value-type="float">
            <text:p>4452</text:p>
          </table:table-cell>
          <table:table-cell office:value-type="float" office:value="-2285" calcext:value-type="float">
            <text:p>-2285</text:p>
          </table:table-cell>
          <table:table-cell office:value-type="float" office:value="-2413" calcext:value-type="float">
            <text:p>-2413</text:p>
          </table:table-cell>
          <table:table-cell office:value-type="float" office:value="-8734" calcext:value-type="float">
            <text:p>-8734</text:p>
          </table:table-cell>
          <table:table-cell office:value-type="float" office:value="4224" calcext:value-type="float">
            <text:p>4224</text:p>
          </table:table-cell>
          <table:table-cell office:value-type="float" office:value="5492" calcext:value-type="float">
            <text:p>5492</text:p>
          </table:table-cell>
          <table:table-cell office:value-type="float" office:value="-6250" calcext:value-type="float">
            <text:p>-6250</text:p>
          </table:table-cell>
          <table:table-cell office:value-type="float" office:value="-38" calcext:value-type="float">
            <text:p>-38</text:p>
          </table:table-cell>
          <table:table-cell office:value-type="float" office:value="-3089" calcext:value-type="float">
            <text:p>-3089</text:p>
          </table:table-cell>
          <table:table-cell office:value-type="float" office:value="-6761" calcext:value-type="float">
            <text:p>-6761</text:p>
          </table:table-cell>
          <table:table-cell office:value-type="float" office:value="2326" calcext:value-type="float">
            <text:p>2326</text:p>
          </table:table-cell>
          <table:table-cell office:value-type="float" office:value="-2209" calcext:value-type="float">
            <text:p>-2209</text:p>
          </table:table-cell>
          <table:table-cell office:value-type="float" office:value="-7962" calcext:value-type="float">
            <text:p>-7962</text:p>
          </table:table-cell>
          <table:table-cell office:value-type="float" office:value="-929" calcext:value-type="float">
            <text:p>-929</text:p>
          </table:table-cell>
          <table:table-cell office:value-type="float" office:value="5710" calcext:value-type="float">
            <text:p>5710</text:p>
          </table:table-cell>
          <table:table-cell office:value-type="float" office:value="-391" calcext:value-type="float">
            <text:p>-391</text:p>
          </table:table-cell>
          <table:table-cell office:value-type="float" office:value="-6415" calcext:value-type="float">
            <text:p>-6415</text:p>
          </table:table-cell>
          <table:table-cell office:value-type="float" office:value="5399" calcext:value-type="float">
            <text:p>5399</text:p>
          </table:table-cell>
          <table:table-cell office:value-type="float" office:value="4758" calcext:value-type="float">
            <text:p>4758</text:p>
          </table:table-cell>
          <table:table-cell office:value-type="float" office:value="933" calcext:value-type="float">
            <text:p>933</text:p>
          </table:table-cell>
          <table:table-cell office:value-type="float" office:value="-3318" calcext:value-type="float">
            <text:p>-3318</text:p>
          </table:table-cell>
          <table:table-cell office:value-type="float" office:value="-8572" calcext:value-type="float">
            <text:p>-8572</text:p>
          </table:table-cell>
          <table:table-cell office:value-type="float" office:value="566" calcext:value-type="float">
            <text:p>566</text:p>
          </table:table-cell>
          <table:table-cell office:value-type="float" office:value="8181" calcext:value-type="float">
            <text:p>8181</text:p>
          </table:table-cell>
          <table:table-cell office:value-type="float" office:value="-1512" calcext:value-type="float">
            <text:p>-1512</text:p>
          </table:table-cell>
          <table:table-cell office:value-type="float" office:value="-2937" calcext:value-type="float">
            <text:p>-2937</text:p>
          </table:table-cell>
          <table:table-cell office:value-type="float" office:value="-5897" calcext:value-type="float">
            <text:p>-5897</text:p>
          </table:table-cell>
          <table:table-cell office:value-type="float" office:value="5525" calcext:value-type="float">
            <text:p>5525</text:p>
          </table:table-cell>
          <table:table-cell office:value-type="float" office:value="-7054" calcext:value-type="float">
            <text:p>-7054</text:p>
          </table:table-cell>
          <table:table-cell office:value-type="float" office:value="912" calcext:value-type="float">
            <text:p>912</text:p>
          </table:table-cell>
          <table:table-cell office:value-type="float" office:value="-8863" calcext:value-type="float">
            <text:p>-8863</text:p>
          </table:table-cell>
          <table:table-cell office:value-type="float" office:value="-4893" calcext:value-type="float">
            <text:p>-4893</text:p>
          </table:table-cell>
          <table:table-cell office:value-type="float" office:value="2963" calcext:value-type="float">
            <text:p>2963</text:p>
          </table:table-cell>
          <table:table-cell office:value-type="float" office:value="-8827" calcext:value-type="float">
            <text:p>-8827</text:p>
          </table:table-cell>
          <table:table-cell office:value-type="float" office:value="-8376" calcext:value-type="float">
            <text:p>-8376</text:p>
          </table:table-cell>
          <table:table-cell office:value-type="float" office:value="5579" calcext:value-type="float">
            <text:p>5579</text:p>
          </table:table-cell>
          <table:table-cell office:value-type="float" office:value="-8906" calcext:value-type="float">
            <text:p>-8906</text:p>
          </table:table-cell>
          <table:table-cell office:value-type="float" office:value="2265" calcext:value-type="float">
            <text:p>2265</text:p>
          </table:table-cell>
          <table:table-cell office:value-type="float" office:value="5349" calcext:value-type="float">
            <text:p>5349</text:p>
          </table:table-cell>
          <table:table-cell office:value-type="float" office:value="9388" calcext:value-type="float">
            <text:p>9388</text:p>
          </table:table-cell>
          <table:table-cell office:value-type="float" office:value="4664" calcext:value-type="float">
            <text:p>4664</text:p>
          </table:table-cell>
          <table:table-cell office:value-type="float" office:value="5708" calcext:value-type="float">
            <text:p>5708</text:p>
          </table:table-cell>
          <table:table-cell office:value-type="float" office:value="2630" calcext:value-type="float">
            <text:p>2630</text:p>
          </table:table-cell>
          <table:table-cell office:value-type="float" office:value="-4177" calcext:value-type="float">
            <text:p>-4177</text:p>
          </table:table-cell>
          <table:table-cell office:value-type="float" office:value="7665" calcext:value-type="float">
            <text:p>7665</text:p>
          </table:table-cell>
          <table:table-cell office:value-type="float" office:value="6774" calcext:value-type="float">
            <text:p>6774</text:p>
          </table:table-cell>
          <table:table-cell office:value-type="float" office:value="-5152" calcext:value-type="float">
            <text:p>-5152</text:p>
          </table:table-cell>
          <table:table-cell office:value-type="float" office:value="-5504" calcext:value-type="float">
            <text:p>-5504</text:p>
          </table:table-cell>
          <table:table-cell office:value-type="float" office:value="6138" calcext:value-type="float">
            <text:p>6138</text:p>
          </table:table-cell>
          <table:table-cell office:value-type="float" office:value="2018" calcext:value-type="float">
            <text:p>2018</text:p>
          </table:table-cell>
          <table:table-cell office:value-type="float" office:value="2464" calcext:value-type="float">
            <text:p>2464</text:p>
          </table:table-cell>
          <table:table-cell office:value-type="float" office:value="3936" calcext:value-type="float">
            <text:p>3936</text:p>
          </table:table-cell>
          <table:table-cell office:value-type="float" office:value="-5985" calcext:value-type="float">
            <text:p>-5985</text:p>
          </table:table-cell>
          <table:table-cell office:value-type="float" office:value="9804" calcext:value-type="float">
            <text:p>9804</text:p>
          </table:table-cell>
          <table:table-cell office:value-type="float" office:value="-9520" calcext:value-type="float">
            <text:p>-952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table:style-name="ce4" table:number-columns-repeated="2"/>
          <table:table-cell table:formula="of:=MAX([.C143];[.B144]+[.C143])" office:value-type="float" office:value="-9334" calcext:value-type="float">
            <text:p>-9334</text:p>
          </table:table-cell>
          <table:table-cell table:formula="of:=MAX([.D143];[.C144]+[.D143])" office:value-type="float" office:value="-9146" calcext:value-type="float">
            <text:p>-9146</text:p>
          </table:table-cell>
          <table:table-cell table:style-name="ce4" table:formula="of:=[.D144]" office:value-type="float" office:value="-9146" calcext:value-type="float">
            <text:p>-9146</text:p>
          </table:table-cell>
          <table:table-cell table:style-name="ce4" table:formula="of:=[.E144]" office:value-type="float" office:value="-9146" calcext:value-type="float">
            <text:p>-9146</text:p>
          </table:table-cell>
          <table:table-cell table:style-name="ce4" table:formula="of:=[.F144]" office:value-type="float" office:value="-9146" calcext:value-type="float">
            <text:p>-9146</text:p>
          </table:table-cell>
          <table:table-cell table:style-name="ce4" table:formula="of:=[.G144]" office:value-type="float" office:value="-9146" calcext:value-type="float">
            <text:p>-9146</text:p>
          </table:table-cell>
          <table:table-cell table:style-name="ce4" table:formula="of:=[.H144]" office:value-type="float" office:value="-9146" calcext:value-type="float">
            <text:p>-9146</text:p>
          </table:table-cell>
          <table:table-cell table:formula="of:=MAX([.J143];[.I144]+[.J143])" office:value-type="float" office:value="-4643" calcext:value-type="float">
            <text:p>-4643</text:p>
          </table:table-cell>
          <table:table-cell table:formula="of:=MAX([.K143];[.J144]+[.K143])" office:value-type="float" office:value="-8916" calcext:value-type="float">
            <text:p>-8916</text:p>
          </table:table-cell>
          <table:table-cell table:formula="of:=MAX([.L143];[.K144]+[.L143])" office:value-type="float" office:value="-8072" calcext:value-type="float">
            <text:p>-8072</text:p>
          </table:table-cell>
          <table:table-cell table:style-name="ce10" table:formula="of:=[.L144]" office:value-type="float" office:value="-8072" calcext:value-type="float">
            <text:p>-8072</text:p>
          </table:table-cell>
          <table:table-cell table:style-name="ce10" table:formula="of:=[.M144]" office:value-type="float" office:value="-8072" calcext:value-type="float">
            <text:p>-8072</text:p>
          </table:table-cell>
          <table:table-cell table:style-name="ce10" table:formula="of:=[.N144]" office:value-type="float" office:value="-8072" calcext:value-type="float">
            <text:p>-8072</text:p>
          </table:table-cell>
          <table:table-cell table:formula="of:=MAX([.P143];[.O144]+[.P143])" office:value-type="float" office:value="-2633" calcext:value-type="float">
            <text:p>-2633</text:p>
          </table:table-cell>
          <table:table-cell table:formula="of:=MAX([.Q143];[.P144]+[.Q143])" office:value-type="float" office:value="-8910" calcext:value-type="float">
            <text:p>-8910</text:p>
          </table:table-cell>
          <table:table-cell table:formula="of:=MAX([.R143];[.Q144]+[.R143])" office:value-type="float" office:value="-7310" calcext:value-type="float">
            <text:p>-7310</text:p>
          </table:table-cell>
          <table:table-cell table:style-name="ce4" table:formula="of:=[.R144]" office:value-type="float" office:value="-7310" calcext:value-type="float">
            <text:p>-7310</text:p>
          </table:table-cell>
          <table:table-cell table:formula="of:=MAX([.T143];[.S144]+[.T143])" office:value-type="float" office:value="-5096" calcext:value-type="float">
            <text:p>-5096</text:p>
          </table:table-cell>
          <table:table-cell table:style-name="ce4" table:formula="of:=[.T144]" office:value-type="float" office:value="-5096" calcext:value-type="float">
            <text:p>-5096</text:p>
          </table:table-cell>
          <table:table-cell table:formula="of:=MAX([.V143];[.U144]+[.V143])" office:value-type="float" office:value="-7834" calcext:value-type="float">
            <text:p>-7834</text:p>
          </table:table-cell>
          <table:table-cell table:style-name="ce4" table:formula="of:=[.V144]" office:value-type="float" office:value="-7834" calcext:value-type="float">
            <text:p>-7834</text:p>
          </table:table-cell>
          <table:table-cell table:formula="of:=MAX([.X143];[.W144]+[.X143])" office:value-type="float" office:value="-8360" calcext:value-type="float">
            <text:p>-8360</text:p>
          </table:table-cell>
          <table:table-cell table:formula="of:=MAX([.Y143];[.X144]+[.Y143])" office:value-type="float" office:value="185" calcext:value-type="float">
            <text:p>185</text:p>
          </table:table-cell>
          <table:table-cell table:formula="of:=MAX([.Z143];[.Y144]+[.Z143])" office:value-type="float" office:value="450" calcext:value-type="float">
            <text:p>450</text:p>
          </table:table-cell>
          <table:table-cell table:formula="of:=MAX([.AA143];[.Z144]+[.AA143])" office:value-type="float" office:value="727" calcext:value-type="float">
            <text:p>727</text:p>
          </table:table-cell>
          <table:table-cell table:formula="of:=MAX([.AB143];[.AA144]+[.AB143])" office:value-type="float" office:value="-3427" calcext:value-type="float">
            <text:p>-3427</text:p>
          </table:table-cell>
          <table:table-cell table:formula="of:=MAX([.AC143];[.AB144]+[.AC143])" office:value-type="float" office:value="-6615" calcext:value-type="float">
            <text:p>-6615</text:p>
          </table:table-cell>
          <table:table-cell table:number-columns-repeated="16" table:style-name="ce4" office:value-type="float" office:value="-6615" calcext:value-type="float">
            <text:p>-6615</text:p>
          </table:table-cell>
          <table:table-cell table:formula="of:=MAX([.AT143];[.AS144]+[.AT143])" office:value-type="float" office:value="-2285" calcext:value-type="float">
            <text:p>-2285</text:p>
          </table:table-cell>
          <table:table-cell table:formula="of:=MAX([.AU143];[.AT144]+[.AU143])" office:value-type="float" office:value="-2413" calcext:value-type="float">
            <text:p>-2413</text:p>
          </table:table-cell>
          <table:table-cell table:formula="of:=MAX([.AV143];[.AU144]+[.AV143])" office:value-type="float" office:value="-8734" calcext:value-type="float">
            <text:p>-8734</text:p>
          </table:table-cell>
          <table:table-cell table:style-name="ce4" table:formula="of:=[.AV144]" office:value-type="float" office:value="-8734" calcext:value-type="float">
            <text:p>-8734</text:p>
          </table:table-cell>
          <table:table-cell table:style-name="ce4" table:formula="of:=[.AW144]" office:value-type="float" office:value="-8734" calcext:value-type="float">
            <text:p>-8734</text:p>
          </table:table-cell>
          <table:table-cell table:formula="of:=MAX([.AY143];[.AX144]+[.AY143])" office:value-type="float" office:value="-6250" calcext:value-type="float">
            <text:p>-6250</text:p>
          </table:table-cell>
          <table:table-cell table:formula="of:=MAX([.AZ143];[.AY144]+[.AZ143])" office:value-type="float" office:value="-38" calcext:value-type="float">
            <text:p>-38</text:p>
          </table:table-cell>
          <table:table-cell table:formula="of:=MAX([.BA143];[.AZ144]+[.BA143])" office:value-type="float" office:value="-3089" calcext:value-type="float">
            <text:p>-3089</text:p>
          </table:table-cell>
          <table:table-cell table:formula="of:=MAX([.BB143];[.BA144]+[.BB143])" office:value-type="float" office:value="-6761" calcext:value-type="float">
            <text:p>-6761</text:p>
          </table:table-cell>
          <table:table-cell table:style-name="ce4" table:formula="of:=[.BB144]" office:value-type="float" office:value="-6761" calcext:value-type="float">
            <text:p>-6761</text:p>
          </table:table-cell>
          <table:table-cell table:formula="of:=MAX([.BD143];[.BC144]+[.BD143])" office:value-type="float" office:value="-2209" calcext:value-type="float">
            <text:p>-2209</text:p>
          </table:table-cell>
          <table:table-cell table:formula="of:=MAX([.BE143];[.BD144]+[.BE143])" office:value-type="float" office:value="-7962" calcext:value-type="float">
            <text:p>-7962</text:p>
          </table:table-cell>
          <table:table-cell table:formula="of:=MAX([.BF143];[.BE144]+[.BF143])" office:value-type="float" office:value="-929" calcext:value-type="float">
            <text:p>-929</text:p>
          </table:table-cell>
          <table:table-cell table:style-name="ce4" table:formula="of:=[.BF144]" office:value-type="float" office:value="-929" calcext:value-type="float">
            <text:p>-929</text:p>
          </table:table-cell>
          <table:table-cell table:formula="of:=MAX([.BH143];[.BG144]+[.BH143])" office:value-type="float" office:value="-391" calcext:value-type="float">
            <text:p>-391</text:p>
          </table:table-cell>
          <table:table-cell table:formula="of:=MAX([.BI143];[.BH144]+[.BI143])" office:value-type="float" office:value="-6415" calcext:value-type="float">
            <text:p>-6415</text:p>
          </table:table-cell>
          <table:table-cell table:style-name="ce4" table:formula="of:=[.BI144]" office:value-type="float" office:value="-6415" calcext:value-type="float">
            <text:p>-6415</text:p>
          </table:table-cell>
          <table:table-cell table:style-name="ce4" table:formula="of:=[.BJ144]" office:value-type="float" office:value="-6415" calcext:value-type="float">
            <text:p>-6415</text:p>
          </table:table-cell>
          <table:table-cell table:style-name="ce4" table:formula="of:=[.BK144]" office:value-type="float" office:value="-6415" calcext:value-type="float">
            <text:p>-6415</text:p>
          </table:table-cell>
          <table:table-cell table:formula="of:=MAX([.BM143];[.BL144]+[.BM143])" office:value-type="float" office:value="-3318" calcext:value-type="float">
            <text:p>-3318</text:p>
          </table:table-cell>
          <table:table-cell table:formula="of:=MAX([.BN143];[.BM144]+[.BN143])" office:value-type="float" office:value="-8572" calcext:value-type="float">
            <text:p>-8572</text:p>
          </table:table-cell>
          <table:table-cell table:style-name="ce4" table:formula="of:=[.BN144]" office:value-type="float" office:value="-8572" calcext:value-type="float">
            <text:p>-8572</text:p>
          </table:table-cell>
          <table:table-cell table:style-name="ce4" table:formula="of:=[.BO144]" office:value-type="float" office:value="-8572" calcext:value-type="float">
            <text:p>-8572</text:p>
          </table:table-cell>
          <table:table-cell table:formula="of:=MAX([.BQ143];[.BP144]+[.BQ143])" office:value-type="float" office:value="-1512" calcext:value-type="float">
            <text:p>-1512</text:p>
          </table:table-cell>
          <table:table-cell table:formula="of:=MAX([.BR143];[.BQ144]+[.BR143])" office:value-type="float" office:value="-2937" calcext:value-type="float">
            <text:p>-2937</text:p>
          </table:table-cell>
          <table:table-cell table:formula="of:=MAX([.BS143];[.BR144]+[.BS143])" office:value-type="float" office:value="-5897" calcext:value-type="float">
            <text:p>-5897</text:p>
          </table:table-cell>
          <table:table-cell table:style-name="ce4" table:formula="of:=[.BS144]" office:value-type="float" office:value="-5897" calcext:value-type="float">
            <text:p>-5897</text:p>
          </table:table-cell>
          <table:table-cell table:formula="of:=MAX([.BU143];[.BT144]+[.BU143])" office:value-type="float" office:value="-7054" calcext:value-type="float">
            <text:p>-7054</text:p>
          </table:table-cell>
          <table:table-cell table:style-name="ce4" table:formula="of:=[.BU144]" office:value-type="float" office:value="-7054" calcext:value-type="float">
            <text:p>-7054</text:p>
          </table:table-cell>
          <table:table-cell table:formula="of:=MAX([.BW143];[.BV144]+[.BW143])" office:value-type="float" office:value="-8863" calcext:value-type="float">
            <text:p>-8863</text:p>
          </table:table-cell>
          <table:table-cell table:formula="of:=MAX([.BX143];[.BW144]+[.BX143])" office:value-type="float" office:value="-4893" calcext:value-type="float">
            <text:p>-4893</text:p>
          </table:table-cell>
          <table:table-cell table:style-name="ce4" table:formula="of:=[.BX144]" office:value-type="float" office:value="-4893" calcext:value-type="float">
            <text:p>-4893</text:p>
          </table:table-cell>
          <table:table-cell table:formula="of:=MAX([.BZ143];[.BY144]+[.BZ143])" office:value-type="float" office:value="-8827" calcext:value-type="float">
            <text:p>-8827</text:p>
          </table:table-cell>
          <table:table-cell table:formula="of:=MAX([.CA143];[.BZ144]+[.CA143])" office:value-type="float" office:value="-8376" calcext:value-type="float">
            <text:p>-8376</text:p>
          </table:table-cell>
          <table:table-cell table:style-name="ce4" table:formula="of:=[.CA144]" office:value-type="float" office:value="-8376" calcext:value-type="float">
            <text:p>-8376</text:p>
          </table:table-cell>
          <table:table-cell table:formula="of:=MAX([.CC143];[.CB144]+[.CC143])" office:value-type="float" office:value="-8906" calcext:value-type="float">
            <text:p>-8906</text:p>
          </table:table-cell>
          <table:table-cell table:style-name="ce4" table:formula="of:=[.CC144]" office:value-type="float" office:value="-8906" calcext:value-type="float">
            <text:p>-8906</text:p>
          </table:table-cell>
          <table:table-cell table:style-name="ce4" table:formula="of:=[.CD144]" office:value-type="float" office:value="-8906" calcext:value-type="float">
            <text:p>-8906</text:p>
          </table:table-cell>
          <table:table-cell table:style-name="ce4" table:formula="of:=[.CE144]" office:value-type="float" office:value="-8906" calcext:value-type="float">
            <text:p>-8906</text:p>
          </table:table-cell>
          <table:table-cell table:style-name="ce4" table:formula="of:=[.CF144]" office:value-type="float" office:value="-8906" calcext:value-type="float">
            <text:p>-8906</text:p>
          </table:table-cell>
          <table:table-cell table:style-name="ce4" table:formula="of:=[.CG144]" office:value-type="float" office:value="-8906" calcext:value-type="float">
            <text:p>-8906</text:p>
          </table:table-cell>
          <table:table-cell table:style-name="ce4" table:formula="of:=[.CH144]" office:value-type="float" office:value="-8906" calcext:value-type="float">
            <text:p>-8906</text:p>
          </table:table-cell>
          <table:table-cell table:style-name="ce4" table:formula="of:=[.CI144]" office:value-type="float" office:value="-8906" calcext:value-type="float">
            <text:p>-8906</text:p>
          </table:table-cell>
          <table:table-cell table:style-name="ce4" table:formula="of:=[.CJ144]" office:value-type="float" office:value="-8906" calcext:value-type="float">
            <text:p>-8906</text:p>
          </table:table-cell>
          <table:table-cell table:style-name="ce4" table:formula="of:=[.CK144]" office:value-type="float" office:value="-8906" calcext:value-type="float">
            <text:p>-8906</text:p>
          </table:table-cell>
          <table:table-cell table:style-name="ce4" table:formula="of:=[.CL144]" office:value-type="float" office:value="-8906" calcext:value-type="float">
            <text:p>-8906</text:p>
          </table:table-cell>
          <table:table-cell table:style-name="ce4" table:formula="of:=[.CM144]" office:value-type="float" office:value="-8906" calcext:value-type="float">
            <text:p>-8906</text:p>
          </table:table-cell>
          <table:table-cell table:style-name="ce4" table:formula="of:=[.CN144]" office:value-type="float" office:value="-8906" calcext:value-type="float">
            <text:p>-8906</text:p>
          </table:table-cell>
          <table:table-cell table:style-name="ce4" table:formula="of:=[.CO144]" office:value-type="float" office:value="-8906" calcext:value-type="float">
            <text:p>-8906</text:p>
          </table:table-cell>
          <table:table-cell table:style-name="ce4" table:formula="of:=[.CP144]" office:value-type="float" office:value="-8906" calcext:value-type="float">
            <text:p>-8906</text:p>
          </table:table-cell>
          <table:table-cell table:style-name="ce4" table:formula="of:=[.CQ144]" office:value-type="float" office:value="-8906" calcext:value-type="float">
            <text:p>-8906</text:p>
          </table:table-cell>
          <table:table-cell table:style-name="ce4" table:formula="of:=[.CR144]" office:value-type="float" office:value="-8906" calcext:value-type="float">
            <text:p>-8906</text:p>
          </table:table-cell>
          <table:table-cell table:style-name="ce4" table:formula="of:=[.CS144]" office:value-type="float" office:value="-8906" calcext:value-type="float">
            <text:p>-8906</text:p>
          </table:table-cell>
          <table:table-cell table:formula="of:=MAX([.CU143];[.CT144]+[.CU143])" office:value-type="float" office:value="-9520" calcext:value-type="float">
            <text:p>-9520</text:p>
          </table:table-cell>
          <table:table-cell table:style-name="ce4" table:formula="of:=[.CU144]" office:value-type="float" office:value="-9520" calcext:value-type="float">
            <text:p>-9520</text:p>
          </table:table-cell>
        </table:table-row>
        <table:table-row table:style-name="ro1">
          <table:table-cell table:style-name="ce3" table:formula="of:=MAX([.A144:.CV144])" office:value-type="float" office:value="727" calcext:value-type="float">
            <text:p>727</text:p>
          </table:table-cell>
          <table:table-cell table:number-columns-repeated="99"/>
        </table:table-row>
      </table:table>
      <table:table table:name="Tabelle2" table:style-name="ta1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A1063910" table:base-cell-address="$Tabelle1.$A$106391" table:cell-range-address="$Tabelle1.$A$1064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0">00.00.0000</text:date>, <text:time style:data-style-name="N2" text:time-value="11:13:45.92935416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1:35:12.315272482</meta:creation-date>
    <dc:date>2019-02-10T22:49:53.586094351</dc:date>
    <meta:editing-duration>PT20H2M15S</meta:editing-duration>
    <meta:editing-cycles>62</meta:editing-cycles>
    <meta:generator>LibreOffice/5.1.6.2$Linux_X86_64 LibreOffice_project/10m0$Build-2</meta:generator>
    <dc:creator>Ing. Klotzner</dc:creator>
    <meta:document-statistic meta:table-count="2" meta:cell-count="6546" meta:object-count="0"/>
  </office:meta>
</office:document-meta>
</file>